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39cm"/>
    </style:style>
    <style:style style:name="co4" style:family="table-column">
      <style:table-column-properties fo:break-before="auto" style:column-width="2.53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6.212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2.12cm"/>
    </style:style>
    <style:style style:name="co10" style:family="table-column">
      <style:table-column-properties fo:break-before="auto" style:column-width="6.465cm"/>
    </style:style>
    <style:style style:name="co11" style:family="table-column">
      <style:table-column-properties fo:break-before="auto" style:column-width="2.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PageStyle_5f_Names">
      <style:table-properties table:display="true" style:writing-mode="lr-tb"/>
    </style:style>
    <style:style style:name="ta2" style:family="table" style:master-page-name="PageStyle_5f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4" style:family="table-cell" style:parent-style-name="Default">
      <style:table-cell-properties style:rotation-align="none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fo:background-color="#ff33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" style:family="table-cell" style:parent-style-name="Default">
      <style:table-cell-properties fo:background-color="#ff33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fo:background-color="#ff33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ame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4"/>
        <table:table-column table:style-name="co3" table:default-cell-style-name="ce3"/>
        <table:table-column table:style-name="co4" table:default-cell-style-name="ce10"/>
        <table:table-column table:style-name="co5" table:default-cell-style-name="ce10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974" table:default-cell-style-name="Default"/>
        <table:table-column table:style-name="co2" table:number-columns-repeated="42" table:default-cell-style-name="ce24"/>
        <table:table-row table:style-name="ro1">
          <table:table-cell table:style-name="ce6" office:value-type="string" calcext:value-type="string">
            <text:p>Α/Α</text:p>
          </table:table-cell>
          <table:table-cell table:style-name="ce6" office:value-type="string" calcext:value-type="string">
            <text:p>Μαθητής</text:p>
          </table:table-cell>
          <table:table-cell table:style-name="ce6" office:value-type="string" calcext:value-type="string">
            <text:p>Τμήμα</text:p>
          </table:table-cell>
          <table:table-cell table:style-name="ce19" office:value-type="string" calcext:value-type="string">
            <text:p>Κατάσταση</text:p>
          </table:table-cell>
          <table:table-cell table:style-name="ce19" office:value-type="string" calcext:value-type="string">
            <text:p>Count</text:p>
          </table:table-cell>
          <table:table-cell table:style-name="ce6" office:value-type="string" calcext:value-type="string">
            <text:p>Τομέας</text:p>
          </table:table-cell>
          <table:table-cell table:style-name="ce6" office:value-type="string" calcext:value-type="string">
            <text:p>Ειδικότητα</text:p>
          </table:table-cell>
          <table:table-cell table:style-name="ce1" office:value-type="string" calcext:value-type="string">
            <text:p>E-mail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ΓΕΠ01</text:p>
          </table:table-cell>
          <table:table-cell table:formula="of:=IF(COUNTIF([$List.$A$1:.$A$10000];[.H2])&gt;0;&quot;Χ&quot;;&quot;Α&quot;)" office:value-type="string" office:string-value="Α" calcext:value-type="string">
            <text:p>Α</text:p>
          </table:table-cell>
          <table:table-cell table:formula="of:=COUNTIF([$List.$A$1:.$A$10000];[.H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ΓΕΠ01</text:p>
          </table:table-cell>
          <table:table-cell table:formula="of:=IF(COUNTIF([$List.$A$1:.$A$10000];[.H3])&gt;0;&quot;Χ&quot;;&quot;Α&quot;)" office:value-type="string" office:string-value="Α" calcext:value-type="string">
            <text:p>Α</text:p>
          </table:table-cell>
          <table:table-cell table:formula="of:=COUNTIF([$List.$A$1:.$A$10000];[.H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ΓΕΠ01</text:p>
          </table:table-cell>
          <table:table-cell table:formula="of:=IF(COUNTIF([$List.$A$1:.$A$10000];[.H4])&gt;0;&quot;Χ&quot;;&quot;Α&quot;)" office:value-type="string" office:string-value="Α" calcext:value-type="string">
            <text:p>Α</text:p>
          </table:table-cell>
          <table:table-cell table:formula="of:=COUNTIF([$List.$A$1:.$A$10000];[.H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ΓΕΠ01</text:p>
          </table:table-cell>
          <table:table-cell table:formula="of:=IF(COUNTIF([$List.$A$1:.$A$10000];[.H5])&gt;0;&quot;Χ&quot;;&quot;Α&quot;)" office:value-type="string" office:string-value="Α" calcext:value-type="string">
            <text:p>Α</text:p>
          </table:table-cell>
          <table:table-cell table:formula="of:=COUNTIF([$List.$A$1:.$A$10000];[.H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ΓΕΠ01</text:p>
          </table:table-cell>
          <table:table-cell table:formula="of:=IF(COUNTIF([$List.$A$1:.$A$10000];[.H6])&gt;0;&quot;Χ&quot;;&quot;Α&quot;)" office:value-type="string" office:string-value="Α" calcext:value-type="string">
            <text:p>Α</text:p>
          </table:table-cell>
          <table:table-cell table:formula="of:=COUNTIF([$List.$A$1:.$A$10000];[.H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ΓΕΠ01</text:p>
          </table:table-cell>
          <table:table-cell table:formula="of:=IF(COUNTIF([$List.$A$1:.$A$10000];[.H7])&gt;0;&quot;Χ&quot;;&quot;Α&quot;)" office:value-type="string" office:string-value="Α" calcext:value-type="string">
            <text:p>Α</text:p>
          </table:table-cell>
          <table:table-cell table:formula="of:=COUNTIF([$List.$A$1:.$A$10000];[.H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ΔΣΒ01</text:p>
          </table:table-cell>
          <table:table-cell table:formula="of:=IF(COUNTIF([$List.$A$1:.$A$10000];[.H8])&gt;0;&quot;Χ&quot;;&quot;Α&quot;)" office:value-type="string" office:string-value="Α" calcext:value-type="string">
            <text:p>Α</text:p>
          </table:table-cell>
          <table:table-cell table:formula="of:=COUNTIF([$List.$A$1:.$A$10000];[.H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ΔΣΒ01</text:p>
          </table:table-cell>
          <table:table-cell table:formula="of:=IF(COUNTIF([$List.$A$1:.$A$10000];[.H9])&gt;0;&quot;Χ&quot;;&quot;Α&quot;)" office:value-type="string" office:string-value="Α" calcext:value-type="string">
            <text:p>Α</text:p>
          </table:table-cell>
          <table:table-cell table:formula="of:=COUNTIF([$List.$A$1:.$A$10000];[.H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ΔΣΠ01</text:p>
          </table:table-cell>
          <table:table-cell table:formula="of:=IF(COUNTIF([$List.$A$1:.$A$10000];[.H10])&gt;0;&quot;Χ&quot;;&quot;Α&quot;)" office:value-type="string" office:string-value="Α" calcext:value-type="string">
            <text:p>Α</text:p>
          </table:table-cell>
          <table:table-cell table:formula="of:=COUNTIF([$List.$A$1:.$A$10000];[.H1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ΔΣΠ01</text:p>
          </table:table-cell>
          <table:table-cell table:formula="of:=IF(COUNTIF([$List.$A$1:.$A$10000];[.H11])&gt;0;&quot;Χ&quot;;&quot;Α&quot;)" office:value-type="string" office:string-value="Α" calcext:value-type="string">
            <text:p>Α</text:p>
          </table:table-cell>
          <table:table-cell table:formula="of:=COUNTIF([$List.$A$1:.$A$10000];[.H1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ΔΣΠ01</text:p>
          </table:table-cell>
          <table:table-cell table:formula="of:=IF(COUNTIF([$List.$A$1:.$A$10000];[.H12])&gt;0;&quot;Χ&quot;;&quot;Α&quot;)" office:value-type="string" office:string-value="Α" calcext:value-type="string">
            <text:p>Α</text:p>
          </table:table-cell>
          <table:table-cell table:formula="of:=COUNTIF([$List.$A$1:.$A$10000];[.H1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13])&gt;0;&quot;Χ&quot;;&quot;Α&quot;)" office:value-type="string" office:string-value="Α" calcext:value-type="string">
            <text:p>Α</text:p>
          </table:table-cell>
          <table:table-cell table:formula="of:=COUNTIF([$List.$A$1:.$A$10000];[.H1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14])&gt;0;&quot;Χ&quot;;&quot;Α&quot;)" office:value-type="string" office:string-value="Α" calcext:value-type="string">
            <text:p>Α</text:p>
          </table:table-cell>
          <table:table-cell table:formula="of:=COUNTIF([$List.$A$1:.$A$10000];[.H1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15])&gt;0;&quot;Χ&quot;;&quot;Α&quot;)" office:value-type="string" office:string-value="Α" calcext:value-type="string">
            <text:p>Α</text:p>
          </table:table-cell>
          <table:table-cell table:formula="of:=COUNTIF([$List.$A$1:.$A$10000];[.H1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16])&gt;0;&quot;Χ&quot;;&quot;Α&quot;)" office:value-type="string" office:string-value="Α" calcext:value-type="string">
            <text:p>Α</text:p>
          </table:table-cell>
          <table:table-cell table:formula="of:=COUNTIF([$List.$A$1:.$A$10000];[.H1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17])&gt;0;&quot;Χ&quot;;&quot;Α&quot;)" office:value-type="string" office:string-value="Α" calcext:value-type="string">
            <text:p>Α</text:p>
          </table:table-cell>
          <table:table-cell table:formula="of:=COUNTIF([$List.$A$1:.$A$10000];[.H1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18])&gt;0;&quot;Χ&quot;;&quot;Α&quot;)" office:value-type="string" office:string-value="Α" calcext:value-type="string">
            <text:p>Α</text:p>
          </table:table-cell>
          <table:table-cell table:formula="of:=COUNTIF([$List.$A$1:.$A$10000];[.H1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19])&gt;0;&quot;Χ&quot;;&quot;Α&quot;)" office:value-type="string" office:string-value="Α" calcext:value-type="string">
            <text:p>Α</text:p>
          </table:table-cell>
          <table:table-cell table:formula="of:=COUNTIF([$List.$A$1:.$A$10000];[.H1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0])&gt;0;&quot;Χ&quot;;&quot;Α&quot;)" office:value-type="string" office:string-value="Α" calcext:value-type="string">
            <text:p>Α</text:p>
          </table:table-cell>
          <table:table-cell table:formula="of:=COUNTIF([$List.$A$1:.$A$10000];[.H2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1])&gt;0;&quot;Χ&quot;;&quot;Α&quot;)" office:value-type="string" office:string-value="Α" calcext:value-type="string">
            <text:p>Α</text:p>
          </table:table-cell>
          <table:table-cell table:formula="of:=COUNTIF([$List.$A$1:.$A$10000];[.H2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2])&gt;0;&quot;Χ&quot;;&quot;Α&quot;)" office:value-type="string" office:string-value="Α" calcext:value-type="string">
            <text:p>Α</text:p>
          </table:table-cell>
          <table:table-cell table:formula="of:=COUNTIF([$List.$A$1:.$A$10000];[.H2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3])&gt;0;&quot;Χ&quot;;&quot;Α&quot;)" office:value-type="string" office:string-value="Α" calcext:value-type="string">
            <text:p>Α</text:p>
          </table:table-cell>
          <table:table-cell table:formula="of:=COUNTIF([$List.$A$1:.$A$10000];[.H2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4])&gt;0;&quot;Χ&quot;;&quot;Α&quot;)" office:value-type="string" office:string-value="Α" calcext:value-type="string">
            <text:p>Α</text:p>
          </table:table-cell>
          <table:table-cell table:formula="of:=COUNTIF([$List.$A$1:.$A$10000];[.H2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5])&gt;0;&quot;Χ&quot;;&quot;Α&quot;)" office:value-type="string" office:string-value="Α" calcext:value-type="string">
            <text:p>Α</text:p>
          </table:table-cell>
          <table:table-cell table:formula="of:=COUNTIF([$List.$A$1:.$A$10000];[.H2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6])&gt;0;&quot;Χ&quot;;&quot;Α&quot;)" office:value-type="string" office:string-value="Α" calcext:value-type="string">
            <text:p>Α</text:p>
          </table:table-cell>
          <table:table-cell table:formula="of:=COUNTIF([$List.$A$1:.$A$10000];[.H2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7])&gt;0;&quot;Χ&quot;;&quot;Α&quot;)" office:value-type="string" office:string-value="Α" calcext:value-type="string">
            <text:p>Α</text:p>
          </table:table-cell>
          <table:table-cell table:formula="of:=COUNTIF([$List.$A$1:.$A$10000];[.H2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8])&gt;0;&quot;Χ&quot;;&quot;Α&quot;)" office:value-type="string" office:string-value="Α" calcext:value-type="string">
            <text:p>Α</text:p>
          </table:table-cell>
          <table:table-cell table:formula="of:=COUNTIF([$List.$A$1:.$A$10000];[.H2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29])&gt;0;&quot;Χ&quot;;&quot;Α&quot;)" office:value-type="string" office:string-value="Α" calcext:value-type="string">
            <text:p>Α</text:p>
          </table:table-cell>
          <table:table-cell table:formula="of:=COUNTIF([$List.$A$1:.$A$10000];[.H2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ΑΠ01</text:p>
          </table:table-cell>
          <table:table-cell table:formula="of:=IF(COUNTIF([$List.$A$1:.$A$10000];[.H30])&gt;0;&quot;Χ&quot;;&quot;Α&quot;)" office:value-type="string" office:string-value="Α" calcext:value-type="string">
            <text:p>Α</text:p>
          </table:table-cell>
          <table:table-cell table:formula="of:=COUNTIF([$List.$A$1:.$A$10000];[.H3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ΠΠ01</text:p>
          </table:table-cell>
          <table:table-cell table:formula="of:=IF(COUNTIF([$List.$A$1:.$A$10000];[.H31])&gt;0;&quot;Χ&quot;;&quot;Α&quot;)" office:value-type="string" office:string-value="Α" calcext:value-type="string">
            <text:p>Α</text:p>
          </table:table-cell>
          <table:table-cell table:formula="of:=COUNTIF([$List.$A$1:.$A$10000];[.H3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ΠΠ01</text:p>
          </table:table-cell>
          <table:table-cell table:formula="of:=IF(COUNTIF([$List.$A$1:.$A$10000];[.H32])&gt;0;&quot;Χ&quot;;&quot;Α&quot;)" office:value-type="string" office:string-value="Α" calcext:value-type="string">
            <text:p>Α</text:p>
          </table:table-cell>
          <table:table-cell table:formula="of:=COUNTIF([$List.$A$1:.$A$10000];[.H3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ΠΠ01</text:p>
          </table:table-cell>
          <table:table-cell table:formula="of:=IF(COUNTIF([$List.$A$1:.$A$10000];[.H33])&gt;0;&quot;Χ&quot;;&quot;Α&quot;)" office:value-type="string" office:string-value="Α" calcext:value-type="string">
            <text:p>Α</text:p>
          </table:table-cell>
          <table:table-cell table:formula="of:=COUNTIF([$List.$A$1:.$A$10000];[.H3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ΕΠΠ01</text:p>
          </table:table-cell>
          <table:table-cell table:formula="of:=IF(COUNTIF([$List.$A$1:.$A$10000];[.H34])&gt;0;&quot;Χ&quot;;&quot;Α&quot;)" office:value-type="string" office:string-value="Α" calcext:value-type="string">
            <text:p>Α</text:p>
          </table:table-cell>
          <table:table-cell table:formula="of:=COUNTIF([$List.$A$1:.$A$10000];[.H3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ΚΟΠ01</text:p>
          </table:table-cell>
          <table:table-cell table:formula="of:=IF(COUNTIF([$List.$A$1:.$A$10000];[.H35])&gt;0;&quot;Χ&quot;;&quot;Α&quot;)" office:value-type="string" office:string-value="Α" calcext:value-type="string">
            <text:p>Α</text:p>
          </table:table-cell>
          <table:table-cell table:formula="of:=COUNTIF([$List.$A$1:.$A$10000];[.H3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ΚΟΠ01</text:p>
          </table:table-cell>
          <table:table-cell table:formula="of:=IF(COUNTIF([$List.$A$1:.$A$10000];[.H36])&gt;0;&quot;Χ&quot;;&quot;Α&quot;)" office:value-type="string" office:string-value="Α" calcext:value-type="string">
            <text:p>Α</text:p>
          </table:table-cell>
          <table:table-cell table:formula="of:=COUNTIF([$List.$A$1:.$A$10000];[.H3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ΚΟΠ01</text:p>
          </table:table-cell>
          <table:table-cell table:formula="of:=IF(COUNTIF([$List.$A$1:.$A$10000];[.H37])&gt;0;&quot;Χ&quot;;&quot;Α&quot;)" office:value-type="string" office:string-value="Α" calcext:value-type="string">
            <text:p>Α</text:p>
          </table:table-cell>
          <table:table-cell table:formula="of:=COUNTIF([$List.$A$1:.$A$10000];[.H3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ΚΟΠ01</text:p>
          </table:table-cell>
          <table:table-cell table:formula="of:=IF(COUNTIF([$List.$A$1:.$A$10000];[.H38])&gt;0;&quot;Χ&quot;;&quot;Α&quot;)" office:value-type="string" office:string-value="Α" calcext:value-type="string">
            <text:p>Α</text:p>
          </table:table-cell>
          <table:table-cell table:formula="of:=COUNTIF([$List.$A$1:.$A$10000];[.H3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ΚΟΠ01</text:p>
          </table:table-cell>
          <table:table-cell table:formula="of:=IF(COUNTIF([$List.$A$1:.$A$10000];[.H39])&gt;0;&quot;Χ&quot;;&quot;Α&quot;)" office:value-type="string" office:string-value="Α" calcext:value-type="string">
            <text:p>Α</text:p>
          </table:table-cell>
          <table:table-cell table:formula="of:=COUNTIF([$List.$A$1:.$A$10000];[.H3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ΚΟΠ01</text:p>
          </table:table-cell>
          <table:table-cell table:formula="of:=IF(COUNTIF([$List.$A$1:.$A$10000];[.H40])&gt;0;&quot;Χ&quot;;&quot;Α&quot;)" office:value-type="string" office:string-value="Α" calcext:value-type="string">
            <text:p>Α</text:p>
          </table:table-cell>
          <table:table-cell table:formula="of:=COUNTIF([$List.$A$1:.$A$10000];[.H4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ΛΓΒ01</text:p>
          </table:table-cell>
          <table:table-cell table:formula="of:=IF(COUNTIF([$List.$A$1:.$A$10000];[.H41])&gt;0;&quot;Χ&quot;;&quot;Α&quot;)" office:value-type="string" office:string-value="Α" calcext:value-type="string">
            <text:p>Α</text:p>
          </table:table-cell>
          <table:table-cell table:formula="of:=COUNTIF([$List.$A$1:.$A$10000];[.H4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ΛΓΒ01</text:p>
          </table:table-cell>
          <table:table-cell table:formula="of:=IF(COUNTIF([$List.$A$1:.$A$10000];[.H42])&gt;0;&quot;Χ&quot;;&quot;Α&quot;)" office:value-type="string" office:string-value="Α" calcext:value-type="string">
            <text:p>Α</text:p>
          </table:table-cell>
          <table:table-cell table:formula="of:=COUNTIF([$List.$A$1:.$A$10000];[.H4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ΛΓΠ01</text:p>
          </table:table-cell>
          <table:table-cell table:formula="of:=IF(COUNTIF([$List.$A$1:.$A$10000];[.H43])&gt;0;&quot;Χ&quot;;&quot;Α&quot;)" office:value-type="string" office:string-value="Α" calcext:value-type="string">
            <text:p>Α</text:p>
          </table:table-cell>
          <table:table-cell table:formula="of:=COUNTIF([$List.$A$1:.$A$10000];[.H4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ΛΓΠ01</text:p>
          </table:table-cell>
          <table:table-cell table:formula="of:=IF(COUNTIF([$List.$A$1:.$A$10000];[.H44])&gt;0;&quot;Χ&quot;;&quot;Α&quot;)" office:value-type="string" office:string-value="Α" calcext:value-type="string">
            <text:p>Α</text:p>
          </table:table-cell>
          <table:table-cell table:formula="of:=COUNTIF([$List.$A$1:.$A$10000];[.H4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ΛΓΠ01</text:p>
          </table:table-cell>
          <table:table-cell table:formula="of:=IF(COUNTIF([$List.$A$1:.$A$10000];[.H45])&gt;0;&quot;Χ&quot;;&quot;Α&quot;)" office:value-type="string" office:string-value="Α" calcext:value-type="string">
            <text:p>Α</text:p>
          </table:table-cell>
          <table:table-cell table:formula="of:=COUNTIF([$List.$A$1:.$A$10000];[.H4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ΜRΒ01</text:p>
          </table:table-cell>
          <table:table-cell table:formula="of:=IF(COUNTIF([$List.$A$1:.$A$10000];[.H46])&gt;0;&quot;Χ&quot;;&quot;Α&quot;)" office:value-type="string" office:string-value="Α" calcext:value-type="string">
            <text:p>Α</text:p>
          </table:table-cell>
          <table:table-cell table:formula="of:=COUNTIF([$List.$A$1:.$A$10000];[.H4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Β01</text:p>
          </table:table-cell>
          <table:table-cell table:formula="of:=IF(COUNTIF([$List.$A$1:.$A$10000];[.H47])&gt;0;&quot;Χ&quot;;&quot;Α&quot;)" office:value-type="string" office:string-value="Α" calcext:value-type="string">
            <text:p>Α</text:p>
          </table:table-cell>
          <table:table-cell table:formula="of:=COUNTIF([$List.$A$1:.$A$10000];[.H4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Β01</text:p>
          </table:table-cell>
          <table:table-cell table:formula="of:=IF(COUNTIF([$List.$A$1:.$A$10000];[.H48])&gt;0;&quot;Χ&quot;;&quot;Α&quot;)" office:value-type="string" office:string-value="Α" calcext:value-type="string">
            <text:p>Α</text:p>
          </table:table-cell>
          <table:table-cell table:formula="of:=COUNTIF([$List.$A$1:.$A$10000];[.H4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Β01</text:p>
          </table:table-cell>
          <table:table-cell table:formula="of:=IF(COUNTIF([$List.$A$1:.$A$10000];[.H49])&gt;0;&quot;Χ&quot;;&quot;Α&quot;)" office:value-type="string" office:string-value="Α" calcext:value-type="string">
            <text:p>Α</text:p>
          </table:table-cell>
          <table:table-cell table:formula="of:=COUNTIF([$List.$A$1:.$A$10000];[.H4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Β01</text:p>
          </table:table-cell>
          <table:table-cell table:formula="of:=IF(COUNTIF([$List.$A$1:.$A$10000];[.H50])&gt;0;&quot;Χ&quot;;&quot;Α&quot;)" office:value-type="string" office:string-value="Α" calcext:value-type="string">
            <text:p>Α</text:p>
          </table:table-cell>
          <table:table-cell table:formula="of:=COUNTIF([$List.$A$1:.$A$10000];[.H5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51])&gt;0;&quot;Χ&quot;;&quot;Α&quot;)" office:value-type="string" office:string-value="Α" calcext:value-type="string">
            <text:p>Α</text:p>
          </table:table-cell>
          <table:table-cell table:formula="of:=COUNTIF([$List.$A$1:.$A$10000];[.H5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52])&gt;0;&quot;Χ&quot;;&quot;Α&quot;)" office:value-type="string" office:string-value="Α" calcext:value-type="string">
            <text:p>Α</text:p>
          </table:table-cell>
          <table:table-cell table:formula="of:=COUNTIF([$List.$A$1:.$A$10000];[.H5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53])&gt;0;&quot;Χ&quot;;&quot;Α&quot;)" office:value-type="string" office:string-value="Α" calcext:value-type="string">
            <text:p>Α</text:p>
          </table:table-cell>
          <table:table-cell table:formula="of:=COUNTIF([$List.$A$1:.$A$10000];[.H5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54])&gt;0;&quot;Χ&quot;;&quot;Α&quot;)" office:value-type="string" office:string-value="Α" calcext:value-type="string">
            <text:p>Α</text:p>
          </table:table-cell>
          <table:table-cell table:formula="of:=COUNTIF([$List.$A$1:.$A$10000];[.H5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55])&gt;0;&quot;Χ&quot;;&quot;Α&quot;)" office:value-type="string" office:string-value="Α" calcext:value-type="string">
            <text:p>Α</text:p>
          </table:table-cell>
          <table:table-cell table:formula="of:=COUNTIF([$List.$A$1:.$A$10000];[.H5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56])&gt;0;&quot;Χ&quot;;&quot;Α&quot;)" office:value-type="string" office:string-value="Α" calcext:value-type="string">
            <text:p>Α</text:p>
          </table:table-cell>
          <table:table-cell table:formula="of:=COUNTIF([$List.$A$1:.$A$10000];[.H5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57])&gt;0;&quot;Χ&quot;;&quot;Α&quot;)" office:value-type="string" office:string-value="Α" calcext:value-type="string">
            <text:p>Α</text:p>
          </table:table-cell>
          <table:table-cell table:formula="of:=COUNTIF([$List.$A$1:.$A$10000];[.H5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58])&gt;0;&quot;Χ&quot;;&quot;Α&quot;)" office:value-type="string" office:string-value="Α" calcext:value-type="string">
            <text:p>Α</text:p>
          </table:table-cell>
          <table:table-cell table:formula="of:=COUNTIF([$List.$A$1:.$A$10000];[.H5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59])&gt;0;&quot;Χ&quot;;&quot;Α&quot;)" office:value-type="string" office:string-value="Α" calcext:value-type="string">
            <text:p>Α</text:p>
          </table:table-cell>
          <table:table-cell table:formula="of:=COUNTIF([$List.$A$1:.$A$10000];[.H5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60])&gt;0;&quot;Χ&quot;;&quot;Α&quot;)" office:value-type="string" office:string-value="Α" calcext:value-type="string">
            <text:p>Α</text:p>
          </table:table-cell>
          <table:table-cell table:formula="of:=COUNTIF([$List.$A$1:.$A$10000];[.H6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61])&gt;0;&quot;Χ&quot;;&quot;Α&quot;)" office:value-type="string" office:string-value="Α" calcext:value-type="string">
            <text:p>Α</text:p>
          </table:table-cell>
          <table:table-cell table:formula="of:=COUNTIF([$List.$A$1:.$A$10000];[.H6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ΞΥΠ01</text:p>
          </table:table-cell>
          <table:table-cell table:formula="of:=IF(COUNTIF([$List.$A$1:.$A$10000];[.H62])&gt;0;&quot;Χ&quot;;&quot;Α&quot;)" office:value-type="string" office:string-value="Α" calcext:value-type="string">
            <text:p>Α</text:p>
          </table:table-cell>
          <table:table-cell table:formula="of:=COUNTIF([$List.$A$1:.$A$10000];[.H6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ΑΠ01</text:p>
          </table:table-cell>
          <table:table-cell table:formula="of:=IF(COUNTIF([$List.$A$1:.$A$10000];[.H63])&gt;0;&quot;Χ&quot;;&quot;Α&quot;)" office:value-type="string" office:string-value="Α" calcext:value-type="string">
            <text:p>Α</text:p>
          </table:table-cell>
          <table:table-cell table:formula="of:=COUNTIF([$List.$A$1:.$A$10000];[.H6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ΑΠ01</text:p>
          </table:table-cell>
          <table:table-cell table:formula="of:=IF(COUNTIF([$List.$A$1:.$A$10000];[.H64])&gt;0;&quot;Χ&quot;;&quot;Α&quot;)" office:value-type="string" office:string-value="Α" calcext:value-type="string">
            <text:p>Α</text:p>
          </table:table-cell>
          <table:table-cell table:formula="of:=COUNTIF([$List.$A$1:.$A$10000];[.H6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ΑΠ01</text:p>
          </table:table-cell>
          <table:table-cell table:formula="of:=IF(COUNTIF([$List.$A$1:.$A$10000];[.H65])&gt;0;&quot;Χ&quot;;&quot;Α&quot;)" office:value-type="string" office:string-value="Α" calcext:value-type="string">
            <text:p>Α</text:p>
          </table:table-cell>
          <table:table-cell table:formula="of:=COUNTIF([$List.$A$1:.$A$10000];[.H6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ΑΠ01</text:p>
          </table:table-cell>
          <table:table-cell table:formula="of:=IF(COUNTIF([$List.$A$1:.$A$10000];[.H66])&gt;0;&quot;Χ&quot;;&quot;Α&quot;)" office:value-type="string" office:string-value="Α" calcext:value-type="string">
            <text:p>Α</text:p>
          </table:table-cell>
          <table:table-cell table:formula="of:=COUNTIF([$List.$A$1:.$A$10000];[.H6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ΑΠ01</text:p>
          </table:table-cell>
          <table:table-cell table:formula="of:=IF(COUNTIF([$List.$A$1:.$A$10000];[.H67])&gt;0;&quot;Χ&quot;;&quot;Α&quot;)" office:value-type="string" office:string-value="Α" calcext:value-type="string">
            <text:p>Α</text:p>
          </table:table-cell>
          <table:table-cell table:formula="of:=COUNTIF([$List.$A$1:.$A$10000];[.H6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ΑΠ01</text:p>
          </table:table-cell>
          <table:table-cell table:formula="of:=IF(COUNTIF([$List.$A$1:.$A$10000];[.H68])&gt;0;&quot;Χ&quot;;&quot;Α&quot;)" office:value-type="string" office:string-value="Α" calcext:value-type="string">
            <text:p>Α</text:p>
          </table:table-cell>
          <table:table-cell table:formula="of:=COUNTIF([$List.$A$1:.$A$10000];[.H6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ΑΠ01</text:p>
          </table:table-cell>
          <table:table-cell table:formula="of:=IF(COUNTIF([$List.$A$1:.$A$10000];[.H69])&gt;0;&quot;Χ&quot;;&quot;Α&quot;)" office:value-type="string" office:string-value="Α" calcext:value-type="string">
            <text:p>Α</text:p>
          </table:table-cell>
          <table:table-cell table:formula="of:=COUNTIF([$List.$A$1:.$A$10000];[.H6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ΑΠ01</text:p>
          </table:table-cell>
          <table:table-cell table:formula="of:=IF(COUNTIF([$List.$A$1:.$A$10000];[.H70])&gt;0;&quot;Χ&quot;;&quot;Α&quot;)" office:value-type="string" office:string-value="Α" calcext:value-type="string">
            <text:p>Α</text:p>
          </table:table-cell>
          <table:table-cell table:formula="of:=COUNTIF([$List.$A$1:.$A$10000];[.H7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ΛΠ01</text:p>
          </table:table-cell>
          <table:table-cell table:formula="of:=IF(COUNTIF([$List.$A$1:.$A$10000];[.H71])&gt;0;&quot;Χ&quot;;&quot;Α&quot;)" office:value-type="string" office:string-value="Α" calcext:value-type="string">
            <text:p>Α</text:p>
          </table:table-cell>
          <table:table-cell table:formula="of:=COUNTIF([$List.$A$1:.$A$10000];[.H7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ΛΠ01</text:p>
          </table:table-cell>
          <table:table-cell table:formula="of:=IF(COUNTIF([$List.$A$1:.$A$10000];[.H72])&gt;0;&quot;Χ&quot;;&quot;Α&quot;)" office:value-type="string" office:string-value="Α" calcext:value-type="string">
            <text:p>Α</text:p>
          </table:table-cell>
          <table:table-cell table:formula="of:=COUNTIF([$List.$A$1:.$A$10000];[.H7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ΛΠ01</text:p>
          </table:table-cell>
          <table:table-cell table:formula="of:=IF(COUNTIF([$List.$A$1:.$A$10000];[.H73])&gt;0;&quot;Χ&quot;;&quot;Α&quot;)" office:value-type="string" office:string-value="Α" calcext:value-type="string">
            <text:p>Α</text:p>
          </table:table-cell>
          <table:table-cell table:formula="of:=COUNTIF([$List.$A$1:.$A$10000];[.H7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ΛΠ01</text:p>
          </table:table-cell>
          <table:table-cell table:formula="of:=IF(COUNTIF([$List.$A$1:.$A$10000];[.H74])&gt;0;&quot;Χ&quot;;&quot;Α&quot;)" office:value-type="string" office:string-value="Α" calcext:value-type="string">
            <text:p>Α</text:p>
          </table:table-cell>
          <table:table-cell table:formula="of:=COUNTIF([$List.$A$1:.$A$10000];[.H7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ΛΠ01</text:p>
          </table:table-cell>
          <table:table-cell table:formula="of:=IF(COUNTIF([$List.$A$1:.$A$10000];[.H75])&gt;0;&quot;Χ&quot;;&quot;Α&quot;)" office:value-type="string" office:string-value="Α" calcext:value-type="string">
            <text:p>Α</text:p>
          </table:table-cell>
          <table:table-cell table:formula="of:=COUNTIF([$List.$A$1:.$A$10000];[.H7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ΠΛΠ01</text:p>
          </table:table-cell>
          <table:table-cell table:formula="of:=IF(COUNTIF([$List.$A$1:.$A$10000];[.H76])&gt;0;&quot;Χ&quot;;&quot;Α&quot;)" office:value-type="string" office:string-value="Α" calcext:value-type="string">
            <text:p>Α</text:p>
          </table:table-cell>
          <table:table-cell table:formula="of:=COUNTIF([$List.$A$1:.$A$10000];[.H7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ΣΝΠ01</text:p>
          </table:table-cell>
          <table:table-cell table:formula="of:=IF(COUNTIF([$List.$A$1:.$A$10000];[.H77])&gt;0;&quot;Χ&quot;;&quot;Α&quot;)" office:value-type="string" office:string-value="Α" calcext:value-type="string">
            <text:p>Α</text:p>
          </table:table-cell>
          <table:table-cell table:formula="of:=COUNTIF([$List.$A$1:.$A$10000];[.H7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ΣΝΠ01</text:p>
          </table:table-cell>
          <table:table-cell table:formula="of:=IF(COUNTIF([$List.$A$1:.$A$10000];[.H78])&gt;0;&quot;Χ&quot;;&quot;Α&quot;)" office:value-type="string" office:string-value="Α" calcext:value-type="string">
            <text:p>Α</text:p>
          </table:table-cell>
          <table:table-cell table:formula="of:=COUNTIF([$List.$A$1:.$A$10000];[.H7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ΣΝΠ01</text:p>
          </table:table-cell>
          <table:table-cell table:formula="of:=IF(COUNTIF([$List.$A$1:.$A$10000];[.H79])&gt;0;&quot;Χ&quot;;&quot;Α&quot;)" office:value-type="string" office:string-value="Α" calcext:value-type="string">
            <text:p>Α</text:p>
          </table:table-cell>
          <table:table-cell table:formula="of:=COUNTIF([$List.$A$1:.$A$10000];[.H7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ΣΝΠ01</text:p>
          </table:table-cell>
          <table:table-cell table:formula="of:=IF(COUNTIF([$List.$A$1:.$A$10000];[.H80])&gt;0;&quot;Χ&quot;;&quot;Α&quot;)" office:value-type="string" office:string-value="Α" calcext:value-type="string">
            <text:p>Α</text:p>
          </table:table-cell>
          <table:table-cell table:formula="of:=COUNTIF([$List.$A$1:.$A$10000];[.H8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ΣΝΠ01</text:p>
          </table:table-cell>
          <table:table-cell table:formula="of:=IF(COUNTIF([$List.$A$1:.$A$10000];[.H81])&gt;0;&quot;Χ&quot;;&quot;Α&quot;)" office:value-type="string" office:string-value="Α" calcext:value-type="string">
            <text:p>Α</text:p>
          </table:table-cell>
          <table:table-cell table:formula="of:=COUNTIF([$List.$A$1:.$A$10000];[.H8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ΣΝΠ01</text:p>
          </table:table-cell>
          <table:table-cell table:formula="of:=IF(COUNTIF([$List.$A$1:.$A$10000];[.H82])&gt;0;&quot;Χ&quot;;&quot;Α&quot;)" office:value-type="string" office:string-value="Α" calcext:value-type="string">
            <text:p>Α</text:p>
          </table:table-cell>
          <table:table-cell table:formula="of:=COUNTIF([$List.$A$1:.$A$10000];[.H8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83])&gt;0;&quot;Χ&quot;;&quot;Α&quot;)" office:value-type="string" office:string-value="Α" calcext:value-type="string">
            <text:p>Α</text:p>
          </table:table-cell>
          <table:table-cell table:formula="of:=COUNTIF([$List.$A$1:.$A$10000];[.H8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84])&gt;0;&quot;Χ&quot;;&quot;Α&quot;)" office:value-type="string" office:string-value="Α" calcext:value-type="string">
            <text:p>Α</text:p>
          </table:table-cell>
          <table:table-cell table:formula="of:=COUNTIF([$List.$A$1:.$A$10000];[.H8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85])&gt;0;&quot;Χ&quot;;&quot;Α&quot;)" office:value-type="string" office:string-value="Α" calcext:value-type="string">
            <text:p>Α</text:p>
          </table:table-cell>
          <table:table-cell table:formula="of:=COUNTIF([$List.$A$1:.$A$10000];[.H8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86])&gt;0;&quot;Χ&quot;;&quot;Α&quot;)" office:value-type="string" office:string-value="Α" calcext:value-type="string">
            <text:p>Α</text:p>
          </table:table-cell>
          <table:table-cell table:formula="of:=COUNTIF([$List.$A$1:.$A$10000];[.H8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87])&gt;0;&quot;Χ&quot;;&quot;Α&quot;)" office:value-type="string" office:string-value="Α" calcext:value-type="string">
            <text:p>Α</text:p>
          </table:table-cell>
          <table:table-cell table:formula="of:=COUNTIF([$List.$A$1:.$A$10000];[.H8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88])&gt;0;&quot;Χ&quot;;&quot;Α&quot;)" office:value-type="string" office:string-value="Α" calcext:value-type="string">
            <text:p>Α</text:p>
          </table:table-cell>
          <table:table-cell table:formula="of:=COUNTIF([$List.$A$1:.$A$10000];[.H8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89])&gt;0;&quot;Χ&quot;;&quot;Α&quot;)" office:value-type="string" office:string-value="Α" calcext:value-type="string">
            <text:p>Α</text:p>
          </table:table-cell>
          <table:table-cell table:formula="of:=COUNTIF([$List.$A$1:.$A$10000];[.H8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90])&gt;0;&quot;Χ&quot;;&quot;Α&quot;)" office:value-type="string" office:string-value="Α" calcext:value-type="string">
            <text:p>Α</text:p>
          </table:table-cell>
          <table:table-cell table:formula="of:=COUNTIF([$List.$A$1:.$A$10000];[.H9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91])&gt;0;&quot;Χ&quot;;&quot;Α&quot;)" office:value-type="string" office:string-value="Α" calcext:value-type="string">
            <text:p>Α</text:p>
          </table:table-cell>
          <table:table-cell table:formula="of:=COUNTIF([$List.$A$1:.$A$10000];[.H9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92])&gt;0;&quot;Χ&quot;;&quot;Α&quot;)" office:value-type="string" office:string-value="Α" calcext:value-type="string">
            <text:p>Α</text:p>
          </table:table-cell>
          <table:table-cell table:formula="of:=COUNTIF([$List.$A$1:.$A$10000];[.H9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93])&gt;0;&quot;Χ&quot;;&quot;Α&quot;)" office:value-type="string" office:string-value="Α" calcext:value-type="string">
            <text:p>Α</text:p>
          </table:table-cell>
          <table:table-cell table:formula="of:=COUNTIF([$List.$A$1:.$A$10000];[.H9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Β01</text:p>
          </table:table-cell>
          <table:table-cell table:formula="of:=IF(COUNTIF([$List.$A$1:.$A$10000];[.H94])&gt;0;&quot;Χ&quot;;&quot;Α&quot;)" office:value-type="string" office:string-value="Α" calcext:value-type="string">
            <text:p>Α</text:p>
          </table:table-cell>
          <table:table-cell table:formula="of:=COUNTIF([$List.$A$1:.$A$10000];[.H9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95])&gt;0;&quot;Χ&quot;;&quot;Α&quot;)" office:value-type="string" office:string-value="Α" calcext:value-type="string">
            <text:p>Α</text:p>
          </table:table-cell>
          <table:table-cell table:formula="of:=COUNTIF([$List.$A$1:.$A$10000];[.H9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96])&gt;0;&quot;Χ&quot;;&quot;Α&quot;)" office:value-type="string" office:string-value="Α" calcext:value-type="string">
            <text:p>Α</text:p>
          </table:table-cell>
          <table:table-cell table:formula="of:=COUNTIF([$List.$A$1:.$A$10000];[.H9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97])&gt;0;&quot;Χ&quot;;&quot;Α&quot;)" office:value-type="string" office:string-value="Α" calcext:value-type="string">
            <text:p>Α</text:p>
          </table:table-cell>
          <table:table-cell table:formula="of:=COUNTIF([$List.$A$1:.$A$10000];[.H9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98])&gt;0;&quot;Χ&quot;;&quot;Α&quot;)" office:value-type="string" office:string-value="Α" calcext:value-type="string">
            <text:p>Α</text:p>
          </table:table-cell>
          <table:table-cell table:formula="of:=COUNTIF([$List.$A$1:.$A$10000];[.H9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99])&gt;0;&quot;Χ&quot;;&quot;Α&quot;)" office:value-type="string" office:string-value="Α" calcext:value-type="string">
            <text:p>Α</text:p>
          </table:table-cell>
          <table:table-cell table:formula="of:=COUNTIF([$List.$A$1:.$A$10000];[.H9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100])&gt;0;&quot;Χ&quot;;&quot;Α&quot;)" office:value-type="string" office:string-value="Α" calcext:value-type="string">
            <text:p>Α</text:p>
          </table:table-cell>
          <table:table-cell table:formula="of:=COUNTIF([$List.$A$1:.$A$10000];[.H10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101])&gt;0;&quot;Χ&quot;;&quot;Α&quot;)" office:value-type="string" office:string-value="Α" calcext:value-type="string">
            <text:p>Α</text:p>
          </table:table-cell>
          <table:table-cell table:formula="of:=COUNTIF([$List.$A$1:.$A$10000];[.H10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102])&gt;0;&quot;Χ&quot;;&quot;Α&quot;)" office:value-type="string" office:string-value="Α" calcext:value-type="string">
            <text:p>Α</text:p>
          </table:table-cell>
          <table:table-cell table:formula="of:=COUNTIF([$List.$A$1:.$A$10000];[.H10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103])&gt;0;&quot;Χ&quot;;&quot;Α&quot;)" office:value-type="string" office:string-value="Α" calcext:value-type="string">
            <text:p>Α</text:p>
          </table:table-cell>
          <table:table-cell table:formula="of:=COUNTIF([$List.$A$1:.$A$10000];[.H10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104])&gt;0;&quot;Χ&quot;;&quot;Α&quot;)" office:value-type="string" office:string-value="Α" calcext:value-type="string">
            <text:p>Α</text:p>
          </table:table-cell>
          <table:table-cell table:formula="of:=COUNTIF([$List.$A$1:.$A$10000];[.H10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105])&gt;0;&quot;Χ&quot;;&quot;Α&quot;)" office:value-type="string" office:string-value="Α" calcext:value-type="string">
            <text:p>Α</text:p>
          </table:table-cell>
          <table:table-cell table:formula="of:=COUNTIF([$List.$A$1:.$A$10000];[.H10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ΤΑΠ01</text:p>
          </table:table-cell>
          <table:table-cell table:formula="of:=IF(COUNTIF([$List.$A$1:.$A$10000];[.H106])&gt;0;&quot;Χ&quot;;&quot;Α&quot;)" office:value-type="string" office:string-value="Α" calcext:value-type="string">
            <text:p>Α</text:p>
          </table:table-cell>
          <table:table-cell table:formula="of:=COUNTIF([$List.$A$1:.$A$10000];[.H10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ΦΥΠ01</text:p>
          </table:table-cell>
          <table:table-cell table:formula="of:=IF(COUNTIF([$List.$A$1:.$A$10000];[.H107])&gt;0;&quot;Χ&quot;;&quot;Α&quot;)" office:value-type="string" office:string-value="Α" calcext:value-type="string">
            <text:p>Α</text:p>
          </table:table-cell>
          <table:table-cell table:formula="of:=COUNTIF([$List.$A$1:.$A$10000];[.H10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ΦΥΠ01</text:p>
          </table:table-cell>
          <table:table-cell table:formula="of:=IF(COUNTIF([$List.$A$1:.$A$10000];[.H108])&gt;0;&quot;Χ&quot;;&quot;Α&quot;)" office:value-type="string" office:string-value="Α" calcext:value-type="string">
            <text:p>Α</text:p>
          </table:table-cell>
          <table:table-cell table:formula="of:=COUNTIF([$List.$A$1:.$A$10000];[.H10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ΦΥΠ01</text:p>
          </table:table-cell>
          <table:table-cell table:formula="of:=IF(COUNTIF([$List.$A$1:.$A$10000];[.H109])&gt;0;&quot;Χ&quot;;&quot;Α&quot;)" office:value-type="string" office:string-value="Α" calcext:value-type="string">
            <text:p>Α</text:p>
          </table:table-cell>
          <table:table-cell table:formula="of:=COUNTIF([$List.$A$1:.$A$10000];[.H10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ΦΥΠ01</text:p>
          </table:table-cell>
          <table:table-cell table:formula="of:=IF(COUNTIF([$List.$A$1:.$A$10000];[.H110])&gt;0;&quot;Χ&quot;;&quot;Α&quot;)" office:value-type="string" office:string-value="Α" calcext:value-type="string">
            <text:p>Α</text:p>
          </table:table-cell>
          <table:table-cell table:formula="of:=COUNTIF([$List.$A$1:.$A$10000];[.H11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ΦΥΠ01</text:p>
          </table:table-cell>
          <table:table-cell table:formula="of:=IF(COUNTIF([$List.$A$1:.$A$10000];[.H111])&gt;0;&quot;Χ&quot;;&quot;Α&quot;)" office:value-type="string" office:string-value="Α" calcext:value-type="string">
            <text:p>Α</text:p>
          </table:table-cell>
          <table:table-cell table:formula="of:=COUNTIF([$List.$A$1:.$A$10000];[.H11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ΦΥΠ01</text:p>
          </table:table-cell>
          <table:table-cell table:formula="of:=IF(COUNTIF([$List.$A$1:.$A$10000];[.H112])&gt;0;&quot;Χ&quot;;&quot;Α&quot;)" office:value-type="string" office:string-value="Α" calcext:value-type="string">
            <text:p>Α</text:p>
          </table:table-cell>
          <table:table-cell table:formula="of:=COUNTIF([$List.$A$1:.$A$10000];[.H11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ΦΥΠ01</text:p>
          </table:table-cell>
          <table:table-cell table:formula="of:=IF(COUNTIF([$List.$A$1:.$A$10000];[.H113])&gt;0;&quot;Χ&quot;;&quot;Α&quot;)" office:value-type="string" office:string-value="Α" calcext:value-type="string">
            <text:p>Α</text:p>
          </table:table-cell>
          <table:table-cell table:formula="of:=COUNTIF([$List.$A$1:.$A$10000];[.H11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ΦΥΠ01</text:p>
          </table:table-cell>
          <table:table-cell table:formula="of:=IF(COUNTIF([$List.$A$1:.$A$10000];[.H114])&gt;0;&quot;Χ&quot;;&quot;Α&quot;)" office:value-type="string" office:string-value="Α" calcext:value-type="string">
            <text:p>Α</text:p>
          </table:table-cell>
          <table:table-cell table:formula="of:=COUNTIF([$List.$A$1:.$A$10000];[.H11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ΦΥΠ01</text:p>
          </table:table-cell>
          <table:table-cell table:formula="of:=IF(COUNTIF([$List.$A$1:.$A$10000];[.H115])&gt;0;&quot;Χ&quot;;&quot;Α&quot;)" office:value-type="string" office:string-value="Α" calcext:value-type="string">
            <text:p>Α</text:p>
          </table:table-cell>
          <table:table-cell table:formula="of:=COUNTIF([$List.$A$1:.$A$10000];[.H11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LOΒ01</text:p>
          </table:table-cell>
          <table:table-cell table:formula="of:=IF(COUNTIF([$List.$A$1:.$A$10000];[.H116])&gt;0;&quot;Χ&quot;;&quot;Α&quot;)" office:value-type="string" office:string-value="Α" calcext:value-type="string">
            <text:p>Α</text:p>
          </table:table-cell>
          <table:table-cell table:formula="of:=COUNTIF([$List.$A$1:.$A$10000];[.H11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LOΒ01</text:p>
          </table:table-cell>
          <table:table-cell table:formula="of:=IF(COUNTIF([$List.$A$1:.$A$10000];[.H117])&gt;0;&quot;Χ&quot;;&quot;Α&quot;)" office:value-type="string" office:string-value="Α" calcext:value-type="string">
            <text:p>Α</text:p>
          </table:table-cell>
          <table:table-cell table:formula="of:=COUNTIF([$List.$A$1:.$A$10000];[.H11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LOΠ01</text:p>
          </table:table-cell>
          <table:table-cell table:formula="of:=IF(COUNTIF([$List.$A$1:.$A$10000];[.H118])&gt;0;&quot;Χ&quot;;&quot;Α&quot;)" office:value-type="string" office:string-value="Α" calcext:value-type="string">
            <text:p>Α</text:p>
          </table:table-cell>
          <table:table-cell table:formula="of:=COUNTIF([$List.$A$1:.$A$10000];[.H11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Α-MRΠ01</text:p>
          </table:table-cell>
          <table:table-cell table:formula="of:=IF(COUNTIF([$List.$A$1:.$A$10000];[.H119])&gt;0;&quot;Χ&quot;;&quot;Α&quot;)" office:value-type="string" office:string-value="Α" calcext:value-type="string">
            <text:p>Α</text:p>
          </table:table-cell>
          <table:table-cell table:formula="of:=COUNTIF([$List.$A$1:.$A$10000];[.H11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ΠΠ01</text:p>
          </table:table-cell>
          <table:table-cell table:formula="of:=IF(COUNTIF([$List.$A$1:.$A$10000];[.H120])&gt;0;&quot;Χ&quot;;&quot;Α&quot;)" office:value-type="string" office:string-value="Α" calcext:value-type="string">
            <text:p>Α</text:p>
          </table:table-cell>
          <table:table-cell table:formula="of:=COUNTIF([$List.$A$1:.$A$10000];[.H12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ΠΠ01</text:p>
          </table:table-cell>
          <table:table-cell table:formula="of:=IF(COUNTIF([$List.$A$1:.$A$10000];[.H121])&gt;0;&quot;Χ&quot;;&quot;Α&quot;)" office:value-type="string" office:string-value="Α" calcext:value-type="string">
            <text:p>Α</text:p>
          </table:table-cell>
          <table:table-cell table:formula="of:=COUNTIF([$List.$A$1:.$A$10000];[.H12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ΠΠ01</text:p>
          </table:table-cell>
          <table:table-cell table:formula="of:=IF(COUNTIF([$List.$A$1:.$A$10000];[.H122])&gt;0;&quot;Χ&quot;;&quot;Α&quot;)" office:value-type="string" office:string-value="Α" calcext:value-type="string">
            <text:p>Α</text:p>
          </table:table-cell>
          <table:table-cell table:formula="of:=COUNTIF([$List.$A$1:.$A$10000];[.H12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ΠΠ01</text:p>
          </table:table-cell>
          <table:table-cell table:formula="of:=IF(COUNTIF([$List.$A$1:.$A$10000];[.H123])&gt;0;&quot;Χ&quot;;&quot;Α&quot;)" office:value-type="string" office:string-value="Α" calcext:value-type="string">
            <text:p>Α</text:p>
          </table:table-cell>
          <table:table-cell table:formula="of:=COUNTIF([$List.$A$1:.$A$10000];[.H12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ΠΠ01</text:p>
          </table:table-cell>
          <table:table-cell table:formula="of:=IF(COUNTIF([$List.$A$1:.$A$10000];[.H124])&gt;0;&quot;Χ&quot;;&quot;Α&quot;)" office:value-type="string" office:string-value="Α" calcext:value-type="string">
            <text:p>Α</text:p>
          </table:table-cell>
          <table:table-cell table:formula="of:=COUNTIF([$List.$A$1:.$A$10000];[.H12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ΠΠ01</text:p>
          </table:table-cell>
          <table:table-cell table:formula="of:=IF(COUNTIF([$List.$A$1:.$A$10000];[.H125])&gt;0;&quot;Χ&quot;;&quot;Α&quot;)" office:value-type="string" office:string-value="Α" calcext:value-type="string">
            <text:p>Α</text:p>
          </table:table-cell>
          <table:table-cell table:formula="of:=COUNTIF([$List.$A$1:.$A$10000];[.H12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ΠΠ01</text:p>
          </table:table-cell>
          <table:table-cell table:formula="of:=IF(COUNTIF([$List.$A$1:.$A$10000];[.H126])&gt;0;&quot;Χ&quot;;&quot;Α&quot;)" office:value-type="string" office:string-value="Α" calcext:value-type="string">
            <text:p>Α</text:p>
          </table:table-cell>
          <table:table-cell table:formula="of:=COUNTIF([$List.$A$1:.$A$10000];[.H12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ΠΠ01</text:p>
          </table:table-cell>
          <table:table-cell table:formula="of:=IF(COUNTIF([$List.$A$1:.$A$10000];[.H127])&gt;0;&quot;Χ&quot;;&quot;Α&quot;)" office:value-type="string" office:string-value="Α" calcext:value-type="string">
            <text:p>Α</text:p>
          </table:table-cell>
          <table:table-cell table:formula="of:=COUNTIF([$List.$A$1:.$A$10000];[.H12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ΡΠ01</text:p>
          </table:table-cell>
          <table:table-cell table:formula="of:=IF(COUNTIF([$List.$A$1:.$A$10000];[.H128])&gt;0;&quot;Χ&quot;;&quot;Α&quot;)" office:value-type="string" office:string-value="Α" calcext:value-type="string">
            <text:p>Α</text:p>
          </table:table-cell>
          <table:table-cell table:formula="of:=COUNTIF([$List.$A$1:.$A$10000];[.H12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ΡΠ01</text:p>
          </table:table-cell>
          <table:table-cell table:formula="of:=IF(COUNTIF([$List.$A$1:.$A$10000];[.H129])&gt;0;&quot;Χ&quot;;&quot;Α&quot;)" office:value-type="string" office:string-value="Α" calcext:value-type="string">
            <text:p>Α</text:p>
          </table:table-cell>
          <table:table-cell table:formula="of:=COUNTIF([$List.$A$1:.$A$10000];[.H12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ΡΠ01</text:p>
          </table:table-cell>
          <table:table-cell table:formula="of:=IF(COUNTIF([$List.$A$1:.$A$10000];[.H130])&gt;0;&quot;Χ&quot;;&quot;Α&quot;)" office:value-type="string" office:string-value="Α" calcext:value-type="string">
            <text:p>Α</text:p>
          </table:table-cell>
          <table:table-cell table:formula="of:=COUNTIF([$List.$A$1:.$A$10000];[.H13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ΡΠ01</text:p>
          </table:table-cell>
          <table:table-cell table:formula="of:=IF(COUNTIF([$List.$A$1:.$A$10000];[.H131])&gt;0;&quot;Χ&quot;;&quot;Α&quot;)" office:value-type="string" office:string-value="Α" calcext:value-type="string">
            <text:p>Α</text:p>
          </table:table-cell>
          <table:table-cell table:formula="of:=COUNTIF([$List.$A$1:.$A$10000];[.H13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ΡΠ01</text:p>
          </table:table-cell>
          <table:table-cell table:formula="of:=IF(COUNTIF([$List.$A$1:.$A$10000];[.H132])&gt;0;&quot;Χ&quot;;&quot;Α&quot;)" office:value-type="string" office:string-value="Α" calcext:value-type="string">
            <text:p>Α</text:p>
          </table:table-cell>
          <table:table-cell table:formula="of:=COUNTIF([$List.$A$1:.$A$10000];[.H13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ΡΠ01</text:p>
          </table:table-cell>
          <table:table-cell table:formula="of:=IF(COUNTIF([$List.$A$1:.$A$10000];[.H133])&gt;0;&quot;Χ&quot;;&quot;Α&quot;)" office:value-type="string" office:string-value="Α" calcext:value-type="string">
            <text:p>Α</text:p>
          </table:table-cell>
          <table:table-cell table:formula="of:=COUNTIF([$List.$A$1:.$A$10000];[.H13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ΡΠ01</text:p>
          </table:table-cell>
          <table:table-cell table:formula="of:=IF(COUNTIF([$List.$A$1:.$A$10000];[.H134])&gt;0;&quot;Χ&quot;;&quot;Α&quot;)" office:value-type="string" office:string-value="Α" calcext:value-type="string">
            <text:p>Α</text:p>
          </table:table-cell>
          <table:table-cell table:formula="of:=COUNTIF([$List.$A$1:.$A$10000];[.H13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35])&gt;0;&quot;Χ&quot;;&quot;Α&quot;)" office:value-type="string" office:string-value="Α" calcext:value-type="string">
            <text:p>Α</text:p>
          </table:table-cell>
          <table:table-cell table:formula="of:=COUNTIF([$List.$A$1:.$A$10000];[.H13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36])&gt;0;&quot;Χ&quot;;&quot;Α&quot;)" office:value-type="string" office:string-value="Α" calcext:value-type="string">
            <text:p>Α</text:p>
          </table:table-cell>
          <table:table-cell table:formula="of:=COUNTIF([$List.$A$1:.$A$10000];[.H13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37])&gt;0;&quot;Χ&quot;;&quot;Α&quot;)" office:value-type="string" office:string-value="Α" calcext:value-type="string">
            <text:p>Α</text:p>
          </table:table-cell>
          <table:table-cell table:formula="of:=COUNTIF([$List.$A$1:.$A$10000];[.H13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38])&gt;0;&quot;Χ&quot;;&quot;Α&quot;)" office:value-type="string" office:string-value="Α" calcext:value-type="string">
            <text:p>Α</text:p>
          </table:table-cell>
          <table:table-cell table:formula="of:=COUNTIF([$List.$A$1:.$A$10000];[.H13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39])&gt;0;&quot;Χ&quot;;&quot;Α&quot;)" office:value-type="string" office:string-value="Α" calcext:value-type="string">
            <text:p>Α</text:p>
          </table:table-cell>
          <table:table-cell table:formula="of:=COUNTIF([$List.$A$1:.$A$10000];[.H13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40])&gt;0;&quot;Χ&quot;;&quot;Α&quot;)" office:value-type="string" office:string-value="Α" calcext:value-type="string">
            <text:p>Α</text:p>
          </table:table-cell>
          <table:table-cell table:formula="of:=COUNTIF([$List.$A$1:.$A$10000];[.H14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41])&gt;0;&quot;Χ&quot;;&quot;Α&quot;)" office:value-type="string" office:string-value="Α" calcext:value-type="string">
            <text:p>Α</text:p>
          </table:table-cell>
          <table:table-cell table:formula="of:=COUNTIF([$List.$A$1:.$A$10000];[.H14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42])&gt;0;&quot;Χ&quot;;&quot;Α&quot;)" office:value-type="string" office:string-value="Α" calcext:value-type="string">
            <text:p>Α</text:p>
          </table:table-cell>
          <table:table-cell table:formula="of:=COUNTIF([$List.$A$1:.$A$10000];[.H14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43])&gt;0;&quot;Χ&quot;;&quot;Α&quot;)" office:value-type="string" office:string-value="Α" calcext:value-type="string">
            <text:p>Α</text:p>
          </table:table-cell>
          <table:table-cell table:formula="of:=COUNTIF([$List.$A$1:.$A$10000];[.H14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44])&gt;0;&quot;Χ&quot;;&quot;Α&quot;)" office:value-type="string" office:string-value="Α" calcext:value-type="string">
            <text:p>Α</text:p>
          </table:table-cell>
          <table:table-cell table:formula="of:=COUNTIF([$List.$A$1:.$A$10000];[.H14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45])&gt;0;&quot;Χ&quot;;&quot;Α&quot;)" office:value-type="string" office:string-value="Α" calcext:value-type="string">
            <text:p>Α</text:p>
          </table:table-cell>
          <table:table-cell table:formula="of:=COUNTIF([$List.$A$1:.$A$10000];[.H14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46])&gt;0;&quot;Χ&quot;;&quot;Α&quot;)" office:value-type="string" office:string-value="Α" calcext:value-type="string">
            <text:p>Α</text:p>
          </table:table-cell>
          <table:table-cell table:formula="of:=COUNTIF([$List.$A$1:.$A$10000];[.H14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47])&gt;0;&quot;Χ&quot;;&quot;Α&quot;)" office:value-type="string" office:string-value="Α" calcext:value-type="string">
            <text:p>Α</text:p>
          </table:table-cell>
          <table:table-cell table:formula="of:=COUNTIF([$List.$A$1:.$A$10000];[.H14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ΑΤΒ01</text:p>
          </table:table-cell>
          <table:table-cell table:formula="of:=IF(COUNTIF([$List.$A$1:.$A$10000];[.H148])&gt;0;&quot;Χ&quot;;&quot;Α&quot;)" office:value-type="string" office:string-value="Α" calcext:value-type="string">
            <text:p>Α</text:p>
          </table:table-cell>
          <table:table-cell table:formula="of:=COUNTIF([$List.$A$1:.$A$10000];[.H14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49])&gt;0;&quot;Χ&quot;;&quot;Α&quot;)" office:value-type="string" office:string-value="Α" calcext:value-type="string">
            <text:p>Α</text:p>
          </table:table-cell>
          <table:table-cell table:formula="of:=COUNTIF([$List.$A$1:.$A$10000];[.H14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0])&gt;0;&quot;Χ&quot;;&quot;Α&quot;)" office:value-type="string" office:string-value="Α" calcext:value-type="string">
            <text:p>Α</text:p>
          </table:table-cell>
          <table:table-cell table:formula="of:=COUNTIF([$List.$A$1:.$A$10000];[.H15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1])&gt;0;&quot;Χ&quot;;&quot;Α&quot;)" office:value-type="string" office:string-value="Α" calcext:value-type="string">
            <text:p>Α</text:p>
          </table:table-cell>
          <table:table-cell table:formula="of:=COUNTIF([$List.$A$1:.$A$10000];[.H15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2])&gt;0;&quot;Χ&quot;;&quot;Α&quot;)" office:value-type="string" office:string-value="Α" calcext:value-type="string">
            <text:p>Α</text:p>
          </table:table-cell>
          <table:table-cell table:formula="of:=COUNTIF([$List.$A$1:.$A$10000];[.H15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3])&gt;0;&quot;Χ&quot;;&quot;Α&quot;)" office:value-type="string" office:string-value="Α" calcext:value-type="string">
            <text:p>Α</text:p>
          </table:table-cell>
          <table:table-cell table:formula="of:=COUNTIF([$List.$A$1:.$A$10000];[.H15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4])&gt;0;&quot;Χ&quot;;&quot;Α&quot;)" office:value-type="string" office:string-value="Α" calcext:value-type="string">
            <text:p>Α</text:p>
          </table:table-cell>
          <table:table-cell table:formula="of:=COUNTIF([$List.$A$1:.$A$10000];[.H15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5])&gt;0;&quot;Χ&quot;;&quot;Α&quot;)" office:value-type="string" office:string-value="Α" calcext:value-type="string">
            <text:p>Α</text:p>
          </table:table-cell>
          <table:table-cell table:formula="of:=COUNTIF([$List.$A$1:.$A$10000];[.H15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6])&gt;0;&quot;Χ&quot;;&quot;Α&quot;)" office:value-type="string" office:string-value="Α" calcext:value-type="string">
            <text:p>Α</text:p>
          </table:table-cell>
          <table:table-cell table:formula="of:=COUNTIF([$List.$A$1:.$A$10000];[.H15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7])&gt;0;&quot;Χ&quot;;&quot;Α&quot;)" office:value-type="string" office:string-value="Α" calcext:value-type="string">
            <text:p>Α</text:p>
          </table:table-cell>
          <table:table-cell table:formula="of:=COUNTIF([$List.$A$1:.$A$10000];[.H15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8])&gt;0;&quot;Χ&quot;;&quot;Α&quot;)" office:value-type="string" office:string-value="Α" calcext:value-type="string">
            <text:p>Α</text:p>
          </table:table-cell>
          <table:table-cell table:formula="of:=COUNTIF([$List.$A$1:.$A$10000];[.H15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5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59])&gt;0;&quot;Χ&quot;;&quot;Α&quot;)" office:value-type="string" office:string-value="Α" calcext:value-type="string">
            <text:p>Α</text:p>
          </table:table-cell>
          <table:table-cell table:formula="of:=COUNTIF([$List.$A$1:.$A$10000];[.H15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60])&gt;0;&quot;Χ&quot;;&quot;Α&quot;)" office:value-type="string" office:string-value="Α" calcext:value-type="string">
            <text:p>Α</text:p>
          </table:table-cell>
          <table:table-cell table:formula="of:=COUNTIF([$List.$A$1:.$A$10000];[.H16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ΕΠ01</text:p>
          </table:table-cell>
          <table:table-cell table:formula="of:=IF(COUNTIF([$List.$A$1:.$A$10000];[.H161])&gt;0;&quot;Χ&quot;;&quot;Α&quot;)" office:value-type="string" office:string-value="Α" calcext:value-type="string">
            <text:p>Α</text:p>
          </table:table-cell>
          <table:table-cell table:formula="of:=COUNTIF([$List.$A$1:.$A$10000];[.H16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ΝΠ01</text:p>
          </table:table-cell>
          <table:table-cell table:formula="of:=IF(COUNTIF([$List.$A$1:.$A$10000];[.H162])&gt;0;&quot;Χ&quot;;&quot;Α&quot;)" office:value-type="string" office:string-value="Α" calcext:value-type="string">
            <text:p>Α</text:p>
          </table:table-cell>
          <table:table-cell table:formula="of:=COUNTIF([$List.$A$1:.$A$10000];[.H16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ΝΠ01</text:p>
          </table:table-cell>
          <table:table-cell table:formula="of:=IF(COUNTIF([$List.$A$1:.$A$10000];[.H163])&gt;0;&quot;Χ&quot;;&quot;Α&quot;)" office:value-type="string" office:string-value="Α" calcext:value-type="string">
            <text:p>Α</text:p>
          </table:table-cell>
          <table:table-cell table:formula="of:=COUNTIF([$List.$A$1:.$A$10000];[.H16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ΝΠ01</text:p>
          </table:table-cell>
          <table:table-cell table:formula="of:=IF(COUNTIF([$List.$A$1:.$A$10000];[.H164])&gt;0;&quot;Χ&quot;;&quot;Α&quot;)" office:value-type="string" office:string-value="Α" calcext:value-type="string">
            <text:p>Α</text:p>
          </table:table-cell>
          <table:table-cell table:formula="of:=COUNTIF([$List.$A$1:.$A$10000];[.H16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ΝΠ01</text:p>
          </table:table-cell>
          <table:table-cell table:formula="of:=IF(COUNTIF([$List.$A$1:.$A$10000];[.H165])&gt;0;&quot;Χ&quot;;&quot;Α&quot;)" office:value-type="string" office:string-value="Α" calcext:value-type="string">
            <text:p>Α</text:p>
          </table:table-cell>
          <table:table-cell table:formula="of:=COUNTIF([$List.$A$1:.$A$10000];[.H16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ΝΠ01</text:p>
          </table:table-cell>
          <table:table-cell table:formula="of:=IF(COUNTIF([$List.$A$1:.$A$10000];[.H166])&gt;0;&quot;Χ&quot;;&quot;Α&quot;)" office:value-type="string" office:string-value="Α" calcext:value-type="string">
            <text:p>Α</text:p>
          </table:table-cell>
          <table:table-cell table:formula="of:=COUNTIF([$List.$A$1:.$A$10000];[.H16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ΝΠ01</text:p>
          </table:table-cell>
          <table:table-cell table:formula="of:=IF(COUNTIF([$List.$A$1:.$A$10000];[.H167])&gt;0;&quot;Χ&quot;;&quot;Α&quot;)" office:value-type="string" office:string-value="Α" calcext:value-type="string">
            <text:p>Α</text:p>
          </table:table-cell>
          <table:table-cell table:formula="of:=COUNTIF([$List.$A$1:.$A$10000];[.H16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ΝΠ01</text:p>
          </table:table-cell>
          <table:table-cell table:formula="of:=IF(COUNTIF([$List.$A$1:.$A$10000];[.H168])&gt;0;&quot;Χ&quot;;&quot;Α&quot;)" office:value-type="string" office:string-value="Α" calcext:value-type="string">
            <text:p>Α</text:p>
          </table:table-cell>
          <table:table-cell table:formula="of:=COUNTIF([$List.$A$1:.$A$10000];[.H16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6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ΓΝΠ01</text:p>
          </table:table-cell>
          <table:table-cell table:formula="of:=IF(COUNTIF([$List.$A$1:.$A$10000];[.H169])&gt;0;&quot;Χ&quot;;&quot;Α&quot;)" office:value-type="string" office:string-value="Α" calcext:value-type="string">
            <text:p>Α</text:p>
          </table:table-cell>
          <table:table-cell table:formula="of:=COUNTIF([$List.$A$1:.$A$10000];[.H16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0])&gt;0;&quot;Χ&quot;;&quot;Α&quot;)" office:value-type="string" office:string-value="Α" calcext:value-type="string">
            <text:p>Α</text:p>
          </table:table-cell>
          <table:table-cell table:formula="of:=COUNTIF([$List.$A$1:.$A$10000];[.H17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1])&gt;0;&quot;Χ&quot;;&quot;Α&quot;)" office:value-type="string" office:string-value="Α" calcext:value-type="string">
            <text:p>Α</text:p>
          </table:table-cell>
          <table:table-cell table:formula="of:=COUNTIF([$List.$A$1:.$A$10000];[.H17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2])&gt;0;&quot;Χ&quot;;&quot;Α&quot;)" office:value-type="string" office:string-value="Α" calcext:value-type="string">
            <text:p>Α</text:p>
          </table:table-cell>
          <table:table-cell table:formula="of:=COUNTIF([$List.$A$1:.$A$10000];[.H17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3])&gt;0;&quot;Χ&quot;;&quot;Α&quot;)" office:value-type="string" office:string-value="Α" calcext:value-type="string">
            <text:p>Α</text:p>
          </table:table-cell>
          <table:table-cell table:formula="of:=COUNTIF([$List.$A$1:.$A$10000];[.H17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4])&gt;0;&quot;Χ&quot;;&quot;Α&quot;)" office:value-type="string" office:string-value="Α" calcext:value-type="string">
            <text:p>Α</text:p>
          </table:table-cell>
          <table:table-cell table:formula="of:=COUNTIF([$List.$A$1:.$A$10000];[.H17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5])&gt;0;&quot;Χ&quot;;&quot;Α&quot;)" office:value-type="string" office:string-value="Α" calcext:value-type="string">
            <text:p>Α</text:p>
          </table:table-cell>
          <table:table-cell table:formula="of:=COUNTIF([$List.$A$1:.$A$10000];[.H17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6])&gt;0;&quot;Χ&quot;;&quot;Α&quot;)" office:value-type="string" office:string-value="Α" calcext:value-type="string">
            <text:p>Α</text:p>
          </table:table-cell>
          <table:table-cell table:formula="of:=COUNTIF([$List.$A$1:.$A$10000];[.H17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7])&gt;0;&quot;Χ&quot;;&quot;Α&quot;)" office:value-type="string" office:string-value="Α" calcext:value-type="string">
            <text:p>Α</text:p>
          </table:table-cell>
          <table:table-cell table:formula="of:=COUNTIF([$List.$A$1:.$A$10000];[.H17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8])&gt;0;&quot;Χ&quot;;&quot;Α&quot;)" office:value-type="string" office:string-value="Α" calcext:value-type="string">
            <text:p>Α</text:p>
          </table:table-cell>
          <table:table-cell table:formula="of:=COUNTIF([$List.$A$1:.$A$10000];[.H17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7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79])&gt;0;&quot;Χ&quot;;&quot;Α&quot;)" office:value-type="string" office:string-value="Α" calcext:value-type="string">
            <text:p>Α</text:p>
          </table:table-cell>
          <table:table-cell table:formula="of:=COUNTIF([$List.$A$1:.$A$10000];[.H17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80])&gt;0;&quot;Χ&quot;;&quot;Α&quot;)" office:value-type="string" office:string-value="Α" calcext:value-type="string">
            <text:p>Α</text:p>
          </table:table-cell>
          <table:table-cell table:formula="of:=COUNTIF([$List.$A$1:.$A$10000];[.H18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ΠΠ01</text:p>
          </table:table-cell>
          <table:table-cell table:formula="of:=IF(COUNTIF([$List.$A$1:.$A$10000];[.H181])&gt;0;&quot;Χ&quot;;&quot;Α&quot;)" office:value-type="string" office:string-value="Α" calcext:value-type="string">
            <text:p>Α</text:p>
          </table:table-cell>
          <table:table-cell table:formula="of:=COUNTIF([$List.$A$1:.$A$10000];[.H18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Β01</text:p>
          </table:table-cell>
          <table:table-cell table:formula="of:=IF(COUNTIF([$List.$A$1:.$A$10000];[.H182])&gt;0;&quot;Χ&quot;;&quot;Α&quot;)" office:value-type="string" office:string-value="Α" calcext:value-type="string">
            <text:p>Α</text:p>
          </table:table-cell>
          <table:table-cell table:formula="of:=COUNTIF([$List.$A$1:.$A$10000];[.H18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Β01</text:p>
          </table:table-cell>
          <table:table-cell table:formula="of:=IF(COUNTIF([$List.$A$1:.$A$10000];[.H183])&gt;0;&quot;Χ&quot;;&quot;Α&quot;)" office:value-type="string" office:string-value="Α" calcext:value-type="string">
            <text:p>Α</text:p>
          </table:table-cell>
          <table:table-cell table:formula="of:=COUNTIF([$List.$A$1:.$A$10000];[.H18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Β01</text:p>
          </table:table-cell>
          <table:table-cell table:formula="of:=IF(COUNTIF([$List.$A$1:.$A$10000];[.H184])&gt;0;&quot;Χ&quot;;&quot;Α&quot;)" office:value-type="string" office:string-value="Α" calcext:value-type="string">
            <text:p>Α</text:p>
          </table:table-cell>
          <table:table-cell table:formula="of:=COUNTIF([$List.$A$1:.$A$10000];[.H18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85])&gt;0;&quot;Χ&quot;;&quot;Α&quot;)" office:value-type="string" office:string-value="Α" calcext:value-type="string">
            <text:p>Α</text:p>
          </table:table-cell>
          <table:table-cell table:formula="of:=COUNTIF([$List.$A$1:.$A$10000];[.H18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86])&gt;0;&quot;Χ&quot;;&quot;Α&quot;)" office:value-type="string" office:string-value="Α" calcext:value-type="string">
            <text:p>Α</text:p>
          </table:table-cell>
          <table:table-cell table:formula="of:=COUNTIF([$List.$A$1:.$A$10000];[.H18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87])&gt;0;&quot;Χ&quot;;&quot;Α&quot;)" office:value-type="string" office:string-value="Α" calcext:value-type="string">
            <text:p>Α</text:p>
          </table:table-cell>
          <table:table-cell table:formula="of:=COUNTIF([$List.$A$1:.$A$10000];[.H18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88])&gt;0;&quot;Χ&quot;;&quot;Α&quot;)" office:value-type="string" office:string-value="Α" calcext:value-type="string">
            <text:p>Α</text:p>
          </table:table-cell>
          <table:table-cell table:formula="of:=COUNTIF([$List.$A$1:.$A$10000];[.H18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8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89])&gt;0;&quot;Χ&quot;;&quot;Α&quot;)" office:value-type="string" office:string-value="Α" calcext:value-type="string">
            <text:p>Α</text:p>
          </table:table-cell>
          <table:table-cell table:formula="of:=COUNTIF([$List.$A$1:.$A$10000];[.H18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90])&gt;0;&quot;Χ&quot;;&quot;Α&quot;)" office:value-type="string" office:string-value="Α" calcext:value-type="string">
            <text:p>Α</text:p>
          </table:table-cell>
          <table:table-cell table:formula="of:=COUNTIF([$List.$A$1:.$A$10000];[.H19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91])&gt;0;&quot;Χ&quot;;&quot;Α&quot;)" office:value-type="string" office:string-value="Α" calcext:value-type="string">
            <text:p>Α</text:p>
          </table:table-cell>
          <table:table-cell table:formula="of:=COUNTIF([$List.$A$1:.$A$10000];[.H19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92])&gt;0;&quot;Χ&quot;;&quot;Α&quot;)" office:value-type="string" office:string-value="Α" calcext:value-type="string">
            <text:p>Α</text:p>
          </table:table-cell>
          <table:table-cell table:formula="of:=COUNTIF([$List.$A$1:.$A$10000];[.H19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93])&gt;0;&quot;Χ&quot;;&quot;Α&quot;)" office:value-type="string" office:string-value="Α" calcext:value-type="string">
            <text:p>Α</text:p>
          </table:table-cell>
          <table:table-cell table:formula="of:=COUNTIF([$List.$A$1:.$A$10000];[.H19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94])&gt;0;&quot;Χ&quot;;&quot;Α&quot;)" office:value-type="string" office:string-value="Α" calcext:value-type="string">
            <text:p>Α</text:p>
          </table:table-cell>
          <table:table-cell table:formula="of:=COUNTIF([$List.$A$1:.$A$10000];[.H19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95])&gt;0;&quot;Χ&quot;;&quot;Α&quot;)" office:value-type="string" office:string-value="Α" calcext:value-type="string">
            <text:p>Α</text:p>
          </table:table-cell>
          <table:table-cell table:formula="of:=COUNTIF([$List.$A$1:.$A$10000];[.H19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ΣΠ01</text:p>
          </table:table-cell>
          <table:table-cell table:formula="of:=IF(COUNTIF([$List.$A$1:.$A$10000];[.H196])&gt;0;&quot;Χ&quot;;&quot;Α&quot;)" office:value-type="string" office:string-value="Α" calcext:value-type="string">
            <text:p>Α</text:p>
          </table:table-cell>
          <table:table-cell table:formula="of:=COUNTIF([$List.$A$1:.$A$10000];[.H19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ΥΠ01</text:p>
          </table:table-cell>
          <table:table-cell table:formula="of:=IF(COUNTIF([$List.$A$1:.$A$10000];[.H197])&gt;0;&quot;Χ&quot;;&quot;Α&quot;)" office:value-type="string" office:string-value="Α" calcext:value-type="string">
            <text:p>Α</text:p>
          </table:table-cell>
          <table:table-cell table:formula="of:=COUNTIF([$List.$A$1:.$A$10000];[.H19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ΥΠ01</text:p>
          </table:table-cell>
          <table:table-cell table:formula="of:=IF(COUNTIF([$List.$A$1:.$A$10000];[.H198])&gt;0;&quot;Χ&quot;;&quot;Α&quot;)" office:value-type="string" office:string-value="Α" calcext:value-type="string">
            <text:p>Α</text:p>
          </table:table-cell>
          <table:table-cell table:formula="of:=COUNTIF([$List.$A$1:.$A$10000];[.H19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9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ΥΠ01</text:p>
          </table:table-cell>
          <table:table-cell table:formula="of:=IF(COUNTIF([$List.$A$1:.$A$10000];[.H199])&gt;0;&quot;Χ&quot;;&quot;Α&quot;)" office:value-type="string" office:string-value="Α" calcext:value-type="string">
            <text:p>Α</text:p>
          </table:table-cell>
          <table:table-cell table:formula="of:=COUNTIF([$List.$A$1:.$A$10000];[.H19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ΥΠ01</text:p>
          </table:table-cell>
          <table:table-cell table:formula="of:=IF(COUNTIF([$List.$A$1:.$A$10000];[.H200])&gt;0;&quot;Χ&quot;;&quot;Α&quot;)" office:value-type="string" office:string-value="Α" calcext:value-type="string">
            <text:p>Α</text:p>
          </table:table-cell>
          <table:table-cell table:formula="of:=COUNTIF([$List.$A$1:.$A$10000];[.H20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ΥΠ01</text:p>
          </table:table-cell>
          <table:table-cell table:formula="of:=IF(COUNTIF([$List.$A$1:.$A$10000];[.H201])&gt;0;&quot;Χ&quot;;&quot;Α&quot;)" office:value-type="string" office:string-value="Α" calcext:value-type="string">
            <text:p>Α</text:p>
          </table:table-cell>
          <table:table-cell table:formula="of:=COUNTIF([$List.$A$1:.$A$10000];[.H20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ΥΠ01</text:p>
          </table:table-cell>
          <table:table-cell table:formula="of:=IF(COUNTIF([$List.$A$1:.$A$10000];[.H202])&gt;0;&quot;Χ&quot;;&quot;Α&quot;)" office:value-type="string" office:string-value="Α" calcext:value-type="string">
            <text:p>Α</text:p>
          </table:table-cell>
          <table:table-cell table:formula="of:=COUNTIF([$List.$A$1:.$A$10000];[.H20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ΔΥΠ01</text:p>
          </table:table-cell>
          <table:table-cell table:formula="of:=IF(COUNTIF([$List.$A$1:.$A$10000];[.H203])&gt;0;&quot;Χ&quot;;&quot;Α&quot;)" office:value-type="string" office:string-value="Α" calcext:value-type="string">
            <text:p>Α</text:p>
          </table:table-cell>
          <table:table-cell table:formula="of:=COUNTIF([$List.$A$1:.$A$10000];[.H20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04])&gt;0;&quot;Χ&quot;;&quot;Α&quot;)" office:value-type="string" office:string-value="Α" calcext:value-type="string">
            <text:p>Α</text:p>
          </table:table-cell>
          <table:table-cell table:formula="of:=COUNTIF([$List.$A$1:.$A$10000];[.H20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05])&gt;0;&quot;Χ&quot;;&quot;Α&quot;)" office:value-type="string" office:string-value="Α" calcext:value-type="string">
            <text:p>Α</text:p>
          </table:table-cell>
          <table:table-cell table:formula="of:=COUNTIF([$List.$A$1:.$A$10000];[.H20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06])&gt;0;&quot;Χ&quot;;&quot;Α&quot;)" office:value-type="string" office:string-value="Α" calcext:value-type="string">
            <text:p>Α</text:p>
          </table:table-cell>
          <table:table-cell table:formula="of:=COUNTIF([$List.$A$1:.$A$10000];[.H20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07])&gt;0;&quot;Χ&quot;;&quot;Α&quot;)" office:value-type="string" office:string-value="Α" calcext:value-type="string">
            <text:p>Α</text:p>
          </table:table-cell>
          <table:table-cell table:formula="of:=COUNTIF([$List.$A$1:.$A$10000];[.H20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08])&gt;0;&quot;Χ&quot;;&quot;Α&quot;)" office:value-type="string" office:string-value="Α" calcext:value-type="string">
            <text:p>Α</text:p>
          </table:table-cell>
          <table:table-cell table:formula="of:=COUNTIF([$List.$A$1:.$A$10000];[.H20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0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09])&gt;0;&quot;Χ&quot;;&quot;Α&quot;)" office:value-type="string" office:string-value="Α" calcext:value-type="string">
            <text:p>Α</text:p>
          </table:table-cell>
          <table:table-cell table:formula="of:=COUNTIF([$List.$A$1:.$A$10000];[.H20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10])&gt;0;&quot;Χ&quot;;&quot;Α&quot;)" office:value-type="string" office:string-value="Α" calcext:value-type="string">
            <text:p>Α</text:p>
          </table:table-cell>
          <table:table-cell table:formula="of:=COUNTIF([$List.$A$1:.$A$10000];[.H21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11])&gt;0;&quot;Χ&quot;;&quot;Α&quot;)" office:value-type="string" office:string-value="Α" calcext:value-type="string">
            <text:p>Α</text:p>
          </table:table-cell>
          <table:table-cell table:formula="of:=COUNTIF([$List.$A$1:.$A$10000];[.H21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12])&gt;0;&quot;Χ&quot;;&quot;Α&quot;)" office:value-type="string" office:string-value="Α" calcext:value-type="string">
            <text:p>Α</text:p>
          </table:table-cell>
          <table:table-cell table:formula="of:=COUNTIF([$List.$A$1:.$A$10000];[.H21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1</text:p>
          </table:table-cell>
          <table:table-cell table:formula="of:=IF(COUNTIF([$List.$A$1:.$A$10000];[.H213])&gt;0;&quot;Χ&quot;;&quot;Α&quot;)" office:value-type="string" office:string-value="Α" calcext:value-type="string">
            <text:p>Α</text:p>
          </table:table-cell>
          <table:table-cell table:formula="of:=COUNTIF([$List.$A$1:.$A$10000];[.H21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14])&gt;0;&quot;Χ&quot;;&quot;Α&quot;)" office:value-type="string" office:string-value="Α" calcext:value-type="string">
            <text:p>Α</text:p>
          </table:table-cell>
          <table:table-cell table:formula="of:=COUNTIF([$List.$A$1:.$A$10000];[.H21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15])&gt;0;&quot;Χ&quot;;&quot;Α&quot;)" office:value-type="string" office:string-value="Α" calcext:value-type="string">
            <text:p>Α</text:p>
          </table:table-cell>
          <table:table-cell table:formula="of:=COUNTIF([$List.$A$1:.$A$10000];[.H21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16])&gt;0;&quot;Χ&quot;;&quot;Α&quot;)" office:value-type="string" office:string-value="Α" calcext:value-type="string">
            <text:p>Α</text:p>
          </table:table-cell>
          <table:table-cell table:formula="of:=COUNTIF([$List.$A$1:.$A$10000];[.H21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17])&gt;0;&quot;Χ&quot;;&quot;Α&quot;)" office:value-type="string" office:string-value="Α" calcext:value-type="string">
            <text:p>Α</text:p>
          </table:table-cell>
          <table:table-cell table:formula="of:=COUNTIF([$List.$A$1:.$A$10000];[.H21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18])&gt;0;&quot;Χ&quot;;&quot;Α&quot;)" office:value-type="string" office:string-value="Α" calcext:value-type="string">
            <text:p>Α</text:p>
          </table:table-cell>
          <table:table-cell table:formula="of:=COUNTIF([$List.$A$1:.$A$10000];[.H21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1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19])&gt;0;&quot;Χ&quot;;&quot;Α&quot;)" office:value-type="string" office:string-value="Α" calcext:value-type="string">
            <text:p>Α</text:p>
          </table:table-cell>
          <table:table-cell table:formula="of:=COUNTIF([$List.$A$1:.$A$10000];[.H21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20])&gt;0;&quot;Χ&quot;;&quot;Α&quot;)" office:value-type="string" office:string-value="Α" calcext:value-type="string">
            <text:p>Α</text:p>
          </table:table-cell>
          <table:table-cell table:formula="of:=COUNTIF([$List.$A$1:.$A$10000];[.H22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21])&gt;0;&quot;Χ&quot;;&quot;Α&quot;)" office:value-type="string" office:string-value="Α" calcext:value-type="string">
            <text:p>Α</text:p>
          </table:table-cell>
          <table:table-cell table:formula="of:=COUNTIF([$List.$A$1:.$A$10000];[.H22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22])&gt;0;&quot;Χ&quot;;&quot;Α&quot;)" office:value-type="string" office:string-value="Α" calcext:value-type="string">
            <text:p>Α</text:p>
          </table:table-cell>
          <table:table-cell table:formula="of:=COUNTIF([$List.$A$1:.$A$10000];[.H22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23])&gt;0;&quot;Χ&quot;;&quot;Α&quot;)" office:value-type="string" office:string-value="Α" calcext:value-type="string">
            <text:p>Α</text:p>
          </table:table-cell>
          <table:table-cell table:formula="of:=COUNTIF([$List.$A$1:.$A$10000];[.H22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24])&gt;0;&quot;Χ&quot;;&quot;Α&quot;)" office:value-type="string" office:string-value="Α" calcext:value-type="string">
            <text:p>Α</text:p>
          </table:table-cell>
          <table:table-cell table:formula="of:=COUNTIF([$List.$A$1:.$A$10000];[.H22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ΑΠ02</text:p>
          </table:table-cell>
          <table:table-cell table:formula="of:=IF(COUNTIF([$List.$A$1:.$A$10000];[.H225])&gt;0;&quot;Χ&quot;;&quot;Α&quot;)" office:value-type="string" office:string-value="Α" calcext:value-type="string">
            <text:p>Α</text:p>
          </table:table-cell>
          <table:table-cell table:formula="of:=COUNTIF([$List.$A$1:.$A$10000];[.H22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Β01</text:p>
          </table:table-cell>
          <table:table-cell table:formula="of:=IF(COUNTIF([$List.$A$1:.$A$10000];[.H226])&gt;0;&quot;Χ&quot;;&quot;Α&quot;)" office:value-type="string" office:string-value="Α" calcext:value-type="string">
            <text:p>Α</text:p>
          </table:table-cell>
          <table:table-cell table:formula="of:=COUNTIF([$List.$A$1:.$A$10000];[.H22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Β01</text:p>
          </table:table-cell>
          <table:table-cell table:formula="of:=IF(COUNTIF([$List.$A$1:.$A$10000];[.H227])&gt;0;&quot;Χ&quot;;&quot;Α&quot;)" office:value-type="string" office:string-value="Α" calcext:value-type="string">
            <text:p>Α</text:p>
          </table:table-cell>
          <table:table-cell table:formula="of:=COUNTIF([$List.$A$1:.$A$10000];[.H22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Β01</text:p>
          </table:table-cell>
          <table:table-cell table:formula="of:=IF(COUNTIF([$List.$A$1:.$A$10000];[.H228])&gt;0;&quot;Χ&quot;;&quot;Α&quot;)" office:value-type="string" office:string-value="Α" calcext:value-type="string">
            <text:p>Α</text:p>
          </table:table-cell>
          <table:table-cell table:formula="of:=COUNTIF([$List.$A$1:.$A$10000];[.H22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29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Β01</text:p>
          </table:table-cell>
          <table:table-cell table:formula="of:=IF(COUNTIF([$List.$A$1:.$A$10000];[.H229])&gt;0;&quot;Χ&quot;;&quot;Α&quot;)" office:value-type="string" office:string-value="Α" calcext:value-type="string">
            <text:p>Α</text:p>
          </table:table-cell>
          <table:table-cell table:formula="of:=COUNTIF([$List.$A$1:.$A$10000];[.H22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0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Β01</text:p>
          </table:table-cell>
          <table:table-cell table:formula="of:=IF(COUNTIF([$List.$A$1:.$A$10000];[.H230])&gt;0;&quot;Χ&quot;;&quot;Α&quot;)" office:value-type="string" office:string-value="Α" calcext:value-type="string">
            <text:p>Α</text:p>
          </table:table-cell>
          <table:table-cell table:formula="of:=COUNTIF([$List.$A$1:.$A$10000];[.H23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1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Π01</text:p>
          </table:table-cell>
          <table:table-cell table:formula="of:=IF(COUNTIF([$List.$A$1:.$A$10000];[.H231])&gt;0;&quot;Χ&quot;;&quot;Α&quot;)" office:value-type="string" office:string-value="Α" calcext:value-type="string">
            <text:p>Α</text:p>
          </table:table-cell>
          <table:table-cell table:formula="of:=COUNTIF([$List.$A$1:.$A$10000];[.H23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2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Π01</text:p>
          </table:table-cell>
          <table:table-cell table:formula="of:=IF(COUNTIF([$List.$A$1:.$A$10000];[.H232])&gt;0;&quot;Χ&quot;;&quot;Α&quot;)" office:value-type="string" office:string-value="Α" calcext:value-type="string">
            <text:p>Α</text:p>
          </table:table-cell>
          <table:table-cell table:formula="of:=COUNTIF([$List.$A$1:.$A$10000];[.H23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3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Π01</text:p>
          </table:table-cell>
          <table:table-cell table:formula="of:=IF(COUNTIF([$List.$A$1:.$A$10000];[.H233])&gt;0;&quot;Χ&quot;;&quot;Α&quot;)" office:value-type="string" office:string-value="Α" calcext:value-type="string">
            <text:p>Α</text:p>
          </table:table-cell>
          <table:table-cell table:formula="of:=COUNTIF([$List.$A$1:.$A$10000];[.H23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4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Π01</text:p>
          </table:table-cell>
          <table:table-cell table:formula="of:=IF(COUNTIF([$List.$A$1:.$A$10000];[.H234])&gt;0;&quot;Χ&quot;;&quot;Α&quot;)" office:value-type="string" office:string-value="Α" calcext:value-type="string">
            <text:p>Α</text:p>
          </table:table-cell>
          <table:table-cell table:formula="of:=COUNTIF([$List.$A$1:.$A$10000];[.H23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5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Π01</text:p>
          </table:table-cell>
          <table:table-cell table:formula="of:=IF(COUNTIF([$List.$A$1:.$A$10000];[.H235])&gt;0;&quot;Χ&quot;;&quot;Α&quot;)" office:value-type="string" office:string-value="Α" calcext:value-type="string">
            <text:p>Α</text:p>
          </table:table-cell>
          <table:table-cell table:formula="of:=COUNTIF([$List.$A$1:.$A$10000];[.H23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6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Π01</text:p>
          </table:table-cell>
          <table:table-cell table:formula="of:=IF(COUNTIF([$List.$A$1:.$A$10000];[.H236])&gt;0;&quot;Χ&quot;;&quot;Α&quot;)" office:value-type="string" office:string-value="Α" calcext:value-type="string">
            <text:p>Α</text:p>
          </table:table-cell>
          <table:table-cell table:formula="of:=COUNTIF([$List.$A$1:.$A$10000];[.H23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7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Π01</text:p>
          </table:table-cell>
          <table:table-cell table:formula="of:=IF(COUNTIF([$List.$A$1:.$A$10000];[.H237])&gt;0;&quot;Χ&quot;;&quot;Α&quot;)" office:value-type="string" office:string-value="Α" calcext:value-type="string">
            <text:p>Α</text:p>
          </table:table-cell>
          <table:table-cell table:formula="of:=COUNTIF([$List.$A$1:.$A$10000];[.H23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38])" office:value-type="float" office:value="0" calcext:value-type="float">
            <text:p>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ΕΠΠ01</text:p>
          </table:table-cell>
          <table:table-cell table:formula="of:=IF(COUNTIF([$List.$A$1:.$A$10000];[.H238])&gt;0;&quot;Χ&quot;;&quot;Α&quot;)" office:value-type="string" office:string-value="Α" calcext:value-type="string">
            <text:p>Α</text:p>
          </table:table-cell>
          <table:table-cell table:formula="of:=COUNTIF([$List.$A$1:.$A$10000];[.H23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39])" office:value-type="float" office:value="1" calcext:value-type="float">
            <text:p>1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39])&gt;0;&quot;Χ&quot;;&quot;Α&quot;)" office:value-type="string" office:string-value="Α" calcext:value-type="string">
            <text:p>Α</text:p>
          </table:table-cell>
          <table:table-cell table:formula="of:=COUNTIF([$List.$A$1:.$A$10000];[.H23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0])" office:value-type="float" office:value="2" calcext:value-type="float">
            <text:p>2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0])&gt;0;&quot;Χ&quot;;&quot;Α&quot;)" office:value-type="string" office:string-value="Α" calcext:value-type="string">
            <text:p>Α</text:p>
          </table:table-cell>
          <table:table-cell table:formula="of:=COUNTIF([$List.$A$1:.$A$10000];[.H24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1])" office:value-type="float" office:value="3" calcext:value-type="float">
            <text:p>3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1])&gt;0;&quot;Χ&quot;;&quot;Α&quot;)" office:value-type="string" office:string-value="Α" calcext:value-type="string">
            <text:p>Α</text:p>
          </table:table-cell>
          <table:table-cell table:formula="of:=COUNTIF([$List.$A$1:.$A$10000];[.H24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2])" office:value-type="float" office:value="4" calcext:value-type="float">
            <text:p>4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2])&gt;0;&quot;Χ&quot;;&quot;Α&quot;)" office:value-type="string" office:string-value="Α" calcext:value-type="string">
            <text:p>Α</text:p>
          </table:table-cell>
          <table:table-cell table:formula="of:=COUNTIF([$List.$A$1:.$A$10000];[.H24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3])" office:value-type="float" office:value="5" calcext:value-type="float">
            <text:p>5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3])&gt;0;&quot;Χ&quot;;&quot;Α&quot;)" office:value-type="string" office:string-value="Α" calcext:value-type="string">
            <text:p>Α</text:p>
          </table:table-cell>
          <table:table-cell table:formula="of:=COUNTIF([$List.$A$1:.$A$10000];[.H24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4])" office:value-type="float" office:value="6" calcext:value-type="float">
            <text:p>6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4])&gt;0;&quot;Χ&quot;;&quot;Α&quot;)" office:value-type="string" office:string-value="Α" calcext:value-type="string">
            <text:p>Α</text:p>
          </table:table-cell>
          <table:table-cell table:formula="of:=COUNTIF([$List.$A$1:.$A$10000];[.H24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5])" office:value-type="float" office:value="7" calcext:value-type="float">
            <text:p>7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5])&gt;0;&quot;Χ&quot;;&quot;Α&quot;)" office:value-type="string" office:string-value="Α" calcext:value-type="string">
            <text:p>Α</text:p>
          </table:table-cell>
          <table:table-cell table:formula="of:=COUNTIF([$List.$A$1:.$A$10000];[.H24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6])" office:value-type="float" office:value="8" calcext:value-type="float">
            <text:p>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6])&gt;0;&quot;Χ&quot;;&quot;Α&quot;)" office:value-type="string" office:string-value="Α" calcext:value-type="string">
            <text:p>Α</text:p>
          </table:table-cell>
          <table:table-cell table:formula="of:=COUNTIF([$List.$A$1:.$A$10000];[.H24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7])" office:value-type="float" office:value="9" calcext:value-type="float">
            <text:p>9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7])&gt;0;&quot;Χ&quot;;&quot;Α&quot;)" office:value-type="string" office:string-value="Α" calcext:value-type="string">
            <text:p>Α</text:p>
          </table:table-cell>
          <table:table-cell table:formula="of:=COUNTIF([$List.$A$1:.$A$10000];[.H24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8])" office:value-type="float" office:value="10" calcext:value-type="float">
            <text:p>1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8])&gt;0;&quot;Χ&quot;;&quot;Α&quot;)" office:value-type="string" office:string-value="Α" calcext:value-type="string">
            <text:p>Α</text:p>
          </table:table-cell>
          <table:table-cell table:formula="of:=COUNTIF([$List.$A$1:.$A$10000];[.H24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49])" office:value-type="float" office:value="11" calcext:value-type="float">
            <text:p>11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49])&gt;0;&quot;Χ&quot;;&quot;Α&quot;)" office:value-type="string" office:string-value="Α" calcext:value-type="string">
            <text:p>Α</text:p>
          </table:table-cell>
          <table:table-cell table:formula="of:=COUNTIF([$List.$A$1:.$A$10000];[.H24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0])" office:value-type="float" office:value="12" calcext:value-type="float">
            <text:p>12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50])&gt;0;&quot;Χ&quot;;&quot;Α&quot;)" office:value-type="string" office:string-value="Α" calcext:value-type="string">
            <text:p>Α</text:p>
          </table:table-cell>
          <table:table-cell table:formula="of:=COUNTIF([$List.$A$1:.$A$10000];[.H25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1])" office:value-type="float" office:value="13" calcext:value-type="float">
            <text:p>13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51])&gt;0;&quot;Χ&quot;;&quot;Α&quot;)" office:value-type="string" office:string-value="Α" calcext:value-type="string">
            <text:p>Α</text:p>
          </table:table-cell>
          <table:table-cell table:formula="of:=COUNTIF([$List.$A$1:.$A$10000];[.H25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2])" office:value-type="float" office:value="14" calcext:value-type="float">
            <text:p>14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Β01</text:p>
          </table:table-cell>
          <table:table-cell table:formula="of:=IF(COUNTIF([$List.$A$1:.$A$10000];[.H252])&gt;0;&quot;Χ&quot;;&quot;Α&quot;)" office:value-type="string" office:string-value="Α" calcext:value-type="string">
            <text:p>Α</text:p>
          </table:table-cell>
          <table:table-cell table:formula="of:=COUNTIF([$List.$A$1:.$A$10000];[.H25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3])" office:value-type="float" office:value="15" calcext:value-type="float">
            <text:p>15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53])&gt;0;&quot;Χ&quot;;&quot;Α&quot;)" office:value-type="string" office:string-value="Α" calcext:value-type="string">
            <text:p>Α</text:p>
          </table:table-cell>
          <table:table-cell table:formula="of:=COUNTIF([$List.$A$1:.$A$10000];[.H25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4])" office:value-type="float" office:value="16" calcext:value-type="float">
            <text:p>16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54])&gt;0;&quot;Χ&quot;;&quot;Α&quot;)" office:value-type="string" office:string-value="Α" calcext:value-type="string">
            <text:p>Α</text:p>
          </table:table-cell>
          <table:table-cell table:formula="of:=COUNTIF([$List.$A$1:.$A$10000];[.H25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5])" office:value-type="float" office:value="17" calcext:value-type="float">
            <text:p>17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55])&gt;0;&quot;Χ&quot;;&quot;Α&quot;)" office:value-type="string" office:string-value="Α" calcext:value-type="string">
            <text:p>Α</text:p>
          </table:table-cell>
          <table:table-cell table:formula="of:=COUNTIF([$List.$A$1:.$A$10000];[.H25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6])" office:value-type="float" office:value="18" calcext:value-type="float">
            <text:p>1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56])&gt;0;&quot;Χ&quot;;&quot;Α&quot;)" office:value-type="string" office:string-value="Α" calcext:value-type="string">
            <text:p>Α</text:p>
          </table:table-cell>
          <table:table-cell table:formula="of:=COUNTIF([$List.$A$1:.$A$10000];[.H25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7])" office:value-type="float" office:value="19" calcext:value-type="float">
            <text:p>19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57])&gt;0;&quot;Χ&quot;;&quot;Α&quot;)" office:value-type="string" office:string-value="Α" calcext:value-type="string">
            <text:p>Α</text:p>
          </table:table-cell>
          <table:table-cell table:formula="of:=COUNTIF([$List.$A$1:.$A$10000];[.H25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8])" office:value-type="float" office:value="20" calcext:value-type="float">
            <text:p>20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58])&gt;0;&quot;Χ&quot;;&quot;Α&quot;)" office:value-type="string" office:string-value="Α" calcext:value-type="string">
            <text:p>Α</text:p>
          </table:table-cell>
          <table:table-cell table:formula="of:=COUNTIF([$List.$A$1:.$A$10000];[.H25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59])" office:value-type="float" office:value="21" calcext:value-type="float">
            <text:p>21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59])&gt;0;&quot;Χ&quot;;&quot;Α&quot;)" office:value-type="string" office:string-value="Α" calcext:value-type="string">
            <text:p>Α</text:p>
          </table:table-cell>
          <table:table-cell table:formula="of:=COUNTIF([$List.$A$1:.$A$10000];[.H25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60])" office:value-type="float" office:value="22" calcext:value-type="float">
            <text:p>22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60])&gt;0;&quot;Χ&quot;;&quot;Α&quot;)" office:value-type="string" office:string-value="Α" calcext:value-type="string">
            <text:p>Α</text:p>
          </table:table-cell>
          <table:table-cell table:formula="of:=COUNTIF([$List.$A$1:.$A$10000];[.H26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61])" office:value-type="float" office:value="23" calcext:value-type="float">
            <text:p>23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61])&gt;0;&quot;Χ&quot;;&quot;Α&quot;)" office:value-type="string" office:string-value="Α" calcext:value-type="string">
            <text:p>Α</text:p>
          </table:table-cell>
          <table:table-cell table:formula="of:=COUNTIF([$List.$A$1:.$A$10000];[.H26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62])" office:value-type="float" office:value="24" calcext:value-type="float">
            <text:p>24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62])&gt;0;&quot;Χ&quot;;&quot;Α&quot;)" office:value-type="string" office:string-value="Α" calcext:value-type="string">
            <text:p>Α</text:p>
          </table:table-cell>
          <table:table-cell table:formula="of:=COUNTIF([$List.$A$1:.$A$10000];[.H26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63])" office:value-type="float" office:value="25" calcext:value-type="float">
            <text:p>25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63])&gt;0;&quot;Χ&quot;;&quot;Α&quot;)" office:value-type="string" office:string-value="Α" calcext:value-type="string">
            <text:p>Α</text:p>
          </table:table-cell>
          <table:table-cell table:formula="of:=COUNTIF([$List.$A$1:.$A$10000];[.H26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64])" office:value-type="float" office:value="26" calcext:value-type="float">
            <text:p>26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64])&gt;0;&quot;Χ&quot;;&quot;Α&quot;)" office:value-type="string" office:string-value="Α" calcext:value-type="string">
            <text:p>Α</text:p>
          </table:table-cell>
          <table:table-cell table:formula="of:=COUNTIF([$List.$A$1:.$A$10000];[.H26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65])" office:value-type="float" office:value="27" calcext:value-type="float">
            <text:p>27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65])&gt;0;&quot;Χ&quot;;&quot;Α&quot;)" office:value-type="string" office:string-value="Α" calcext:value-type="string">
            <text:p>Α</text:p>
          </table:table-cell>
          <table:table-cell table:formula="of:=COUNTIF([$List.$A$1:.$A$10000];[.H26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>
          <table:table-cell table:style-name="ce2" table:formula="of:=SUBTOTAL(103;[.$B$2:.B2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ΛΠ01</text:p>
          </table:table-cell>
          <table:table-cell table:formula="of:=IF(COUNTIF([$List.$A$1:.$A$10000];[.H266])&gt;0;&quot;Χ&quot;;&quot;Α&quot;)" office:value-type="string" office:string-value="Α" calcext:value-type="string">
            <text:p>Α</text:p>
          </table:table-cell>
          <table:table-cell table:formula="of:=COUNTIF([$List.$A$1:.$A$10000];[.H26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ΧΒ01</text:p>
          </table:table-cell>
          <table:table-cell table:formula="of:=IF(COUNTIF([$List.$A$1:.$A$10000];[.H267])&gt;0;&quot;Χ&quot;;&quot;Α&quot;)" office:value-type="string" office:string-value="Α" calcext:value-type="string">
            <text:p>Α</text:p>
          </table:table-cell>
          <table:table-cell table:formula="of:=COUNTIF([$List.$A$1:.$A$10000];[.H26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ΧΠ01</text:p>
          </table:table-cell>
          <table:table-cell table:formula="of:=IF(COUNTIF([$List.$A$1:.$A$10000];[.H268])&gt;0;&quot;Χ&quot;;&quot;Α&quot;)" office:value-type="string" office:string-value="Α" calcext:value-type="string">
            <text:p>Α</text:p>
          </table:table-cell>
          <table:table-cell table:formula="of:=COUNTIF([$List.$A$1:.$A$10000];[.H26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ΧΠ01</text:p>
          </table:table-cell>
          <table:table-cell table:formula="of:=IF(COUNTIF([$List.$A$1:.$A$10000];[.H269])&gt;0;&quot;Χ&quot;;&quot;Α&quot;)" office:value-type="string" office:string-value="Α" calcext:value-type="string">
            <text:p>Α</text:p>
          </table:table-cell>
          <table:table-cell table:formula="of:=COUNTIF([$List.$A$1:.$A$10000];[.H26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ΧΠ01</text:p>
          </table:table-cell>
          <table:table-cell table:formula="of:=IF(COUNTIF([$List.$A$1:.$A$10000];[.H270])&gt;0;&quot;Χ&quot;;&quot;Α&quot;)" office:value-type="string" office:string-value="Α" calcext:value-type="string">
            <text:p>Α</text:p>
          </table:table-cell>
          <table:table-cell table:formula="of:=COUNTIF([$List.$A$1:.$A$10000];[.H27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ΗΧΠ01</text:p>
          </table:table-cell>
          <table:table-cell table:formula="of:=IF(COUNTIF([$List.$A$1:.$A$10000];[.H271])&gt;0;&quot;Χ&quot;;&quot;Α&quot;)" office:value-type="string" office:string-value="Α" calcext:value-type="string">
            <text:p>Α</text:p>
          </table:table-cell>
          <table:table-cell table:formula="of:=COUNTIF([$List.$A$1:.$A$10000];[.H27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Β01</text:p>
          </table:table-cell>
          <table:table-cell table:formula="of:=IF(COUNTIF([$List.$A$1:.$A$10000];[.H272])&gt;0;&quot;Χ&quot;;&quot;Α&quot;)" office:value-type="string" office:string-value="Α" calcext:value-type="string">
            <text:p>Α</text:p>
          </table:table-cell>
          <table:table-cell table:formula="of:=COUNTIF([$List.$A$1:.$A$10000];[.H27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Β01</text:p>
          </table:table-cell>
          <table:table-cell table:formula="of:=IF(COUNTIF([$List.$A$1:.$A$10000];[.H273])&gt;0;&quot;Χ&quot;;&quot;Α&quot;)" office:value-type="string" office:string-value="Α" calcext:value-type="string">
            <text:p>Α</text:p>
          </table:table-cell>
          <table:table-cell table:formula="of:=COUNTIF([$List.$A$1:.$A$10000];[.H27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Β01</text:p>
          </table:table-cell>
          <table:table-cell table:formula="of:=IF(COUNTIF([$List.$A$1:.$A$10000];[.H274])&gt;0;&quot;Χ&quot;;&quot;Α&quot;)" office:value-type="string" office:string-value="Α" calcext:value-type="string">
            <text:p>Α</text:p>
          </table:table-cell>
          <table:table-cell table:formula="of:=COUNTIF([$List.$A$1:.$A$10000];[.H27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Β01</text:p>
          </table:table-cell>
          <table:table-cell table:formula="of:=IF(COUNTIF([$List.$A$1:.$A$10000];[.H275])&gt;0;&quot;Χ&quot;;&quot;Α&quot;)" office:value-type="string" office:string-value="Α" calcext:value-type="string">
            <text:p>Α</text:p>
          </table:table-cell>
          <table:table-cell table:formula="of:=COUNTIF([$List.$A$1:.$A$10000];[.H27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Β01</text:p>
          </table:table-cell>
          <table:table-cell table:formula="of:=IF(COUNTIF([$List.$A$1:.$A$10000];[.H276])&gt;0;&quot;Χ&quot;;&quot;Α&quot;)" office:value-type="string" office:string-value="Α" calcext:value-type="string">
            <text:p>Α</text:p>
          </table:table-cell>
          <table:table-cell table:formula="of:=COUNTIF([$List.$A$1:.$A$10000];[.H27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Β01</text:p>
          </table:table-cell>
          <table:table-cell table:formula="of:=IF(COUNTIF([$List.$A$1:.$A$10000];[.H277])&gt;0;&quot;Χ&quot;;&quot;Α&quot;)" office:value-type="string" office:string-value="Α" calcext:value-type="string">
            <text:p>Α</text:p>
          </table:table-cell>
          <table:table-cell table:formula="of:=COUNTIF([$List.$A$1:.$A$10000];[.H27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Β01</text:p>
          </table:table-cell>
          <table:table-cell table:formula="of:=IF(COUNTIF([$List.$A$1:.$A$10000];[.H278])&gt;0;&quot;Χ&quot;;&quot;Α&quot;)" office:value-type="string" office:string-value="Α" calcext:value-type="string">
            <text:p>Α</text:p>
          </table:table-cell>
          <table:table-cell table:formula="of:=COUNTIF([$List.$A$1:.$A$10000];[.H27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Π01</text:p>
          </table:table-cell>
          <table:table-cell table:formula="of:=IF(COUNTIF([$List.$A$1:.$A$10000];[.H279])&gt;0;&quot;Χ&quot;;&quot;Α&quot;)" office:value-type="string" office:string-value="Α" calcext:value-type="string">
            <text:p>Α</text:p>
          </table:table-cell>
          <table:table-cell table:formula="of:=COUNTIF([$List.$A$1:.$A$10000];[.H27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Π01</text:p>
          </table:table-cell>
          <table:table-cell table:formula="of:=IF(COUNTIF([$List.$A$1:.$A$10000];[.H280])&gt;0;&quot;Χ&quot;;&quot;Α&quot;)" office:value-type="string" office:string-value="Α" calcext:value-type="string">
            <text:p>Α</text:p>
          </table:table-cell>
          <table:table-cell table:formula="of:=COUNTIF([$List.$A$1:.$A$10000];[.H28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Π01</text:p>
          </table:table-cell>
          <table:table-cell table:formula="of:=IF(COUNTIF([$List.$A$1:.$A$10000];[.H281])&gt;0;&quot;Χ&quot;;&quot;Α&quot;)" office:value-type="string" office:string-value="Α" calcext:value-type="string">
            <text:p>Α</text:p>
          </table:table-cell>
          <table:table-cell table:formula="of:=COUNTIF([$List.$A$1:.$A$10000];[.H28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Π01</text:p>
          </table:table-cell>
          <table:table-cell table:formula="of:=IF(COUNTIF([$List.$A$1:.$A$10000];[.H282])&gt;0;&quot;Χ&quot;;&quot;Α&quot;)" office:value-type="string" office:string-value="Α" calcext:value-type="string">
            <text:p>Α</text:p>
          </table:table-cell>
          <table:table-cell table:formula="of:=COUNTIF([$List.$A$1:.$A$10000];[.H28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Π01</text:p>
          </table:table-cell>
          <table:table-cell table:formula="of:=IF(COUNTIF([$List.$A$1:.$A$10000];[.H283])&gt;0;&quot;Χ&quot;;&quot;Α&quot;)" office:value-type="string" office:string-value="Α" calcext:value-type="string">
            <text:p>Α</text:p>
          </table:table-cell>
          <table:table-cell table:formula="of:=COUNTIF([$List.$A$1:.$A$10000];[.H28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ΘΕΠ01</text:p>
          </table:table-cell>
          <table:table-cell table:formula="of:=IF(COUNTIF([$List.$A$1:.$A$10000];[.H284])&gt;0;&quot;Χ&quot;;&quot;Α&quot;)" office:value-type="string" office:string-value="Α" calcext:value-type="string">
            <text:p>Α</text:p>
          </table:table-cell>
          <table:table-cell table:formula="of:=COUNTIF([$List.$A$1:.$A$10000];[.H28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ΙΣΠ01</text:p>
          </table:table-cell>
          <table:table-cell table:formula="of:=IF(COUNTIF([$List.$A$1:.$A$10000];[.H285])&gt;0;&quot;Χ&quot;;&quot;Α&quot;)" office:value-type="string" office:string-value="Α" calcext:value-type="string">
            <text:p>Α</text:p>
          </table:table-cell>
          <table:table-cell table:formula="of:=COUNTIF([$List.$A$1:.$A$10000];[.H28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ΡΑΔΙΟΛΟΓΙΑΣ ΚΑΙ ΑΚΤΙΝ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ΙΣΠ01</text:p>
          </table:table-cell>
          <table:table-cell table:formula="of:=IF(COUNTIF([$List.$A$1:.$A$10000];[.H286])&gt;0;&quot;Χ&quot;;&quot;Α&quot;)" office:value-type="string" office:string-value="Α" calcext:value-type="string">
            <text:p>Α</text:p>
          </table:table-cell>
          <table:table-cell table:formula="of:=COUNTIF([$List.$A$1:.$A$10000];[.H28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ΡΑΔΙΟΛΟΓΙΑΣ ΚΑΙ ΑΚΤΙΝ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ΙΣΠ01</text:p>
          </table:table-cell>
          <table:table-cell table:formula="of:=IF(COUNTIF([$List.$A$1:.$A$10000];[.H287])&gt;0;&quot;Χ&quot;;&quot;Α&quot;)" office:value-type="string" office:string-value="Α" calcext:value-type="string">
            <text:p>Α</text:p>
          </table:table-cell>
          <table:table-cell table:formula="of:=COUNTIF([$List.$A$1:.$A$10000];[.H28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ΡΑΔΙΟΛΟΓΙΑΣ ΚΑΙ ΑΚΤΙΝ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ΙΣΠ01</text:p>
          </table:table-cell>
          <table:table-cell table:formula="of:=IF(COUNTIF([$List.$A$1:.$A$10000];[.H288])&gt;0;&quot;Χ&quot;;&quot;Α&quot;)" office:value-type="string" office:string-value="Α" calcext:value-type="string">
            <text:p>Α</text:p>
          </table:table-cell>
          <table:table-cell table:formula="of:=COUNTIF([$List.$A$1:.$A$10000];[.H28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ΡΑΔΙΟΛΟΓΙΑΣ ΚΑΙ ΑΚΤΙΝ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ΙΣΠ01</text:p>
          </table:table-cell>
          <table:table-cell table:formula="of:=IF(COUNTIF([$List.$A$1:.$A$10000];[.H289])&gt;0;&quot;Χ&quot;;&quot;Α&quot;)" office:value-type="string" office:string-value="Α" calcext:value-type="string">
            <text:p>Α</text:p>
          </table:table-cell>
          <table:table-cell table:formula="of:=COUNTIF([$List.$A$1:.$A$10000];[.H28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ΡΑΔΙΟΛΟΓΙΑΣ ΚΑΙ ΑΚΤΙΝ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ΙΣΠ01</text:p>
          </table:table-cell>
          <table:table-cell table:formula="of:=IF(COUNTIF([$List.$A$1:.$A$10000];[.H290])&gt;0;&quot;Χ&quot;;&quot;Α&quot;)" office:value-type="string" office:string-value="Α" calcext:value-type="string">
            <text:p>Α</text:p>
          </table:table-cell>
          <table:table-cell table:formula="of:=COUNTIF([$List.$A$1:.$A$10000];[.H29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ΡΑΔΙΟΛΟΓΙΑΣ ΚΑΙ ΑΚΤΙΝ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ΚΟΠ01</text:p>
          </table:table-cell>
          <table:table-cell table:formula="of:=IF(COUNTIF([$List.$A$1:.$A$10000];[.H291])&gt;0;&quot;Χ&quot;;&quot;Α&quot;)" office:value-type="string" office:string-value="Α" calcext:value-type="string">
            <text:p>Α</text:p>
          </table:table-cell>
          <table:table-cell table:formula="of:=COUNTIF([$List.$A$1:.$A$10000];[.H29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ΚΟΠ01</text:p>
          </table:table-cell>
          <table:table-cell table:formula="of:=IF(COUNTIF([$List.$A$1:.$A$10000];[.H292])&gt;0;&quot;Χ&quot;;&quot;Α&quot;)" office:value-type="string" office:string-value="Α" calcext:value-type="string">
            <text:p>Α</text:p>
          </table:table-cell>
          <table:table-cell table:formula="of:=COUNTIF([$List.$A$1:.$A$10000];[.H29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ΚΟΠ01</text:p>
          </table:table-cell>
          <table:table-cell table:formula="of:=IF(COUNTIF([$List.$A$1:.$A$10000];[.H293])&gt;0;&quot;Χ&quot;;&quot;Α&quot;)" office:value-type="string" office:string-value="Α" calcext:value-type="string">
            <text:p>Α</text:p>
          </table:table-cell>
          <table:table-cell table:formula="of:=COUNTIF([$List.$A$1:.$A$10000];[.H29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ΚΟΠ01</text:p>
          </table:table-cell>
          <table:table-cell table:formula="of:=IF(COUNTIF([$List.$A$1:.$A$10000];[.H294])&gt;0;&quot;Χ&quot;;&quot;Α&quot;)" office:value-type="string" office:string-value="Α" calcext:value-type="string">
            <text:p>Α</text:p>
          </table:table-cell>
          <table:table-cell table:formula="of:=COUNTIF([$List.$A$1:.$A$10000];[.H29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ΚΟΠ01</text:p>
          </table:table-cell>
          <table:table-cell table:formula="of:=IF(COUNTIF([$List.$A$1:.$A$10000];[.H295])&gt;0;&quot;Χ&quot;;&quot;Α&quot;)" office:value-type="string" office:string-value="Α" calcext:value-type="string">
            <text:p>Α</text:p>
          </table:table-cell>
          <table:table-cell table:formula="of:=COUNTIF([$List.$A$1:.$A$10000];[.H29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ΛΓΠ01</text:p>
          </table:table-cell>
          <table:table-cell table:formula="of:=IF(COUNTIF([$List.$A$1:.$A$10000];[.H296])&gt;0;&quot;Χ&quot;;&quot;Α&quot;)" office:value-type="string" office:string-value="Α" calcext:value-type="string">
            <text:p>Α</text:p>
          </table:table-cell>
          <table:table-cell table:formula="of:=COUNTIF([$List.$A$1:.$A$10000];[.H29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ΛΓΠ01</text:p>
          </table:table-cell>
          <table:table-cell table:formula="of:=IF(COUNTIF([$List.$A$1:.$A$10000];[.H297])&gt;0;&quot;Χ&quot;;&quot;Α&quot;)" office:value-type="string" office:string-value="Α" calcext:value-type="string">
            <text:p>Α</text:p>
          </table:table-cell>
          <table:table-cell table:formula="of:=COUNTIF([$List.$A$1:.$A$10000];[.H29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ΛΓΠ01</text:p>
          </table:table-cell>
          <table:table-cell table:formula="of:=IF(COUNTIF([$List.$A$1:.$A$10000];[.H298])&gt;0;&quot;Χ&quot;;&quot;Α&quot;)" office:value-type="string" office:string-value="Α" calcext:value-type="string">
            <text:p>Α</text:p>
          </table:table-cell>
          <table:table-cell table:formula="of:=COUNTIF([$List.$A$1:.$A$10000];[.H29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2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ΛΓΠ01</text:p>
          </table:table-cell>
          <table:table-cell table:formula="of:=IF(COUNTIF([$List.$A$1:.$A$10000];[.H299])&gt;0;&quot;Χ&quot;;&quot;Α&quot;)" office:value-type="string" office:string-value="Α" calcext:value-type="string">
            <text:p>Α</text:p>
          </table:table-cell>
          <table:table-cell table:formula="of:=COUNTIF([$List.$A$1:.$A$10000];[.H29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ΛΓΠ01</text:p>
          </table:table-cell>
          <table:table-cell table:formula="of:=IF(COUNTIF([$List.$A$1:.$A$10000];[.H300])&gt;0;&quot;Χ&quot;;&quot;Α&quot;)" office:value-type="string" office:string-value="Α" calcext:value-type="string">
            <text:p>Α</text:p>
          </table:table-cell>
          <table:table-cell table:formula="of:=COUNTIF([$List.$A$1:.$A$10000];[.H30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ΛΓΠ01</text:p>
          </table:table-cell>
          <table:table-cell table:formula="of:=IF(COUNTIF([$List.$A$1:.$A$10000];[.H301])&gt;0;&quot;Χ&quot;;&quot;Α&quot;)" office:value-type="string" office:string-value="Α" calcext:value-type="string">
            <text:p>Α</text:p>
          </table:table-cell>
          <table:table-cell table:formula="of:=COUNTIF([$List.$A$1:.$A$10000];[.H30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ΛΓΠ01</text:p>
          </table:table-cell>
          <table:table-cell table:formula="of:=IF(COUNTIF([$List.$A$1:.$A$10000];[.H302])&gt;0;&quot;Χ&quot;;&quot;Α&quot;)" office:value-type="string" office:string-value="Α" calcext:value-type="string">
            <text:p>Α</text:p>
          </table:table-cell>
          <table:table-cell table:formula="of:=COUNTIF([$List.$A$1:.$A$10000];[.H30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03])&gt;0;&quot;Χ&quot;;&quot;Α&quot;)" office:value-type="string" office:string-value="Α" calcext:value-type="string">
            <text:p>Α</text:p>
          </table:table-cell>
          <table:table-cell table:formula="of:=COUNTIF([$List.$A$1:.$A$10000];[.H30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04])&gt;0;&quot;Χ&quot;;&quot;Α&quot;)" office:value-type="string" office:string-value="Α" calcext:value-type="string">
            <text:p>Α</text:p>
          </table:table-cell>
          <table:table-cell table:formula="of:=COUNTIF([$List.$A$1:.$A$10000];[.H30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05])&gt;0;&quot;Χ&quot;;&quot;Α&quot;)" office:value-type="string" office:string-value="Α" calcext:value-type="string">
            <text:p>Α</text:p>
          </table:table-cell>
          <table:table-cell table:formula="of:=COUNTIF([$List.$A$1:.$A$10000];[.H30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06])&gt;0;&quot;Χ&quot;;&quot;Α&quot;)" office:value-type="string" office:string-value="Α" calcext:value-type="string">
            <text:p>Α</text:p>
          </table:table-cell>
          <table:table-cell table:formula="of:=COUNTIF([$List.$A$1:.$A$10000];[.H30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07])&gt;0;&quot;Χ&quot;;&quot;Α&quot;)" office:value-type="string" office:string-value="Α" calcext:value-type="string">
            <text:p>Α</text:p>
          </table:table-cell>
          <table:table-cell table:formula="of:=COUNTIF([$List.$A$1:.$A$10000];[.H30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08])&gt;0;&quot;Χ&quot;;&quot;Α&quot;)" office:value-type="string" office:string-value="Α" calcext:value-type="string">
            <text:p>Α</text:p>
          </table:table-cell>
          <table:table-cell table:formula="of:=COUNTIF([$List.$A$1:.$A$10000];[.H30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09])&gt;0;&quot;Χ&quot;;&quot;Α&quot;)" office:value-type="string" office:string-value="Α" calcext:value-type="string">
            <text:p>Α</text:p>
          </table:table-cell>
          <table:table-cell table:formula="of:=COUNTIF([$List.$A$1:.$A$10000];[.H30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10])&gt;0;&quot;Χ&quot;;&quot;Α&quot;)" office:value-type="string" office:string-value="Α" calcext:value-type="string">
            <text:p>Α</text:p>
          </table:table-cell>
          <table:table-cell table:formula="of:=COUNTIF([$List.$A$1:.$A$10000];[.H31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11])&gt;0;&quot;Χ&quot;;&quot;Α&quot;)" office:value-type="string" office:string-value="Α" calcext:value-type="string">
            <text:p>Α</text:p>
          </table:table-cell>
          <table:table-cell table:formula="of:=COUNTIF([$List.$A$1:.$A$10000];[.H31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12])&gt;0;&quot;Χ&quot;;&quot;Α&quot;)" office:value-type="string" office:string-value="Α" calcext:value-type="string">
            <text:p>Α</text:p>
          </table:table-cell>
          <table:table-cell table:formula="of:=COUNTIF([$List.$A$1:.$A$10000];[.H31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13])&gt;0;&quot;Χ&quot;;&quot;Α&quot;)" office:value-type="string" office:string-value="Α" calcext:value-type="string">
            <text:p>Α</text:p>
          </table:table-cell>
          <table:table-cell table:formula="of:=COUNTIF([$List.$A$1:.$A$10000];[.H31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14])&gt;0;&quot;Χ&quot;;&quot;Α&quot;)" office:value-type="string" office:string-value="Α" calcext:value-type="string">
            <text:p>Α</text:p>
          </table:table-cell>
          <table:table-cell table:formula="of:=COUNTIF([$List.$A$1:.$A$10000];[.H31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15])&gt;0;&quot;Χ&quot;;&quot;Α&quot;)" office:value-type="string" office:string-value="Α" calcext:value-type="string">
            <text:p>Α</text:p>
          </table:table-cell>
          <table:table-cell table:formula="of:=COUNTIF([$List.$A$1:.$A$10000];[.H31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1</text:p>
          </table:table-cell>
          <table:table-cell table:formula="of:=IF(COUNTIF([$List.$A$1:.$A$10000];[.H316])&gt;0;&quot;Χ&quot;;&quot;Α&quot;)" office:value-type="string" office:string-value="Α" calcext:value-type="string">
            <text:p>Α</text:p>
          </table:table-cell>
          <table:table-cell table:formula="of:=COUNTIF([$List.$A$1:.$A$10000];[.H31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17])&gt;0;&quot;Χ&quot;;&quot;Α&quot;)" office:value-type="string" office:string-value="Α" calcext:value-type="string">
            <text:p>Α</text:p>
          </table:table-cell>
          <table:table-cell table:formula="of:=COUNTIF([$List.$A$1:.$A$10000];[.H31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18])&gt;0;&quot;Χ&quot;;&quot;Α&quot;)" office:value-type="string" office:string-value="Α" calcext:value-type="string">
            <text:p>Α</text:p>
          </table:table-cell>
          <table:table-cell table:formula="of:=COUNTIF([$List.$A$1:.$A$10000];[.H31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19])&gt;0;&quot;Χ&quot;;&quot;Α&quot;)" office:value-type="string" office:string-value="Α" calcext:value-type="string">
            <text:p>Α</text:p>
          </table:table-cell>
          <table:table-cell table:formula="of:=COUNTIF([$List.$A$1:.$A$10000];[.H31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20])&gt;0;&quot;Χ&quot;;&quot;Α&quot;)" office:value-type="string" office:string-value="Α" calcext:value-type="string">
            <text:p>Α</text:p>
          </table:table-cell>
          <table:table-cell table:formula="of:=COUNTIF([$List.$A$1:.$A$10000];[.H32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21])&gt;0;&quot;Χ&quot;;&quot;Α&quot;)" office:value-type="string" office:string-value="Α" calcext:value-type="string">
            <text:p>Α</text:p>
          </table:table-cell>
          <table:table-cell table:formula="of:=COUNTIF([$List.$A$1:.$A$10000];[.H32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22])&gt;0;&quot;Χ&quot;;&quot;Α&quot;)" office:value-type="string" office:string-value="Α" calcext:value-type="string">
            <text:p>Α</text:p>
          </table:table-cell>
          <table:table-cell table:formula="of:=COUNTIF([$List.$A$1:.$A$10000];[.H32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23])&gt;0;&quot;Χ&quot;;&quot;Α&quot;)" office:value-type="string" office:string-value="Α" calcext:value-type="string">
            <text:p>Α</text:p>
          </table:table-cell>
          <table:table-cell table:formula="of:=COUNTIF([$List.$A$1:.$A$10000];[.H32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24])&gt;0;&quot;Χ&quot;;&quot;Α&quot;)" office:value-type="string" office:string-value="Α" calcext:value-type="string">
            <text:p>Α</text:p>
          </table:table-cell>
          <table:table-cell table:formula="of:=COUNTIF([$List.$A$1:.$A$10000];[.H32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25])&gt;0;&quot;Χ&quot;;&quot;Α&quot;)" office:value-type="string" office:string-value="Α" calcext:value-type="string">
            <text:p>Α</text:p>
          </table:table-cell>
          <table:table-cell table:formula="of:=COUNTIF([$List.$A$1:.$A$10000];[.H32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26])&gt;0;&quot;Χ&quot;;&quot;Α&quot;)" office:value-type="string" office:string-value="Α" calcext:value-type="string">
            <text:p>Α</text:p>
          </table:table-cell>
          <table:table-cell table:formula="of:=COUNTIF([$List.$A$1:.$A$10000];[.H32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27])&gt;0;&quot;Χ&quot;;&quot;Α&quot;)" office:value-type="string" office:string-value="Α" calcext:value-type="string">
            <text:p>Α</text:p>
          </table:table-cell>
          <table:table-cell table:formula="of:=COUNTIF([$List.$A$1:.$A$10000];[.H32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ΑΠ02</text:p>
          </table:table-cell>
          <table:table-cell table:formula="of:=IF(COUNTIF([$List.$A$1:.$A$10000];[.H328])&gt;0;&quot;Χ&quot;;&quot;Α&quot;)" office:value-type="string" office:string-value="Α" calcext:value-type="string">
            <text:p>Α</text:p>
          </table:table-cell>
          <table:table-cell table:formula="of:=COUNTIF([$List.$A$1:.$A$10000];[.H32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Β01</text:p>
          </table:table-cell>
          <table:table-cell table:formula="of:=IF(COUNTIF([$List.$A$1:.$A$10000];[.H329])&gt;0;&quot;Χ&quot;;&quot;Α&quot;)" office:value-type="string" office:string-value="Α" calcext:value-type="string">
            <text:p>Α</text:p>
          </table:table-cell>
          <table:table-cell table:formula="of:=COUNTIF([$List.$A$1:.$A$10000];[.H32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Β01</text:p>
          </table:table-cell>
          <table:table-cell table:formula="of:=IF(COUNTIF([$List.$A$1:.$A$10000];[.H330])&gt;0;&quot;Χ&quot;;&quot;Α&quot;)" office:value-type="string" office:string-value="Α" calcext:value-type="string">
            <text:p>Α</text:p>
          </table:table-cell>
          <table:table-cell table:formula="of:=COUNTIF([$List.$A$1:.$A$10000];[.H33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Β01</text:p>
          </table:table-cell>
          <table:table-cell table:formula="of:=IF(COUNTIF([$List.$A$1:.$A$10000];[.H331])&gt;0;&quot;Χ&quot;;&quot;Α&quot;)" office:value-type="string" office:string-value="Α" calcext:value-type="string">
            <text:p>Α</text:p>
          </table:table-cell>
          <table:table-cell table:formula="of:=COUNTIF([$List.$A$1:.$A$10000];[.H33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Β01</text:p>
          </table:table-cell>
          <table:table-cell table:formula="of:=IF(COUNTIF([$List.$A$1:.$A$10000];[.H332])&gt;0;&quot;Χ&quot;;&quot;Α&quot;)" office:value-type="string" office:string-value="Α" calcext:value-type="string">
            <text:p>Α</text:p>
          </table:table-cell>
          <table:table-cell table:formula="of:=COUNTIF([$List.$A$1:.$A$10000];[.H33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Β01</text:p>
          </table:table-cell>
          <table:table-cell table:formula="of:=IF(COUNTIF([$List.$A$1:.$A$10000];[.H333])&gt;0;&quot;Χ&quot;;&quot;Α&quot;)" office:value-type="string" office:string-value="Α" calcext:value-type="string">
            <text:p>Α</text:p>
          </table:table-cell>
          <table:table-cell table:formula="of:=COUNTIF([$List.$A$1:.$A$10000];[.H33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34])&gt;0;&quot;Χ&quot;;&quot;Α&quot;)" office:value-type="string" office:string-value="Α" calcext:value-type="string">
            <text:p>Α</text:p>
          </table:table-cell>
          <table:table-cell table:formula="of:=COUNTIF([$List.$A$1:.$A$10000];[.H33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35])&gt;0;&quot;Χ&quot;;&quot;Α&quot;)" office:value-type="string" office:string-value="Α" calcext:value-type="string">
            <text:p>Α</text:p>
          </table:table-cell>
          <table:table-cell table:formula="of:=COUNTIF([$List.$A$1:.$A$10000];[.H33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36])&gt;0;&quot;Χ&quot;;&quot;Α&quot;)" office:value-type="string" office:string-value="Α" calcext:value-type="string">
            <text:p>Α</text:p>
          </table:table-cell>
          <table:table-cell table:formula="of:=COUNTIF([$List.$A$1:.$A$10000];[.H33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37])&gt;0;&quot;Χ&quot;;&quot;Α&quot;)" office:value-type="string" office:string-value="Α" calcext:value-type="string">
            <text:p>Α</text:p>
          </table:table-cell>
          <table:table-cell table:formula="of:=COUNTIF([$List.$A$1:.$A$10000];[.H33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38])&gt;0;&quot;Χ&quot;;&quot;Α&quot;)" office:value-type="string" office:string-value="Α" calcext:value-type="string">
            <text:p>Α</text:p>
          </table:table-cell>
          <table:table-cell table:formula="of:=COUNTIF([$List.$A$1:.$A$10000];[.H33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39])&gt;0;&quot;Χ&quot;;&quot;Α&quot;)" office:value-type="string" office:string-value="Α" calcext:value-type="string">
            <text:p>Α</text:p>
          </table:table-cell>
          <table:table-cell table:formula="of:=COUNTIF([$List.$A$1:.$A$10000];[.H33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40])&gt;0;&quot;Χ&quot;;&quot;Α&quot;)" office:value-type="string" office:string-value="Α" calcext:value-type="string">
            <text:p>Α</text:p>
          </table:table-cell>
          <table:table-cell table:formula="of:=COUNTIF([$List.$A$1:.$A$10000];[.H34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41])&gt;0;&quot;Χ&quot;;&quot;Α&quot;)" office:value-type="string" office:string-value="Α" calcext:value-type="string">
            <text:p>Α</text:p>
          </table:table-cell>
          <table:table-cell table:formula="of:=COUNTIF([$List.$A$1:.$A$10000];[.H34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42])&gt;0;&quot;Χ&quot;;&quot;Α&quot;)" office:value-type="string" office:string-value="Α" calcext:value-type="string">
            <text:p>Α</text:p>
          </table:table-cell>
          <table:table-cell table:formula="of:=COUNTIF([$List.$A$1:.$A$10000];[.H34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43])&gt;0;&quot;Χ&quot;;&quot;Α&quot;)" office:value-type="string" office:string-value="Α" calcext:value-type="string">
            <text:p>Α</text:p>
          </table:table-cell>
          <table:table-cell table:formula="of:=COUNTIF([$List.$A$1:.$A$10000];[.H34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44])&gt;0;&quot;Χ&quot;;&quot;Α&quot;)" office:value-type="string" office:string-value="Α" calcext:value-type="string">
            <text:p>Α</text:p>
          </table:table-cell>
          <table:table-cell table:formula="of:=COUNTIF([$List.$A$1:.$A$10000];[.H34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ΜΤΠ01</text:p>
          </table:table-cell>
          <table:table-cell table:formula="of:=IF(COUNTIF([$List.$A$1:.$A$10000];[.H345])&gt;0;&quot;Χ&quot;;&quot;Α&quot;)" office:value-type="string" office:string-value="Α" calcext:value-type="string">
            <text:p>Α</text:p>
          </table:table-cell>
          <table:table-cell table:formula="of:=COUNTIF([$List.$A$1:.$A$10000];[.H34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Β01</text:p>
          </table:table-cell>
          <table:table-cell table:formula="of:=IF(COUNTIF([$List.$A$1:.$A$10000];[.H346])&gt;0;&quot;Χ&quot;;&quot;Α&quot;)" office:value-type="string" office:string-value="Α" calcext:value-type="string">
            <text:p>Α</text:p>
          </table:table-cell>
          <table:table-cell table:formula="of:=COUNTIF([$List.$A$1:.$A$10000];[.H34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Β01</text:p>
          </table:table-cell>
          <table:table-cell table:formula="of:=IF(COUNTIF([$List.$A$1:.$A$10000];[.H347])&gt;0;&quot;Χ&quot;;&quot;Α&quot;)" office:value-type="string" office:string-value="Α" calcext:value-type="string">
            <text:p>Α</text:p>
          </table:table-cell>
          <table:table-cell table:formula="of:=COUNTIF([$List.$A$1:.$A$10000];[.H34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Β01</text:p>
          </table:table-cell>
          <table:table-cell table:formula="of:=IF(COUNTIF([$List.$A$1:.$A$10000];[.H348])&gt;0;&quot;Χ&quot;;&quot;Α&quot;)" office:value-type="string" office:string-value="Α" calcext:value-type="string">
            <text:p>Α</text:p>
          </table:table-cell>
          <table:table-cell table:formula="of:=COUNTIF([$List.$A$1:.$A$10000];[.H34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Β01</text:p>
          </table:table-cell>
          <table:table-cell table:formula="of:=IF(COUNTIF([$List.$A$1:.$A$10000];[.H349])&gt;0;&quot;Χ&quot;;&quot;Α&quot;)" office:value-type="string" office:string-value="Α" calcext:value-type="string">
            <text:p>Α</text:p>
          </table:table-cell>
          <table:table-cell table:formula="of:=COUNTIF([$List.$A$1:.$A$10000];[.H34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Β01</text:p>
          </table:table-cell>
          <table:table-cell table:formula="of:=IF(COUNTIF([$List.$A$1:.$A$10000];[.H350])&gt;0;&quot;Χ&quot;;&quot;Α&quot;)" office:value-type="string" office:string-value="Α" calcext:value-type="string">
            <text:p>Α</text:p>
          </table:table-cell>
          <table:table-cell table:formula="of:=COUNTIF([$List.$A$1:.$A$10000];[.H35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Β01</text:p>
          </table:table-cell>
          <table:table-cell table:formula="of:=IF(COUNTIF([$List.$A$1:.$A$10000];[.H351])&gt;0;&quot;Χ&quot;;&quot;Α&quot;)" office:value-type="string" office:string-value="Α" calcext:value-type="string">
            <text:p>Α</text:p>
          </table:table-cell>
          <table:table-cell table:formula="of:=COUNTIF([$List.$A$1:.$A$10000];[.H35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Β01</text:p>
          </table:table-cell>
          <table:table-cell table:formula="of:=IF(COUNTIF([$List.$A$1:.$A$10000];[.H352])&gt;0;&quot;Χ&quot;;&quot;Α&quot;)" office:value-type="string" office:string-value="Α" calcext:value-type="string">
            <text:p>Α</text:p>
          </table:table-cell>
          <table:table-cell table:formula="of:=COUNTIF([$List.$A$1:.$A$10000];[.H35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Β01</text:p>
          </table:table-cell>
          <table:table-cell table:formula="of:=IF(COUNTIF([$List.$A$1:.$A$10000];[.H353])&gt;0;&quot;Χ&quot;;&quot;Α&quot;)" office:value-type="string" office:string-value="Α" calcext:value-type="string">
            <text:p>Α</text:p>
          </table:table-cell>
          <table:table-cell table:formula="of:=COUNTIF([$List.$A$1:.$A$10000];[.H35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54])&gt;0;&quot;Χ&quot;;&quot;Α&quot;)" office:value-type="string" office:string-value="Α" calcext:value-type="string">
            <text:p>Α</text:p>
          </table:table-cell>
          <table:table-cell table:formula="of:=COUNTIF([$List.$A$1:.$A$10000];[.H35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55])&gt;0;&quot;Χ&quot;;&quot;Α&quot;)" office:value-type="string" office:string-value="Α" calcext:value-type="string">
            <text:p>Α</text:p>
          </table:table-cell>
          <table:table-cell table:formula="of:=COUNTIF([$List.$A$1:.$A$10000];[.H35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56])&gt;0;&quot;Χ&quot;;&quot;Α&quot;)" office:value-type="string" office:string-value="Α" calcext:value-type="string">
            <text:p>Α</text:p>
          </table:table-cell>
          <table:table-cell table:formula="of:=COUNTIF([$List.$A$1:.$A$10000];[.H35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57])&gt;0;&quot;Χ&quot;;&quot;Α&quot;)" office:value-type="string" office:string-value="Α" calcext:value-type="string">
            <text:p>Α</text:p>
          </table:table-cell>
          <table:table-cell table:formula="of:=COUNTIF([$List.$A$1:.$A$10000];[.H35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58])&gt;0;&quot;Χ&quot;;&quot;Α&quot;)" office:value-type="string" office:string-value="Α" calcext:value-type="string">
            <text:p>Α</text:p>
          </table:table-cell>
          <table:table-cell table:formula="of:=COUNTIF([$List.$A$1:.$A$10000];[.H35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59])&gt;0;&quot;Χ&quot;;&quot;Α&quot;)" office:value-type="string" office:string-value="Α" calcext:value-type="string">
            <text:p>Α</text:p>
          </table:table-cell>
          <table:table-cell table:formula="of:=COUNTIF([$List.$A$1:.$A$10000];[.H35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0])&gt;0;&quot;Χ&quot;;&quot;Α&quot;)" office:value-type="string" office:string-value="Α" calcext:value-type="string">
            <text:p>Α</text:p>
          </table:table-cell>
          <table:table-cell table:formula="of:=COUNTIF([$List.$A$1:.$A$10000];[.H36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1])&gt;0;&quot;Χ&quot;;&quot;Α&quot;)" office:value-type="string" office:string-value="Α" calcext:value-type="string">
            <text:p>Α</text:p>
          </table:table-cell>
          <table:table-cell table:formula="of:=COUNTIF([$List.$A$1:.$A$10000];[.H36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2])&gt;0;&quot;Χ&quot;;&quot;Α&quot;)" office:value-type="string" office:string-value="Α" calcext:value-type="string">
            <text:p>Α</text:p>
          </table:table-cell>
          <table:table-cell table:formula="of:=COUNTIF([$List.$A$1:.$A$10000];[.H36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3])&gt;0;&quot;Χ&quot;;&quot;Α&quot;)" office:value-type="string" office:string-value="Α" calcext:value-type="string">
            <text:p>Α</text:p>
          </table:table-cell>
          <table:table-cell table:formula="of:=COUNTIF([$List.$A$1:.$A$10000];[.H36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4])&gt;0;&quot;Χ&quot;;&quot;Α&quot;)" office:value-type="string" office:string-value="Α" calcext:value-type="string">
            <text:p>Α</text:p>
          </table:table-cell>
          <table:table-cell table:formula="of:=COUNTIF([$List.$A$1:.$A$10000];[.H36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5])&gt;0;&quot;Χ&quot;;&quot;Α&quot;)" office:value-type="string" office:string-value="Α" calcext:value-type="string">
            <text:p>Α</text:p>
          </table:table-cell>
          <table:table-cell table:formula="of:=COUNTIF([$List.$A$1:.$A$10000];[.H36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6])&gt;0;&quot;Χ&quot;;&quot;Α&quot;)" office:value-type="string" office:string-value="Α" calcext:value-type="string">
            <text:p>Α</text:p>
          </table:table-cell>
          <table:table-cell table:formula="of:=COUNTIF([$List.$A$1:.$A$10000];[.H36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7])&gt;0;&quot;Χ&quot;;&quot;Α&quot;)" office:value-type="string" office:string-value="Α" calcext:value-type="string">
            <text:p>Α</text:p>
          </table:table-cell>
          <table:table-cell table:formula="of:=COUNTIF([$List.$A$1:.$A$10000];[.H36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8])&gt;0;&quot;Χ&quot;;&quot;Α&quot;)" office:value-type="string" office:string-value="Α" calcext:value-type="string">
            <text:p>Α</text:p>
          </table:table-cell>
          <table:table-cell table:formula="of:=COUNTIF([$List.$A$1:.$A$10000];[.H36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69])&gt;0;&quot;Χ&quot;;&quot;Α&quot;)" office:value-type="string" office:string-value="Α" calcext:value-type="string">
            <text:p>Α</text:p>
          </table:table-cell>
          <table:table-cell table:formula="of:=COUNTIF([$List.$A$1:.$A$10000];[.H36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70])&gt;0;&quot;Χ&quot;;&quot;Α&quot;)" office:value-type="string" office:string-value="Α" calcext:value-type="string">
            <text:p>Α</text:p>
          </table:table-cell>
          <table:table-cell table:formula="of:=COUNTIF([$List.$A$1:.$A$10000];[.H37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71])&gt;0;&quot;Χ&quot;;&quot;Α&quot;)" office:value-type="string" office:string-value="Α" calcext:value-type="string">
            <text:p>Α</text:p>
          </table:table-cell>
          <table:table-cell table:formula="of:=COUNTIF([$List.$A$1:.$A$10000];[.H37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1</text:p>
          </table:table-cell>
          <table:table-cell table:formula="of:=IF(COUNTIF([$List.$A$1:.$A$10000];[.H372])&gt;0;&quot;Χ&quot;;&quot;Α&quot;)" office:value-type="string" office:string-value="Α" calcext:value-type="string">
            <text:p>Α</text:p>
          </table:table-cell>
          <table:table-cell table:formula="of:=COUNTIF([$List.$A$1:.$A$10000];[.H37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73])&gt;0;&quot;Χ&quot;;&quot;Α&quot;)" office:value-type="string" office:string-value="Α" calcext:value-type="string">
            <text:p>Α</text:p>
          </table:table-cell>
          <table:table-cell table:formula="of:=COUNTIF([$List.$A$1:.$A$10000];[.H37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74])&gt;0;&quot;Χ&quot;;&quot;Α&quot;)" office:value-type="string" office:string-value="Α" calcext:value-type="string">
            <text:p>Α</text:p>
          </table:table-cell>
          <table:table-cell table:formula="of:=COUNTIF([$List.$A$1:.$A$10000];[.H37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75])&gt;0;&quot;Χ&quot;;&quot;Α&quot;)" office:value-type="string" office:string-value="Α" calcext:value-type="string">
            <text:p>Α</text:p>
          </table:table-cell>
          <table:table-cell table:formula="of:=COUNTIF([$List.$A$1:.$A$10000];[.H37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76])&gt;0;&quot;Χ&quot;;&quot;Α&quot;)" office:value-type="string" office:string-value="Α" calcext:value-type="string">
            <text:p>Α</text:p>
          </table:table-cell>
          <table:table-cell table:formula="of:=COUNTIF([$List.$A$1:.$A$10000];[.H37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77])&gt;0;&quot;Χ&quot;;&quot;Α&quot;)" office:value-type="string" office:string-value="Α" calcext:value-type="string">
            <text:p>Α</text:p>
          </table:table-cell>
          <table:table-cell table:formula="of:=COUNTIF([$List.$A$1:.$A$10000];[.H37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78])&gt;0;&quot;Χ&quot;;&quot;Α&quot;)" office:value-type="string" office:string-value="Α" calcext:value-type="string">
            <text:p>Α</text:p>
          </table:table-cell>
          <table:table-cell table:formula="of:=COUNTIF([$List.$A$1:.$A$10000];[.H37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79])&gt;0;&quot;Χ&quot;;&quot;Α&quot;)" office:value-type="string" office:string-value="Α" calcext:value-type="string">
            <text:p>Α</text:p>
          </table:table-cell>
          <table:table-cell table:formula="of:=COUNTIF([$List.$A$1:.$A$10000];[.H37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80])&gt;0;&quot;Χ&quot;;&quot;Α&quot;)" office:value-type="string" office:string-value="Α" calcext:value-type="string">
            <text:p>Α</text:p>
          </table:table-cell>
          <table:table-cell table:formula="of:=COUNTIF([$List.$A$1:.$A$10000];[.H38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81])&gt;0;&quot;Χ&quot;;&quot;Α&quot;)" office:value-type="string" office:string-value="Α" calcext:value-type="string">
            <text:p>Α</text:p>
          </table:table-cell>
          <table:table-cell table:formula="of:=COUNTIF([$List.$A$1:.$A$10000];[.H38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82])&gt;0;&quot;Χ&quot;;&quot;Α&quot;)" office:value-type="string" office:string-value="Α" calcext:value-type="string">
            <text:p>Α</text:p>
          </table:table-cell>
          <table:table-cell table:formula="of:=COUNTIF([$List.$A$1:.$A$10000];[.H38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83])&gt;0;&quot;Χ&quot;;&quot;Α&quot;)" office:value-type="string" office:string-value="Α" calcext:value-type="string">
            <text:p>Α</text:p>
          </table:table-cell>
          <table:table-cell table:formula="of:=COUNTIF([$List.$A$1:.$A$10000];[.H38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84])&gt;0;&quot;Χ&quot;;&quot;Α&quot;)" office:value-type="string" office:string-value="Α" calcext:value-type="string">
            <text:p>Α</text:p>
          </table:table-cell>
          <table:table-cell table:formula="of:=COUNTIF([$List.$A$1:.$A$10000];[.H38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85])&gt;0;&quot;Χ&quot;;&quot;Α&quot;)" office:value-type="string" office:string-value="Α" calcext:value-type="string">
            <text:p>Α</text:p>
          </table:table-cell>
          <table:table-cell table:formula="of:=COUNTIF([$List.$A$1:.$A$10000];[.H38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86])&gt;0;&quot;Χ&quot;;&quot;Α&quot;)" office:value-type="string" office:string-value="Α" calcext:value-type="string">
            <text:p>Α</text:p>
          </table:table-cell>
          <table:table-cell table:formula="of:=COUNTIF([$List.$A$1:.$A$10000];[.H38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ΞΥΠ02</text:p>
          </table:table-cell>
          <table:table-cell table:formula="of:=IF(COUNTIF([$List.$A$1:.$A$10000];[.H387])&gt;0;&quot;Χ&quot;;&quot;Α&quot;)" office:value-type="string" office:string-value="Α" calcext:value-type="string">
            <text:p>Α</text:p>
          </table:table-cell>
          <table:table-cell table:formula="of:=COUNTIF([$List.$A$1:.$A$10000];[.H38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88])&gt;0;&quot;Χ&quot;;&quot;Α&quot;)" office:value-type="string" office:string-value="Α" calcext:value-type="string">
            <text:p>Α</text:p>
          </table:table-cell>
          <table:table-cell table:formula="of:=COUNTIF([$List.$A$1:.$A$10000];[.H38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89])&gt;0;&quot;Χ&quot;;&quot;Α&quot;)" office:value-type="string" office:string-value="Α" calcext:value-type="string">
            <text:p>Α</text:p>
          </table:table-cell>
          <table:table-cell table:formula="of:=COUNTIF([$List.$A$1:.$A$10000];[.H38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0])&gt;0;&quot;Χ&quot;;&quot;Α&quot;)" office:value-type="string" office:string-value="Α" calcext:value-type="string">
            <text:p>Α</text:p>
          </table:table-cell>
          <table:table-cell table:formula="of:=COUNTIF([$List.$A$1:.$A$10000];[.H39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1])&gt;0;&quot;Χ&quot;;&quot;Α&quot;)" office:value-type="string" office:string-value="Α" calcext:value-type="string">
            <text:p>Α</text:p>
          </table:table-cell>
          <table:table-cell table:formula="of:=COUNTIF([$List.$A$1:.$A$10000];[.H39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2])&gt;0;&quot;Χ&quot;;&quot;Α&quot;)" office:value-type="string" office:string-value="Α" calcext:value-type="string">
            <text:p>Α</text:p>
          </table:table-cell>
          <table:table-cell table:formula="of:=COUNTIF([$List.$A$1:.$A$10000];[.H39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3])&gt;0;&quot;Χ&quot;;&quot;Α&quot;)" office:value-type="string" office:string-value="Α" calcext:value-type="string">
            <text:p>Α</text:p>
          </table:table-cell>
          <table:table-cell table:formula="of:=COUNTIF([$List.$A$1:.$A$10000];[.H39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4])&gt;0;&quot;Χ&quot;;&quot;Α&quot;)" office:value-type="string" office:string-value="Α" calcext:value-type="string">
            <text:p>Α</text:p>
          </table:table-cell>
          <table:table-cell table:formula="of:=COUNTIF([$List.$A$1:.$A$10000];[.H39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5])&gt;0;&quot;Χ&quot;;&quot;Α&quot;)" office:value-type="string" office:string-value="Α" calcext:value-type="string">
            <text:p>Α</text:p>
          </table:table-cell>
          <table:table-cell table:formula="of:=COUNTIF([$List.$A$1:.$A$10000];[.H39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6])&gt;0;&quot;Χ&quot;;&quot;Α&quot;)" office:value-type="string" office:string-value="Α" calcext:value-type="string">
            <text:p>Α</text:p>
          </table:table-cell>
          <table:table-cell table:formula="of:=COUNTIF([$List.$A$1:.$A$10000];[.H39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7])&gt;0;&quot;Χ&quot;;&quot;Α&quot;)" office:value-type="string" office:string-value="Α" calcext:value-type="string">
            <text:p>Α</text:p>
          </table:table-cell>
          <table:table-cell table:formula="of:=COUNTIF([$List.$A$1:.$A$10000];[.H39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8])&gt;0;&quot;Χ&quot;;&quot;Α&quot;)" office:value-type="string" office:string-value="Α" calcext:value-type="string">
            <text:p>Α</text:p>
          </table:table-cell>
          <table:table-cell table:formula="of:=COUNTIF([$List.$A$1:.$A$10000];[.H39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3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399])&gt;0;&quot;Χ&quot;;&quot;Α&quot;)" office:value-type="string" office:string-value="Α" calcext:value-type="string">
            <text:p>Α</text:p>
          </table:table-cell>
          <table:table-cell table:formula="of:=COUNTIF([$List.$A$1:.$A$10000];[.H39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400])&gt;0;&quot;Χ&quot;;&quot;Α&quot;)" office:value-type="string" office:string-value="Α" calcext:value-type="string">
            <text:p>Α</text:p>
          </table:table-cell>
          <table:table-cell table:formula="of:=COUNTIF([$List.$A$1:.$A$10000];[.H40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401])&gt;0;&quot;Χ&quot;;&quot;Α&quot;)" office:value-type="string" office:string-value="Α" calcext:value-type="string">
            <text:p>Α</text:p>
          </table:table-cell>
          <table:table-cell table:formula="of:=COUNTIF([$List.$A$1:.$A$10000];[.H40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ΑΠ01</text:p>
          </table:table-cell>
          <table:table-cell table:formula="of:=IF(COUNTIF([$List.$A$1:.$A$10000];[.H402])&gt;0;&quot;Χ&quot;;&quot;Α&quot;)" office:value-type="string" office:string-value="Α" calcext:value-type="string">
            <text:p>Α</text:p>
          </table:table-cell>
          <table:table-cell table:formula="of:=COUNTIF([$List.$A$1:.$A$10000];[.H40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Β01</text:p>
          </table:table-cell>
          <table:table-cell table:formula="of:=IF(COUNTIF([$List.$A$1:.$A$10000];[.H403])&gt;0;&quot;Χ&quot;;&quot;Α&quot;)" office:value-type="string" office:string-value="Α" calcext:value-type="string">
            <text:p>Α</text:p>
          </table:table-cell>
          <table:table-cell table:formula="of:=COUNTIF([$List.$A$1:.$A$10000];[.H40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Β01</text:p>
          </table:table-cell>
          <table:table-cell table:formula="of:=IF(COUNTIF([$List.$A$1:.$A$10000];[.H404])&gt;0;&quot;Χ&quot;;&quot;Α&quot;)" office:value-type="string" office:string-value="Α" calcext:value-type="string">
            <text:p>Α</text:p>
          </table:table-cell>
          <table:table-cell table:formula="of:=COUNTIF([$List.$A$1:.$A$10000];[.H40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Β01</text:p>
          </table:table-cell>
          <table:table-cell table:formula="of:=IF(COUNTIF([$List.$A$1:.$A$10000];[.H405])&gt;0;&quot;Χ&quot;;&quot;Α&quot;)" office:value-type="string" office:string-value="Α" calcext:value-type="string">
            <text:p>Α</text:p>
          </table:table-cell>
          <table:table-cell table:formula="of:=COUNTIF([$List.$A$1:.$A$10000];[.H40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Β01</text:p>
          </table:table-cell>
          <table:table-cell table:formula="of:=IF(COUNTIF([$List.$A$1:.$A$10000];[.H406])&gt;0;&quot;Χ&quot;;&quot;Α&quot;)" office:value-type="string" office:string-value="Α" calcext:value-type="string">
            <text:p>Α</text:p>
          </table:table-cell>
          <table:table-cell table:formula="of:=COUNTIF([$List.$A$1:.$A$10000];[.H40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Π01</text:p>
          </table:table-cell>
          <table:table-cell table:formula="of:=IF(COUNTIF([$List.$A$1:.$A$10000];[.H407])&gt;0;&quot;Χ&quot;;&quot;Α&quot;)" office:value-type="string" office:string-value="Α" calcext:value-type="string">
            <text:p>Α</text:p>
          </table:table-cell>
          <table:table-cell table:formula="of:=COUNTIF([$List.$A$1:.$A$10000];[.H40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Π01</text:p>
          </table:table-cell>
          <table:table-cell table:formula="of:=IF(COUNTIF([$List.$A$1:.$A$10000];[.H408])&gt;0;&quot;Χ&quot;;&quot;Α&quot;)" office:value-type="string" office:string-value="Α" calcext:value-type="string">
            <text:p>Α</text:p>
          </table:table-cell>
          <table:table-cell table:formula="of:=COUNTIF([$List.$A$1:.$A$10000];[.H40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Π01</text:p>
          </table:table-cell>
          <table:table-cell table:formula="of:=IF(COUNTIF([$List.$A$1:.$A$10000];[.H409])&gt;0;&quot;Χ&quot;;&quot;Α&quot;)" office:value-type="string" office:string-value="Α" calcext:value-type="string">
            <text:p>Α</text:p>
          </table:table-cell>
          <table:table-cell table:formula="of:=COUNTIF([$List.$A$1:.$A$10000];[.H40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Π01</text:p>
          </table:table-cell>
          <table:table-cell table:formula="of:=IF(COUNTIF([$List.$A$1:.$A$10000];[.H410])&gt;0;&quot;Χ&quot;;&quot;Α&quot;)" office:value-type="string" office:string-value="Α" calcext:value-type="string">
            <text:p>Α</text:p>
          </table:table-cell>
          <table:table-cell table:formula="of:=COUNTIF([$List.$A$1:.$A$10000];[.H41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Π01</text:p>
          </table:table-cell>
          <table:table-cell table:formula="of:=IF(COUNTIF([$List.$A$1:.$A$10000];[.H411])&gt;0;&quot;Χ&quot;;&quot;Α&quot;)" office:value-type="string" office:string-value="Α" calcext:value-type="string">
            <text:p>Α</text:p>
          </table:table-cell>
          <table:table-cell table:formula="of:=COUNTIF([$List.$A$1:.$A$10000];[.H41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Π01</text:p>
          </table:table-cell>
          <table:table-cell table:formula="of:=IF(COUNTIF([$List.$A$1:.$A$10000];[.H412])&gt;0;&quot;Χ&quot;;&quot;Α&quot;)" office:value-type="string" office:string-value="Α" calcext:value-type="string">
            <text:p>Α</text:p>
          </table:table-cell>
          <table:table-cell table:formula="of:=COUNTIF([$List.$A$1:.$A$10000];[.H41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Π01</text:p>
          </table:table-cell>
          <table:table-cell table:formula="of:=IF(COUNTIF([$List.$A$1:.$A$10000];[.H413])&gt;0;&quot;Χ&quot;;&quot;Α&quot;)" office:value-type="string" office:string-value="Α" calcext:value-type="string">
            <text:p>Α</text:p>
          </table:table-cell>
          <table:table-cell table:formula="of:=COUNTIF([$List.$A$1:.$A$10000];[.H41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ΛΠ01</text:p>
          </table:table-cell>
          <table:table-cell table:formula="of:=IF(COUNTIF([$List.$A$1:.$A$10000];[.H414])&gt;0;&quot;Χ&quot;;&quot;Α&quot;)" office:value-type="string" office:string-value="Α" calcext:value-type="string">
            <text:p>Α</text:p>
          </table:table-cell>
          <table:table-cell table:formula="of:=COUNTIF([$List.$A$1:.$A$10000];[.H41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ΡΠ01</text:p>
          </table:table-cell>
          <table:table-cell table:formula="of:=IF(COUNTIF([$List.$A$1:.$A$10000];[.H415])&gt;0;&quot;Χ&quot;;&quot;Α&quot;)" office:value-type="string" office:string-value="Α" calcext:value-type="string">
            <text:p>Α</text:p>
          </table:table-cell>
          <table:table-cell table:formula="of:=COUNTIF([$List.$A$1:.$A$10000];[.H41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ΡΠ01</text:p>
          </table:table-cell>
          <table:table-cell table:formula="of:=IF(COUNTIF([$List.$A$1:.$A$10000];[.H416])&gt;0;&quot;Χ&quot;;&quot;Α&quot;)" office:value-type="string" office:string-value="Α" calcext:value-type="string">
            <text:p>Α</text:p>
          </table:table-cell>
          <table:table-cell table:formula="of:=COUNTIF([$List.$A$1:.$A$10000];[.H41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ΡΠ01</text:p>
          </table:table-cell>
          <table:table-cell table:formula="of:=IF(COUNTIF([$List.$A$1:.$A$10000];[.H417])&gt;0;&quot;Χ&quot;;&quot;Α&quot;)" office:value-type="string" office:string-value="Α" calcext:value-type="string">
            <text:p>Α</text:p>
          </table:table-cell>
          <table:table-cell table:formula="of:=COUNTIF([$List.$A$1:.$A$10000];[.H41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ΠΡΠ01</text:p>
          </table:table-cell>
          <table:table-cell table:formula="of:=IF(COUNTIF([$List.$A$1:.$A$10000];[.H418])&gt;0;&quot;Χ&quot;;&quot;Α&quot;)" office:value-type="string" office:string-value="Α" calcext:value-type="string">
            <text:p>Α</text:p>
          </table:table-cell>
          <table:table-cell table:formula="of:=COUNTIF([$List.$A$1:.$A$10000];[.H41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19])&gt;0;&quot;Χ&quot;;&quot;Α&quot;)" office:value-type="string" office:string-value="Α" calcext:value-type="string">
            <text:p>Α</text:p>
          </table:table-cell>
          <table:table-cell table:formula="of:=COUNTIF([$List.$A$1:.$A$10000];[.H41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0])&gt;0;&quot;Χ&quot;;&quot;Α&quot;)" office:value-type="string" office:string-value="Α" calcext:value-type="string">
            <text:p>Α</text:p>
          </table:table-cell>
          <table:table-cell table:formula="of:=COUNTIF([$List.$A$1:.$A$10000];[.H42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1])&gt;0;&quot;Χ&quot;;&quot;Α&quot;)" office:value-type="string" office:string-value="Α" calcext:value-type="string">
            <text:p>Α</text:p>
          </table:table-cell>
          <table:table-cell table:formula="of:=COUNTIF([$List.$A$1:.$A$10000];[.H42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2])&gt;0;&quot;Χ&quot;;&quot;Α&quot;)" office:value-type="string" office:string-value="Α" calcext:value-type="string">
            <text:p>Α</text:p>
          </table:table-cell>
          <table:table-cell table:formula="of:=COUNTIF([$List.$A$1:.$A$10000];[.H42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3])&gt;0;&quot;Χ&quot;;&quot;Α&quot;)" office:value-type="string" office:string-value="Α" calcext:value-type="string">
            <text:p>Α</text:p>
          </table:table-cell>
          <table:table-cell table:formula="of:=COUNTIF([$List.$A$1:.$A$10000];[.H42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4])&gt;0;&quot;Χ&quot;;&quot;Α&quot;)" office:value-type="string" office:string-value="Α" calcext:value-type="string">
            <text:p>Α</text:p>
          </table:table-cell>
          <table:table-cell table:formula="of:=COUNTIF([$List.$A$1:.$A$10000];[.H42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5])&gt;0;&quot;Χ&quot;;&quot;Α&quot;)" office:value-type="string" office:string-value="Α" calcext:value-type="string">
            <text:p>Α</text:p>
          </table:table-cell>
          <table:table-cell table:formula="of:=COUNTIF([$List.$A$1:.$A$10000];[.H42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6])&gt;0;&quot;Χ&quot;;&quot;Α&quot;)" office:value-type="string" office:string-value="Α" calcext:value-type="string">
            <text:p>Α</text:p>
          </table:table-cell>
          <table:table-cell table:formula="of:=COUNTIF([$List.$A$1:.$A$10000];[.H42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7])&gt;0;&quot;Χ&quot;;&quot;Α&quot;)" office:value-type="string" office:string-value="Α" calcext:value-type="string">
            <text:p>Α</text:p>
          </table:table-cell>
          <table:table-cell table:formula="of:=COUNTIF([$List.$A$1:.$A$10000];[.H42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8])&gt;0;&quot;Χ&quot;;&quot;Α&quot;)" office:value-type="string" office:string-value="Α" calcext:value-type="string">
            <text:p>Α</text:p>
          </table:table-cell>
          <table:table-cell table:formula="of:=COUNTIF([$List.$A$1:.$A$10000];[.H42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29])&gt;0;&quot;Χ&quot;;&quot;Α&quot;)" office:value-type="string" office:string-value="Α" calcext:value-type="string">
            <text:p>Α</text:p>
          </table:table-cell>
          <table:table-cell table:formula="of:=COUNTIF([$List.$A$1:.$A$10000];[.H42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ΣΝΠ01</text:p>
          </table:table-cell>
          <table:table-cell table:formula="of:=IF(COUNTIF([$List.$A$1:.$A$10000];[.H430])&gt;0;&quot;Χ&quot;;&quot;Α&quot;)" office:value-type="string" office:string-value="Α" calcext:value-type="string">
            <text:p>Α</text:p>
          </table:table-cell>
          <table:table-cell table:formula="of:=COUNTIF([$List.$A$1:.$A$10000];[.H43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31])&gt;0;&quot;Χ&quot;;&quot;Α&quot;)" office:value-type="string" office:string-value="Α" calcext:value-type="string">
            <text:p>Α</text:p>
          </table:table-cell>
          <table:table-cell table:formula="of:=COUNTIF([$List.$A$1:.$A$10000];[.H43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32])&gt;0;&quot;Χ&quot;;&quot;Α&quot;)" office:value-type="string" office:string-value="Α" calcext:value-type="string">
            <text:p>Α</text:p>
          </table:table-cell>
          <table:table-cell table:formula="of:=COUNTIF([$List.$A$1:.$A$10000];[.H43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33])&gt;0;&quot;Χ&quot;;&quot;Α&quot;)" office:value-type="string" office:string-value="Α" calcext:value-type="string">
            <text:p>Α</text:p>
          </table:table-cell>
          <table:table-cell table:formula="of:=COUNTIF([$List.$A$1:.$A$10000];[.H43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34])&gt;0;&quot;Χ&quot;;&quot;Α&quot;)" office:value-type="string" office:string-value="Α" calcext:value-type="string">
            <text:p>Α</text:p>
          </table:table-cell>
          <table:table-cell table:formula="of:=COUNTIF([$List.$A$1:.$A$10000];[.H43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35])&gt;0;&quot;Χ&quot;;&quot;Α&quot;)" office:value-type="string" office:string-value="Α" calcext:value-type="string">
            <text:p>Α</text:p>
          </table:table-cell>
          <table:table-cell table:formula="of:=COUNTIF([$List.$A$1:.$A$10000];[.H43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36])&gt;0;&quot;Χ&quot;;&quot;Α&quot;)" office:value-type="string" office:string-value="Α" calcext:value-type="string">
            <text:p>Α</text:p>
          </table:table-cell>
          <table:table-cell table:formula="of:=COUNTIF([$List.$A$1:.$A$10000];[.H43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37])&gt;0;&quot;Χ&quot;;&quot;Α&quot;)" office:value-type="string" office:string-value="Α" calcext:value-type="string">
            <text:p>Α</text:p>
          </table:table-cell>
          <table:table-cell table:formula="of:=COUNTIF([$List.$A$1:.$A$10000];[.H43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38])&gt;0;&quot;Χ&quot;;&quot;Α&quot;)" office:value-type="string" office:string-value="Α" calcext:value-type="string">
            <text:p>Α</text:p>
          </table:table-cell>
          <table:table-cell table:formula="of:=COUNTIF([$List.$A$1:.$A$10000];[.H43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39])&gt;0;&quot;Χ&quot;;&quot;Α&quot;)" office:value-type="string" office:string-value="Α" calcext:value-type="string">
            <text:p>Α</text:p>
          </table:table-cell>
          <table:table-cell table:formula="of:=COUNTIF([$List.$A$1:.$A$10000];[.H43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40])&gt;0;&quot;Χ&quot;;&quot;Α&quot;)" office:value-type="string" office:string-value="Α" calcext:value-type="string">
            <text:p>Α</text:p>
          </table:table-cell>
          <table:table-cell table:formula="of:=COUNTIF([$List.$A$1:.$A$10000];[.H44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41])&gt;0;&quot;Χ&quot;;&quot;Α&quot;)" office:value-type="string" office:string-value="Α" calcext:value-type="string">
            <text:p>Α</text:p>
          </table:table-cell>
          <table:table-cell table:formula="of:=COUNTIF([$List.$A$1:.$A$10000];[.H44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42])&gt;0;&quot;Χ&quot;;&quot;Α&quot;)" office:value-type="string" office:string-value="Α" calcext:value-type="string">
            <text:p>Α</text:p>
          </table:table-cell>
          <table:table-cell table:formula="of:=COUNTIF([$List.$A$1:.$A$10000];[.H44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43])&gt;0;&quot;Χ&quot;;&quot;Α&quot;)" office:value-type="string" office:string-value="Α" calcext:value-type="string">
            <text:p>Α</text:p>
          </table:table-cell>
          <table:table-cell table:formula="of:=COUNTIF([$List.$A$1:.$A$10000];[.H44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44])&gt;0;&quot;Χ&quot;;&quot;Α&quot;)" office:value-type="string" office:string-value="Α" calcext:value-type="string">
            <text:p>Α</text:p>
          </table:table-cell>
          <table:table-cell table:formula="of:=COUNTIF([$List.$A$1:.$A$10000];[.H44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45])&gt;0;&quot;Χ&quot;;&quot;Α&quot;)" office:value-type="string" office:string-value="Α" calcext:value-type="string">
            <text:p>Α</text:p>
          </table:table-cell>
          <table:table-cell table:formula="of:=COUNTIF([$List.$A$1:.$A$10000];[.H44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46])&gt;0;&quot;Χ&quot;;&quot;Α&quot;)" office:value-type="string" office:string-value="Α" calcext:value-type="string">
            <text:p>Α</text:p>
          </table:table-cell>
          <table:table-cell table:formula="of:=COUNTIF([$List.$A$1:.$A$10000];[.H44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Β01</text:p>
          </table:table-cell>
          <table:table-cell table:formula="of:=IF(COUNTIF([$List.$A$1:.$A$10000];[.H447])&gt;0;&quot;Χ&quot;;&quot;Α&quot;)" office:value-type="string" office:string-value="Α" calcext:value-type="string">
            <text:p>Α</text:p>
          </table:table-cell>
          <table:table-cell table:formula="of:=COUNTIF([$List.$A$1:.$A$10000];[.H44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48])&gt;0;&quot;Χ&quot;;&quot;Α&quot;)" office:value-type="string" office:string-value="Α" calcext:value-type="string">
            <text:p>Α</text:p>
          </table:table-cell>
          <table:table-cell table:formula="of:=COUNTIF([$List.$A$1:.$A$10000];[.H44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49])&gt;0;&quot;Χ&quot;;&quot;Α&quot;)" office:value-type="string" office:string-value="Α" calcext:value-type="string">
            <text:p>Α</text:p>
          </table:table-cell>
          <table:table-cell table:formula="of:=COUNTIF([$List.$A$1:.$A$10000];[.H44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0])&gt;0;&quot;Χ&quot;;&quot;Α&quot;)" office:value-type="string" office:string-value="Α" calcext:value-type="string">
            <text:p>Α</text:p>
          </table:table-cell>
          <table:table-cell table:formula="of:=COUNTIF([$List.$A$1:.$A$10000];[.H45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1])&gt;0;&quot;Χ&quot;;&quot;Α&quot;)" office:value-type="string" office:string-value="Α" calcext:value-type="string">
            <text:p>Α</text:p>
          </table:table-cell>
          <table:table-cell table:formula="of:=COUNTIF([$List.$A$1:.$A$10000];[.H45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2])&gt;0;&quot;Χ&quot;;&quot;Α&quot;)" office:value-type="string" office:string-value="Α" calcext:value-type="string">
            <text:p>Α</text:p>
          </table:table-cell>
          <table:table-cell table:formula="of:=COUNTIF([$List.$A$1:.$A$10000];[.H45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3])&gt;0;&quot;Χ&quot;;&quot;Α&quot;)" office:value-type="string" office:string-value="Α" calcext:value-type="string">
            <text:p>Α</text:p>
          </table:table-cell>
          <table:table-cell table:formula="of:=COUNTIF([$List.$A$1:.$A$10000];[.H45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4])&gt;0;&quot;Χ&quot;;&quot;Α&quot;)" office:value-type="string" office:string-value="Α" calcext:value-type="string">
            <text:p>Α</text:p>
          </table:table-cell>
          <table:table-cell table:formula="of:=COUNTIF([$List.$A$1:.$A$10000];[.H45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5])&gt;0;&quot;Χ&quot;;&quot;Α&quot;)" office:value-type="string" office:string-value="Α" calcext:value-type="string">
            <text:p>Α</text:p>
          </table:table-cell>
          <table:table-cell table:formula="of:=COUNTIF([$List.$A$1:.$A$10000];[.H45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6])&gt;0;&quot;Χ&quot;;&quot;Α&quot;)" office:value-type="string" office:string-value="Α" calcext:value-type="string">
            <text:p>Α</text:p>
          </table:table-cell>
          <table:table-cell table:formula="of:=COUNTIF([$List.$A$1:.$A$10000];[.H45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7])&gt;0;&quot;Χ&quot;;&quot;Α&quot;)" office:value-type="string" office:string-value="Α" calcext:value-type="string">
            <text:p>Α</text:p>
          </table:table-cell>
          <table:table-cell table:formula="of:=COUNTIF([$List.$A$1:.$A$10000];[.H45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8])&gt;0;&quot;Χ&quot;;&quot;Α&quot;)" office:value-type="string" office:string-value="Α" calcext:value-type="string">
            <text:p>Α</text:p>
          </table:table-cell>
          <table:table-cell table:formula="of:=COUNTIF([$List.$A$1:.$A$10000];[.H45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59])&gt;0;&quot;Χ&quot;;&quot;Α&quot;)" office:value-type="string" office:string-value="Α" calcext:value-type="string">
            <text:p>Α</text:p>
          </table:table-cell>
          <table:table-cell table:formula="of:=COUNTIF([$List.$A$1:.$A$10000];[.H45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60])&gt;0;&quot;Χ&quot;;&quot;Α&quot;)" office:value-type="string" office:string-value="Α" calcext:value-type="string">
            <text:p>Α</text:p>
          </table:table-cell>
          <table:table-cell table:formula="of:=COUNTIF([$List.$A$1:.$A$10000];[.H46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1</text:p>
          </table:table-cell>
          <table:table-cell table:formula="of:=IF(COUNTIF([$List.$A$1:.$A$10000];[.H461])&gt;0;&quot;Χ&quot;;&quot;Α&quot;)" office:value-type="string" office:string-value="Α" calcext:value-type="string">
            <text:p>Α</text:p>
          </table:table-cell>
          <table:table-cell table:formula="of:=COUNTIF([$List.$A$1:.$A$10000];[.H46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62])&gt;0;&quot;Χ&quot;;&quot;Α&quot;)" office:value-type="string" office:string-value="Α" calcext:value-type="string">
            <text:p>Α</text:p>
          </table:table-cell>
          <table:table-cell table:formula="of:=COUNTIF([$List.$A$1:.$A$10000];[.H46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63])&gt;0;&quot;Χ&quot;;&quot;Α&quot;)" office:value-type="string" office:string-value="Α" calcext:value-type="string">
            <text:p>Α</text:p>
          </table:table-cell>
          <table:table-cell table:formula="of:=COUNTIF([$List.$A$1:.$A$10000];[.H46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64])&gt;0;&quot;Χ&quot;;&quot;Α&quot;)" office:value-type="string" office:string-value="Α" calcext:value-type="string">
            <text:p>Α</text:p>
          </table:table-cell>
          <table:table-cell table:formula="of:=COUNTIF([$List.$A$1:.$A$10000];[.H46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65])&gt;0;&quot;Χ&quot;;&quot;Α&quot;)" office:value-type="string" office:string-value="Α" calcext:value-type="string">
            <text:p>Α</text:p>
          </table:table-cell>
          <table:table-cell table:formula="of:=COUNTIF([$List.$A$1:.$A$10000];[.H46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66])&gt;0;&quot;Χ&quot;;&quot;Α&quot;)" office:value-type="string" office:string-value="Α" calcext:value-type="string">
            <text:p>Α</text:p>
          </table:table-cell>
          <table:table-cell table:formula="of:=COUNTIF([$List.$A$1:.$A$10000];[.H46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67])&gt;0;&quot;Χ&quot;;&quot;Α&quot;)" office:value-type="string" office:string-value="Α" calcext:value-type="string">
            <text:p>Α</text:p>
          </table:table-cell>
          <table:table-cell table:formula="of:=COUNTIF([$List.$A$1:.$A$10000];[.H46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68])&gt;0;&quot;Χ&quot;;&quot;Α&quot;)" office:value-type="string" office:string-value="Α" calcext:value-type="string">
            <text:p>Α</text:p>
          </table:table-cell>
          <table:table-cell table:formula="of:=COUNTIF([$List.$A$1:.$A$10000];[.H46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69])&gt;0;&quot;Χ&quot;;&quot;Α&quot;)" office:value-type="string" office:string-value="Α" calcext:value-type="string">
            <text:p>Α</text:p>
          </table:table-cell>
          <table:table-cell table:formula="of:=COUNTIF([$List.$A$1:.$A$10000];[.H46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70])&gt;0;&quot;Χ&quot;;&quot;Α&quot;)" office:value-type="string" office:string-value="Α" calcext:value-type="string">
            <text:p>Α</text:p>
          </table:table-cell>
          <table:table-cell table:formula="of:=COUNTIF([$List.$A$1:.$A$10000];[.H47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ΑΠ02</text:p>
          </table:table-cell>
          <table:table-cell table:formula="of:=IF(COUNTIF([$List.$A$1:.$A$10000];[.H471])&gt;0;&quot;Χ&quot;;&quot;Α&quot;)" office:value-type="string" office:string-value="Α" calcext:value-type="string">
            <text:p>Α</text:p>
          </table:table-cell>
          <table:table-cell table:formula="of:=COUNTIF([$List.$A$1:.$A$10000];[.H47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ΔΠ01</text:p>
          </table:table-cell>
          <table:table-cell table:formula="of:=IF(COUNTIF([$List.$A$1:.$A$10000];[.H472])&gt;0;&quot;Χ&quot;;&quot;Α&quot;)" office:value-type="string" office:string-value="Α" calcext:value-type="string">
            <text:p>Α</text:p>
          </table:table-cell>
          <table:table-cell table:formula="of:=COUNTIF([$List.$A$1:.$A$10000];[.H47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ΕΣΩΤΕΡΙΚΗ ΑΡΧΙΤΕΚΤΟΝΙΚΗ ΔΙΑΚΟΣΜΗΣΗ ΚΑΙ ΣΧΕΔΙΑΣΜΟΣ ΑΝΤΙΚΕΙΜΕΝ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ΔΠ01</text:p>
          </table:table-cell>
          <table:table-cell table:formula="of:=IF(COUNTIF([$List.$A$1:.$A$10000];[.H473])&gt;0;&quot;Χ&quot;;&quot;Α&quot;)" office:value-type="string" office:string-value="Α" calcext:value-type="string">
            <text:p>Α</text:p>
          </table:table-cell>
          <table:table-cell table:formula="of:=COUNTIF([$List.$A$1:.$A$10000];[.H47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ΕΣΩΤΕΡΙΚΗ ΑΡΧΙΤΕΚΤΟΝΙΚΗ ΔΙΑΚΟΣΜΗΣΗ ΚΑΙ ΣΧΕΔΙΑΣΜΟΣ ΑΝΤΙΚΕΙΜΕΝ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ΔΠ01</text:p>
          </table:table-cell>
          <table:table-cell table:formula="of:=IF(COUNTIF([$List.$A$1:.$A$10000];[.H474])&gt;0;&quot;Χ&quot;;&quot;Α&quot;)" office:value-type="string" office:string-value="Α" calcext:value-type="string">
            <text:p>Α</text:p>
          </table:table-cell>
          <table:table-cell table:formula="of:=COUNTIF([$List.$A$1:.$A$10000];[.H47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ΕΣΩΤΕΡΙΚΗ ΑΡΧΙΤΕΚΤΟΝΙΚΗ ΔΙΑΚΟΣΜΗΣΗ ΚΑΙ ΣΧΕΔΙΑΣΜΟΣ ΑΝΤΙΚΕΙΜΕΝ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ΔΠ01</text:p>
          </table:table-cell>
          <table:table-cell table:formula="of:=IF(COUNTIF([$List.$A$1:.$A$10000];[.H475])&gt;0;&quot;Χ&quot;;&quot;Α&quot;)" office:value-type="string" office:string-value="Α" calcext:value-type="string">
            <text:p>Α</text:p>
          </table:table-cell>
          <table:table-cell table:formula="of:=COUNTIF([$List.$A$1:.$A$10000];[.H47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ΕΣΩΤΕΡΙΚΗ ΑΡΧΙΤΕΚΤΟΝΙΚΗ ΔΙΑΚΟΣΜΗΣΗ ΚΑΙ ΣΧΕΔΙΑΣΜΟΣ ΑΝΤΙΚΕΙΜΕΝ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ΔΠ01</text:p>
          </table:table-cell>
          <table:table-cell table:formula="of:=IF(COUNTIF([$List.$A$1:.$A$10000];[.H476])&gt;0;&quot;Χ&quot;;&quot;Α&quot;)" office:value-type="string" office:string-value="Α" calcext:value-type="string">
            <text:p>Α</text:p>
          </table:table-cell>
          <table:table-cell table:formula="of:=COUNTIF([$List.$A$1:.$A$10000];[.H47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ΕΣΩΤΕΡΙΚΗ ΑΡΧΙΤΕΚΤΟΝΙΚΗ ΔΙΑΚΟΣΜΗΣΗ ΚΑΙ ΣΧΕΔΙΑΣΜΟΣ ΑΝΤΙΚΕΙΜΕΝ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ΔΠ01</text:p>
          </table:table-cell>
          <table:table-cell table:formula="of:=IF(COUNTIF([$List.$A$1:.$A$10000];[.H477])&gt;0;&quot;Χ&quot;;&quot;Α&quot;)" office:value-type="string" office:string-value="Α" calcext:value-type="string">
            <text:p>Α</text:p>
          </table:table-cell>
          <table:table-cell table:formula="of:=COUNTIF([$List.$A$1:.$A$10000];[.H47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ΕΣΩΤΕΡΙΚΗ ΑΡΧΙΤΕΚΤΟΝΙΚΗ ΔΙΑΚΟΣΜΗΣΗ ΚΑΙ ΣΧΕΔΙΑΣΜΟΣ ΑΝΤΙΚΕΙΜΕΝ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ΕΠ01</text:p>
          </table:table-cell>
          <table:table-cell table:formula="of:=IF(COUNTIF([$List.$A$1:.$A$10000];[.H478])&gt;0;&quot;Χ&quot;;&quot;Α&quot;)" office:value-type="string" office:string-value="Α" calcext:value-type="string">
            <text:p>Α</text:p>
          </table:table-cell>
          <table:table-cell table:formula="of:=COUNTIF([$List.$A$1:.$A$10000];[.H47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ΙΚΟΣ ΚΙΝΟΥΜΕΝΗΣ ΕΙΚΟΝΑΣ- ΗΛΕΚΤΡΟΝΙΚΗΣ ΣΧΕΔΙΑΣΗΣ ΓΡΑΦΗΜΑΤΟ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ΕΠ01</text:p>
          </table:table-cell>
          <table:table-cell table:formula="of:=IF(COUNTIF([$List.$A$1:.$A$10000];[.H479])&gt;0;&quot;Χ&quot;;&quot;Α&quot;)" office:value-type="string" office:string-value="Α" calcext:value-type="string">
            <text:p>Α</text:p>
          </table:table-cell>
          <table:table-cell table:formula="of:=COUNTIF([$List.$A$1:.$A$10000];[.H47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ΙΚΟΣ ΚΙΝΟΥΜΕΝΗΣ ΕΙΚΟΝΑΣ- ΗΛΕΚΤΡΟΝΙΚΗΣ ΣΧΕΔΙΑΣΗΣ ΓΡΑΦΗΜΑΤΟ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0])&gt;0;&quot;Χ&quot;;&quot;Α&quot;)" office:value-type="string" office:string-value="Α" calcext:value-type="string">
            <text:p>Α</text:p>
          </table:table-cell>
          <table:table-cell table:formula="of:=COUNTIF([$List.$A$1:.$A$10000];[.H48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1])&gt;0;&quot;Χ&quot;;&quot;Α&quot;)" office:value-type="string" office:string-value="Α" calcext:value-type="string">
            <text:p>Α</text:p>
          </table:table-cell>
          <table:table-cell table:formula="of:=COUNTIF([$List.$A$1:.$A$10000];[.H48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2])&gt;0;&quot;Χ&quot;;&quot;Α&quot;)" office:value-type="string" office:string-value="Α" calcext:value-type="string">
            <text:p>Α</text:p>
          </table:table-cell>
          <table:table-cell table:formula="of:=COUNTIF([$List.$A$1:.$A$10000];[.H48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3])&gt;0;&quot;Χ&quot;;&quot;Α&quot;)" office:value-type="string" office:string-value="Α" calcext:value-type="string">
            <text:p>Α</text:p>
          </table:table-cell>
          <table:table-cell table:formula="of:=COUNTIF([$List.$A$1:.$A$10000];[.H48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4])&gt;0;&quot;Χ&quot;;&quot;Α&quot;)" office:value-type="string" office:string-value="Α" calcext:value-type="string">
            <text:p>Α</text:p>
          </table:table-cell>
          <table:table-cell table:formula="of:=COUNTIF([$List.$A$1:.$A$10000];[.H48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5])&gt;0;&quot;Χ&quot;;&quot;Α&quot;)" office:value-type="string" office:string-value="Α" calcext:value-type="string">
            <text:p>Α</text:p>
          </table:table-cell>
          <table:table-cell table:formula="of:=COUNTIF([$List.$A$1:.$A$10000];[.H48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6])&gt;0;&quot;Χ&quot;;&quot;Α&quot;)" office:value-type="string" office:string-value="Α" calcext:value-type="string">
            <text:p>Α</text:p>
          </table:table-cell>
          <table:table-cell table:formula="of:=COUNTIF([$List.$A$1:.$A$10000];[.H48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7])&gt;0;&quot;Χ&quot;;&quot;Α&quot;)" office:value-type="string" office:string-value="Α" calcext:value-type="string">
            <text:p>Α</text:p>
          </table:table-cell>
          <table:table-cell table:formula="of:=COUNTIF([$List.$A$1:.$A$10000];[.H48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8])&gt;0;&quot;Χ&quot;;&quot;Α&quot;)" office:value-type="string" office:string-value="Α" calcext:value-type="string">
            <text:p>Α</text:p>
          </table:table-cell>
          <table:table-cell table:formula="of:=COUNTIF([$List.$A$1:.$A$10000];[.H48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89])&gt;0;&quot;Χ&quot;;&quot;Α&quot;)" office:value-type="string" office:string-value="Α" calcext:value-type="string">
            <text:p>Α</text:p>
          </table:table-cell>
          <table:table-cell table:formula="of:=COUNTIF([$List.$A$1:.$A$10000];[.H48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90])&gt;0;&quot;Χ&quot;;&quot;Α&quot;)" office:value-type="string" office:string-value="Α" calcext:value-type="string">
            <text:p>Α</text:p>
          </table:table-cell>
          <table:table-cell table:formula="of:=COUNTIF([$List.$A$1:.$A$10000];[.H49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91])&gt;0;&quot;Χ&quot;;&quot;Α&quot;)" office:value-type="string" office:string-value="Α" calcext:value-type="string">
            <text:p>Α</text:p>
          </table:table-cell>
          <table:table-cell table:formula="of:=COUNTIF([$List.$A$1:.$A$10000];[.H49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92])&gt;0;&quot;Χ&quot;;&quot;Α&quot;)" office:value-type="string" office:string-value="Α" calcext:value-type="string">
            <text:p>Α</text:p>
          </table:table-cell>
          <table:table-cell table:formula="of:=COUNTIF([$List.$A$1:.$A$10000];[.H49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93])&gt;0;&quot;Χ&quot;;&quot;Α&quot;)" office:value-type="string" office:string-value="Α" calcext:value-type="string">
            <text:p>Α</text:p>
          </table:table-cell>
          <table:table-cell table:formula="of:=COUNTIF([$List.$A$1:.$A$10000];[.H49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ΥΠ01</text:p>
          </table:table-cell>
          <table:table-cell table:formula="of:=IF(COUNTIF([$List.$A$1:.$A$10000];[.H494])&gt;0;&quot;Χ&quot;;&quot;Α&quot;)" office:value-type="string" office:string-value="Α" calcext:value-type="string">
            <text:p>Α</text:p>
          </table:table-cell>
          <table:table-cell table:formula="of:=COUNTIF([$List.$A$1:.$A$10000];[.H49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Β01</text:p>
          </table:table-cell>
          <table:table-cell table:formula="of:=IF(COUNTIF([$List.$A$1:.$A$10000];[.H495])&gt;0;&quot;Χ&quot;;&quot;Α&quot;)" office:value-type="string" office:string-value="Α" calcext:value-type="string">
            <text:p>Α</text:p>
          </table:table-cell>
          <table:table-cell table:formula="of:=COUNTIF([$List.$A$1:.$A$10000];[.H49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Β01</text:p>
          </table:table-cell>
          <table:table-cell table:formula="of:=IF(COUNTIF([$List.$A$1:.$A$10000];[.H496])&gt;0;&quot;Χ&quot;;&quot;Α&quot;)" office:value-type="string" office:string-value="Α" calcext:value-type="string">
            <text:p>Α</text:p>
          </table:table-cell>
          <table:table-cell table:formula="of:=COUNTIF([$List.$A$1:.$A$10000];[.H49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Β01</text:p>
          </table:table-cell>
          <table:table-cell table:formula="of:=IF(COUNTIF([$List.$A$1:.$A$10000];[.H497])&gt;0;&quot;Χ&quot;;&quot;Α&quot;)" office:value-type="string" office:string-value="Α" calcext:value-type="string">
            <text:p>Α</text:p>
          </table:table-cell>
          <table:table-cell table:formula="of:=COUNTIF([$List.$A$1:.$A$10000];[.H49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Β01</text:p>
          </table:table-cell>
          <table:table-cell table:formula="of:=IF(COUNTIF([$List.$A$1:.$A$10000];[.H498])&gt;0;&quot;Χ&quot;;&quot;Α&quot;)" office:value-type="string" office:string-value="Α" calcext:value-type="string">
            <text:p>Α</text:p>
          </table:table-cell>
          <table:table-cell table:formula="of:=COUNTIF([$List.$A$1:.$A$10000];[.H49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4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Β01</text:p>
          </table:table-cell>
          <table:table-cell table:formula="of:=IF(COUNTIF([$List.$A$1:.$A$10000];[.H499])&gt;0;&quot;Χ&quot;;&quot;Α&quot;)" office:value-type="string" office:string-value="Α" calcext:value-type="string">
            <text:p>Α</text:p>
          </table:table-cell>
          <table:table-cell table:formula="of:=COUNTIF([$List.$A$1:.$A$10000];[.H49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Β01</text:p>
          </table:table-cell>
          <table:table-cell table:formula="of:=IF(COUNTIF([$List.$A$1:.$A$10000];[.H500])&gt;0;&quot;Χ&quot;;&quot;Α&quot;)" office:value-type="string" office:string-value="Α" calcext:value-type="string">
            <text:p>Α</text:p>
          </table:table-cell>
          <table:table-cell table:formula="of:=COUNTIF([$List.$A$1:.$A$10000];[.H50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Β01</text:p>
          </table:table-cell>
          <table:table-cell table:formula="of:=IF(COUNTIF([$List.$A$1:.$A$10000];[.H501])&gt;0;&quot;Χ&quot;;&quot;Α&quot;)" office:value-type="string" office:string-value="Α" calcext:value-type="string">
            <text:p>Α</text:p>
          </table:table-cell>
          <table:table-cell table:formula="of:=COUNTIF([$List.$A$1:.$A$10000];[.H50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Β01</text:p>
          </table:table-cell>
          <table:table-cell table:formula="of:=IF(COUNTIF([$List.$A$1:.$A$10000];[.H502])&gt;0;&quot;Χ&quot;;&quot;Α&quot;)" office:value-type="string" office:string-value="Α" calcext:value-type="string">
            <text:p>Α</text:p>
          </table:table-cell>
          <table:table-cell table:formula="of:=COUNTIF([$List.$A$1:.$A$10000];[.H50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03])&gt;0;&quot;Χ&quot;;&quot;Α&quot;)" office:value-type="string" office:string-value="Α" calcext:value-type="string">
            <text:p>Α</text:p>
          </table:table-cell>
          <table:table-cell table:formula="of:=COUNTIF([$List.$A$1:.$A$10000];[.H50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04])&gt;0;&quot;Χ&quot;;&quot;Α&quot;)" office:value-type="string" office:string-value="Α" calcext:value-type="string">
            <text:p>Α</text:p>
          </table:table-cell>
          <table:table-cell table:formula="of:=COUNTIF([$List.$A$1:.$A$10000];[.H50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05])&gt;0;&quot;Χ&quot;;&quot;Α&quot;)" office:value-type="string" office:string-value="Α" calcext:value-type="string">
            <text:p>Α</text:p>
          </table:table-cell>
          <table:table-cell table:formula="of:=COUNTIF([$List.$A$1:.$A$10000];[.H50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06])&gt;0;&quot;Χ&quot;;&quot;Α&quot;)" office:value-type="string" office:string-value="Α" calcext:value-type="string">
            <text:p>Α</text:p>
          </table:table-cell>
          <table:table-cell table:formula="of:=COUNTIF([$List.$A$1:.$A$10000];[.H50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07])&gt;0;&quot;Χ&quot;;&quot;Α&quot;)" office:value-type="string" office:string-value="Α" calcext:value-type="string">
            <text:p>Α</text:p>
          </table:table-cell>
          <table:table-cell table:formula="of:=COUNTIF([$List.$A$1:.$A$10000];[.H50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08])&gt;0;&quot;Χ&quot;;&quot;Α&quot;)" office:value-type="string" office:string-value="Α" calcext:value-type="string">
            <text:p>Α</text:p>
          </table:table-cell>
          <table:table-cell table:formula="of:=COUNTIF([$List.$A$1:.$A$10000];[.H50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09])&gt;0;&quot;Χ&quot;;&quot;Α&quot;)" office:value-type="string" office:string-value="Α" calcext:value-type="string">
            <text:p>Α</text:p>
          </table:table-cell>
          <table:table-cell table:formula="of:=COUNTIF([$List.$A$1:.$A$10000];[.H50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0])&gt;0;&quot;Χ&quot;;&quot;Α&quot;)" office:value-type="string" office:string-value="Α" calcext:value-type="string">
            <text:p>Α</text:p>
          </table:table-cell>
          <table:table-cell table:formula="of:=COUNTIF([$List.$A$1:.$A$10000];[.H51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1])&gt;0;&quot;Χ&quot;;&quot;Α&quot;)" office:value-type="string" office:string-value="Α" calcext:value-type="string">
            <text:p>Α</text:p>
          </table:table-cell>
          <table:table-cell table:formula="of:=COUNTIF([$List.$A$1:.$A$10000];[.H51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2])&gt;0;&quot;Χ&quot;;&quot;Α&quot;)" office:value-type="string" office:string-value="Α" calcext:value-type="string">
            <text:p>Α</text:p>
          </table:table-cell>
          <table:table-cell table:formula="of:=COUNTIF([$List.$A$1:.$A$10000];[.H51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3])&gt;0;&quot;Χ&quot;;&quot;Α&quot;)" office:value-type="string" office:string-value="Α" calcext:value-type="string">
            <text:p>Α</text:p>
          </table:table-cell>
          <table:table-cell table:formula="of:=COUNTIF([$List.$A$1:.$A$10000];[.H51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4])&gt;0;&quot;Χ&quot;;&quot;Α&quot;)" office:value-type="string" office:string-value="Α" calcext:value-type="string">
            <text:p>Α</text:p>
          </table:table-cell>
          <table:table-cell table:formula="of:=COUNTIF([$List.$A$1:.$A$10000];[.H51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5])&gt;0;&quot;Χ&quot;;&quot;Α&quot;)" office:value-type="string" office:string-value="Α" calcext:value-type="string">
            <text:p>Α</text:p>
          </table:table-cell>
          <table:table-cell table:formula="of:=COUNTIF([$List.$A$1:.$A$10000];[.H51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6])&gt;0;&quot;Χ&quot;;&quot;Α&quot;)" office:value-type="string" office:string-value="Α" calcext:value-type="string">
            <text:p>Α</text:p>
          </table:table-cell>
          <table:table-cell table:formula="of:=COUNTIF([$List.$A$1:.$A$10000];[.H51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7])&gt;0;&quot;Χ&quot;;&quot;Α&quot;)" office:value-type="string" office:string-value="Α" calcext:value-type="string">
            <text:p>Α</text:p>
          </table:table-cell>
          <table:table-cell table:formula="of:=COUNTIF([$List.$A$1:.$A$10000];[.H51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8])&gt;0;&quot;Χ&quot;;&quot;Α&quot;)" office:value-type="string" office:string-value="Α" calcext:value-type="string">
            <text:p>Α</text:p>
          </table:table-cell>
          <table:table-cell table:formula="of:=COUNTIF([$List.$A$1:.$A$10000];[.H51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ΤΨΠ01</text:p>
          </table:table-cell>
          <table:table-cell table:formula="of:=IF(COUNTIF([$List.$A$1:.$A$10000];[.H519])&gt;0;&quot;Χ&quot;;&quot;Α&quot;)" office:value-type="string" office:string-value="Α" calcext:value-type="string">
            <text:p>Α</text:p>
          </table:table-cell>
          <table:table-cell table:formula="of:=COUNTIF([$List.$A$1:.$A$10000];[.H51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0])&gt;0;&quot;Χ&quot;;&quot;Α&quot;)" office:value-type="string" office:string-value="Α" calcext:value-type="string">
            <text:p>Α</text:p>
          </table:table-cell>
          <table:table-cell table:formula="of:=COUNTIF([$List.$A$1:.$A$10000];[.H52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1])&gt;0;&quot;Χ&quot;;&quot;Α&quot;)" office:value-type="string" office:string-value="Α" calcext:value-type="string">
            <text:p>Α</text:p>
          </table:table-cell>
          <table:table-cell table:formula="of:=COUNTIF([$List.$A$1:.$A$10000];[.H52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2])&gt;0;&quot;Χ&quot;;&quot;Α&quot;)" office:value-type="string" office:string-value="Α" calcext:value-type="string">
            <text:p>Α</text:p>
          </table:table-cell>
          <table:table-cell table:formula="of:=COUNTIF([$List.$A$1:.$A$10000];[.H52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3])&gt;0;&quot;Χ&quot;;&quot;Α&quot;)" office:value-type="string" office:string-value="Α" calcext:value-type="string">
            <text:p>Α</text:p>
          </table:table-cell>
          <table:table-cell table:formula="of:=COUNTIF([$List.$A$1:.$A$10000];[.H52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4])&gt;0;&quot;Χ&quot;;&quot;Α&quot;)" office:value-type="string" office:string-value="Α" calcext:value-type="string">
            <text:p>Α</text:p>
          </table:table-cell>
          <table:table-cell table:formula="of:=COUNTIF([$List.$A$1:.$A$10000];[.H52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5])&gt;0;&quot;Χ&quot;;&quot;Α&quot;)" office:value-type="string" office:string-value="Α" calcext:value-type="string">
            <text:p>Α</text:p>
          </table:table-cell>
          <table:table-cell table:formula="of:=COUNTIF([$List.$A$1:.$A$10000];[.H52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6])&gt;0;&quot;Χ&quot;;&quot;Α&quot;)" office:value-type="string" office:string-value="Α" calcext:value-type="string">
            <text:p>Α</text:p>
          </table:table-cell>
          <table:table-cell table:formula="of:=COUNTIF([$List.$A$1:.$A$10000];[.H52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7])&gt;0;&quot;Χ&quot;;&quot;Α&quot;)" office:value-type="string" office:string-value="Α" calcext:value-type="string">
            <text:p>Α</text:p>
          </table:table-cell>
          <table:table-cell table:formula="of:=COUNTIF([$List.$A$1:.$A$10000];[.H52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8])&gt;0;&quot;Χ&quot;;&quot;Α&quot;)" office:value-type="string" office:string-value="Α" calcext:value-type="string">
            <text:p>Α</text:p>
          </table:table-cell>
          <table:table-cell table:formula="of:=COUNTIF([$List.$A$1:.$A$10000];[.H52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29])&gt;0;&quot;Χ&quot;;&quot;Α&quot;)" office:value-type="string" office:string-value="Α" calcext:value-type="string">
            <text:p>Α</text:p>
          </table:table-cell>
          <table:table-cell table:formula="of:=COUNTIF([$List.$A$1:.$A$10000];[.H52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ΥΠΠ01</text:p>
          </table:table-cell>
          <table:table-cell table:formula="of:=IF(COUNTIF([$List.$A$1:.$A$10000];[.H530])&gt;0;&quot;Χ&quot;;&quot;Α&quot;)" office:value-type="string" office:string-value="Α" calcext:value-type="string">
            <text:p>Α</text:p>
          </table:table-cell>
          <table:table-cell table:formula="of:=COUNTIF([$List.$A$1:.$A$10000];[.H53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ΑΒ01</text:p>
          </table:table-cell>
          <table:table-cell table:formula="of:=IF(COUNTIF([$List.$A$1:.$A$10000];[.H531])&gt;0;&quot;Χ&quot;;&quot;Α&quot;)" office:value-type="string" office:string-value="Α" calcext:value-type="string">
            <text:p>Α</text:p>
          </table:table-cell>
          <table:table-cell table:formula="of:=COUNTIF([$List.$A$1:.$A$10000];[.H53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ΦΑΡΜΑΚΩΝ, ΚΑΛΛΥΝΤΙΚΩΝ ΚΑΙ ΠΑΡΕΜΦΕΡΩΝ ΠΡΟΪΟΝ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ΑΒ01</text:p>
          </table:table-cell>
          <table:table-cell table:formula="of:=IF(COUNTIF([$List.$A$1:.$A$10000];[.H532])&gt;0;&quot;Χ&quot;;&quot;Α&quot;)" office:value-type="string" office:string-value="Α" calcext:value-type="string">
            <text:p>Α</text:p>
          </table:table-cell>
          <table:table-cell table:formula="of:=COUNTIF([$List.$A$1:.$A$10000];[.H53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ΦΑΡΜΑΚΩΝ, ΚΑΛΛΥΝΤΙΚΩΝ ΚΑΙ ΠΑΡΕΜΦΕΡΩΝ ΠΡΟΪΟΝ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ΑΠ01</text:p>
          </table:table-cell>
          <table:table-cell table:formula="of:=IF(COUNTIF([$List.$A$1:.$A$10000];[.H533])&gt;0;&quot;Χ&quot;;&quot;Α&quot;)" office:value-type="string" office:string-value="Α" calcext:value-type="string">
            <text:p>Α</text:p>
          </table:table-cell>
          <table:table-cell table:formula="of:=COUNTIF([$List.$A$1:.$A$10000];[.H53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ΦΑΡΜΑΚΩΝ, ΚΑΛΛΥΝΤΙΚΩΝ ΚΑΙ ΠΑΡΕΜΦΕΡΩΝ ΠΡΟΪΟΝ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ΑΠ01</text:p>
          </table:table-cell>
          <table:table-cell table:formula="of:=IF(COUNTIF([$List.$A$1:.$A$10000];[.H534])&gt;0;&quot;Χ&quot;;&quot;Α&quot;)" office:value-type="string" office:string-value="Α" calcext:value-type="string">
            <text:p>Α</text:p>
          </table:table-cell>
          <table:table-cell table:formula="of:=COUNTIF([$List.$A$1:.$A$10000];[.H53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ΦΑΡΜΑΚΩΝ, ΚΑΛΛΥΝΤΙΚΩΝ ΚΑΙ ΠΑΡΕΜΦΕΡΩΝ ΠΡΟΪΟΝ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Β01</text:p>
          </table:table-cell>
          <table:table-cell table:formula="of:=IF(COUNTIF([$List.$A$1:.$A$10000];[.H535])&gt;0;&quot;Χ&quot;;&quot;Α&quot;)" office:value-type="string" office:string-value="Α" calcext:value-type="string">
            <text:p>Α</text:p>
          </table:table-cell>
          <table:table-cell table:formula="of:=COUNTIF([$List.$A$1:.$A$10000];[.H53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Β01</text:p>
          </table:table-cell>
          <table:table-cell table:formula="of:=IF(COUNTIF([$List.$A$1:.$A$10000];[.H536])&gt;0;&quot;Χ&quot;;&quot;Α&quot;)" office:value-type="string" office:string-value="Α" calcext:value-type="string">
            <text:p>Α</text:p>
          </table:table-cell>
          <table:table-cell table:formula="of:=COUNTIF([$List.$A$1:.$A$10000];[.H53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Β01</text:p>
          </table:table-cell>
          <table:table-cell table:formula="of:=IF(COUNTIF([$List.$A$1:.$A$10000];[.H537])&gt;0;&quot;Χ&quot;;&quot;Α&quot;)" office:value-type="string" office:string-value="Α" calcext:value-type="string">
            <text:p>Α</text:p>
          </table:table-cell>
          <table:table-cell table:formula="of:=COUNTIF([$List.$A$1:.$A$10000];[.H53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Β01</text:p>
          </table:table-cell>
          <table:table-cell table:formula="of:=IF(COUNTIF([$List.$A$1:.$A$10000];[.H538])&gt;0;&quot;Χ&quot;;&quot;Α&quot;)" office:value-type="string" office:string-value="Α" calcext:value-type="string">
            <text:p>Α</text:p>
          </table:table-cell>
          <table:table-cell table:formula="of:=COUNTIF([$List.$A$1:.$A$10000];[.H53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Β01</text:p>
          </table:table-cell>
          <table:table-cell table:formula="of:=IF(COUNTIF([$List.$A$1:.$A$10000];[.H539])&gt;0;&quot;Χ&quot;;&quot;Α&quot;)" office:value-type="string" office:string-value="Α" calcext:value-type="string">
            <text:p>Α</text:p>
          </table:table-cell>
          <table:table-cell table:formula="of:=COUNTIF([$List.$A$1:.$A$10000];[.H53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Β01</text:p>
          </table:table-cell>
          <table:table-cell table:formula="of:=IF(COUNTIF([$List.$A$1:.$A$10000];[.H540])&gt;0;&quot;Χ&quot;;&quot;Α&quot;)" office:value-type="string" office:string-value="Α" calcext:value-type="string">
            <text:p>Α</text:p>
          </table:table-cell>
          <table:table-cell table:formula="of:=COUNTIF([$List.$A$1:.$A$10000];[.H54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41])&gt;0;&quot;Χ&quot;;&quot;Α&quot;)" office:value-type="string" office:string-value="Α" calcext:value-type="string">
            <text:p>Α</text:p>
          </table:table-cell>
          <table:table-cell table:formula="of:=COUNTIF([$List.$A$1:.$A$10000];[.H54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42])&gt;0;&quot;Χ&quot;;&quot;Α&quot;)" office:value-type="string" office:string-value="Α" calcext:value-type="string">
            <text:p>Α</text:p>
          </table:table-cell>
          <table:table-cell table:formula="of:=COUNTIF([$List.$A$1:.$A$10000];[.H54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43])&gt;0;&quot;Χ&quot;;&quot;Α&quot;)" office:value-type="string" office:string-value="Α" calcext:value-type="string">
            <text:p>Α</text:p>
          </table:table-cell>
          <table:table-cell table:formula="of:=COUNTIF([$List.$A$1:.$A$10000];[.H54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44])&gt;0;&quot;Χ&quot;;&quot;Α&quot;)" office:value-type="string" office:string-value="Α" calcext:value-type="string">
            <text:p>Α</text:p>
          </table:table-cell>
          <table:table-cell table:formula="of:=COUNTIF([$List.$A$1:.$A$10000];[.H54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45])&gt;0;&quot;Χ&quot;;&quot;Α&quot;)" office:value-type="string" office:string-value="Α" calcext:value-type="string">
            <text:p>Α</text:p>
          </table:table-cell>
          <table:table-cell table:formula="of:=COUNTIF([$List.$A$1:.$A$10000];[.H54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46])&gt;0;&quot;Χ&quot;;&quot;Α&quot;)" office:value-type="string" office:string-value="Α" calcext:value-type="string">
            <text:p>Α</text:p>
          </table:table-cell>
          <table:table-cell table:formula="of:=COUNTIF([$List.$A$1:.$A$10000];[.H54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47])&gt;0;&quot;Χ&quot;;&quot;Α&quot;)" office:value-type="string" office:string-value="Α" calcext:value-type="string">
            <text:p>Α</text:p>
          </table:table-cell>
          <table:table-cell table:formula="of:=COUNTIF([$List.$A$1:.$A$10000];[.H54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48])&gt;0;&quot;Χ&quot;;&quot;Α&quot;)" office:value-type="string" office:string-value="Α" calcext:value-type="string">
            <text:p>Α</text:p>
          </table:table-cell>
          <table:table-cell table:formula="of:=COUNTIF([$List.$A$1:.$A$10000];[.H54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49])&gt;0;&quot;Χ&quot;;&quot;Α&quot;)" office:value-type="string" office:string-value="Α" calcext:value-type="string">
            <text:p>Α</text:p>
          </table:table-cell>
          <table:table-cell table:formula="of:=COUNTIF([$List.$A$1:.$A$10000];[.H54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50])&gt;0;&quot;Χ&quot;;&quot;Α&quot;)" office:value-type="string" office:string-value="Α" calcext:value-type="string">
            <text:p>Α</text:p>
          </table:table-cell>
          <table:table-cell table:formula="of:=COUNTIF([$List.$A$1:.$A$10000];[.H55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51])&gt;0;&quot;Χ&quot;;&quot;Α&quot;)" office:value-type="string" office:string-value="Α" calcext:value-type="string">
            <text:p>Α</text:p>
          </table:table-cell>
          <table:table-cell table:formula="of:=COUNTIF([$List.$A$1:.$A$10000];[.H55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ΟΠ01</text:p>
          </table:table-cell>
          <table:table-cell table:formula="of:=IF(COUNTIF([$List.$A$1:.$A$10000];[.H552])&gt;0;&quot;Χ&quot;;&quot;Α&quot;)" office:value-type="string" office:string-value="Α" calcext:value-type="string">
            <text:p>Α</text:p>
          </table:table-cell>
          <table:table-cell table:formula="of:=COUNTIF([$List.$A$1:.$A$10000];[.H55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53])&gt;0;&quot;Χ&quot;;&quot;Α&quot;)" office:value-type="string" office:string-value="Α" calcext:value-type="string">
            <text:p>Α</text:p>
          </table:table-cell>
          <table:table-cell table:formula="of:=COUNTIF([$List.$A$1:.$A$10000];[.H55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54])&gt;0;&quot;Χ&quot;;&quot;Α&quot;)" office:value-type="string" office:string-value="Α" calcext:value-type="string">
            <text:p>Α</text:p>
          </table:table-cell>
          <table:table-cell table:formula="of:=COUNTIF([$List.$A$1:.$A$10000];[.H55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55])&gt;0;&quot;Χ&quot;;&quot;Α&quot;)" office:value-type="string" office:string-value="Α" calcext:value-type="string">
            <text:p>Α</text:p>
          </table:table-cell>
          <table:table-cell table:formula="of:=COUNTIF([$List.$A$1:.$A$10000];[.H55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56])&gt;0;&quot;Χ&quot;;&quot;Α&quot;)" office:value-type="string" office:string-value="Α" calcext:value-type="string">
            <text:p>Α</text:p>
          </table:table-cell>
          <table:table-cell table:formula="of:=COUNTIF([$List.$A$1:.$A$10000];[.H55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57])&gt;0;&quot;Χ&quot;;&quot;Α&quot;)" office:value-type="string" office:string-value="Α" calcext:value-type="string">
            <text:p>Α</text:p>
          </table:table-cell>
          <table:table-cell table:formula="of:=COUNTIF([$List.$A$1:.$A$10000];[.H55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58])&gt;0;&quot;Χ&quot;;&quot;Α&quot;)" office:value-type="string" office:string-value="Α" calcext:value-type="string">
            <text:p>Α</text:p>
          </table:table-cell>
          <table:table-cell table:formula="of:=COUNTIF([$List.$A$1:.$A$10000];[.H55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59])&gt;0;&quot;Χ&quot;;&quot;Α&quot;)" office:value-type="string" office:string-value="Α" calcext:value-type="string">
            <text:p>Α</text:p>
          </table:table-cell>
          <table:table-cell table:formula="of:=COUNTIF([$List.$A$1:.$A$10000];[.H55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60])&gt;0;&quot;Χ&quot;;&quot;Α&quot;)" office:value-type="string" office:string-value="Α" calcext:value-type="string">
            <text:p>Α</text:p>
          </table:table-cell>
          <table:table-cell table:formula="of:=COUNTIF([$List.$A$1:.$A$10000];[.H56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61])&gt;0;&quot;Χ&quot;;&quot;Α&quot;)" office:value-type="string" office:string-value="Α" calcext:value-type="string">
            <text:p>Α</text:p>
          </table:table-cell>
          <table:table-cell table:formula="of:=COUNTIF([$List.$A$1:.$A$10000];[.H56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62])&gt;0;&quot;Χ&quot;;&quot;Α&quot;)" office:value-type="string" office:string-value="Α" calcext:value-type="string">
            <text:p>Α</text:p>
          </table:table-cell>
          <table:table-cell table:formula="of:=COUNTIF([$List.$A$1:.$A$10000];[.H56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63])&gt;0;&quot;Χ&quot;;&quot;Α&quot;)" office:value-type="string" office:string-value="Α" calcext:value-type="string">
            <text:p>Α</text:p>
          </table:table-cell>
          <table:table-cell table:formula="of:=COUNTIF([$List.$A$1:.$A$10000];[.H56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64])&gt;0;&quot;Χ&quot;;&quot;Α&quot;)" office:value-type="string" office:string-value="Α" calcext:value-type="string">
            <text:p>Α</text:p>
          </table:table-cell>
          <table:table-cell table:formula="of:=COUNTIF([$List.$A$1:.$A$10000];[.H56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65])&gt;0;&quot;Χ&quot;;&quot;Α&quot;)" office:value-type="string" office:string-value="Α" calcext:value-type="string">
            <text:p>Α</text:p>
          </table:table-cell>
          <table:table-cell table:formula="of:=COUNTIF([$List.$A$1:.$A$10000];[.H56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ΥΠ01</text:p>
          </table:table-cell>
          <table:table-cell table:formula="of:=IF(COUNTIF([$List.$A$1:.$A$10000];[.H566])&gt;0;&quot;Χ&quot;;&quot;Α&quot;)" office:value-type="string" office:string-value="Α" calcext:value-type="string">
            <text:p>Α</text:p>
          </table:table-cell>
          <table:table-cell table:formula="of:=COUNTIF([$List.$A$1:.$A$10000];[.H56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67])&gt;0;&quot;Χ&quot;;&quot;Α&quot;)" office:value-type="string" office:string-value="Α" calcext:value-type="string">
            <text:p>Α</text:p>
          </table:table-cell>
          <table:table-cell table:formula="of:=COUNTIF([$List.$A$1:.$A$10000];[.H56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68])&gt;0;&quot;Χ&quot;;&quot;Α&quot;)" office:value-type="string" office:string-value="Α" calcext:value-type="string">
            <text:p>Α</text:p>
          </table:table-cell>
          <table:table-cell table:formula="of:=COUNTIF([$List.$A$1:.$A$10000];[.H56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69])&gt;0;&quot;Χ&quot;;&quot;Α&quot;)" office:value-type="string" office:string-value="Α" calcext:value-type="string">
            <text:p>Α</text:p>
          </table:table-cell>
          <table:table-cell table:formula="of:=COUNTIF([$List.$A$1:.$A$10000];[.H56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70])&gt;0;&quot;Χ&quot;;&quot;Α&quot;)" office:value-type="string" office:string-value="Α" calcext:value-type="string">
            <text:p>Α</text:p>
          </table:table-cell>
          <table:table-cell table:formula="of:=COUNTIF([$List.$A$1:.$A$10000];[.H57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71])&gt;0;&quot;Χ&quot;;&quot;Α&quot;)" office:value-type="string" office:string-value="Α" calcext:value-type="string">
            <text:p>Α</text:p>
          </table:table-cell>
          <table:table-cell table:formula="of:=COUNTIF([$List.$A$1:.$A$10000];[.H57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72])&gt;0;&quot;Χ&quot;;&quot;Α&quot;)" office:value-type="string" office:string-value="Α" calcext:value-type="string">
            <text:p>Α</text:p>
          </table:table-cell>
          <table:table-cell table:formula="of:=COUNTIF([$List.$A$1:.$A$10000];[.H57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73])&gt;0;&quot;Χ&quot;;&quot;Α&quot;)" office:value-type="string" office:string-value="Α" calcext:value-type="string">
            <text:p>Α</text:p>
          </table:table-cell>
          <table:table-cell table:formula="of:=COUNTIF([$List.$A$1:.$A$10000];[.H57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74])&gt;0;&quot;Χ&quot;;&quot;Α&quot;)" office:value-type="string" office:string-value="Α" calcext:value-type="string">
            <text:p>Α</text:p>
          </table:table-cell>
          <table:table-cell table:formula="of:=COUNTIF([$List.$A$1:.$A$10000];[.H57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75])&gt;0;&quot;Χ&quot;;&quot;Α&quot;)" office:value-type="string" office:string-value="Α" calcext:value-type="string">
            <text:p>Α</text:p>
          </table:table-cell>
          <table:table-cell table:formula="of:=COUNTIF([$List.$A$1:.$A$10000];[.H57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76])&gt;0;&quot;Χ&quot;;&quot;Α&quot;)" office:value-type="string" office:string-value="Α" calcext:value-type="string">
            <text:p>Α</text:p>
          </table:table-cell>
          <table:table-cell table:formula="of:=COUNTIF([$List.$A$1:.$A$10000];[.H57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Β01</text:p>
          </table:table-cell>
          <table:table-cell table:formula="of:=IF(COUNTIF([$List.$A$1:.$A$10000];[.H577])&gt;0;&quot;Χ&quot;;&quot;Α&quot;)" office:value-type="string" office:string-value="Α" calcext:value-type="string">
            <text:p>Α</text:p>
          </table:table-cell>
          <table:table-cell table:formula="of:=COUNTIF([$List.$A$1:.$A$10000];[.H57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78])&gt;0;&quot;Χ&quot;;&quot;Α&quot;)" office:value-type="string" office:string-value="Α" calcext:value-type="string">
            <text:p>Α</text:p>
          </table:table-cell>
          <table:table-cell table:formula="of:=COUNTIF([$List.$A$1:.$A$10000];[.H57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79])&gt;0;&quot;Χ&quot;;&quot;Α&quot;)" office:value-type="string" office:string-value="Α" calcext:value-type="string">
            <text:p>Α</text:p>
          </table:table-cell>
          <table:table-cell table:formula="of:=COUNTIF([$List.$A$1:.$A$10000];[.H57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0])&gt;0;&quot;Χ&quot;;&quot;Α&quot;)" office:value-type="string" office:string-value="Α" calcext:value-type="string">
            <text:p>Α</text:p>
          </table:table-cell>
          <table:table-cell table:formula="of:=COUNTIF([$List.$A$1:.$A$10000];[.H58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1])&gt;0;&quot;Χ&quot;;&quot;Α&quot;)" office:value-type="string" office:string-value="Α" calcext:value-type="string">
            <text:p>Α</text:p>
          </table:table-cell>
          <table:table-cell table:formula="of:=COUNTIF([$List.$A$1:.$A$10000];[.H58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2])&gt;0;&quot;Χ&quot;;&quot;Α&quot;)" office:value-type="string" office:string-value="Α" calcext:value-type="string">
            <text:p>Α</text:p>
          </table:table-cell>
          <table:table-cell table:formula="of:=COUNTIF([$List.$A$1:.$A$10000];[.H58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3])&gt;0;&quot;Χ&quot;;&quot;Α&quot;)" office:value-type="string" office:string-value="Α" calcext:value-type="string">
            <text:p>Α</text:p>
          </table:table-cell>
          <table:table-cell table:formula="of:=COUNTIF([$List.$A$1:.$A$10000];[.H58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4])&gt;0;&quot;Χ&quot;;&quot;Α&quot;)" office:value-type="string" office:string-value="Α" calcext:value-type="string">
            <text:p>Α</text:p>
          </table:table-cell>
          <table:table-cell table:formula="of:=COUNTIF([$List.$A$1:.$A$10000];[.H58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5])&gt;0;&quot;Χ&quot;;&quot;Α&quot;)" office:value-type="string" office:string-value="Α" calcext:value-type="string">
            <text:p>Α</text:p>
          </table:table-cell>
          <table:table-cell table:formula="of:=COUNTIF([$List.$A$1:.$A$10000];[.H58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6])&gt;0;&quot;Χ&quot;;&quot;Α&quot;)" office:value-type="string" office:string-value="Α" calcext:value-type="string">
            <text:p>Α</text:p>
          </table:table-cell>
          <table:table-cell table:formula="of:=COUNTIF([$List.$A$1:.$A$10000];[.H58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7])&gt;0;&quot;Χ&quot;;&quot;Α&quot;)" office:value-type="string" office:string-value="Α" calcext:value-type="string">
            <text:p>Α</text:p>
          </table:table-cell>
          <table:table-cell table:formula="of:=COUNTIF([$List.$A$1:.$A$10000];[.H58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8])&gt;0;&quot;Χ&quot;;&quot;Α&quot;)" office:value-type="string" office:string-value="Α" calcext:value-type="string">
            <text:p>Α</text:p>
          </table:table-cell>
          <table:table-cell table:formula="of:=COUNTIF([$List.$A$1:.$A$10000];[.H58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89])&gt;0;&quot;Χ&quot;;&quot;Α&quot;)" office:value-type="string" office:string-value="Α" calcext:value-type="string">
            <text:p>Α</text:p>
          </table:table-cell>
          <table:table-cell table:formula="of:=COUNTIF([$List.$A$1:.$A$10000];[.H58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ΦΩΠ01</text:p>
          </table:table-cell>
          <table:table-cell table:formula="of:=IF(COUNTIF([$List.$A$1:.$A$10000];[.H590])&gt;0;&quot;Χ&quot;;&quot;Α&quot;)" office:value-type="string" office:string-value="Α" calcext:value-type="string">
            <text:p>Α</text:p>
          </table:table-cell>
          <table:table-cell table:formula="of:=COUNTIF([$List.$A$1:.$A$10000];[.H59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LOΒ01</text:p>
          </table:table-cell>
          <table:table-cell table:formula="of:=IF(COUNTIF([$List.$A$1:.$A$10000];[.H591])&gt;0;&quot;Χ&quot;;&quot;Α&quot;)" office:value-type="string" office:string-value="Α" calcext:value-type="string">
            <text:p>Α</text:p>
          </table:table-cell>
          <table:table-cell table:formula="of:=COUNTIF([$List.$A$1:.$A$10000];[.H59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LOΠ01</text:p>
          </table:table-cell>
          <table:table-cell table:formula="of:=IF(COUNTIF([$List.$A$1:.$A$10000];[.H592])&gt;0;&quot;Χ&quot;;&quot;Α&quot;)" office:value-type="string" office:string-value="Α" calcext:value-type="string">
            <text:p>Α</text:p>
          </table:table-cell>
          <table:table-cell table:formula="of:=COUNTIF([$List.$A$1:.$A$10000];[.H59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LOΠ01</text:p>
          </table:table-cell>
          <table:table-cell table:formula="of:=IF(COUNTIF([$List.$A$1:.$A$10000];[.H593])&gt;0;&quot;Χ&quot;;&quot;Α&quot;)" office:value-type="string" office:string-value="Α" calcext:value-type="string">
            <text:p>Α</text:p>
          </table:table-cell>
          <table:table-cell table:formula="of:=COUNTIF([$List.$A$1:.$A$10000];[.H59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Ν-LOΠ01</text:p>
          </table:table-cell>
          <table:table-cell table:formula="of:=IF(COUNTIF([$List.$A$1:.$A$10000];[.H594])&gt;0;&quot;Χ&quot;;&quot;Α&quot;)" office:value-type="string" office:string-value="Α" calcext:value-type="string">
            <text:p>Α</text:p>
          </table:table-cell>
          <table:table-cell table:formula="of:=COUNTIF([$List.$A$1:.$A$10000];[.H59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ΑΠΠ01</text:p>
          </table:table-cell>
          <table:table-cell table:formula="of:=IF(COUNTIF([$List.$A$1:.$A$10000];[.H595])&gt;0;&quot;Χ&quot;;&quot;Α&quot;)" office:value-type="string" office:string-value="Α" calcext:value-type="string">
            <text:p>Α</text:p>
          </table:table-cell>
          <table:table-cell table:formula="of:=COUNTIF([$List.$A$1:.$A$10000];[.H59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ΑΠΠ01</text:p>
          </table:table-cell>
          <table:table-cell table:formula="of:=IF(COUNTIF([$List.$A$1:.$A$10000];[.H596])&gt;0;&quot;Χ&quot;;&quot;Α&quot;)" office:value-type="string" office:string-value="Α" calcext:value-type="string">
            <text:p>Α</text:p>
          </table:table-cell>
          <table:table-cell table:formula="of:=COUNTIF([$List.$A$1:.$A$10000];[.H59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ΑΠΠ01</text:p>
          </table:table-cell>
          <table:table-cell table:formula="of:=IF(COUNTIF([$List.$A$1:.$A$10000];[.H597])&gt;0;&quot;Χ&quot;;&quot;Α&quot;)" office:value-type="string" office:string-value="Α" calcext:value-type="string">
            <text:p>Α</text:p>
          </table:table-cell>
          <table:table-cell table:formula="of:=COUNTIF([$List.$A$1:.$A$10000];[.H59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ΑΠΠ01</text:p>
          </table:table-cell>
          <table:table-cell table:formula="of:=IF(COUNTIF([$List.$A$1:.$A$10000];[.H598])&gt;0;&quot;Χ&quot;;&quot;Α&quot;)" office:value-type="string" office:string-value="Α" calcext:value-type="string">
            <text:p>Α</text:p>
          </table:table-cell>
          <table:table-cell table:formula="of:=COUNTIF([$List.$A$1:.$A$10000];[.H59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5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ΑΠΠ01</text:p>
          </table:table-cell>
          <table:table-cell table:formula="of:=IF(COUNTIF([$List.$A$1:.$A$10000];[.H599])&gt;0;&quot;Χ&quot;;&quot;Α&quot;)" office:value-type="string" office:string-value="Α" calcext:value-type="string">
            <text:p>Α</text:p>
          </table:table-cell>
          <table:table-cell table:formula="of:=COUNTIF([$List.$A$1:.$A$10000];[.H59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ΑΠΠ01</text:p>
          </table:table-cell>
          <table:table-cell table:formula="of:=IF(COUNTIF([$List.$A$1:.$A$10000];[.H600])&gt;0;&quot;Χ&quot;;&quot;Α&quot;)" office:value-type="string" office:string-value="Α" calcext:value-type="string">
            <text:p>Α</text:p>
          </table:table-cell>
          <table:table-cell table:formula="of:=COUNTIF([$List.$A$1:.$A$10000];[.H60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ΑΠΠ01</text:p>
          </table:table-cell>
          <table:table-cell table:formula="of:=IF(COUNTIF([$List.$A$1:.$A$10000];[.H601])&gt;0;&quot;Χ&quot;;&quot;Α&quot;)" office:value-type="string" office:string-value="Α" calcext:value-type="string">
            <text:p>Α</text:p>
          </table:table-cell>
          <table:table-cell table:formula="of:=COUNTIF([$List.$A$1:.$A$10000];[.H60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ΑΠΠ01</text:p>
          </table:table-cell>
          <table:table-cell table:formula="of:=IF(COUNTIF([$List.$A$1:.$A$10000];[.H602])&gt;0;&quot;Χ&quot;;&quot;Α&quot;)" office:value-type="string" office:string-value="Α" calcext:value-type="string">
            <text:p>Α</text:p>
          </table:table-cell>
          <table:table-cell table:formula="of:=COUNTIF([$List.$A$1:.$A$10000];[.H60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ΑΠΠ01</text:p>
          </table:table-cell>
          <table:table-cell table:formula="of:=IF(COUNTIF([$List.$A$1:.$A$10000];[.H603])&gt;0;&quot;Χ&quot;;&quot;Α&quot;)" office:value-type="string" office:string-value="Α" calcext:value-type="string">
            <text:p>Α</text:p>
          </table:table-cell>
          <table:table-cell table:formula="of:=COUNTIF([$List.$A$1:.$A$10000];[.H60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ΕΠ01</text:p>
          </table:table-cell>
          <table:table-cell table:formula="of:=IF(COUNTIF([$List.$A$1:.$A$10000];[.H604])&gt;0;&quot;Χ&quot;;&quot;Α&quot;)" office:value-type="string" office:string-value="Α" calcext:value-type="string">
            <text:p>Α</text:p>
          </table:table-cell>
          <table:table-cell table:formula="of:=COUNTIF([$List.$A$1:.$A$10000];[.H60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ΕΠ01</text:p>
          </table:table-cell>
          <table:table-cell table:formula="of:=IF(COUNTIF([$List.$A$1:.$A$10000];[.H605])&gt;0;&quot;Χ&quot;;&quot;Α&quot;)" office:value-type="string" office:string-value="Α" calcext:value-type="string">
            <text:p>Α</text:p>
          </table:table-cell>
          <table:table-cell table:formula="of:=COUNTIF([$List.$A$1:.$A$10000];[.H60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ΕΠ01</text:p>
          </table:table-cell>
          <table:table-cell table:formula="of:=IF(COUNTIF([$List.$A$1:.$A$10000];[.H606])&gt;0;&quot;Χ&quot;;&quot;Α&quot;)" office:value-type="string" office:string-value="Α" calcext:value-type="string">
            <text:p>Α</text:p>
          </table:table-cell>
          <table:table-cell table:formula="of:=COUNTIF([$List.$A$1:.$A$10000];[.H60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ΕΠ01</text:p>
          </table:table-cell>
          <table:table-cell table:formula="of:=IF(COUNTIF([$List.$A$1:.$A$10000];[.H607])&gt;0;&quot;Χ&quot;;&quot;Α&quot;)" office:value-type="string" office:string-value="Α" calcext:value-type="string">
            <text:p>Α</text:p>
          </table:table-cell>
          <table:table-cell table:formula="of:=COUNTIF([$List.$A$1:.$A$10000];[.H60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ΕΠ01</text:p>
          </table:table-cell>
          <table:table-cell table:formula="of:=IF(COUNTIF([$List.$A$1:.$A$10000];[.H608])&gt;0;&quot;Χ&quot;;&quot;Α&quot;)" office:value-type="string" office:string-value="Α" calcext:value-type="string">
            <text:p>Α</text:p>
          </table:table-cell>
          <table:table-cell table:formula="of:=COUNTIF([$List.$A$1:.$A$10000];[.H60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ΕΠ01</text:p>
          </table:table-cell>
          <table:table-cell table:formula="of:=IF(COUNTIF([$List.$A$1:.$A$10000];[.H609])&gt;0;&quot;Χ&quot;;&quot;Α&quot;)" office:value-type="string" office:string-value="Α" calcext:value-type="string">
            <text:p>Α</text:p>
          </table:table-cell>
          <table:table-cell table:formula="of:=COUNTIF([$List.$A$1:.$A$10000];[.H60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ΕΠ01</text:p>
          </table:table-cell>
          <table:table-cell table:formula="of:=IF(COUNTIF([$List.$A$1:.$A$10000];[.H610])&gt;0;&quot;Χ&quot;;&quot;Α&quot;)" office:value-type="string" office:string-value="Α" calcext:value-type="string">
            <text:p>Α</text:p>
          </table:table-cell>
          <table:table-cell table:formula="of:=COUNTIF([$List.$A$1:.$A$10000];[.H61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ΕΠ01</text:p>
          </table:table-cell>
          <table:table-cell table:formula="of:=IF(COUNTIF([$List.$A$1:.$A$10000];[.H611])&gt;0;&quot;Χ&quot;;&quot;Α&quot;)" office:value-type="string" office:string-value="Α" calcext:value-type="string">
            <text:p>Α</text:p>
          </table:table-cell>
          <table:table-cell table:formula="of:=COUNTIF([$List.$A$1:.$A$10000];[.H61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ΕΠ01</text:p>
          </table:table-cell>
          <table:table-cell table:formula="of:=IF(COUNTIF([$List.$A$1:.$A$10000];[.H612])&gt;0;&quot;Χ&quot;;&quot;Α&quot;)" office:value-type="string" office:string-value="Α" calcext:value-type="string">
            <text:p>Α</text:p>
          </table:table-cell>
          <table:table-cell table:formula="of:=COUNTIF([$List.$A$1:.$A$10000];[.H61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ΝΠ01</text:p>
          </table:table-cell>
          <table:table-cell table:formula="of:=IF(COUNTIF([$List.$A$1:.$A$10000];[.H613])&gt;0;&quot;Χ&quot;;&quot;Α&quot;)" office:value-type="string" office:string-value="Α" calcext:value-type="string">
            <text:p>Α</text:p>
          </table:table-cell>
          <table:table-cell table:formula="of:=COUNTIF([$List.$A$1:.$A$10000];[.H61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ΝΠ01</text:p>
          </table:table-cell>
          <table:table-cell table:formula="of:=IF(COUNTIF([$List.$A$1:.$A$10000];[.H614])&gt;0;&quot;Χ&quot;;&quot;Α&quot;)" office:value-type="string" office:string-value="Α" calcext:value-type="string">
            <text:p>Α</text:p>
          </table:table-cell>
          <table:table-cell table:formula="of:=COUNTIF([$List.$A$1:.$A$10000];[.H61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ΓΝΠ01</text:p>
          </table:table-cell>
          <table:table-cell table:formula="of:=IF(COUNTIF([$List.$A$1:.$A$10000];[.H615])&gt;0;&quot;Χ&quot;;&quot;Α&quot;)" office:value-type="string" office:string-value="Α" calcext:value-type="string">
            <text:p>Α</text:p>
          </table:table-cell>
          <table:table-cell table:formula="of:=COUNTIF([$List.$A$1:.$A$10000];[.H61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ΣΠ01</text:p>
          </table:table-cell>
          <table:table-cell table:formula="of:=IF(COUNTIF([$List.$A$1:.$A$10000];[.H616])&gt;0;&quot;Χ&quot;;&quot;Α&quot;)" office:value-type="string" office:string-value="Α" calcext:value-type="string">
            <text:p>Α</text:p>
          </table:table-cell>
          <table:table-cell table:formula="of:=COUNTIF([$List.$A$1:.$A$10000];[.H61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ΣΠ01</text:p>
          </table:table-cell>
          <table:table-cell table:formula="of:=IF(COUNTIF([$List.$A$1:.$A$10000];[.H617])&gt;0;&quot;Χ&quot;;&quot;Α&quot;)" office:value-type="string" office:string-value="Α" calcext:value-type="string">
            <text:p>Α</text:p>
          </table:table-cell>
          <table:table-cell table:formula="of:=COUNTIF([$List.$A$1:.$A$10000];[.H61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ΣΠ01</text:p>
          </table:table-cell>
          <table:table-cell table:formula="of:=IF(COUNTIF([$List.$A$1:.$A$10000];[.H618])&gt;0;&quot;Χ&quot;;&quot;Α&quot;)" office:value-type="string" office:string-value="Α" calcext:value-type="string">
            <text:p>Α</text:p>
          </table:table-cell>
          <table:table-cell table:formula="of:=COUNTIF([$List.$A$1:.$A$10000];[.H61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ΣΠ01</text:p>
          </table:table-cell>
          <table:table-cell table:formula="of:=IF(COUNTIF([$List.$A$1:.$A$10000];[.H619])&gt;0;&quot;Χ&quot;;&quot;Α&quot;)" office:value-type="string" office:string-value="Α" calcext:value-type="string">
            <text:p>Α</text:p>
          </table:table-cell>
          <table:table-cell table:formula="of:=COUNTIF([$List.$A$1:.$A$10000];[.H61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ΣΠ01</text:p>
          </table:table-cell>
          <table:table-cell table:formula="of:=IF(COUNTIF([$List.$A$1:.$A$10000];[.H620])&gt;0;&quot;Χ&quot;;&quot;Α&quot;)" office:value-type="string" office:string-value="Α" calcext:value-type="string">
            <text:p>Α</text:p>
          </table:table-cell>
          <table:table-cell table:formula="of:=COUNTIF([$List.$A$1:.$A$10000];[.H62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ΣΠ01</text:p>
          </table:table-cell>
          <table:table-cell table:formula="of:=IF(COUNTIF([$List.$A$1:.$A$10000];[.H621])&gt;0;&quot;Χ&quot;;&quot;Α&quot;)" office:value-type="string" office:string-value="Α" calcext:value-type="string">
            <text:p>Α</text:p>
          </table:table-cell>
          <table:table-cell table:formula="of:=COUNTIF([$List.$A$1:.$A$10000];[.H62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ΣΠ01</text:p>
          </table:table-cell>
          <table:table-cell table:formula="of:=IF(COUNTIF([$List.$A$1:.$A$10000];[.H622])&gt;0;&quot;Χ&quot;;&quot;Α&quot;)" office:value-type="string" office:string-value="Α" calcext:value-type="string">
            <text:p>Α</text:p>
          </table:table-cell>
          <table:table-cell table:formula="of:=COUNTIF([$List.$A$1:.$A$10000];[.H62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ΥΠ01</text:p>
          </table:table-cell>
          <table:table-cell table:formula="of:=IF(COUNTIF([$List.$A$1:.$A$10000];[.H623])&gt;0;&quot;Χ&quot;;&quot;Α&quot;)" office:value-type="string" office:string-value="Α" calcext:value-type="string">
            <text:p>Α</text:p>
          </table:table-cell>
          <table:table-cell table:formula="of:=COUNTIF([$List.$A$1:.$A$10000];[.H62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ΥΠ01</text:p>
          </table:table-cell>
          <table:table-cell table:formula="of:=IF(COUNTIF([$List.$A$1:.$A$10000];[.H624])&gt;0;&quot;Χ&quot;;&quot;Α&quot;)" office:value-type="string" office:string-value="Α" calcext:value-type="string">
            <text:p>Α</text:p>
          </table:table-cell>
          <table:table-cell table:formula="of:=COUNTIF([$List.$A$1:.$A$10000];[.H62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ΥΠ01</text:p>
          </table:table-cell>
          <table:table-cell table:formula="of:=IF(COUNTIF([$List.$A$1:.$A$10000];[.H625])&gt;0;&quot;Χ&quot;;&quot;Α&quot;)" office:value-type="string" office:string-value="Α" calcext:value-type="string">
            <text:p>Α</text:p>
          </table:table-cell>
          <table:table-cell table:formula="of:=COUNTIF([$List.$A$1:.$A$10000];[.H62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ΥΠ01</text:p>
          </table:table-cell>
          <table:table-cell table:formula="of:=IF(COUNTIF([$List.$A$1:.$A$10000];[.H626])&gt;0;&quot;Χ&quot;;&quot;Α&quot;)" office:value-type="string" office:string-value="Α" calcext:value-type="string">
            <text:p>Α</text:p>
          </table:table-cell>
          <table:table-cell table:formula="of:=COUNTIF([$List.$A$1:.$A$10000];[.H62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ΥΠ01</text:p>
          </table:table-cell>
          <table:table-cell table:formula="of:=IF(COUNTIF([$List.$A$1:.$A$10000];[.H627])&gt;0;&quot;Χ&quot;;&quot;Α&quot;)" office:value-type="string" office:string-value="Α" calcext:value-type="string">
            <text:p>Α</text:p>
          </table:table-cell>
          <table:table-cell table:formula="of:=COUNTIF([$List.$A$1:.$A$10000];[.H62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ΔΥΠ01</text:p>
          </table:table-cell>
          <table:table-cell table:formula="of:=IF(COUNTIF([$List.$A$1:.$A$10000];[.H628])&gt;0;&quot;Χ&quot;;&quot;Α&quot;)" office:value-type="string" office:string-value="Α" calcext:value-type="string">
            <text:p>Α</text:p>
          </table:table-cell>
          <table:table-cell table:formula="of:=COUNTIF([$List.$A$1:.$A$10000];[.H62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29])&gt;0;&quot;Χ&quot;;&quot;Α&quot;)" office:value-type="string" office:string-value="Α" calcext:value-type="string">
            <text:p>Α</text:p>
          </table:table-cell>
          <table:table-cell table:formula="of:=COUNTIF([$List.$A$1:.$A$10000];[.H62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0])&gt;0;&quot;Χ&quot;;&quot;Α&quot;)" office:value-type="string" office:string-value="Α" calcext:value-type="string">
            <text:p>Α</text:p>
          </table:table-cell>
          <table:table-cell table:formula="of:=COUNTIF([$List.$A$1:.$A$10000];[.H63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1])&gt;0;&quot;Χ&quot;;&quot;Α&quot;)" office:value-type="string" office:string-value="Α" calcext:value-type="string">
            <text:p>Α</text:p>
          </table:table-cell>
          <table:table-cell table:formula="of:=COUNTIF([$List.$A$1:.$A$10000];[.H63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2])&gt;0;&quot;Χ&quot;;&quot;Α&quot;)" office:value-type="string" office:string-value="Α" calcext:value-type="string">
            <text:p>Α</text:p>
          </table:table-cell>
          <table:table-cell table:formula="of:=COUNTIF([$List.$A$1:.$A$10000];[.H63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3])&gt;0;&quot;Χ&quot;;&quot;Α&quot;)" office:value-type="string" office:string-value="Α" calcext:value-type="string">
            <text:p>Α</text:p>
          </table:table-cell>
          <table:table-cell table:formula="of:=COUNTIF([$List.$A$1:.$A$10000];[.H63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4])&gt;0;&quot;Χ&quot;;&quot;Α&quot;)" office:value-type="string" office:string-value="Α" calcext:value-type="string">
            <text:p>Α</text:p>
          </table:table-cell>
          <table:table-cell table:formula="of:=COUNTIF([$List.$A$1:.$A$10000];[.H63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5])&gt;0;&quot;Χ&quot;;&quot;Α&quot;)" office:value-type="string" office:string-value="Α" calcext:value-type="string">
            <text:p>Α</text:p>
          </table:table-cell>
          <table:table-cell table:formula="of:=COUNTIF([$List.$A$1:.$A$10000];[.H63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6])&gt;0;&quot;Χ&quot;;&quot;Α&quot;)" office:value-type="string" office:string-value="Α" calcext:value-type="string">
            <text:p>Α</text:p>
          </table:table-cell>
          <table:table-cell table:formula="of:=COUNTIF([$List.$A$1:.$A$10000];[.H63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7])&gt;0;&quot;Χ&quot;;&quot;Α&quot;)" office:value-type="string" office:string-value="Α" calcext:value-type="string">
            <text:p>Α</text:p>
          </table:table-cell>
          <table:table-cell table:formula="of:=COUNTIF([$List.$A$1:.$A$10000];[.H63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8])&gt;0;&quot;Χ&quot;;&quot;Α&quot;)" office:value-type="string" office:string-value="Α" calcext:value-type="string">
            <text:p>Α</text:p>
          </table:table-cell>
          <table:table-cell table:formula="of:=COUNTIF([$List.$A$1:.$A$10000];[.H63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39])&gt;0;&quot;Χ&quot;;&quot;Α&quot;)" office:value-type="string" office:string-value="Α" calcext:value-type="string">
            <text:p>Α</text:p>
          </table:table-cell>
          <table:table-cell table:formula="of:=COUNTIF([$List.$A$1:.$A$10000];[.H63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40])&gt;0;&quot;Χ&quot;;&quot;Α&quot;)" office:value-type="string" office:string-value="Α" calcext:value-type="string">
            <text:p>Α</text:p>
          </table:table-cell>
          <table:table-cell table:formula="of:=COUNTIF([$List.$A$1:.$A$10000];[.H64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ΑΠ01</text:p>
          </table:table-cell>
          <table:table-cell table:formula="of:=IF(COUNTIF([$List.$A$1:.$A$10000];[.H641])&gt;0;&quot;Χ&quot;;&quot;Α&quot;)" office:value-type="string" office:string-value="Α" calcext:value-type="string">
            <text:p>Α</text:p>
          </table:table-cell>
          <table:table-cell table:formula="of:=COUNTIF([$List.$A$1:.$A$10000];[.H64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ΔΠ01</text:p>
          </table:table-cell>
          <table:table-cell table:formula="of:=IF(COUNTIF([$List.$A$1:.$A$10000];[.H642])&gt;0;&quot;Χ&quot;;&quot;Α&quot;)" office:value-type="string" office:string-value="Α" calcext:value-type="string">
            <text:p>Α</text:p>
          </table:table-cell>
          <table:table-cell table:formula="of:=COUNTIF([$List.$A$1:.$A$10000];[.H64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ΔΠ01</text:p>
          </table:table-cell>
          <table:table-cell table:formula="of:=IF(COUNTIF([$List.$A$1:.$A$10000];[.H643])&gt;0;&quot;Χ&quot;;&quot;Α&quot;)" office:value-type="string" office:string-value="Α" calcext:value-type="string">
            <text:p>Α</text:p>
          </table:table-cell>
          <table:table-cell table:formula="of:=COUNTIF([$List.$A$1:.$A$10000];[.H64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ΔΠ01</text:p>
          </table:table-cell>
          <table:table-cell table:formula="of:=IF(COUNTIF([$List.$A$1:.$A$10000];[.H644])&gt;0;&quot;Χ&quot;;&quot;Α&quot;)" office:value-type="string" office:string-value="Α" calcext:value-type="string">
            <text:p>Α</text:p>
          </table:table-cell>
          <table:table-cell table:formula="of:=COUNTIF([$List.$A$1:.$A$10000];[.H64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ΔΠ01</text:p>
          </table:table-cell>
          <table:table-cell table:formula="of:=IF(COUNTIF([$List.$A$1:.$A$10000];[.H645])&gt;0;&quot;Χ&quot;;&quot;Α&quot;)" office:value-type="string" office:string-value="Α" calcext:value-type="string">
            <text:p>Α</text:p>
          </table:table-cell>
          <table:table-cell table:formula="of:=COUNTIF([$List.$A$1:.$A$10000];[.H64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ΔΠ01</text:p>
          </table:table-cell>
          <table:table-cell table:formula="of:=IF(COUNTIF([$List.$A$1:.$A$10000];[.H646])&gt;0;&quot;Χ&quot;;&quot;Α&quot;)" office:value-type="string" office:string-value="Α" calcext:value-type="string">
            <text:p>Α</text:p>
          </table:table-cell>
          <table:table-cell table:formula="of:=COUNTIF([$List.$A$1:.$A$10000];[.H64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ΔΠ01</text:p>
          </table:table-cell>
          <table:table-cell table:formula="of:=IF(COUNTIF([$List.$A$1:.$A$10000];[.H647])&gt;0;&quot;Χ&quot;;&quot;Α&quot;)" office:value-type="string" office:string-value="Α" calcext:value-type="string">
            <text:p>Α</text:p>
          </table:table-cell>
          <table:table-cell table:formula="of:=COUNTIF([$List.$A$1:.$A$10000];[.H64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ΔΠ01</text:p>
          </table:table-cell>
          <table:table-cell table:formula="of:=IF(COUNTIF([$List.$A$1:.$A$10000];[.H648])&gt;0;&quot;Χ&quot;;&quot;Α&quot;)" office:value-type="string" office:string-value="Α" calcext:value-type="string">
            <text:p>Α</text:p>
          </table:table-cell>
          <table:table-cell table:formula="of:=COUNTIF([$List.$A$1:.$A$10000];[.H64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ΔΠ01</text:p>
          </table:table-cell>
          <table:table-cell table:formula="of:=IF(COUNTIF([$List.$A$1:.$A$10000];[.H649])&gt;0;&quot;Χ&quot;;&quot;Α&quot;)" office:value-type="string" office:string-value="Α" calcext:value-type="string">
            <text:p>Α</text:p>
          </table:table-cell>
          <table:table-cell table:formula="of:=COUNTIF([$List.$A$1:.$A$10000];[.H64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ΠΠ01</text:p>
          </table:table-cell>
          <table:table-cell table:formula="of:=IF(COUNTIF([$List.$A$1:.$A$10000];[.H650])&gt;0;&quot;Χ&quot;;&quot;Α&quot;)" office:value-type="string" office:string-value="Α" calcext:value-type="string">
            <text:p>Α</text:p>
          </table:table-cell>
          <table:table-cell table:formula="of:=COUNTIF([$List.$A$1:.$A$10000];[.H65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ΠΠ01</text:p>
          </table:table-cell>
          <table:table-cell table:formula="of:=IF(COUNTIF([$List.$A$1:.$A$10000];[.H651])&gt;0;&quot;Χ&quot;;&quot;Α&quot;)" office:value-type="string" office:string-value="Α" calcext:value-type="string">
            <text:p>Α</text:p>
          </table:table-cell>
          <table:table-cell table:formula="of:=COUNTIF([$List.$A$1:.$A$10000];[.H65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ΠΠ01</text:p>
          </table:table-cell>
          <table:table-cell table:formula="of:=IF(COUNTIF([$List.$A$1:.$A$10000];[.H652])&gt;0;&quot;Χ&quot;;&quot;Α&quot;)" office:value-type="string" office:string-value="Α" calcext:value-type="string">
            <text:p>Α</text:p>
          </table:table-cell>
          <table:table-cell table:formula="of:=COUNTIF([$List.$A$1:.$A$10000];[.H65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ΕΠΠ01</text:p>
          </table:table-cell>
          <table:table-cell table:formula="of:=IF(COUNTIF([$List.$A$1:.$A$10000];[.H653])&gt;0;&quot;Χ&quot;;&quot;Α&quot;)" office:value-type="string" office:string-value="Α" calcext:value-type="string">
            <text:p>Α</text:p>
          </table:table-cell>
          <table:table-cell table:formula="of:=COUNTIF([$List.$A$1:.$A$10000];[.H65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ΛΓΠ01</text:p>
          </table:table-cell>
          <table:table-cell table:formula="of:=IF(COUNTIF([$List.$A$1:.$A$10000];[.H654])&gt;0;&quot;Χ&quot;;&quot;Α&quot;)" office:value-type="string" office:string-value="Α" calcext:value-type="string">
            <text:p>Α</text:p>
          </table:table-cell>
          <table:table-cell table:formula="of:=COUNTIF([$List.$A$1:.$A$10000];[.H65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ΛΓΠ01</text:p>
          </table:table-cell>
          <table:table-cell table:formula="of:=IF(COUNTIF([$List.$A$1:.$A$10000];[.H655])&gt;0;&quot;Χ&quot;;&quot;Α&quot;)" office:value-type="string" office:string-value="Α" calcext:value-type="string">
            <text:p>Α</text:p>
          </table:table-cell>
          <table:table-cell table:formula="of:=COUNTIF([$List.$A$1:.$A$10000];[.H65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ΛΓΠ01</text:p>
          </table:table-cell>
          <table:table-cell table:formula="of:=IF(COUNTIF([$List.$A$1:.$A$10000];[.H656])&gt;0;&quot;Χ&quot;;&quot;Α&quot;)" office:value-type="string" office:string-value="Α" calcext:value-type="string">
            <text:p>Α</text:p>
          </table:table-cell>
          <table:table-cell table:formula="of:=COUNTIF([$List.$A$1:.$A$10000];[.H65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ΛΓΠ01</text:p>
          </table:table-cell>
          <table:table-cell table:formula="of:=IF(COUNTIF([$List.$A$1:.$A$10000];[.H657])&gt;0;&quot;Χ&quot;;&quot;Α&quot;)" office:value-type="string" office:string-value="Α" calcext:value-type="string">
            <text:p>Α</text:p>
          </table:table-cell>
          <table:table-cell table:formula="of:=COUNTIF([$List.$A$1:.$A$10000];[.H65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ΛΓΠ01</text:p>
          </table:table-cell>
          <table:table-cell table:formula="of:=IF(COUNTIF([$List.$A$1:.$A$10000];[.H658])&gt;0;&quot;Χ&quot;;&quot;Α&quot;)" office:value-type="string" office:string-value="Α" calcext:value-type="string">
            <text:p>Α</text:p>
          </table:table-cell>
          <table:table-cell table:formula="of:=COUNTIF([$List.$A$1:.$A$10000];[.H65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ΜRΠ01</text:p>
          </table:table-cell>
          <table:table-cell table:formula="of:=IF(COUNTIF([$List.$A$1:.$A$10000];[.H659])&gt;0;&quot;Χ&quot;;&quot;Α&quot;)" office:value-type="string" office:string-value="Α" calcext:value-type="string">
            <text:p>Α</text:p>
          </table:table-cell>
          <table:table-cell table:formula="of:=COUNTIF([$List.$A$1:.$A$10000];[.H65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ΜRΠ01</text:p>
          </table:table-cell>
          <table:table-cell table:formula="of:=IF(COUNTIF([$List.$A$1:.$A$10000];[.H660])&gt;0;&quot;Χ&quot;;&quot;Α&quot;)" office:value-type="string" office:string-value="Α" calcext:value-type="string">
            <text:p>Α</text:p>
          </table:table-cell>
          <table:table-cell table:formula="of:=COUNTIF([$List.$A$1:.$A$10000];[.H66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ΜRΠ01</text:p>
          </table:table-cell>
          <table:table-cell table:formula="of:=IF(COUNTIF([$List.$A$1:.$A$10000];[.H661])&gt;0;&quot;Χ&quot;;&quot;Α&quot;)" office:value-type="string" office:string-value="Α" calcext:value-type="string">
            <text:p>Α</text:p>
          </table:table-cell>
          <table:table-cell table:formula="of:=COUNTIF([$List.$A$1:.$A$10000];[.H66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ΜRΠ01</text:p>
          </table:table-cell>
          <table:table-cell table:formula="of:=IF(COUNTIF([$List.$A$1:.$A$10000];[.H662])&gt;0;&quot;Χ&quot;;&quot;Α&quot;)" office:value-type="string" office:string-value="Α" calcext:value-type="string">
            <text:p>Α</text:p>
          </table:table-cell>
          <table:table-cell table:formula="of:=COUNTIF([$List.$A$1:.$A$10000];[.H66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ΜRΠ01</text:p>
          </table:table-cell>
          <table:table-cell table:formula="of:=IF(COUNTIF([$List.$A$1:.$A$10000];[.H663])&gt;0;&quot;Χ&quot;;&quot;Α&quot;)" office:value-type="string" office:string-value="Α" calcext:value-type="string">
            <text:p>Α</text:p>
          </table:table-cell>
          <table:table-cell table:formula="of:=COUNTIF([$List.$A$1:.$A$10000];[.H66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ΝΧΠ01</text:p>
          </table:table-cell>
          <table:table-cell table:formula="of:=IF(COUNTIF([$List.$A$1:.$A$10000];[.H664])&gt;0;&quot;Χ&quot;;&quot;Α&quot;)" office:value-type="string" office:string-value="Α" calcext:value-type="string">
            <text:p>Α</text:p>
          </table:table-cell>
          <table:table-cell table:formula="of:=COUNTIF([$List.$A$1:.$A$10000];[.H66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ΧΕΙΡΟΥΡΓ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ΝΧΠ01</text:p>
          </table:table-cell>
          <table:table-cell table:formula="of:=IF(COUNTIF([$List.$A$1:.$A$10000];[.H665])&gt;0;&quot;Χ&quot;;&quot;Α&quot;)" office:value-type="string" office:string-value="Α" calcext:value-type="string">
            <text:p>Α</text:p>
          </table:table-cell>
          <table:table-cell table:formula="of:=COUNTIF([$List.$A$1:.$A$10000];[.H66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ΧΕΙΡΟΥΡΓ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ΝΧΠ01</text:p>
          </table:table-cell>
          <table:table-cell table:formula="of:=IF(COUNTIF([$List.$A$1:.$A$10000];[.H666])&gt;0;&quot;Χ&quot;;&quot;Α&quot;)" office:value-type="string" office:string-value="Α" calcext:value-type="string">
            <text:p>Α</text:p>
          </table:table-cell>
          <table:table-cell table:formula="of:=COUNTIF([$List.$A$1:.$A$10000];[.H66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ΧΕΙΡΟΥΡΓ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67])&gt;0;&quot;Χ&quot;;&quot;Α&quot;)" office:value-type="string" office:string-value="Α" calcext:value-type="string">
            <text:p>Α</text:p>
          </table:table-cell>
          <table:table-cell table:formula="of:=COUNTIF([$List.$A$1:.$A$10000];[.H66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68])&gt;0;&quot;Χ&quot;;&quot;Α&quot;)" office:value-type="string" office:string-value="Α" calcext:value-type="string">
            <text:p>Α</text:p>
          </table:table-cell>
          <table:table-cell table:formula="of:=COUNTIF([$List.$A$1:.$A$10000];[.H66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69])&gt;0;&quot;Χ&quot;;&quot;Α&quot;)" office:value-type="string" office:string-value="Α" calcext:value-type="string">
            <text:p>Α</text:p>
          </table:table-cell>
          <table:table-cell table:formula="of:=COUNTIF([$List.$A$1:.$A$10000];[.H66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70])&gt;0;&quot;Χ&quot;;&quot;Α&quot;)" office:value-type="string" office:string-value="Α" calcext:value-type="string">
            <text:p>Α</text:p>
          </table:table-cell>
          <table:table-cell table:formula="of:=COUNTIF([$List.$A$1:.$A$10000];[.H67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71])&gt;0;&quot;Χ&quot;;&quot;Α&quot;)" office:value-type="string" office:string-value="Α" calcext:value-type="string">
            <text:p>Α</text:p>
          </table:table-cell>
          <table:table-cell table:formula="of:=COUNTIF([$List.$A$1:.$A$10000];[.H67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72])&gt;0;&quot;Χ&quot;;&quot;Α&quot;)" office:value-type="string" office:string-value="Α" calcext:value-type="string">
            <text:p>Α</text:p>
          </table:table-cell>
          <table:table-cell table:formula="of:=COUNTIF([$List.$A$1:.$A$10000];[.H67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73])&gt;0;&quot;Χ&quot;;&quot;Α&quot;)" office:value-type="string" office:string-value="Α" calcext:value-type="string">
            <text:p>Α</text:p>
          </table:table-cell>
          <table:table-cell table:formula="of:=COUNTIF([$List.$A$1:.$A$10000];[.H67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74])&gt;0;&quot;Χ&quot;;&quot;Α&quot;)" office:value-type="string" office:string-value="Α" calcext:value-type="string">
            <text:p>Α</text:p>
          </table:table-cell>
          <table:table-cell table:formula="of:=COUNTIF([$List.$A$1:.$A$10000];[.H67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75])&gt;0;&quot;Χ&quot;;&quot;Α&quot;)" office:value-type="string" office:string-value="Α" calcext:value-type="string">
            <text:p>Α</text:p>
          </table:table-cell>
          <table:table-cell table:formula="of:=COUNTIF([$List.$A$1:.$A$10000];[.H67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76])&gt;0;&quot;Χ&quot;;&quot;Α&quot;)" office:value-type="string" office:string-value="Α" calcext:value-type="string">
            <text:p>Α</text:p>
          </table:table-cell>
          <table:table-cell table:formula="of:=COUNTIF([$List.$A$1:.$A$10000];[.H67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Β01</text:p>
          </table:table-cell>
          <table:table-cell table:formula="of:=IF(COUNTIF([$List.$A$1:.$A$10000];[.H677])&gt;0;&quot;Χ&quot;;&quot;Α&quot;)" office:value-type="string" office:string-value="Α" calcext:value-type="string">
            <text:p>Α</text:p>
          </table:table-cell>
          <table:table-cell table:formula="of:=COUNTIF([$List.$A$1:.$A$10000];[.H67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78])&gt;0;&quot;Χ&quot;;&quot;Α&quot;)" office:value-type="string" office:string-value="Α" calcext:value-type="string">
            <text:p>Α</text:p>
          </table:table-cell>
          <table:table-cell table:formula="of:=COUNTIF([$List.$A$1:.$A$10000];[.H67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79])&gt;0;&quot;Χ&quot;;&quot;Α&quot;)" office:value-type="string" office:string-value="Α" calcext:value-type="string">
            <text:p>Α</text:p>
          </table:table-cell>
          <table:table-cell table:formula="of:=COUNTIF([$List.$A$1:.$A$10000];[.H67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0])&gt;0;&quot;Χ&quot;;&quot;Α&quot;)" office:value-type="string" office:string-value="Α" calcext:value-type="string">
            <text:p>Α</text:p>
          </table:table-cell>
          <table:table-cell table:formula="of:=COUNTIF([$List.$A$1:.$A$10000];[.H68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1])&gt;0;&quot;Χ&quot;;&quot;Α&quot;)" office:value-type="string" office:string-value="Α" calcext:value-type="string">
            <text:p>Α</text:p>
          </table:table-cell>
          <table:table-cell table:formula="of:=COUNTIF([$List.$A$1:.$A$10000];[.H68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2])&gt;0;&quot;Χ&quot;;&quot;Α&quot;)" office:value-type="string" office:string-value="Α" calcext:value-type="string">
            <text:p>Α</text:p>
          </table:table-cell>
          <table:table-cell table:formula="of:=COUNTIF([$List.$A$1:.$A$10000];[.H68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3])&gt;0;&quot;Χ&quot;;&quot;Α&quot;)" office:value-type="string" office:string-value="Α" calcext:value-type="string">
            <text:p>Α</text:p>
          </table:table-cell>
          <table:table-cell table:formula="of:=COUNTIF([$List.$A$1:.$A$10000];[.H68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4])&gt;0;&quot;Χ&quot;;&quot;Α&quot;)" office:value-type="string" office:string-value="Α" calcext:value-type="string">
            <text:p>Α</text:p>
          </table:table-cell>
          <table:table-cell table:formula="of:=COUNTIF([$List.$A$1:.$A$10000];[.H68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5])&gt;0;&quot;Χ&quot;;&quot;Α&quot;)" office:value-type="string" office:string-value="Α" calcext:value-type="string">
            <text:p>Α</text:p>
          </table:table-cell>
          <table:table-cell table:formula="of:=COUNTIF([$List.$A$1:.$A$10000];[.H68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6])&gt;0;&quot;Χ&quot;;&quot;Α&quot;)" office:value-type="string" office:string-value="Α" calcext:value-type="string">
            <text:p>Α</text:p>
          </table:table-cell>
          <table:table-cell table:formula="of:=COUNTIF([$List.$A$1:.$A$10000];[.H68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7])&gt;0;&quot;Χ&quot;;&quot;Α&quot;)" office:value-type="string" office:string-value="Α" calcext:value-type="string">
            <text:p>Α</text:p>
          </table:table-cell>
          <table:table-cell table:formula="of:=COUNTIF([$List.$A$1:.$A$10000];[.H68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8])&gt;0;&quot;Χ&quot;;&quot;Α&quot;)" office:value-type="string" office:string-value="Α" calcext:value-type="string">
            <text:p>Α</text:p>
          </table:table-cell>
          <table:table-cell table:formula="of:=COUNTIF([$List.$A$1:.$A$10000];[.H68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89])&gt;0;&quot;Χ&quot;;&quot;Α&quot;)" office:value-type="string" office:string-value="Α" calcext:value-type="string">
            <text:p>Α</text:p>
          </table:table-cell>
          <table:table-cell table:formula="of:=COUNTIF([$List.$A$1:.$A$10000];[.H68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90])&gt;0;&quot;Χ&quot;;&quot;Α&quot;)" office:value-type="string" office:string-value="Α" calcext:value-type="string">
            <text:p>Α</text:p>
          </table:table-cell>
          <table:table-cell table:formula="of:=COUNTIF([$List.$A$1:.$A$10000];[.H69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91])&gt;0;&quot;Χ&quot;;&quot;Α&quot;)" office:value-type="string" office:string-value="Α" calcext:value-type="string">
            <text:p>Α</text:p>
          </table:table-cell>
          <table:table-cell table:formula="of:=COUNTIF([$List.$A$1:.$A$10000];[.H69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92])&gt;0;&quot;Χ&quot;;&quot;Α&quot;)" office:value-type="string" office:string-value="Α" calcext:value-type="string">
            <text:p>Α</text:p>
          </table:table-cell>
          <table:table-cell table:formula="of:=COUNTIF([$List.$A$1:.$A$10000];[.H69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93])&gt;0;&quot;Χ&quot;;&quot;Α&quot;)" office:value-type="string" office:string-value="Α" calcext:value-type="string">
            <text:p>Α</text:p>
          </table:table-cell>
          <table:table-cell table:formula="of:=COUNTIF([$List.$A$1:.$A$10000];[.H69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94])&gt;0;&quot;Χ&quot;;&quot;Α&quot;)" office:value-type="string" office:string-value="Α" calcext:value-type="string">
            <text:p>Α</text:p>
          </table:table-cell>
          <table:table-cell table:formula="of:=COUNTIF([$List.$A$1:.$A$10000];[.H69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95])&gt;0;&quot;Χ&quot;;&quot;Α&quot;)" office:value-type="string" office:string-value="Α" calcext:value-type="string">
            <text:p>Α</text:p>
          </table:table-cell>
          <table:table-cell table:formula="of:=COUNTIF([$List.$A$1:.$A$10000];[.H69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ΞΥΠ01</text:p>
          </table:table-cell>
          <table:table-cell table:formula="of:=IF(COUNTIF([$List.$A$1:.$A$10000];[.H696])&gt;0;&quot;Χ&quot;;&quot;Α&quot;)" office:value-type="string" office:string-value="Α" calcext:value-type="string">
            <text:p>Α</text:p>
          </table:table-cell>
          <table:table-cell table:formula="of:=COUNTIF([$List.$A$1:.$A$10000];[.H69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697])&gt;0;&quot;Χ&quot;;&quot;Α&quot;)" office:value-type="string" office:string-value="Α" calcext:value-type="string">
            <text:p>Α</text:p>
          </table:table-cell>
          <table:table-cell table:formula="of:=COUNTIF([$List.$A$1:.$A$10000];[.H69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698])&gt;0;&quot;Χ&quot;;&quot;Α&quot;)" office:value-type="string" office:string-value="Α" calcext:value-type="string">
            <text:p>Α</text:p>
          </table:table-cell>
          <table:table-cell table:formula="of:=COUNTIF([$List.$A$1:.$A$10000];[.H69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6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699])&gt;0;&quot;Χ&quot;;&quot;Α&quot;)" office:value-type="string" office:string-value="Α" calcext:value-type="string">
            <text:p>Α</text:p>
          </table:table-cell>
          <table:table-cell table:formula="of:=COUNTIF([$List.$A$1:.$A$10000];[.H69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0])&gt;0;&quot;Χ&quot;;&quot;Α&quot;)" office:value-type="string" office:string-value="Α" calcext:value-type="string">
            <text:p>Α</text:p>
          </table:table-cell>
          <table:table-cell table:formula="of:=COUNTIF([$List.$A$1:.$A$10000];[.H70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1])&gt;0;&quot;Χ&quot;;&quot;Α&quot;)" office:value-type="string" office:string-value="Α" calcext:value-type="string">
            <text:p>Α</text:p>
          </table:table-cell>
          <table:table-cell table:formula="of:=COUNTIF([$List.$A$1:.$A$10000];[.H70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2])&gt;0;&quot;Χ&quot;;&quot;Α&quot;)" office:value-type="string" office:string-value="Α" calcext:value-type="string">
            <text:p>Α</text:p>
          </table:table-cell>
          <table:table-cell table:formula="of:=COUNTIF([$List.$A$1:.$A$10000];[.H70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3])&gt;0;&quot;Χ&quot;;&quot;Α&quot;)" office:value-type="string" office:string-value="Α" calcext:value-type="string">
            <text:p>Α</text:p>
          </table:table-cell>
          <table:table-cell table:formula="of:=COUNTIF([$List.$A$1:.$A$10000];[.H70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4])&gt;0;&quot;Χ&quot;;&quot;Α&quot;)" office:value-type="string" office:string-value="Α" calcext:value-type="string">
            <text:p>Α</text:p>
          </table:table-cell>
          <table:table-cell table:formula="of:=COUNTIF([$List.$A$1:.$A$10000];[.H70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5])&gt;0;&quot;Χ&quot;;&quot;Α&quot;)" office:value-type="string" office:string-value="Α" calcext:value-type="string">
            <text:p>Α</text:p>
          </table:table-cell>
          <table:table-cell table:formula="of:=COUNTIF([$List.$A$1:.$A$10000];[.H70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6])&gt;0;&quot;Χ&quot;;&quot;Α&quot;)" office:value-type="string" office:string-value="Α" calcext:value-type="string">
            <text:p>Α</text:p>
          </table:table-cell>
          <table:table-cell table:formula="of:=COUNTIF([$List.$A$1:.$A$10000];[.H70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7])&gt;0;&quot;Χ&quot;;&quot;Α&quot;)" office:value-type="string" office:string-value="Α" calcext:value-type="string">
            <text:p>Α</text:p>
          </table:table-cell>
          <table:table-cell table:formula="of:=COUNTIF([$List.$A$1:.$A$10000];[.H70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8])&gt;0;&quot;Χ&quot;;&quot;Α&quot;)" office:value-type="string" office:string-value="Α" calcext:value-type="string">
            <text:p>Α</text:p>
          </table:table-cell>
          <table:table-cell table:formula="of:=COUNTIF([$List.$A$1:.$A$10000];[.H70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09])&gt;0;&quot;Χ&quot;;&quot;Α&quot;)" office:value-type="string" office:string-value="Α" calcext:value-type="string">
            <text:p>Α</text:p>
          </table:table-cell>
          <table:table-cell table:formula="of:=COUNTIF([$List.$A$1:.$A$10000];[.H70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10])&gt;0;&quot;Χ&quot;;&quot;Α&quot;)" office:value-type="string" office:string-value="Α" calcext:value-type="string">
            <text:p>Α</text:p>
          </table:table-cell>
          <table:table-cell table:formula="of:=COUNTIF([$List.$A$1:.$A$10000];[.H71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11])&gt;0;&quot;Χ&quot;;&quot;Α&quot;)" office:value-type="string" office:string-value="Α" calcext:value-type="string">
            <text:p>Α</text:p>
          </table:table-cell>
          <table:table-cell table:formula="of:=COUNTIF([$List.$A$1:.$A$10000];[.H71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12])&gt;0;&quot;Χ&quot;;&quot;Α&quot;)" office:value-type="string" office:string-value="Α" calcext:value-type="string">
            <text:p>Α</text:p>
          </table:table-cell>
          <table:table-cell table:formula="of:=COUNTIF([$List.$A$1:.$A$10000];[.H71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13])&gt;0;&quot;Χ&quot;;&quot;Α&quot;)" office:value-type="string" office:string-value="Α" calcext:value-type="string">
            <text:p>Α</text:p>
          </table:table-cell>
          <table:table-cell table:formula="of:=COUNTIF([$List.$A$1:.$A$10000];[.H71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14])&gt;0;&quot;Χ&quot;;&quot;Α&quot;)" office:value-type="string" office:string-value="Α" calcext:value-type="string">
            <text:p>Α</text:p>
          </table:table-cell>
          <table:table-cell table:formula="of:=COUNTIF([$List.$A$1:.$A$10000];[.H71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ΑΠ01</text:p>
          </table:table-cell>
          <table:table-cell table:formula="of:=IF(COUNTIF([$List.$A$1:.$A$10000];[.H715])&gt;0;&quot;Χ&quot;;&quot;Α&quot;)" office:value-type="string" office:string-value="Α" calcext:value-type="string">
            <text:p>Α</text:p>
          </table:table-cell>
          <table:table-cell table:formula="of:=COUNTIF([$List.$A$1:.$A$10000];[.H71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ΛΠ01</text:p>
          </table:table-cell>
          <table:table-cell table:formula="of:=IF(COUNTIF([$List.$A$1:.$A$10000];[.H716])&gt;0;&quot;Χ&quot;;&quot;Α&quot;)" office:value-type="string" office:string-value="Α" calcext:value-type="string">
            <text:p>Α</text:p>
          </table:table-cell>
          <table:table-cell table:formula="of:=COUNTIF([$List.$A$1:.$A$10000];[.H71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17])&gt;0;&quot;Χ&quot;;&quot;Α&quot;)" office:value-type="string" office:string-value="Α" calcext:value-type="string">
            <text:p>Α</text:p>
          </table:table-cell>
          <table:table-cell table:formula="of:=COUNTIF([$List.$A$1:.$A$10000];[.H71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18])&gt;0;&quot;Χ&quot;;&quot;Α&quot;)" office:value-type="string" office:string-value="Α" calcext:value-type="string">
            <text:p>Α</text:p>
          </table:table-cell>
          <table:table-cell table:formula="of:=COUNTIF([$List.$A$1:.$A$10000];[.H71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19])&gt;0;&quot;Χ&quot;;&quot;Α&quot;)" office:value-type="string" office:string-value="Α" calcext:value-type="string">
            <text:p>Α</text:p>
          </table:table-cell>
          <table:table-cell table:formula="of:=COUNTIF([$List.$A$1:.$A$10000];[.H71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20])&gt;0;&quot;Χ&quot;;&quot;Α&quot;)" office:value-type="string" office:string-value="Α" calcext:value-type="string">
            <text:p>Α</text:p>
          </table:table-cell>
          <table:table-cell table:formula="of:=COUNTIF([$List.$A$1:.$A$10000];[.H72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21])&gt;0;&quot;Χ&quot;;&quot;Α&quot;)" office:value-type="string" office:string-value="Α" calcext:value-type="string">
            <text:p>Α</text:p>
          </table:table-cell>
          <table:table-cell table:formula="of:=COUNTIF([$List.$A$1:.$A$10000];[.H72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22])&gt;0;&quot;Χ&quot;;&quot;Α&quot;)" office:value-type="string" office:string-value="Α" calcext:value-type="string">
            <text:p>Α</text:p>
          </table:table-cell>
          <table:table-cell table:formula="of:=COUNTIF([$List.$A$1:.$A$10000];[.H72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23])&gt;0;&quot;Χ&quot;;&quot;Α&quot;)" office:value-type="string" office:string-value="Α" calcext:value-type="string">
            <text:p>Α</text:p>
          </table:table-cell>
          <table:table-cell table:formula="of:=COUNTIF([$List.$A$1:.$A$10000];[.H72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24])&gt;0;&quot;Χ&quot;;&quot;Α&quot;)" office:value-type="string" office:string-value="Α" calcext:value-type="string">
            <text:p>Α</text:p>
          </table:table-cell>
          <table:table-cell table:formula="of:=COUNTIF([$List.$A$1:.$A$10000];[.H72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25])&gt;0;&quot;Χ&quot;;&quot;Α&quot;)" office:value-type="string" office:string-value="Α" calcext:value-type="string">
            <text:p>Α</text:p>
          </table:table-cell>
          <table:table-cell table:formula="of:=COUNTIF([$List.$A$1:.$A$10000];[.H72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ΠΡΠ01</text:p>
          </table:table-cell>
          <table:table-cell table:formula="of:=IF(COUNTIF([$List.$A$1:.$A$10000];[.H726])&gt;0;&quot;Χ&quot;;&quot;Α&quot;)" office:value-type="string" office:string-value="Α" calcext:value-type="string">
            <text:p>Α</text:p>
          </table:table-cell>
          <table:table-cell table:formula="of:=COUNTIF([$List.$A$1:.$A$10000];[.H72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ΣΝΠ01</text:p>
          </table:table-cell>
          <table:table-cell table:formula="of:=IF(COUNTIF([$List.$A$1:.$A$10000];[.H727])&gt;0;&quot;Χ&quot;;&quot;Α&quot;)" office:value-type="string" office:string-value="Α" calcext:value-type="string">
            <text:p>Α</text:p>
          </table:table-cell>
          <table:table-cell table:formula="of:=COUNTIF([$List.$A$1:.$A$10000];[.H72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ΣΝΠ01</text:p>
          </table:table-cell>
          <table:table-cell table:formula="of:=IF(COUNTIF([$List.$A$1:.$A$10000];[.H728])&gt;0;&quot;Χ&quot;;&quot;Α&quot;)" office:value-type="string" office:string-value="Α" calcext:value-type="string">
            <text:p>Α</text:p>
          </table:table-cell>
          <table:table-cell table:formula="of:=COUNTIF([$List.$A$1:.$A$10000];[.H72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ΣΝΠ01</text:p>
          </table:table-cell>
          <table:table-cell table:formula="of:=IF(COUNTIF([$List.$A$1:.$A$10000];[.H729])&gt;0;&quot;Χ&quot;;&quot;Α&quot;)" office:value-type="string" office:string-value="Α" calcext:value-type="string">
            <text:p>Α</text:p>
          </table:table-cell>
          <table:table-cell table:formula="of:=COUNTIF([$List.$A$1:.$A$10000];[.H72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0])&gt;0;&quot;Χ&quot;;&quot;Α&quot;)" office:value-type="string" office:string-value="Α" calcext:value-type="string">
            <text:p>Α</text:p>
          </table:table-cell>
          <table:table-cell table:formula="of:=COUNTIF([$List.$A$1:.$A$10000];[.H73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1])&gt;0;&quot;Χ&quot;;&quot;Α&quot;)" office:value-type="string" office:string-value="Α" calcext:value-type="string">
            <text:p>Α</text:p>
          </table:table-cell>
          <table:table-cell table:formula="of:=COUNTIF([$List.$A$1:.$A$10000];[.H73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2])&gt;0;&quot;Χ&quot;;&quot;Α&quot;)" office:value-type="string" office:string-value="Α" calcext:value-type="string">
            <text:p>Α</text:p>
          </table:table-cell>
          <table:table-cell table:formula="of:=COUNTIF([$List.$A$1:.$A$10000];[.H73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3])&gt;0;&quot;Χ&quot;;&quot;Α&quot;)" office:value-type="string" office:string-value="Α" calcext:value-type="string">
            <text:p>Α</text:p>
          </table:table-cell>
          <table:table-cell table:formula="of:=COUNTIF([$List.$A$1:.$A$10000];[.H73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4])&gt;0;&quot;Χ&quot;;&quot;Α&quot;)" office:value-type="string" office:string-value="Α" calcext:value-type="string">
            <text:p>Α</text:p>
          </table:table-cell>
          <table:table-cell table:formula="of:=COUNTIF([$List.$A$1:.$A$10000];[.H73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5])&gt;0;&quot;Χ&quot;;&quot;Α&quot;)" office:value-type="string" office:string-value="Α" calcext:value-type="string">
            <text:p>Α</text:p>
          </table:table-cell>
          <table:table-cell table:formula="of:=COUNTIF([$List.$A$1:.$A$10000];[.H73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6])&gt;0;&quot;Χ&quot;;&quot;Α&quot;)" office:value-type="string" office:string-value="Α" calcext:value-type="string">
            <text:p>Α</text:p>
          </table:table-cell>
          <table:table-cell table:formula="of:=COUNTIF([$List.$A$1:.$A$10000];[.H73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7])&gt;0;&quot;Χ&quot;;&quot;Α&quot;)" office:value-type="string" office:string-value="Α" calcext:value-type="string">
            <text:p>Α</text:p>
          </table:table-cell>
          <table:table-cell table:formula="of:=COUNTIF([$List.$A$1:.$A$10000];[.H73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8])&gt;0;&quot;Χ&quot;;&quot;Α&quot;)" office:value-type="string" office:string-value="Α" calcext:value-type="string">
            <text:p>Α</text:p>
          </table:table-cell>
          <table:table-cell table:formula="of:=COUNTIF([$List.$A$1:.$A$10000];[.H73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39])&gt;0;&quot;Χ&quot;;&quot;Α&quot;)" office:value-type="string" office:string-value="Α" calcext:value-type="string">
            <text:p>Α</text:p>
          </table:table-cell>
          <table:table-cell table:formula="of:=COUNTIF([$List.$A$1:.$A$10000];[.H73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40])&gt;0;&quot;Χ&quot;;&quot;Α&quot;)" office:value-type="string" office:string-value="Α" calcext:value-type="string">
            <text:p>Α</text:p>
          </table:table-cell>
          <table:table-cell table:formula="of:=COUNTIF([$List.$A$1:.$A$10000];[.H74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Β01</text:p>
          </table:table-cell>
          <table:table-cell table:formula="of:=IF(COUNTIF([$List.$A$1:.$A$10000];[.H741])&gt;0;&quot;Χ&quot;;&quot;Α&quot;)" office:value-type="string" office:string-value="Α" calcext:value-type="string">
            <text:p>Α</text:p>
          </table:table-cell>
          <table:table-cell table:formula="of:=COUNTIF([$List.$A$1:.$A$10000];[.H74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Π01</text:p>
          </table:table-cell>
          <table:table-cell table:formula="of:=IF(COUNTIF([$List.$A$1:.$A$10000];[.H742])&gt;0;&quot;Χ&quot;;&quot;Α&quot;)" office:value-type="string" office:string-value="Α" calcext:value-type="string">
            <text:p>Α</text:p>
          </table:table-cell>
          <table:table-cell table:formula="of:=COUNTIF([$List.$A$1:.$A$10000];[.H74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Π01</text:p>
          </table:table-cell>
          <table:table-cell table:formula="of:=IF(COUNTIF([$List.$A$1:.$A$10000];[.H743])&gt;0;&quot;Χ&quot;;&quot;Α&quot;)" office:value-type="string" office:string-value="Α" calcext:value-type="string">
            <text:p>Α</text:p>
          </table:table-cell>
          <table:table-cell table:formula="of:=COUNTIF([$List.$A$1:.$A$10000];[.H74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Π01</text:p>
          </table:table-cell>
          <table:table-cell table:formula="of:=IF(COUNTIF([$List.$A$1:.$A$10000];[.H744])&gt;0;&quot;Χ&quot;;&quot;Α&quot;)" office:value-type="string" office:string-value="Α" calcext:value-type="string">
            <text:p>Α</text:p>
          </table:table-cell>
          <table:table-cell table:formula="of:=COUNTIF([$List.$A$1:.$A$10000];[.H74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Π01</text:p>
          </table:table-cell>
          <table:table-cell table:formula="of:=IF(COUNTIF([$List.$A$1:.$A$10000];[.H745])&gt;0;&quot;Χ&quot;;&quot;Α&quot;)" office:value-type="string" office:string-value="Α" calcext:value-type="string">
            <text:p>Α</text:p>
          </table:table-cell>
          <table:table-cell table:formula="of:=COUNTIF([$List.$A$1:.$A$10000];[.H74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Π01</text:p>
          </table:table-cell>
          <table:table-cell table:formula="of:=IF(COUNTIF([$List.$A$1:.$A$10000];[.H746])&gt;0;&quot;Χ&quot;;&quot;Α&quot;)" office:value-type="string" office:string-value="Α" calcext:value-type="string">
            <text:p>Α</text:p>
          </table:table-cell>
          <table:table-cell table:formula="of:=COUNTIF([$List.$A$1:.$A$10000];[.H74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13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Π01</text:p>
          </table:table-cell>
          <table:table-cell table:formula="of:=IF(COUNTIF([$List.$A$1:.$A$10000];[.H747])&gt;0;&quot;Χ&quot;;&quot;Α&quot;)" office:value-type="string" office:string-value="Α" calcext:value-type="string">
            <text:p>Α</text:p>
          </table:table-cell>
          <table:table-cell table:formula="of:=COUNTIF([$List.$A$1:.$A$10000];[.H74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Π01</text:p>
          </table:table-cell>
          <table:table-cell table:formula="of:=IF(COUNTIF([$List.$A$1:.$A$10000];[.H748])&gt;0;&quot;Χ&quot;;&quot;Α&quot;)" office:value-type="string" office:string-value="Α" calcext:value-type="string">
            <text:p>Α</text:p>
          </table:table-cell>
          <table:table-cell table:formula="of:=COUNTIF([$List.$A$1:.$A$10000];[.H74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ΤΑΠ01</text:p>
          </table:table-cell>
          <table:table-cell table:formula="of:=IF(COUNTIF([$List.$A$1:.$A$10000];[.H749])&gt;0;&quot;Χ&quot;;&quot;Α&quot;)" office:value-type="string" office:string-value="Α" calcext:value-type="string">
            <text:p>Α</text:p>
          </table:table-cell>
          <table:table-cell table:formula="of:=COUNTIF([$List.$A$1:.$A$10000];[.H74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0])&gt;0;&quot;Χ&quot;;&quot;Α&quot;)" office:value-type="string" office:string-value="Α" calcext:value-type="string">
            <text:p>Α</text:p>
          </table:table-cell>
          <table:table-cell table:formula="of:=COUNTIF([$List.$A$1:.$A$10000];[.H75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1])&gt;0;&quot;Χ&quot;;&quot;Α&quot;)" office:value-type="string" office:string-value="Α" calcext:value-type="string">
            <text:p>Α</text:p>
          </table:table-cell>
          <table:table-cell table:formula="of:=COUNTIF([$List.$A$1:.$A$10000];[.H75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2])&gt;0;&quot;Χ&quot;;&quot;Α&quot;)" office:value-type="string" office:string-value="Α" calcext:value-type="string">
            <text:p>Α</text:p>
          </table:table-cell>
          <table:table-cell table:formula="of:=COUNTIF([$List.$A$1:.$A$10000];[.H75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3])&gt;0;&quot;Χ&quot;;&quot;Α&quot;)" office:value-type="string" office:string-value="Α" calcext:value-type="string">
            <text:p>Α</text:p>
          </table:table-cell>
          <table:table-cell table:formula="of:=COUNTIF([$List.$A$1:.$A$10000];[.H75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4])&gt;0;&quot;Χ&quot;;&quot;Α&quot;)" office:value-type="string" office:string-value="Α" calcext:value-type="string">
            <text:p>Α</text:p>
          </table:table-cell>
          <table:table-cell table:formula="of:=COUNTIF([$List.$A$1:.$A$10000];[.H75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5])&gt;0;&quot;Χ&quot;;&quot;Α&quot;)" office:value-type="string" office:string-value="Α" calcext:value-type="string">
            <text:p>Α</text:p>
          </table:table-cell>
          <table:table-cell table:formula="of:=COUNTIF([$List.$A$1:.$A$10000];[.H75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6])&gt;0;&quot;Χ&quot;;&quot;Α&quot;)" office:value-type="string" office:string-value="Α" calcext:value-type="string">
            <text:p>Α</text:p>
          </table:table-cell>
          <table:table-cell table:formula="of:=COUNTIF([$List.$A$1:.$A$10000];[.H75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7])&gt;0;&quot;Χ&quot;;&quot;Α&quot;)" office:value-type="string" office:string-value="Α" calcext:value-type="string">
            <text:p>Α</text:p>
          </table:table-cell>
          <table:table-cell table:formula="of:=COUNTIF([$List.$A$1:.$A$10000];[.H75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8])&gt;0;&quot;Χ&quot;;&quot;Α&quot;)" office:value-type="string" office:string-value="Α" calcext:value-type="string">
            <text:p>Α</text:p>
          </table:table-cell>
          <table:table-cell table:formula="of:=COUNTIF([$List.$A$1:.$A$10000];[.H75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59])&gt;0;&quot;Χ&quot;;&quot;Α&quot;)" office:value-type="string" office:string-value="Α" calcext:value-type="string">
            <text:p>Α</text:p>
          </table:table-cell>
          <table:table-cell table:formula="of:=COUNTIF([$List.$A$1:.$A$10000];[.H75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60])&gt;0;&quot;Χ&quot;;&quot;Α&quot;)" office:value-type="string" office:string-value="Α" calcext:value-type="string">
            <text:p>Α</text:p>
          </table:table-cell>
          <table:table-cell table:formula="of:=COUNTIF([$List.$A$1:.$A$10000];[.H76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61])&gt;0;&quot;Χ&quot;;&quot;Α&quot;)" office:value-type="string" office:string-value="Α" calcext:value-type="string">
            <text:p>Α</text:p>
          </table:table-cell>
          <table:table-cell table:formula="of:=COUNTIF([$List.$A$1:.$A$10000];[.H76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62])&gt;0;&quot;Χ&quot;;&quot;Α&quot;)" office:value-type="string" office:string-value="Α" calcext:value-type="string">
            <text:p>Α</text:p>
          </table:table-cell>
          <table:table-cell table:formula="of:=COUNTIF([$List.$A$1:.$A$10000];[.H76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63])&gt;0;&quot;Χ&quot;;&quot;Α&quot;)" office:value-type="string" office:string-value="Α" calcext:value-type="string">
            <text:p>Α</text:p>
          </table:table-cell>
          <table:table-cell table:formula="of:=COUNTIF([$List.$A$1:.$A$10000];[.H76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64])&gt;0;&quot;Χ&quot;;&quot;Α&quot;)" office:value-type="string" office:string-value="Α" calcext:value-type="string">
            <text:p>Α</text:p>
          </table:table-cell>
          <table:table-cell table:formula="of:=COUNTIF([$List.$A$1:.$A$10000];[.H76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ΦΥΠ01</text:p>
          </table:table-cell>
          <table:table-cell table:formula="of:=IF(COUNTIF([$List.$A$1:.$A$10000];[.H765])&gt;0;&quot;Χ&quot;;&quot;Α&quot;)" office:value-type="string" office:string-value="Α" calcext:value-type="string">
            <text:p>Α</text:p>
          </table:table-cell>
          <table:table-cell table:formula="of:=COUNTIF([$List.$A$1:.$A$10000];[.H76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LΟΠ01</text:p>
          </table:table-cell>
          <table:table-cell table:formula="of:=IF(COUNTIF([$List.$A$1:.$A$10000];[.H766])&gt;0;&quot;Χ&quot;;&quot;Α&quot;)" office:value-type="string" office:string-value="Α" calcext:value-type="string">
            <text:p>Α</text:p>
          </table:table-cell>
          <table:table-cell table:formula="of:=COUNTIF([$List.$A$1:.$A$10000];[.H76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LΟΠ01</text:p>
          </table:table-cell>
          <table:table-cell table:formula="of:=IF(COUNTIF([$List.$A$1:.$A$10000];[.H767])&gt;0;&quot;Χ&quot;;&quot;Α&quot;)" office:value-type="string" office:string-value="Α" calcext:value-type="string">
            <text:p>Α</text:p>
          </table:table-cell>
          <table:table-cell table:formula="of:=COUNTIF([$List.$A$1:.$A$10000];[.H76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Π-LΟΠ01</text:p>
          </table:table-cell>
          <table:table-cell table:formula="of:=IF(COUNTIF([$List.$A$1:.$A$10000];[.H768])&gt;0;&quot;Χ&quot;;&quot;Α&quot;)" office:value-type="string" office:string-value="Α" calcext:value-type="string">
            <text:p>Α</text:p>
          </table:table-cell>
          <table:table-cell table:formula="of:=COUNTIF([$List.$A$1:.$A$10000];[.H76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Β01</text:p>
          </table:table-cell>
          <table:table-cell table:formula="of:=IF(COUNTIF([$List.$A$1:.$A$10000];[.H769])&gt;0;&quot;Χ&quot;;&quot;Α&quot;)" office:value-type="string" office:string-value="Α" calcext:value-type="string">
            <text:p>Α</text:p>
          </table:table-cell>
          <table:table-cell table:formula="of:=COUNTIF([$List.$A$1:.$A$10000];[.H76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Β01</text:p>
          </table:table-cell>
          <table:table-cell table:formula="of:=IF(COUNTIF([$List.$A$1:.$A$10000];[.H770])&gt;0;&quot;Χ&quot;;&quot;Α&quot;)" office:value-type="string" office:string-value="Α" calcext:value-type="string">
            <text:p>Α</text:p>
          </table:table-cell>
          <table:table-cell table:formula="of:=COUNTIF([$List.$A$1:.$A$10000];[.H77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Β01</text:p>
          </table:table-cell>
          <table:table-cell table:formula="of:=IF(COUNTIF([$List.$A$1:.$A$10000];[.H771])&gt;0;&quot;Χ&quot;;&quot;Α&quot;)" office:value-type="string" office:string-value="Α" calcext:value-type="string">
            <text:p>Α</text:p>
          </table:table-cell>
          <table:table-cell table:formula="of:=COUNTIF([$List.$A$1:.$A$10000];[.H77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Β01</text:p>
          </table:table-cell>
          <table:table-cell table:formula="of:=IF(COUNTIF([$List.$A$1:.$A$10000];[.H772])&gt;0;&quot;Χ&quot;;&quot;Α&quot;)" office:value-type="string" office:string-value="Α" calcext:value-type="string">
            <text:p>Α</text:p>
          </table:table-cell>
          <table:table-cell table:formula="of:=COUNTIF([$List.$A$1:.$A$10000];[.H77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Β01</text:p>
          </table:table-cell>
          <table:table-cell table:formula="of:=IF(COUNTIF([$List.$A$1:.$A$10000];[.H773])&gt;0;&quot;Χ&quot;;&quot;Α&quot;)" office:value-type="string" office:string-value="Α" calcext:value-type="string">
            <text:p>Α</text:p>
          </table:table-cell>
          <table:table-cell table:formula="of:=COUNTIF([$List.$A$1:.$A$10000];[.H77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74])&gt;0;&quot;Χ&quot;;&quot;Α&quot;)" office:value-type="string" office:string-value="Α" calcext:value-type="string">
            <text:p>Α</text:p>
          </table:table-cell>
          <table:table-cell table:formula="of:=COUNTIF([$List.$A$1:.$A$10000];[.H77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75])&gt;0;&quot;Χ&quot;;&quot;Α&quot;)" office:value-type="string" office:string-value="Α" calcext:value-type="string">
            <text:p>Α</text:p>
          </table:table-cell>
          <table:table-cell table:formula="of:=COUNTIF([$List.$A$1:.$A$10000];[.H77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76])&gt;0;&quot;Χ&quot;;&quot;Α&quot;)" office:value-type="string" office:string-value="Α" calcext:value-type="string">
            <text:p>Α</text:p>
          </table:table-cell>
          <table:table-cell table:formula="of:=COUNTIF([$List.$A$1:.$A$10000];[.H77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77])&gt;0;&quot;Χ&quot;;&quot;Α&quot;)" office:value-type="string" office:string-value="Α" calcext:value-type="string">
            <text:p>Α</text:p>
          </table:table-cell>
          <table:table-cell table:formula="of:=COUNTIF([$List.$A$1:.$A$10000];[.H77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78])&gt;0;&quot;Χ&quot;;&quot;Α&quot;)" office:value-type="string" office:string-value="Α" calcext:value-type="string">
            <text:p>Α</text:p>
          </table:table-cell>
          <table:table-cell table:formula="of:=COUNTIF([$List.$A$1:.$A$10000];[.H77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79])&gt;0;&quot;Χ&quot;;&quot;Α&quot;)" office:value-type="string" office:string-value="Α" calcext:value-type="string">
            <text:p>Α</text:p>
          </table:table-cell>
          <table:table-cell table:formula="of:=COUNTIF([$List.$A$1:.$A$10000];[.H77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0])&gt;0;&quot;Χ&quot;;&quot;Α&quot;)" office:value-type="string" office:string-value="Α" calcext:value-type="string">
            <text:p>Α</text:p>
          </table:table-cell>
          <table:table-cell table:formula="of:=COUNTIF([$List.$A$1:.$A$10000];[.H78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1])&gt;0;&quot;Χ&quot;;&quot;Α&quot;)" office:value-type="string" office:string-value="Α" calcext:value-type="string">
            <text:p>Α</text:p>
          </table:table-cell>
          <table:table-cell table:formula="of:=COUNTIF([$List.$A$1:.$A$10000];[.H78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2])&gt;0;&quot;Χ&quot;;&quot;Α&quot;)" office:value-type="string" office:string-value="Α" calcext:value-type="string">
            <text:p>Α</text:p>
          </table:table-cell>
          <table:table-cell table:formula="of:=COUNTIF([$List.$A$1:.$A$10000];[.H78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3])&gt;0;&quot;Χ&quot;;&quot;Α&quot;)" office:value-type="string" office:string-value="Α" calcext:value-type="string">
            <text:p>Α</text:p>
          </table:table-cell>
          <table:table-cell table:formula="of:=COUNTIF([$List.$A$1:.$A$10000];[.H78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4])&gt;0;&quot;Χ&quot;;&quot;Α&quot;)" office:value-type="string" office:string-value="Α" calcext:value-type="string">
            <text:p>Α</text:p>
          </table:table-cell>
          <table:table-cell table:formula="of:=COUNTIF([$List.$A$1:.$A$10000];[.H78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5])&gt;0;&quot;Χ&quot;;&quot;Α&quot;)" office:value-type="string" office:string-value="Α" calcext:value-type="string">
            <text:p>Α</text:p>
          </table:table-cell>
          <table:table-cell table:formula="of:=COUNTIF([$List.$A$1:.$A$10000];[.H78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6])&gt;0;&quot;Χ&quot;;&quot;Α&quot;)" office:value-type="string" office:string-value="Α" calcext:value-type="string">
            <text:p>Α</text:p>
          </table:table-cell>
          <table:table-cell table:formula="of:=COUNTIF([$List.$A$1:.$A$10000];[.H78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7])&gt;0;&quot;Χ&quot;;&quot;Α&quot;)" office:value-type="string" office:string-value="Α" calcext:value-type="string">
            <text:p>Α</text:p>
          </table:table-cell>
          <table:table-cell table:formula="of:=COUNTIF([$List.$A$1:.$A$10000];[.H78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8])&gt;0;&quot;Χ&quot;;&quot;Α&quot;)" office:value-type="string" office:string-value="Α" calcext:value-type="string">
            <text:p>Α</text:p>
          </table:table-cell>
          <table:table-cell table:formula="of:=COUNTIF([$List.$A$1:.$A$10000];[.H78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89])&gt;0;&quot;Χ&quot;;&quot;Α&quot;)" office:value-type="string" office:string-value="Α" calcext:value-type="string">
            <text:p>Α</text:p>
          </table:table-cell>
          <table:table-cell table:formula="of:=COUNTIF([$List.$A$1:.$A$10000];[.H78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2N-MRΠ01</text:p>
          </table:table-cell>
          <table:table-cell table:formula="of:=IF(COUNTIF([$List.$A$1:.$A$10000];[.H790])&gt;0;&quot;Χ&quot;;&quot;Α&quot;)" office:value-type="string" office:string-value="Α" calcext:value-type="string">
            <text:p>Α</text:p>
          </table:table-cell>
          <table:table-cell table:formula="of:=COUNTIF([$List.$A$1:.$A$10000];[.H79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Ι-ΘΑΒ01</text:p>
          </table:table-cell>
          <table:table-cell table:formula="of:=IF(COUNTIF([$List.$A$1:.$A$10000];[.H791])&gt;0;&quot;Χ&quot;;&quot;Α&quot;)" office:value-type="string" office:string-value="Α" calcext:value-type="string">
            <text:p>Α</text:p>
          </table:table-cell>
          <table:table-cell table:formula="of:=COUNTIF([$List.$A$1:.$A$10000];[.H79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ΩΝ ΘΑΛΑΣΣΗΣ ΚΑΙ ΣΚΑΦΩΝ ΑΝΑΨΥΧ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Ι-ΘΑΒ01</text:p>
          </table:table-cell>
          <table:table-cell table:formula="of:=IF(COUNTIF([$List.$A$1:.$A$10000];[.H792])&gt;0;&quot;Χ&quot;;&quot;Α&quot;)" office:value-type="string" office:string-value="Α" calcext:value-type="string">
            <text:p>Α</text:p>
          </table:table-cell>
          <table:table-cell table:formula="of:=COUNTIF([$List.$A$1:.$A$10000];[.H79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ΩΝ ΘΑΛΑΣΣΗΣ ΚΑΙ ΣΚΑΦΩΝ ΑΝΑΨΥΧ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Ι-ΘΑΠ01</text:p>
          </table:table-cell>
          <table:table-cell table:formula="of:=IF(COUNTIF([$List.$A$1:.$A$10000];[.H793])&gt;0;&quot;Χ&quot;;&quot;Α&quot;)" office:value-type="string" office:string-value="Α" calcext:value-type="string">
            <text:p>Α</text:p>
          </table:table-cell>
          <table:table-cell table:formula="of:=COUNTIF([$List.$A$1:.$A$10000];[.H79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ΩΝ ΘΑΛΑΣΣΗΣ ΚΑΙ ΣΚΑΦΩΝ ΑΝΑΨΥΧ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Ι-ΘΑΠ01</text:p>
          </table:table-cell>
          <table:table-cell table:formula="of:=IF(COUNTIF([$List.$A$1:.$A$10000];[.H794])&gt;0;&quot;Χ&quot;;&quot;Α&quot;)" office:value-type="string" office:string-value="Α" calcext:value-type="string">
            <text:p>Α</text:p>
          </table:table-cell>
          <table:table-cell table:formula="of:=COUNTIF([$List.$A$1:.$A$10000];[.H79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ΩΝ ΘΑΛΑΣΣΗΣ ΚΑΙ ΣΚΑΦΩΝ ΑΝΑΨΥΧ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Ι-ΘΑΠ01</text:p>
          </table:table-cell>
          <table:table-cell table:formula="of:=IF(COUNTIF([$List.$A$1:.$A$10000];[.H795])&gt;0;&quot;Χ&quot;;&quot;Α&quot;)" office:value-type="string" office:string-value="Α" calcext:value-type="string">
            <text:p>Α</text:p>
          </table:table-cell>
          <table:table-cell table:formula="of:=COUNTIF([$List.$A$1:.$A$10000];[.H79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ΩΝ ΘΑΛΑΣΣΗΣ ΚΑΙ ΣΚΑΦΩΝ ΑΝΑΨΥΧ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Ι-ΘΑΠ01</text:p>
          </table:table-cell>
          <table:table-cell table:formula="of:=IF(COUNTIF([$List.$A$1:.$A$10000];[.H796])&gt;0;&quot;Χ&quot;;&quot;Α&quot;)" office:value-type="string" office:string-value="Α" calcext:value-type="string">
            <text:p>Α</text:p>
          </table:table-cell>
          <table:table-cell table:formula="of:=COUNTIF([$List.$A$1:.$A$10000];[.H79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ΩΝ ΘΑΛΑΣΣΗΣ ΚΑΙ ΣΚΑΦΩΝ ΑΝΑΨΥΧ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ΔΠ01</text:p>
          </table:table-cell>
          <table:table-cell table:formula="of:=IF(COUNTIF([$List.$A$1:.$A$10000];[.H797])&gt;0;&quot;Χ&quot;;&quot;Α&quot;)" office:value-type="string" office:string-value="Α" calcext:value-type="string">
            <text:p>Α</text:p>
          </table:table-cell>
          <table:table-cell table:formula="of:=COUNTIF([$List.$A$1:.$A$10000];[.H79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ΑΘΛΗΤΙΚΗ ΔΗΜΟΣΙΟΓΡΑΦ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ΔΠ01</text:p>
          </table:table-cell>
          <table:table-cell table:formula="of:=IF(COUNTIF([$List.$A$1:.$A$10000];[.H798])&gt;0;&quot;Χ&quot;;&quot;Α&quot;)" office:value-type="string" office:string-value="Α" calcext:value-type="string">
            <text:p>Α</text:p>
          </table:table-cell>
          <table:table-cell table:formula="of:=COUNTIF([$List.$A$1:.$A$10000];[.H79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ΑΘΛΗΤΙΚΗ ΔΗΜΟΣΙΟΓΡΑΦ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7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ΔΠ01</text:p>
          </table:table-cell>
          <table:table-cell table:formula="of:=IF(COUNTIF([$List.$A$1:.$A$10000];[.H799])&gt;0;&quot;Χ&quot;;&quot;Α&quot;)" office:value-type="string" office:string-value="Α" calcext:value-type="string">
            <text:p>Α</text:p>
          </table:table-cell>
          <table:table-cell table:formula="of:=COUNTIF([$List.$A$1:.$A$10000];[.H79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ΑΘΛΗΤΙΚΗ ΔΗΜΟΣΙΟΓΡΑΦ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00])&gt;0;&quot;Χ&quot;;&quot;Α&quot;)" office:value-type="string" office:string-value="Α" calcext:value-type="string">
            <text:p>Α</text:p>
          </table:table-cell>
          <table:table-cell table:formula="of:=COUNTIF([$List.$A$1:.$A$10000];[.H80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01])&gt;0;&quot;Χ&quot;;&quot;Α&quot;)" office:value-type="string" office:string-value="Α" calcext:value-type="string">
            <text:p>Α</text:p>
          </table:table-cell>
          <table:table-cell table:formula="of:=COUNTIF([$List.$A$1:.$A$10000];[.H80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02])&gt;0;&quot;Χ&quot;;&quot;Α&quot;)" office:value-type="string" office:string-value="Α" calcext:value-type="string">
            <text:p>Α</text:p>
          </table:table-cell>
          <table:table-cell table:formula="of:=COUNTIF([$List.$A$1:.$A$10000];[.H80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03])&gt;0;&quot;Χ&quot;;&quot;Α&quot;)" office:value-type="string" office:string-value="Α" calcext:value-type="string">
            <text:p>Α</text:p>
          </table:table-cell>
          <table:table-cell table:formula="of:=COUNTIF([$List.$A$1:.$A$10000];[.H80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04])&gt;0;&quot;Χ&quot;;&quot;Α&quot;)" office:value-type="string" office:string-value="Α" calcext:value-type="string">
            <text:p>Α</text:p>
          </table:table-cell>
          <table:table-cell table:formula="of:=COUNTIF([$List.$A$1:.$A$10000];[.H80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05])&gt;0;&quot;Χ&quot;;&quot;Α&quot;)" office:value-type="string" office:string-value="Α" calcext:value-type="string">
            <text:p>Α</text:p>
          </table:table-cell>
          <table:table-cell table:formula="of:=COUNTIF([$List.$A$1:.$A$10000];[.H80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8" office:value-type="string" calcext:value-type="string">
            <text:p>4Ν-ΑΠΠ01</text:p>
          </table:table-cell>
          <table:table-cell table:formula="of:=IF(COUNTIF([$List.$A$1:.$A$10000];[.H806])&gt;0;&quot;Χ&quot;;&quot;Α&quot;)" office:value-type="string" office:string-value="Α" calcext:value-type="string">
            <text:p>Α</text:p>
          </table:table-cell>
          <table:table-cell table:formula="of:=COUNTIF([$List.$A$1:.$A$10000];[.H806])" office:value-type="float" office:value="0" calcext:value-type="float">
            <text:p>0</text:p>
          </table:table-cell>
          <table:table-cell table:style-name="ce12" office:value-type="string" calcext:value-type="string">
            <text:p>ΥΓΕΙΑΣ &amp; ΟΜΟΡΦΙΑΣ</text:p>
          </table:table-cell>
          <table:table-cell table:style-name="ce5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07])&gt;0;&quot;Χ&quot;;&quot;Α&quot;)" office:value-type="string" office:string-value="Α" calcext:value-type="string">
            <text:p>Α</text:p>
          </table:table-cell>
          <table:table-cell table:formula="of:=COUNTIF([$List.$A$1:.$A$10000];[.H80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08])&gt;0;&quot;Χ&quot;;&quot;Α&quot;)" office:value-type="string" office:string-value="Α" calcext:value-type="string">
            <text:p>Α</text:p>
          </table:table-cell>
          <table:table-cell table:formula="of:=COUNTIF([$List.$A$1:.$A$10000];[.H80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09])&gt;0;&quot;Χ&quot;;&quot;Α&quot;)" office:value-type="string" office:string-value="Α" calcext:value-type="string">
            <text:p>Α</text:p>
          </table:table-cell>
          <table:table-cell table:formula="of:=COUNTIF([$List.$A$1:.$A$10000];[.H80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10])&gt;0;&quot;Χ&quot;;&quot;Α&quot;)" office:value-type="string" office:string-value="Α" calcext:value-type="string">
            <text:p>Α</text:p>
          </table:table-cell>
          <table:table-cell table:formula="of:=COUNTIF([$List.$A$1:.$A$10000];[.H81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11])&gt;0;&quot;Χ&quot;;&quot;Α&quot;)" office:value-type="string" office:string-value="Α" calcext:value-type="string">
            <text:p>Α</text:p>
          </table:table-cell>
          <table:table-cell table:formula="of:=COUNTIF([$List.$A$1:.$A$10000];[.H81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ΠΠ01</text:p>
          </table:table-cell>
          <table:table-cell table:formula="of:=IF(COUNTIF([$List.$A$1:.$A$10000];[.H812])&gt;0;&quot;Χ&quot;;&quot;Α&quot;)" office:value-type="string" office:string-value="Α" calcext:value-type="string">
            <text:p>Α</text:p>
          </table:table-cell>
          <table:table-cell table:formula="of:=COUNTIF([$List.$A$1:.$A$10000];[.H81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ΟΣ ΠΟΔΟΛΟΓΙΑΣ - ΚΑΛΛΩΠΙΣΜΟΥ ΝΥΧΙΩΝ ΚΑΙ ΟΝΥΧ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ΡΒ01</text:p>
          </table:table-cell>
          <table:table-cell table:formula="of:=IF(COUNTIF([$List.$A$1:.$A$10000];[.H813])&gt;0;&quot;Χ&quot;;&quot;Α&quot;)" office:value-type="string" office:string-value="Α" calcext:value-type="string">
            <text:p>Α</text:p>
          </table:table-cell>
          <table:table-cell table:formula="of:=COUNTIF([$List.$A$1:.$A$10000];[.H81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ΡΒ01</text:p>
          </table:table-cell>
          <table:table-cell table:formula="of:=IF(COUNTIF([$List.$A$1:.$A$10000];[.H814])&gt;0;&quot;Χ&quot;;&quot;Α&quot;)" office:value-type="string" office:string-value="Α" calcext:value-type="string">
            <text:p>Α</text:p>
          </table:table-cell>
          <table:table-cell table:formula="of:=COUNTIF([$List.$A$1:.$A$10000];[.H81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ΡΒ01</text:p>
          </table:table-cell>
          <table:table-cell table:formula="of:=IF(COUNTIF([$List.$A$1:.$A$10000];[.H815])&gt;0;&quot;Χ&quot;;&quot;Α&quot;)" office:value-type="string" office:string-value="Α" calcext:value-type="string">
            <text:p>Α</text:p>
          </table:table-cell>
          <table:table-cell table:formula="of:=COUNTIF([$List.$A$1:.$A$10000];[.H81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ΡΒ01</text:p>
          </table:table-cell>
          <table:table-cell table:formula="of:=IF(COUNTIF([$List.$A$1:.$A$10000];[.H816])&gt;0;&quot;Χ&quot;;&quot;Α&quot;)" office:value-type="string" office:string-value="Α" calcext:value-type="string">
            <text:p>Α</text:p>
          </table:table-cell>
          <table:table-cell table:formula="of:=COUNTIF([$List.$A$1:.$A$10000];[.H81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ΡΒ01</text:p>
          </table:table-cell>
          <table:table-cell table:formula="of:=IF(COUNTIF([$List.$A$1:.$A$10000];[.H817])&gt;0;&quot;Χ&quot;;&quot;Α&quot;)" office:value-type="string" office:string-value="Α" calcext:value-type="string">
            <text:p>Α</text:p>
          </table:table-cell>
          <table:table-cell table:formula="of:=COUNTIF([$List.$A$1:.$A$10000];[.H81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ΡΒ01</text:p>
          </table:table-cell>
          <table:table-cell table:formula="of:=IF(COUNTIF([$List.$A$1:.$A$10000];[.H818])&gt;0;&quot;Χ&quot;;&quot;Α&quot;)" office:value-type="string" office:string-value="Α" calcext:value-type="string">
            <text:p>Α</text:p>
          </table:table-cell>
          <table:table-cell table:formula="of:=COUNTIF([$List.$A$1:.$A$10000];[.H81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ΑΡΤΟΠΟΙΟΣ - ΖΑΧΑΡΟΠΛΑΣ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ΤΠ01</text:p>
          </table:table-cell>
          <table:table-cell table:formula="of:=IF(COUNTIF([$List.$A$1:.$A$10000];[.H819])&gt;0;&quot;Χ&quot;;&quot;Α&quot;)" office:value-type="string" office:string-value="Α" calcext:value-type="string">
            <text:p>Α</text:p>
          </table:table-cell>
          <table:table-cell table:formula="of:=COUNTIF([$List.$A$1:.$A$10000];[.H81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ΤΠ01</text:p>
          </table:table-cell>
          <table:table-cell table:formula="of:=IF(COUNTIF([$List.$A$1:.$A$10000];[.H820])&gt;0;&quot;Χ&quot;;&quot;Α&quot;)" office:value-type="string" office:string-value="Α" calcext:value-type="string">
            <text:p>Α</text:p>
          </table:table-cell>
          <table:table-cell table:formula="of:=COUNTIF([$List.$A$1:.$A$10000];[.H82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ΤΠ01</text:p>
          </table:table-cell>
          <table:table-cell table:formula="of:=IF(COUNTIF([$List.$A$1:.$A$10000];[.H821])&gt;0;&quot;Χ&quot;;&quot;Α&quot;)" office:value-type="string" office:string-value="Α" calcext:value-type="string">
            <text:p>Α</text:p>
          </table:table-cell>
          <table:table-cell table:formula="of:=COUNTIF([$List.$A$1:.$A$10000];[.H82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ΤΠ01</text:p>
          </table:table-cell>
          <table:table-cell table:formula="of:=IF(COUNTIF([$List.$A$1:.$A$10000];[.H822])&gt;0;&quot;Χ&quot;;&quot;Α&quot;)" office:value-type="string" office:string-value="Α" calcext:value-type="string">
            <text:p>Α</text:p>
          </table:table-cell>
          <table:table-cell table:formula="of:=COUNTIF([$List.$A$1:.$A$10000];[.H82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ΤΠ01</text:p>
          </table:table-cell>
          <table:table-cell table:formula="of:=IF(COUNTIF([$List.$A$1:.$A$10000];[.H823])&gt;0;&quot;Χ&quot;;&quot;Α&quot;)" office:value-type="string" office:string-value="Α" calcext:value-type="string">
            <text:p>Α</text:p>
          </table:table-cell>
          <table:table-cell table:formula="of:=COUNTIF([$List.$A$1:.$A$10000];[.H82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ΑΤΠ01</text:p>
          </table:table-cell>
          <table:table-cell table:formula="of:=IF(COUNTIF([$List.$A$1:.$A$10000];[.H824])&gt;0;&quot;Χ&quot;;&quot;Α&quot;)" office:value-type="string" office:string-value="Α" calcext:value-type="string">
            <text:p>Α</text:p>
          </table:table-cell>
          <table:table-cell table:formula="of:=COUNTIF([$List.$A$1:.$A$10000];[.H82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ΑΥΤΟΜΑΤΙΣ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25])&gt;0;&quot;Χ&quot;;&quot;Α&quot;)" office:value-type="string" office:string-value="Α" calcext:value-type="string">
            <text:p>Α</text:p>
          </table:table-cell>
          <table:table-cell table:formula="of:=COUNTIF([$List.$A$1:.$A$10000];[.H82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26])&gt;0;&quot;Χ&quot;;&quot;Α&quot;)" office:value-type="string" office:string-value="Α" calcext:value-type="string">
            <text:p>Α</text:p>
          </table:table-cell>
          <table:table-cell table:formula="of:=COUNTIF([$List.$A$1:.$A$10000];[.H82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27])&gt;0;&quot;Χ&quot;;&quot;Α&quot;)" office:value-type="string" office:string-value="Α" calcext:value-type="string">
            <text:p>Α</text:p>
          </table:table-cell>
          <table:table-cell table:formula="of:=COUNTIF([$List.$A$1:.$A$10000];[.H82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28])&gt;0;&quot;Χ&quot;;&quot;Α&quot;)" office:value-type="string" office:string-value="Α" calcext:value-type="string">
            <text:p>Α</text:p>
          </table:table-cell>
          <table:table-cell table:formula="of:=COUNTIF([$List.$A$1:.$A$10000];[.H82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29])&gt;0;&quot;Χ&quot;;&quot;Α&quot;)" office:value-type="string" office:string-value="Α" calcext:value-type="string">
            <text:p>Α</text:p>
          </table:table-cell>
          <table:table-cell table:formula="of:=COUNTIF([$List.$A$1:.$A$10000];[.H82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30])&gt;0;&quot;Χ&quot;;&quot;Α&quot;)" office:value-type="string" office:string-value="Α" calcext:value-type="string">
            <text:p>Α</text:p>
          </table:table-cell>
          <table:table-cell table:formula="of:=COUNTIF([$List.$A$1:.$A$10000];[.H83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31])&gt;0;&quot;Χ&quot;;&quot;Α&quot;)" office:value-type="string" office:string-value="Α" calcext:value-type="string">
            <text:p>Α</text:p>
          </table:table-cell>
          <table:table-cell table:formula="of:=COUNTIF([$List.$A$1:.$A$10000];[.H83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32])&gt;0;&quot;Χ&quot;;&quot;Α&quot;)" office:value-type="string" office:string-value="Α" calcext:value-type="string">
            <text:p>Α</text:p>
          </table:table-cell>
          <table:table-cell table:formula="of:=COUNTIF([$List.$A$1:.$A$10000];[.H83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33])&gt;0;&quot;Χ&quot;;&quot;Α&quot;)" office:value-type="string" office:string-value="Α" calcext:value-type="string">
            <text:p>Α</text:p>
          </table:table-cell>
          <table:table-cell table:formula="of:=COUNTIF([$List.$A$1:.$A$10000];[.H83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8" office:value-type="string" calcext:value-type="string">
            <text:p>4Ν-ΓΕΠ01</text:p>
          </table:table-cell>
          <table:table-cell table:formula="of:=IF(COUNTIF([$List.$A$1:.$A$10000];[.H834])&gt;0;&quot;Χ&quot;;&quot;Α&quot;)" office:value-type="string" office:string-value="Α" calcext:value-type="string">
            <text:p>Α</text:p>
          </table:table-cell>
          <table:table-cell table:formula="of:=COUNTIF([$List.$A$1:.$A$10000];[.H834])" office:value-type="float" office:value="0" calcext:value-type="float">
            <text:p>0</text:p>
          </table:table-cell>
          <table:table-cell table:style-name="ce12" office:value-type="string" calcext:value-type="string">
            <text:p>ΤΕΧΝΩΝ &amp; ΠΑΙΔΑΓΩΓΙΚΩΝ</text:p>
          </table:table-cell>
          <table:table-cell table:style-name="ce5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35])&gt;0;&quot;Χ&quot;;&quot;Α&quot;)" office:value-type="string" office:string-value="Α" calcext:value-type="string">
            <text:p>Α</text:p>
          </table:table-cell>
          <table:table-cell table:formula="of:=COUNTIF([$List.$A$1:.$A$10000];[.H83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36])&gt;0;&quot;Χ&quot;;&quot;Α&quot;)" office:value-type="string" office:string-value="Α" calcext:value-type="string">
            <text:p>Α</text:p>
          </table:table-cell>
          <table:table-cell table:formula="of:=COUNTIF([$List.$A$1:.$A$10000];[.H83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ΕΠ01</text:p>
          </table:table-cell>
          <table:table-cell table:formula="of:=IF(COUNTIF([$List.$A$1:.$A$10000];[.H837])&gt;0;&quot;Χ&quot;;&quot;Α&quot;)" office:value-type="string" office:string-value="Α" calcext:value-type="string">
            <text:p>Α</text:p>
          </table:table-cell>
          <table:table-cell table:formula="of:=COUNTIF([$List.$A$1:.$A$10000];[.H83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ΝΠ01</text:p>
          </table:table-cell>
          <table:table-cell table:formula="of:=IF(COUNTIF([$List.$A$1:.$A$10000];[.H838])&gt;0;&quot;Χ&quot;;&quot;Α&quot;)" office:value-type="string" office:string-value="Α" calcext:value-type="string">
            <text:p>Α</text:p>
          </table:table-cell>
          <table:table-cell table:formula="of:=COUNTIF([$List.$A$1:.$A$10000];[.H83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ΓΝΠ01</text:p>
          </table:table-cell>
          <table:table-cell table:formula="of:=IF(COUNTIF([$List.$A$1:.$A$10000];[.H839])&gt;0;&quot;Χ&quot;;&quot;Α&quot;)" office:value-type="string" office:string-value="Α" calcext:value-type="string">
            <text:p>Α</text:p>
          </table:table-cell>
          <table:table-cell table:formula="of:=COUNTIF([$List.$A$1:.$A$10000];[.H83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ΓΕΝΙΚΗΣ ΝΟΣΗΛ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ΕΠ01</text:p>
          </table:table-cell>
          <table:table-cell table:formula="of:=IF(COUNTIF([$List.$A$1:.$A$10000];[.H840])&gt;0;&quot;Χ&quot;;&quot;Α&quot;)" office:value-type="string" office:string-value="Α" calcext:value-type="string">
            <text:p>Α</text:p>
          </table:table-cell>
          <table:table-cell table:formula="of:=COUNTIF([$List.$A$1:.$A$10000];[.H84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ΣΧΕΔΙΑΣΤΗΣ ΔΟΜΙΚΩΝ ΕΡΓΩΝ ΚΑΙ ΓΕΩΠΛΗΡΟΦΟΡ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ΕΠ01</text:p>
          </table:table-cell>
          <table:table-cell table:formula="of:=IF(COUNTIF([$List.$A$1:.$A$10000];[.H841])&gt;0;&quot;Χ&quot;;&quot;Α&quot;)" office:value-type="string" office:string-value="Α" calcext:value-type="string">
            <text:p>Α</text:p>
          </table:table-cell>
          <table:table-cell table:formula="of:=COUNTIF([$List.$A$1:.$A$10000];[.H84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ΣΧΕΔΙΑΣΤΗΣ ΔΟΜΙΚΩΝ ΕΡΓΩΝ ΚΑΙ ΓΕΩΠΛΗΡΟΦΟΡ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ΕΠ01</text:p>
          </table:table-cell>
          <table:table-cell table:formula="of:=IF(COUNTIF([$List.$A$1:.$A$10000];[.H842])&gt;0;&quot;Χ&quot;;&quot;Α&quot;)" office:value-type="string" office:string-value="Α" calcext:value-type="string">
            <text:p>Α</text:p>
          </table:table-cell>
          <table:table-cell table:formula="of:=COUNTIF([$List.$A$1:.$A$10000];[.H84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ΣΧΕΔΙΑΣΤΗΣ ΔΟΜΙΚΩΝ ΕΡΓΩΝ ΚΑΙ ΓΕΩΠΛΗΡΟΦΟΡ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ΕΠ01</text:p>
          </table:table-cell>
          <table:table-cell table:formula="of:=IF(COUNTIF([$List.$A$1:.$A$10000];[.H843])&gt;0;&quot;Χ&quot;;&quot;Α&quot;)" office:value-type="string" office:string-value="Α" calcext:value-type="string">
            <text:p>Α</text:p>
          </table:table-cell>
          <table:table-cell table:formula="of:=COUNTIF([$List.$A$1:.$A$10000];[.H84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ΣΧΕΔΙΑΣΤΗΣ ΔΟΜΙΚΩΝ ΕΡΓΩΝ ΚΑΙ ΓΕΩΠΛΗΡΟΦΟΡ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ΗΠ01</text:p>
          </table:table-cell>
          <table:table-cell table:formula="of:=IF(COUNTIF([$List.$A$1:.$A$10000];[.H844])&gt;0;&quot;Χ&quot;;&quot;Α&quot;)" office:value-type="string" office:string-value="Α" calcext:value-type="string">
            <text:p>Α</text:p>
          </table:table-cell>
          <table:table-cell table:formula="of:=COUNTIF([$List.$A$1:.$A$10000];[.H84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ΔΗΜΟΣΙΟΓΡΑΦΙΑΣ, ΣΥΝΤΑΚΤΩΝ ΚΑΙ ΡΕΠΟΡΤΕΡ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ΗΠ01</text:p>
          </table:table-cell>
          <table:table-cell table:formula="of:=IF(COUNTIF([$List.$A$1:.$A$10000];[.H845])&gt;0;&quot;Χ&quot;;&quot;Α&quot;)" office:value-type="string" office:string-value="Α" calcext:value-type="string">
            <text:p>Α</text:p>
          </table:table-cell>
          <table:table-cell table:formula="of:=COUNTIF([$List.$A$1:.$A$10000];[.H84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ΔΗΜΟΣΙΟΓΡΑΦΙΑΣ, ΣΥΝΤΑΚΤΩΝ ΚΑΙ ΡΕΠΟΡΤΕΡ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ΗΠ01</text:p>
          </table:table-cell>
          <table:table-cell table:formula="of:=IF(COUNTIF([$List.$A$1:.$A$10000];[.H846])&gt;0;&quot;Χ&quot;;&quot;Α&quot;)" office:value-type="string" office:string-value="Α" calcext:value-type="string">
            <text:p>Α</text:p>
          </table:table-cell>
          <table:table-cell table:formula="of:=COUNTIF([$List.$A$1:.$A$10000];[.H84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ΔΗΜΟΣΙΟΓΡΑΦΙΑΣ, ΣΥΝΤΑΚΤΩΝ ΚΑΙ ΡΕΠΟΡΤΕΡ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ΗΠ01</text:p>
          </table:table-cell>
          <table:table-cell table:formula="of:=IF(COUNTIF([$List.$A$1:.$A$10000];[.H847])&gt;0;&quot;Χ&quot;;&quot;Α&quot;)" office:value-type="string" office:string-value="Α" calcext:value-type="string">
            <text:p>Α</text:p>
          </table:table-cell>
          <table:table-cell table:formula="of:=COUNTIF([$List.$A$1:.$A$10000];[.H84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ΔΗΜΟΣΙΟΓΡΑΦΙΑΣ, ΣΥΝΤΑΚΤΩΝ ΚΑΙ ΡΕΠΟΡΤΕΡ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48])&gt;0;&quot;Χ&quot;;&quot;Α&quot;)" office:value-type="string" office:string-value="Α" calcext:value-type="string">
            <text:p>Α</text:p>
          </table:table-cell>
          <table:table-cell table:formula="of:=COUNTIF([$List.$A$1:.$A$10000];[.H84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49])&gt;0;&quot;Χ&quot;;&quot;Α&quot;)" office:value-type="string" office:string-value="Α" calcext:value-type="string">
            <text:p>Α</text:p>
          </table:table-cell>
          <table:table-cell table:formula="of:=COUNTIF([$List.$A$1:.$A$10000];[.H84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50])&gt;0;&quot;Χ&quot;;&quot;Α&quot;)" office:value-type="string" office:string-value="Α" calcext:value-type="string">
            <text:p>Α</text:p>
          </table:table-cell>
          <table:table-cell table:formula="of:=COUNTIF([$List.$A$1:.$A$10000];[.H85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51])&gt;0;&quot;Χ&quot;;&quot;Α&quot;)" office:value-type="string" office:string-value="Α" calcext:value-type="string">
            <text:p>Α</text:p>
          </table:table-cell>
          <table:table-cell table:formula="of:=COUNTIF([$List.$A$1:.$A$10000];[.H85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52])&gt;0;&quot;Χ&quot;;&quot;Α&quot;)" office:value-type="string" office:string-value="Α" calcext:value-type="string">
            <text:p>Α</text:p>
          </table:table-cell>
          <table:table-cell table:formula="of:=COUNTIF([$List.$A$1:.$A$10000];[.H85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53])&gt;0;&quot;Χ&quot;;&quot;Α&quot;)" office:value-type="string" office:string-value="Α" calcext:value-type="string">
            <text:p>Α</text:p>
          </table:table-cell>
          <table:table-cell table:formula="of:=COUNTIF([$List.$A$1:.$A$10000];[.H85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54])&gt;0;&quot;Χ&quot;;&quot;Α&quot;)" office:value-type="string" office:string-value="Α" calcext:value-type="string">
            <text:p>Α</text:p>
          </table:table-cell>
          <table:table-cell table:formula="of:=COUNTIF([$List.$A$1:.$A$10000];[.H85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55])&gt;0;&quot;Χ&quot;;&quot;Α&quot;)" office:value-type="string" office:string-value="Α" calcext:value-type="string">
            <text:p>Α</text:p>
          </table:table-cell>
          <table:table-cell table:formula="of:=COUNTIF([$List.$A$1:.$A$10000];[.H85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56])&gt;0;&quot;Χ&quot;;&quot;Α&quot;)" office:value-type="string" office:string-value="Α" calcext:value-type="string">
            <text:p>Α</text:p>
          </table:table-cell>
          <table:table-cell table:formula="of:=COUNTIF([$List.$A$1:.$A$10000];[.H85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ΠΒ01</text:p>
          </table:table-cell>
          <table:table-cell table:formula="of:=IF(COUNTIF([$List.$A$1:.$A$10000];[.H857])&gt;0;&quot;Χ&quot;;&quot;Α&quot;)" office:value-type="string" office:string-value="Α" calcext:value-type="string">
            <text:p>Α</text:p>
          </table:table-cell>
          <table:table-cell table:formula="of:=COUNTIF([$List.$A$1:.$A$10000];[.H85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ΔΙΑΣΩΣΤΗΣ - ΠΛΗΡΩΜΑ ΑΣΘΕΝΟΦΟΡ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58])&gt;0;&quot;Χ&quot;;&quot;Α&quot;)" office:value-type="string" office:string-value="Α" calcext:value-type="string">
            <text:p>Α</text:p>
          </table:table-cell>
          <table:table-cell table:formula="of:=COUNTIF([$List.$A$1:.$A$10000];[.H85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59])&gt;0;&quot;Χ&quot;;&quot;Α&quot;)" office:value-type="string" office:string-value="Α" calcext:value-type="string">
            <text:p>Α</text:p>
          </table:table-cell>
          <table:table-cell table:formula="of:=COUNTIF([$List.$A$1:.$A$10000];[.H85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0])&gt;0;&quot;Χ&quot;;&quot;Α&quot;)" office:value-type="string" office:string-value="Α" calcext:value-type="string">
            <text:p>Α</text:p>
          </table:table-cell>
          <table:table-cell table:formula="of:=COUNTIF([$List.$A$1:.$A$10000];[.H86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1])&gt;0;&quot;Χ&quot;;&quot;Α&quot;)" office:value-type="string" office:string-value="Α" calcext:value-type="string">
            <text:p>Α</text:p>
          </table:table-cell>
          <table:table-cell table:formula="of:=COUNTIF([$List.$A$1:.$A$10000];[.H86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2])&gt;0;&quot;Χ&quot;;&quot;Α&quot;)" office:value-type="string" office:string-value="Α" calcext:value-type="string">
            <text:p>Α</text:p>
          </table:table-cell>
          <table:table-cell table:formula="of:=COUNTIF([$List.$A$1:.$A$10000];[.H86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3])&gt;0;&quot;Χ&quot;;&quot;Α&quot;)" office:value-type="string" office:string-value="Α" calcext:value-type="string">
            <text:p>Α</text:p>
          </table:table-cell>
          <table:table-cell table:formula="of:=COUNTIF([$List.$A$1:.$A$10000];[.H86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4])&gt;0;&quot;Χ&quot;;&quot;Α&quot;)" office:value-type="string" office:string-value="Α" calcext:value-type="string">
            <text:p>Α</text:p>
          </table:table-cell>
          <table:table-cell table:formula="of:=COUNTIF([$List.$A$1:.$A$10000];[.H86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5])&gt;0;&quot;Χ&quot;;&quot;Α&quot;)" office:value-type="string" office:string-value="Α" calcext:value-type="string">
            <text:p>Α</text:p>
          </table:table-cell>
          <table:table-cell table:formula="of:=COUNTIF([$List.$A$1:.$A$10000];[.H86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6])&gt;0;&quot;Χ&quot;;&quot;Α&quot;)" office:value-type="string" office:string-value="Α" calcext:value-type="string">
            <text:p>Α</text:p>
          </table:table-cell>
          <table:table-cell table:formula="of:=COUNTIF([$List.$A$1:.$A$10000];[.H86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7])&gt;0;&quot;Χ&quot;;&quot;Α&quot;)" office:value-type="string" office:string-value="Α" calcext:value-type="string">
            <text:p>Α</text:p>
          </table:table-cell>
          <table:table-cell table:formula="of:=COUNTIF([$List.$A$1:.$A$10000];[.H86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8])&gt;0;&quot;Χ&quot;;&quot;Α&quot;)" office:value-type="string" office:string-value="Α" calcext:value-type="string">
            <text:p>Α</text:p>
          </table:table-cell>
          <table:table-cell table:formula="of:=COUNTIF([$List.$A$1:.$A$10000];[.H86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69])&gt;0;&quot;Χ&quot;;&quot;Α&quot;)" office:value-type="string" office:string-value="Α" calcext:value-type="string">
            <text:p>Α</text:p>
          </table:table-cell>
          <table:table-cell table:formula="of:=COUNTIF([$List.$A$1:.$A$10000];[.H86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70])&gt;0;&quot;Χ&quot;;&quot;Α&quot;)" office:value-type="string" office:string-value="Α" calcext:value-type="string">
            <text:p>Α</text:p>
          </table:table-cell>
          <table:table-cell table:formula="of:=COUNTIF([$List.$A$1:.$A$10000];[.H87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71])&gt;0;&quot;Χ&quot;;&quot;Α&quot;)" office:value-type="string" office:string-value="Α" calcext:value-type="string">
            <text:p>Α</text:p>
          </table:table-cell>
          <table:table-cell table:formula="of:=COUNTIF([$List.$A$1:.$A$10000];[.H87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72])&gt;0;&quot;Χ&quot;;&quot;Α&quot;)" office:value-type="string" office:string-value="Α" calcext:value-type="string">
            <text:p>Α</text:p>
          </table:table-cell>
          <table:table-cell table:formula="of:=COUNTIF([$List.$A$1:.$A$10000];[.H87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73])&gt;0;&quot;Χ&quot;;&quot;Α&quot;)" office:value-type="string" office:string-value="Α" calcext:value-type="string">
            <text:p>Α</text:p>
          </table:table-cell>
          <table:table-cell table:formula="of:=COUNTIF([$List.$A$1:.$A$10000];[.H87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74])&gt;0;&quot;Χ&quot;;&quot;Α&quot;)" office:value-type="string" office:string-value="Α" calcext:value-type="string">
            <text:p>Α</text:p>
          </table:table-cell>
          <table:table-cell table:formula="of:=COUNTIF([$List.$A$1:.$A$10000];[.H87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75])&gt;0;&quot;Χ&quot;;&quot;Α&quot;)" office:value-type="string" office:string-value="Α" calcext:value-type="string">
            <text:p>Α</text:p>
          </table:table-cell>
          <table:table-cell table:formula="of:=COUNTIF([$List.$A$1:.$A$10000];[.H87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ΔΣΠ01</text:p>
          </table:table-cell>
          <table:table-cell table:formula="of:=IF(COUNTIF([$List.$A$1:.$A$10000];[.H876])&gt;0;&quot;Χ&quot;;&quot;Α&quot;)" office:value-type="string" office:string-value="Α" calcext:value-type="string">
            <text:p>Α</text:p>
          </table:table-cell>
          <table:table-cell table:formula="of:=COUNTIF([$List.$A$1:.$A$10000];[.H87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77])&gt;0;&quot;Χ&quot;;&quot;Α&quot;)" office:value-type="string" office:string-value="Α" calcext:value-type="string">
            <text:p>Α</text:p>
          </table:table-cell>
          <table:table-cell table:formula="of:=COUNTIF([$List.$A$1:.$A$10000];[.H87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78])&gt;0;&quot;Χ&quot;;&quot;Α&quot;)" office:value-type="string" office:string-value="Α" calcext:value-type="string">
            <text:p>Α</text:p>
          </table:table-cell>
          <table:table-cell table:formula="of:=COUNTIF([$List.$A$1:.$A$10000];[.H87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79])&gt;0;&quot;Χ&quot;;&quot;Α&quot;)" office:value-type="string" office:string-value="Α" calcext:value-type="string">
            <text:p>Α</text:p>
          </table:table-cell>
          <table:table-cell table:formula="of:=COUNTIF([$List.$A$1:.$A$10000];[.H87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80])&gt;0;&quot;Χ&quot;;&quot;Α&quot;)" office:value-type="string" office:string-value="Α" calcext:value-type="string">
            <text:p>Α</text:p>
          </table:table-cell>
          <table:table-cell table:formula="of:=COUNTIF([$List.$A$1:.$A$10000];[.H88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8" office:value-type="string" calcext:value-type="string">
            <text:p>4Ν-ΕΑΠ01</text:p>
          </table:table-cell>
          <table:table-cell table:formula="of:=IF(COUNTIF([$List.$A$1:.$A$10000];[.H881])&gt;0;&quot;Χ&quot;;&quot;Α&quot;)" office:value-type="string" office:string-value="Α" calcext:value-type="string">
            <text:p>Α</text:p>
          </table:table-cell>
          <table:table-cell table:formula="of:=COUNTIF([$List.$A$1:.$A$10000];[.H881])" office:value-type="float" office:value="0" calcext:value-type="float">
            <text:p>0</text:p>
          </table:table-cell>
          <table:table-cell table:style-name="ce12" office:value-type="string" calcext:value-type="string">
            <text:p>ΥΓΕΙΑΣ &amp; ΟΜΟΡΦΙΑΣ</text:p>
          </table:table-cell>
          <table:table-cell table:style-name="ce5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82])&gt;0;&quot;Χ&quot;;&quot;Α&quot;)" office:value-type="string" office:string-value="Α" calcext:value-type="string">
            <text:p>Α</text:p>
          </table:table-cell>
          <table:table-cell table:formula="of:=COUNTIF([$List.$A$1:.$A$10000];[.H88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83])&gt;0;&quot;Χ&quot;;&quot;Α&quot;)" office:value-type="string" office:string-value="Α" calcext:value-type="string">
            <text:p>Α</text:p>
          </table:table-cell>
          <table:table-cell table:formula="of:=COUNTIF([$List.$A$1:.$A$10000];[.H88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84])&gt;0;&quot;Χ&quot;;&quot;Α&quot;)" office:value-type="string" office:string-value="Α" calcext:value-type="string">
            <text:p>Α</text:p>
          </table:table-cell>
          <table:table-cell table:formula="of:=COUNTIF([$List.$A$1:.$A$10000];[.H88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85])&gt;0;&quot;Χ&quot;;&quot;Α&quot;)" office:value-type="string" office:string-value="Α" calcext:value-type="string">
            <text:p>Α</text:p>
          </table:table-cell>
          <table:table-cell table:formula="of:=COUNTIF([$List.$A$1:.$A$10000];[.H88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86])&gt;0;&quot;Χ&quot;;&quot;Α&quot;)" office:value-type="string" office:string-value="Α" calcext:value-type="string">
            <text:p>Α</text:p>
          </table:table-cell>
          <table:table-cell table:formula="of:=COUNTIF([$List.$A$1:.$A$10000];[.H88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87])&gt;0;&quot;Χ&quot;;&quot;Α&quot;)" office:value-type="string" office:string-value="Α" calcext:value-type="string">
            <text:p>Α</text:p>
          </table:table-cell>
          <table:table-cell table:formula="of:=COUNTIF([$List.$A$1:.$A$10000];[.H88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88])&gt;0;&quot;Χ&quot;;&quot;Α&quot;)" office:value-type="string" office:string-value="Α" calcext:value-type="string">
            <text:p>Α</text:p>
          </table:table-cell>
          <table:table-cell table:formula="of:=COUNTIF([$List.$A$1:.$A$10000];[.H88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89])&gt;0;&quot;Χ&quot;;&quot;Α&quot;)" office:value-type="string" office:string-value="Α" calcext:value-type="string">
            <text:p>Α</text:p>
          </table:table-cell>
          <table:table-cell table:formula="of:=COUNTIF([$List.$A$1:.$A$10000];[.H88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1</text:p>
          </table:table-cell>
          <table:table-cell table:formula="of:=IF(COUNTIF([$List.$A$1:.$A$10000];[.H890])&gt;0;&quot;Χ&quot;;&quot;Α&quot;)" office:value-type="string" office:string-value="Α" calcext:value-type="string">
            <text:p>Α</text:p>
          </table:table-cell>
          <table:table-cell table:formula="of:=COUNTIF([$List.$A$1:.$A$10000];[.H89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891])&gt;0;&quot;Χ&quot;;&quot;Α&quot;)" office:value-type="string" office:string-value="Α" calcext:value-type="string">
            <text:p>Α</text:p>
          </table:table-cell>
          <table:table-cell table:formula="of:=COUNTIF([$List.$A$1:.$A$10000];[.H89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892])&gt;0;&quot;Χ&quot;;&quot;Α&quot;)" office:value-type="string" office:string-value="Α" calcext:value-type="string">
            <text:p>Α</text:p>
          </table:table-cell>
          <table:table-cell table:formula="of:=COUNTIF([$List.$A$1:.$A$10000];[.H89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893])&gt;0;&quot;Χ&quot;;&quot;Α&quot;)" office:value-type="string" office:string-value="Α" calcext:value-type="string">
            <text:p>Α</text:p>
          </table:table-cell>
          <table:table-cell table:formula="of:=COUNTIF([$List.$A$1:.$A$10000];[.H89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894])&gt;0;&quot;Χ&quot;;&quot;Α&quot;)" office:value-type="string" office:string-value="Α" calcext:value-type="string">
            <text:p>Α</text:p>
          </table:table-cell>
          <table:table-cell table:formula="of:=COUNTIF([$List.$A$1:.$A$10000];[.H89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895])&gt;0;&quot;Χ&quot;;&quot;Α&quot;)" office:value-type="string" office:string-value="Α" calcext:value-type="string">
            <text:p>Α</text:p>
          </table:table-cell>
          <table:table-cell table:formula="of:=COUNTIF([$List.$A$1:.$A$10000];[.H89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896])&gt;0;&quot;Χ&quot;;&quot;Α&quot;)" office:value-type="string" office:string-value="Α" calcext:value-type="string">
            <text:p>Α</text:p>
          </table:table-cell>
          <table:table-cell table:formula="of:=COUNTIF([$List.$A$1:.$A$10000];[.H89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897])&gt;0;&quot;Χ&quot;;&quot;Α&quot;)" office:value-type="string" office:string-value="Α" calcext:value-type="string">
            <text:p>Α</text:p>
          </table:table-cell>
          <table:table-cell table:formula="of:=COUNTIF([$List.$A$1:.$A$10000];[.H89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898])&gt;0;&quot;Χ&quot;;&quot;Α&quot;)" office:value-type="string" office:string-value="Α" calcext:value-type="string">
            <text:p>Α</text:p>
          </table:table-cell>
          <table:table-cell table:formula="of:=COUNTIF([$List.$A$1:.$A$10000];[.H89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8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899])&gt;0;&quot;Χ&quot;;&quot;Α&quot;)" office:value-type="string" office:string-value="Α" calcext:value-type="string">
            <text:p>Α</text:p>
          </table:table-cell>
          <table:table-cell table:formula="of:=COUNTIF([$List.$A$1:.$A$10000];[.H89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900])&gt;0;&quot;Χ&quot;;&quot;Α&quot;)" office:value-type="string" office:string-value="Α" calcext:value-type="string">
            <text:p>Α</text:p>
          </table:table-cell>
          <table:table-cell table:formula="of:=COUNTIF([$List.$A$1:.$A$10000];[.H90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901])&gt;0;&quot;Χ&quot;;&quot;Α&quot;)" office:value-type="string" office:string-value="Α" calcext:value-type="string">
            <text:p>Α</text:p>
          </table:table-cell>
          <table:table-cell table:formula="of:=COUNTIF([$List.$A$1:.$A$10000];[.H90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902])&gt;0;&quot;Χ&quot;;&quot;Α&quot;)" office:value-type="string" office:string-value="Α" calcext:value-type="string">
            <text:p>Α</text:p>
          </table:table-cell>
          <table:table-cell table:formula="of:=COUNTIF([$List.$A$1:.$A$10000];[.H90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903])&gt;0;&quot;Χ&quot;;&quot;Α&quot;)" office:value-type="string" office:string-value="Α" calcext:value-type="string">
            <text:p>Α</text:p>
          </table:table-cell>
          <table:table-cell table:formula="of:=COUNTIF([$List.$A$1:.$A$10000];[.H90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904])&gt;0;&quot;Χ&quot;;&quot;Α&quot;)" office:value-type="string" office:string-value="Α" calcext:value-type="string">
            <text:p>Α</text:p>
          </table:table-cell>
          <table:table-cell table:formula="of:=COUNTIF([$List.$A$1:.$A$10000];[.H90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ΑΠ02</text:p>
          </table:table-cell>
          <table:table-cell table:formula="of:=IF(COUNTIF([$List.$A$1:.$A$10000];[.H905])&gt;0;&quot;Χ&quot;;&quot;Α&quot;)" office:value-type="string" office:string-value="Α" calcext:value-type="string">
            <text:p>Α</text:p>
          </table:table-cell>
          <table:table-cell table:formula="of:=COUNTIF([$List.$A$1:.$A$10000];[.H90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ΔΠ01</text:p>
          </table:table-cell>
          <table:table-cell table:formula="of:=IF(COUNTIF([$List.$A$1:.$A$10000];[.H906])&gt;0;&quot;Χ&quot;;&quot;Α&quot;)" office:value-type="string" office:string-value="Α" calcext:value-type="string">
            <text:p>Α</text:p>
          </table:table-cell>
          <table:table-cell table:formula="of:=COUNTIF([$List.$A$1:.$A$10000];[.H90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ΔΠ01</text:p>
          </table:table-cell>
          <table:table-cell table:formula="of:=IF(COUNTIF([$List.$A$1:.$A$10000];[.H907])&gt;0;&quot;Χ&quot;;&quot;Α&quot;)" office:value-type="string" office:string-value="Α" calcext:value-type="string">
            <text:p>Α</text:p>
          </table:table-cell>
          <table:table-cell table:formula="of:=COUNTIF([$List.$A$1:.$A$10000];[.H90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ΔΠ01</text:p>
          </table:table-cell>
          <table:table-cell table:formula="of:=IF(COUNTIF([$List.$A$1:.$A$10000];[.H908])&gt;0;&quot;Χ&quot;;&quot;Α&quot;)" office:value-type="string" office:string-value="Α" calcext:value-type="string">
            <text:p>Α</text:p>
          </table:table-cell>
          <table:table-cell table:formula="of:=COUNTIF([$List.$A$1:.$A$10000];[.H90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ΔΠ01</text:p>
          </table:table-cell>
          <table:table-cell table:formula="of:=IF(COUNTIF([$List.$A$1:.$A$10000];[.H909])&gt;0;&quot;Χ&quot;;&quot;Α&quot;)" office:value-type="string" office:string-value="Α" calcext:value-type="string">
            <text:p>Α</text:p>
          </table:table-cell>
          <table:table-cell table:formula="of:=COUNTIF([$List.$A$1:.$A$10000];[.H90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ΣΤΕΛΕΧΟΣ ΔΙΑΤΡΟΦΗΣ ΚΑΙ ΔΙΑΙ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0])&gt;0;&quot;Χ&quot;;&quot;Α&quot;)" office:value-type="string" office:string-value="Α" calcext:value-type="string">
            <text:p>Α</text:p>
          </table:table-cell>
          <table:table-cell table:formula="of:=COUNTIF([$List.$A$1:.$A$10000];[.H91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1])&gt;0;&quot;Χ&quot;;&quot;Α&quot;)" office:value-type="string" office:string-value="Α" calcext:value-type="string">
            <text:p>Α</text:p>
          </table:table-cell>
          <table:table-cell table:formula="of:=COUNTIF([$List.$A$1:.$A$10000];[.H91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2])&gt;0;&quot;Χ&quot;;&quot;Α&quot;)" office:value-type="string" office:string-value="Α" calcext:value-type="string">
            <text:p>Α</text:p>
          </table:table-cell>
          <table:table-cell table:formula="of:=COUNTIF([$List.$A$1:.$A$10000];[.H91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3])&gt;0;&quot;Χ&quot;;&quot;Α&quot;)" office:value-type="string" office:string-value="Α" calcext:value-type="string">
            <text:p>Α</text:p>
          </table:table-cell>
          <table:table-cell table:formula="of:=COUNTIF([$List.$A$1:.$A$10000];[.H91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4])&gt;0;&quot;Χ&quot;;&quot;Α&quot;)" office:value-type="string" office:string-value="Α" calcext:value-type="string">
            <text:p>Α</text:p>
          </table:table-cell>
          <table:table-cell table:formula="of:=COUNTIF([$List.$A$1:.$A$10000];[.H91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5])&gt;0;&quot;Χ&quot;;&quot;Α&quot;)" office:value-type="string" office:string-value="Α" calcext:value-type="string">
            <text:p>Α</text:p>
          </table:table-cell>
          <table:table-cell table:formula="of:=COUNTIF([$List.$A$1:.$A$10000];[.H91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6])&gt;0;&quot;Χ&quot;;&quot;Α&quot;)" office:value-type="string" office:string-value="Α" calcext:value-type="string">
            <text:p>Α</text:p>
          </table:table-cell>
          <table:table-cell table:formula="of:=COUNTIF([$List.$A$1:.$A$10000];[.H91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7])&gt;0;&quot;Χ&quot;;&quot;Α&quot;)" office:value-type="string" office:string-value="Α" calcext:value-type="string">
            <text:p>Α</text:p>
          </table:table-cell>
          <table:table-cell table:formula="of:=COUNTIF([$List.$A$1:.$A$10000];[.H91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8])&gt;0;&quot;Χ&quot;;&quot;Α&quot;)" office:value-type="string" office:string-value="Α" calcext:value-type="string">
            <text:p>Α</text:p>
          </table:table-cell>
          <table:table-cell table:formula="of:=COUNTIF([$List.$A$1:.$A$10000];[.H91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19])&gt;0;&quot;Χ&quot;;&quot;Α&quot;)" office:value-type="string" office:string-value="Α" calcext:value-type="string">
            <text:p>Α</text:p>
          </table:table-cell>
          <table:table-cell table:formula="of:=COUNTIF([$List.$A$1:.$A$10000];[.H91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20])&gt;0;&quot;Χ&quot;;&quot;Α&quot;)" office:value-type="string" office:string-value="Α" calcext:value-type="string">
            <text:p>Α</text:p>
          </table:table-cell>
          <table:table-cell table:formula="of:=COUNTIF([$List.$A$1:.$A$10000];[.H92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ΕΠΠ01</text:p>
          </table:table-cell>
          <table:table-cell table:formula="of:=IF(COUNTIF([$List.$A$1:.$A$10000];[.H921])&gt;0;&quot;Χ&quot;;&quot;Α&quot;)" office:value-type="string" office:string-value="Α" calcext:value-type="string">
            <text:p>Α</text:p>
          </table:table-cell>
          <table:table-cell table:formula="of:=COUNTIF([$List.$A$1:.$A$10000];[.H92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Β01</text:p>
          </table:table-cell>
          <table:table-cell table:formula="of:=IF(COUNTIF([$List.$A$1:.$A$10000];[.H922])&gt;0;&quot;Χ&quot;;&quot;Α&quot;)" office:value-type="string" office:string-value="Α" calcext:value-type="string">
            <text:p>Α</text:p>
          </table:table-cell>
          <table:table-cell table:formula="of:=COUNTIF([$List.$A$1:.$A$10000];[.H92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Β01</text:p>
          </table:table-cell>
          <table:table-cell table:formula="of:=IF(COUNTIF([$List.$A$1:.$A$10000];[.H923])&gt;0;&quot;Χ&quot;;&quot;Α&quot;)" office:value-type="string" office:string-value="Α" calcext:value-type="string">
            <text:p>Α</text:p>
          </table:table-cell>
          <table:table-cell table:formula="of:=COUNTIF([$List.$A$1:.$A$10000];[.H92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Β01</text:p>
          </table:table-cell>
          <table:table-cell table:formula="of:=IF(COUNTIF([$List.$A$1:.$A$10000];[.H924])&gt;0;&quot;Χ&quot;;&quot;Α&quot;)" office:value-type="string" office:string-value="Α" calcext:value-type="string">
            <text:p>Α</text:p>
          </table:table-cell>
          <table:table-cell table:formula="of:=COUNTIF([$List.$A$1:.$A$10000];[.H92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Β01</text:p>
          </table:table-cell>
          <table:table-cell table:formula="of:=IF(COUNTIF([$List.$A$1:.$A$10000];[.H925])&gt;0;&quot;Χ&quot;;&quot;Α&quot;)" office:value-type="string" office:string-value="Α" calcext:value-type="string">
            <text:p>Α</text:p>
          </table:table-cell>
          <table:table-cell table:formula="of:=COUNTIF([$List.$A$1:.$A$10000];[.H92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Β01</text:p>
          </table:table-cell>
          <table:table-cell table:formula="of:=IF(COUNTIF([$List.$A$1:.$A$10000];[.H926])&gt;0;&quot;Χ&quot;;&quot;Α&quot;)" office:value-type="string" office:string-value="Α" calcext:value-type="string">
            <text:p>Α</text:p>
          </table:table-cell>
          <table:table-cell table:formula="of:=COUNTIF([$List.$A$1:.$A$10000];[.H92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Β01</text:p>
          </table:table-cell>
          <table:table-cell table:formula="of:=IF(COUNTIF([$List.$A$1:.$A$10000];[.H927])&gt;0;&quot;Χ&quot;;&quot;Α&quot;)" office:value-type="string" office:string-value="Α" calcext:value-type="string">
            <text:p>Α</text:p>
          </table:table-cell>
          <table:table-cell table:formula="of:=COUNTIF([$List.$A$1:.$A$10000];[.H92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Π01</text:p>
          </table:table-cell>
          <table:table-cell table:formula="of:=IF(COUNTIF([$List.$A$1:.$A$10000];[.H928])&gt;0;&quot;Χ&quot;;&quot;Α&quot;)" office:value-type="string" office:string-value="Α" calcext:value-type="string">
            <text:p>Α</text:p>
          </table:table-cell>
          <table:table-cell table:formula="of:=COUNTIF([$List.$A$1:.$A$10000];[.H92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Π01</text:p>
          </table:table-cell>
          <table:table-cell table:formula="of:=IF(COUNTIF([$List.$A$1:.$A$10000];[.H929])&gt;0;&quot;Χ&quot;;&quot;Α&quot;)" office:value-type="string" office:string-value="Α" calcext:value-type="string">
            <text:p>Α</text:p>
          </table:table-cell>
          <table:table-cell table:formula="of:=COUNTIF([$List.$A$1:.$A$10000];[.H92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Π01</text:p>
          </table:table-cell>
          <table:table-cell table:formula="of:=IF(COUNTIF([$List.$A$1:.$A$10000];[.H930])&gt;0;&quot;Χ&quot;;&quot;Α&quot;)" office:value-type="string" office:string-value="Α" calcext:value-type="string">
            <text:p>Α</text:p>
          </table:table-cell>
          <table:table-cell table:formula="of:=COUNTIF([$List.$A$1:.$A$10000];[.H93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Π01</text:p>
          </table:table-cell>
          <table:table-cell table:formula="of:=IF(COUNTIF([$List.$A$1:.$A$10000];[.H931])&gt;0;&quot;Χ&quot;;&quot;Α&quot;)" office:value-type="string" office:string-value="Α" calcext:value-type="string">
            <text:p>Α</text:p>
          </table:table-cell>
          <table:table-cell table:formula="of:=COUNTIF([$List.$A$1:.$A$10000];[.H93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Π01</text:p>
          </table:table-cell>
          <table:table-cell table:formula="of:=IF(COUNTIF([$List.$A$1:.$A$10000];[.H932])&gt;0;&quot;Χ&quot;;&quot;Α&quot;)" office:value-type="string" office:string-value="Α" calcext:value-type="string">
            <text:p>Α</text:p>
          </table:table-cell>
          <table:table-cell table:formula="of:=COUNTIF([$List.$A$1:.$A$10000];[.H93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Π01</text:p>
          </table:table-cell>
          <table:table-cell table:formula="of:=IF(COUNTIF([$List.$A$1:.$A$10000];[.H933])&gt;0;&quot;Χ&quot;;&quot;Α&quot;)" office:value-type="string" office:string-value="Α" calcext:value-type="string">
            <text:p>Α</text:p>
          </table:table-cell>
          <table:table-cell table:formula="of:=COUNTIF([$List.$A$1:.$A$10000];[.H93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ΛΠ01</text:p>
          </table:table-cell>
          <table:table-cell table:formula="of:=IF(COUNTIF([$List.$A$1:.$A$10000];[.H934])&gt;0;&quot;Χ&quot;;&quot;Α&quot;)" office:value-type="string" office:string-value="Α" calcext:value-type="string">
            <text:p>Α</text:p>
          </table:table-cell>
          <table:table-cell table:formula="of:=COUNTIF([$List.$A$1:.$A$10000];[.H93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ΣΩΤΕΡΙΚΩΝ ΗΛΕΚΤ.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35])&gt;0;&quot;Χ&quot;;&quot;Α&quot;)" office:value-type="string" office:string-value="Α" calcext:value-type="string">
            <text:p>Α</text:p>
          </table:table-cell>
          <table:table-cell table:formula="of:=COUNTIF([$List.$A$1:.$A$10000];[.H93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36])&gt;0;&quot;Χ&quot;;&quot;Α&quot;)" office:value-type="string" office:string-value="Α" calcext:value-type="string">
            <text:p>Α</text:p>
          </table:table-cell>
          <table:table-cell table:formula="of:=COUNTIF([$List.$A$1:.$A$10000];[.H93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37])&gt;0;&quot;Χ&quot;;&quot;Α&quot;)" office:value-type="string" office:string-value="Α" calcext:value-type="string">
            <text:p>Α</text:p>
          </table:table-cell>
          <table:table-cell table:formula="of:=COUNTIF([$List.$A$1:.$A$10000];[.H93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38])&gt;0;&quot;Χ&quot;;&quot;Α&quot;)" office:value-type="string" office:string-value="Α" calcext:value-type="string">
            <text:p>Α</text:p>
          </table:table-cell>
          <table:table-cell table:formula="of:=COUNTIF([$List.$A$1:.$A$10000];[.H93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39])&gt;0;&quot;Χ&quot;;&quot;Α&quot;)" office:value-type="string" office:string-value="Α" calcext:value-type="string">
            <text:p>Α</text:p>
          </table:table-cell>
          <table:table-cell table:formula="of:=COUNTIF([$List.$A$1:.$A$10000];[.H93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40])&gt;0;&quot;Χ&quot;;&quot;Α&quot;)" office:value-type="string" office:string-value="Α" calcext:value-type="string">
            <text:p>Α</text:p>
          </table:table-cell>
          <table:table-cell table:formula="of:=COUNTIF([$List.$A$1:.$A$10000];[.H94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41])&gt;0;&quot;Χ&quot;;&quot;Α&quot;)" office:value-type="string" office:string-value="Α" calcext:value-type="string">
            <text:p>Α</text:p>
          </table:table-cell>
          <table:table-cell table:formula="of:=COUNTIF([$List.$A$1:.$A$10000];[.H94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42])&gt;0;&quot;Χ&quot;;&quot;Α&quot;)" office:value-type="string" office:string-value="Α" calcext:value-type="string">
            <text:p>Α</text:p>
          </table:table-cell>
          <table:table-cell table:formula="of:=COUNTIF([$List.$A$1:.$A$10000];[.H94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43])&gt;0;&quot;Χ&quot;;&quot;Α&quot;)" office:value-type="string" office:string-value="Α" calcext:value-type="string">
            <text:p>Α</text:p>
          </table:table-cell>
          <table:table-cell table:formula="of:=COUNTIF([$List.$A$1:.$A$10000];[.H94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44])&gt;0;&quot;Χ&quot;;&quot;Α&quot;)" office:value-type="string" office:string-value="Α" calcext:value-type="string">
            <text:p>Α</text:p>
          </table:table-cell>
          <table:table-cell table:formula="of:=COUNTIF([$List.$A$1:.$A$10000];[.H94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ΗΧΠ01</text:p>
          </table:table-cell>
          <table:table-cell table:formula="of:=IF(COUNTIF([$List.$A$1:.$A$10000];[.H945])&gt;0;&quot;Χ&quot;;&quot;Α&quot;)" office:value-type="string" office:string-value="Α" calcext:value-type="string">
            <text:p>Α</text:p>
          </table:table-cell>
          <table:table-cell table:formula="of:=COUNTIF([$List.$A$1:.$A$10000];[.H94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ΗΧΟΛΗΨ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ΕΠ01</text:p>
          </table:table-cell>
          <table:table-cell table:formula="of:=IF(COUNTIF([$List.$A$1:.$A$10000];[.H946])&gt;0;&quot;Χ&quot;;&quot;Α&quot;)" office:value-type="string" office:string-value="Α" calcext:value-type="string">
            <text:p>Α</text:p>
          </table:table-cell>
          <table:table-cell table:formula="of:=COUNTIF([$List.$A$1:.$A$10000];[.H94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ΕΠ01</text:p>
          </table:table-cell>
          <table:table-cell table:formula="of:=IF(COUNTIF([$List.$A$1:.$A$10000];[.H947])&gt;0;&quot;Χ&quot;;&quot;Α&quot;)" office:value-type="string" office:string-value="Α" calcext:value-type="string">
            <text:p>Α</text:p>
          </table:table-cell>
          <table:table-cell table:formula="of:=COUNTIF([$List.$A$1:.$A$10000];[.H94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ΕΠ01</text:p>
          </table:table-cell>
          <table:table-cell table:formula="of:=IF(COUNTIF([$List.$A$1:.$A$10000];[.H948])&gt;0;&quot;Χ&quot;;&quot;Α&quot;)" office:value-type="string" office:string-value="Α" calcext:value-type="string">
            <text:p>Α</text:p>
          </table:table-cell>
          <table:table-cell table:formula="of:=COUNTIF([$List.$A$1:.$A$10000];[.H94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ΕΠ01</text:p>
          </table:table-cell>
          <table:table-cell table:formula="of:=IF(COUNTIF([$List.$A$1:.$A$10000];[.H949])&gt;0;&quot;Χ&quot;;&quot;Α&quot;)" office:value-type="string" office:string-value="Α" calcext:value-type="string">
            <text:p>Α</text:p>
          </table:table-cell>
          <table:table-cell table:formula="of:=COUNTIF([$List.$A$1:.$A$10000];[.H94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ΕΠ01</text:p>
          </table:table-cell>
          <table:table-cell table:formula="of:=IF(COUNTIF([$List.$A$1:.$A$10000];[.H950])&gt;0;&quot;Χ&quot;;&quot;Α&quot;)" office:value-type="string" office:string-value="Α" calcext:value-type="string">
            <text:p>Α</text:p>
          </table:table-cell>
          <table:table-cell table:formula="of:=COUNTIF([$List.$A$1:.$A$10000];[.H95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ΕΠ01</text:p>
          </table:table-cell>
          <table:table-cell table:formula="of:=IF(COUNTIF([$List.$A$1:.$A$10000];[.H951])&gt;0;&quot;Χ&quot;;&quot;Α&quot;)" office:value-type="string" office:string-value="Α" calcext:value-type="string">
            <text:p>Α</text:p>
          </table:table-cell>
          <table:table-cell table:formula="of:=COUNTIF([$List.$A$1:.$A$10000];[.H95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ΕΠ01</text:p>
          </table:table-cell>
          <table:table-cell table:formula="of:=IF(COUNTIF([$List.$A$1:.$A$10000];[.H952])&gt;0;&quot;Χ&quot;;&quot;Α&quot;)" office:value-type="string" office:string-value="Α" calcext:value-type="string">
            <text:p>Α</text:p>
          </table:table-cell>
          <table:table-cell table:formula="of:=COUNTIF([$List.$A$1:.$A$10000];[.H95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ΙΚΟΣ ΘΕΡΜΙΚΩΝ ΕΓΚ.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ΚΠ01</text:p>
          </table:table-cell>
          <table:table-cell table:formula="of:=IF(COUNTIF([$List.$A$1:.$A$10000];[.H953])&gt;0;&quot;Χ&quot;;&quot;Α&quot;)" office:value-type="string" office:string-value="Α" calcext:value-type="string">
            <text:p>Α</text:p>
          </table:table-cell>
          <table:table-cell table:formula="of:=COUNTIF([$List.$A$1:.$A$10000];[.H95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ΥΠΟΚΡΙΤΙΚΗ ΤΕΧΝΗ ΘΕΑΤΡΟΥ - ΚΙΝΗΜΑΤΟΓΡΑΦ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ΚΠ01</text:p>
          </table:table-cell>
          <table:table-cell table:formula="of:=IF(COUNTIF([$List.$A$1:.$A$10000];[.H954])&gt;0;&quot;Χ&quot;;&quot;Α&quot;)" office:value-type="string" office:string-value="Α" calcext:value-type="string">
            <text:p>Α</text:p>
          </table:table-cell>
          <table:table-cell table:formula="of:=COUNTIF([$List.$A$1:.$A$10000];[.H95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ΥΠΟΚΡΙΤΙΚΗ ΤΕΧΝΗ ΘΕΑΤΡΟΥ - ΚΙΝΗΜΑΤΟΓΡΑΦ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ΚΠ01</text:p>
          </table:table-cell>
          <table:table-cell table:formula="of:=IF(COUNTIF([$List.$A$1:.$A$10000];[.H955])&gt;0;&quot;Χ&quot;;&quot;Α&quot;)" office:value-type="string" office:string-value="Α" calcext:value-type="string">
            <text:p>Α</text:p>
          </table:table-cell>
          <table:table-cell table:formula="of:=COUNTIF([$List.$A$1:.$A$10000];[.H95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ΥΠΟΚΡΙΤΙΚΗ ΤΕΧΝΗ ΘΕΑΤΡΟΥ - ΚΙΝΗΜΑΤΟΓΡΑΦ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ΘΚΠ01</text:p>
          </table:table-cell>
          <table:table-cell table:formula="of:=IF(COUNTIF([$List.$A$1:.$A$10000];[.H956])&gt;0;&quot;Χ&quot;;&quot;Α&quot;)" office:value-type="string" office:string-value="Α" calcext:value-type="string">
            <text:p>Α</text:p>
          </table:table-cell>
          <table:table-cell table:formula="of:=COUNTIF([$List.$A$1:.$A$10000];[.H95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ΥΠΟΚΡΙΤΙΚΗ ΤΕΧΝΗ ΘΕΑΤΡΟΥ - ΚΙΝΗΜΑΤΟΓΡΑΦ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ΙΣΠ01</text:p>
          </table:table-cell>
          <table:table-cell table:formula="of:=IF(COUNTIF([$List.$A$1:.$A$10000];[.H957])&gt;0;&quot;Χ&quot;;&quot;Α&quot;)" office:value-type="string" office:string-value="Α" calcext:value-type="string">
            <text:p>Α</text:p>
          </table:table-cell>
          <table:table-cell table:formula="of:=COUNTIF([$List.$A$1:.$A$10000];[.H95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ΡΑΔΙΟΛΟΓΙΑΣ ΚΑΙ ΑΚΤΙΝ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1</text:p>
          </table:table-cell>
          <table:table-cell table:formula="of:=IF(COUNTIF([$List.$A$1:.$A$10000];[.H958])&gt;0;&quot;Χ&quot;;&quot;Α&quot;)" office:value-type="string" office:string-value="Α" calcext:value-type="string">
            <text:p>Α</text:p>
          </table:table-cell>
          <table:table-cell table:formula="of:=COUNTIF([$List.$A$1:.$A$10000];[.H95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1</text:p>
          </table:table-cell>
          <table:table-cell table:formula="of:=IF(COUNTIF([$List.$A$1:.$A$10000];[.H959])&gt;0;&quot;Χ&quot;;&quot;Α&quot;)" office:value-type="string" office:string-value="Α" calcext:value-type="string">
            <text:p>Α</text:p>
          </table:table-cell>
          <table:table-cell table:formula="of:=COUNTIF([$List.$A$1:.$A$10000];[.H95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1</text:p>
          </table:table-cell>
          <table:table-cell table:formula="of:=IF(COUNTIF([$List.$A$1:.$A$10000];[.H960])&gt;0;&quot;Χ&quot;;&quot;Α&quot;)" office:value-type="string" office:string-value="Α" calcext:value-type="string">
            <text:p>Α</text:p>
          </table:table-cell>
          <table:table-cell table:formula="of:=COUNTIF([$List.$A$1:.$A$10000];[.H96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1</text:p>
          </table:table-cell>
          <table:table-cell table:formula="of:=IF(COUNTIF([$List.$A$1:.$A$10000];[.H961])&gt;0;&quot;Χ&quot;;&quot;Α&quot;)" office:value-type="string" office:string-value="Α" calcext:value-type="string">
            <text:p>Α</text:p>
          </table:table-cell>
          <table:table-cell table:formula="of:=COUNTIF([$List.$A$1:.$A$10000];[.H96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1</text:p>
          </table:table-cell>
          <table:table-cell table:formula="of:=IF(COUNTIF([$List.$A$1:.$A$10000];[.H962])&gt;0;&quot;Χ&quot;;&quot;Α&quot;)" office:value-type="string" office:string-value="Α" calcext:value-type="string">
            <text:p>Α</text:p>
          </table:table-cell>
          <table:table-cell table:formula="of:=COUNTIF([$List.$A$1:.$A$10000];[.H96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1</text:p>
          </table:table-cell>
          <table:table-cell table:formula="of:=IF(COUNTIF([$List.$A$1:.$A$10000];[.H963])&gt;0;&quot;Χ&quot;;&quot;Α&quot;)" office:value-type="string" office:string-value="Α" calcext:value-type="string">
            <text:p>Α</text:p>
          </table:table-cell>
          <table:table-cell table:formula="of:=COUNTIF([$List.$A$1:.$A$10000];[.H96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2</text:p>
          </table:table-cell>
          <table:table-cell table:formula="of:=IF(COUNTIF([$List.$A$1:.$A$10000];[.H964])&gt;0;&quot;Χ&quot;;&quot;Α&quot;)" office:value-type="string" office:string-value="Α" calcext:value-type="string">
            <text:p>Α</text:p>
          </table:table-cell>
          <table:table-cell table:formula="of:=COUNTIF([$List.$A$1:.$A$10000];[.H96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2</text:p>
          </table:table-cell>
          <table:table-cell table:formula="of:=IF(COUNTIF([$List.$A$1:.$A$10000];[.H965])&gt;0;&quot;Χ&quot;;&quot;Α&quot;)" office:value-type="string" office:string-value="Α" calcext:value-type="string">
            <text:p>Α</text:p>
          </table:table-cell>
          <table:table-cell table:formula="of:=COUNTIF([$List.$A$1:.$A$10000];[.H96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2</text:p>
          </table:table-cell>
          <table:table-cell table:formula="of:=IF(COUNTIF([$List.$A$1:.$A$10000];[.H966])&gt;0;&quot;Χ&quot;;&quot;Α&quot;)" office:value-type="string" office:string-value="Α" calcext:value-type="string">
            <text:p>Α</text:p>
          </table:table-cell>
          <table:table-cell table:formula="of:=COUNTIF([$List.$A$1:.$A$10000];[.H96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ΚΟΠ02</text:p>
          </table:table-cell>
          <table:table-cell table:formula="of:=IF(COUNTIF([$List.$A$1:.$A$10000];[.H967])&gt;0;&quot;Χ&quot;;&quot;Α&quot;)" office:value-type="string" office:string-value="Α" calcext:value-type="string">
            <text:p>Α</text:p>
          </table:table-cell>
          <table:table-cell table:formula="of:=COUNTIF([$List.$A$1:.$A$10000];[.H96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ΚΟΜΜΩΤΙΚΗΣ ΤΕΧΝ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ΛΓΠ01</text:p>
          </table:table-cell>
          <table:table-cell table:formula="of:=IF(COUNTIF([$List.$A$1:.$A$10000];[.H968])&gt;0;&quot;Χ&quot;;&quot;Α&quot;)" office:value-type="string" office:string-value="Α" calcext:value-type="string">
            <text:p>Α</text:p>
          </table:table-cell>
          <table:table-cell table:formula="of:=COUNTIF([$List.$A$1:.$A$10000];[.H96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ΛΓΠ01</text:p>
          </table:table-cell>
          <table:table-cell table:formula="of:=IF(COUNTIF([$List.$A$1:.$A$10000];[.H969])&gt;0;&quot;Χ&quot;;&quot;Α&quot;)" office:value-type="string" office:string-value="Α" calcext:value-type="string">
            <text:p>Α</text:p>
          </table:table-cell>
          <table:table-cell table:formula="of:=COUNTIF([$List.$A$1:.$A$10000];[.H96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ΛΓΠ01</text:p>
          </table:table-cell>
          <table:table-cell table:formula="of:=IF(COUNTIF([$List.$A$1:.$A$10000];[.H970])&gt;0;&quot;Χ&quot;;&quot;Α&quot;)" office:value-type="string" office:string-value="Α" calcext:value-type="string">
            <text:p>Α</text:p>
          </table:table-cell>
          <table:table-cell table:formula="of:=COUNTIF([$List.$A$1:.$A$10000];[.H97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ΛΓΠ01</text:p>
          </table:table-cell>
          <table:table-cell table:formula="of:=IF(COUNTIF([$List.$A$1:.$A$10000];[.H971])&gt;0;&quot;Χ&quot;;&quot;Α&quot;)" office:value-type="string" office:string-value="Α" calcext:value-type="string">
            <text:p>Α</text:p>
          </table:table-cell>
          <table:table-cell table:formula="of:=COUNTIF([$List.$A$1:.$A$10000];[.H97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72])&gt;0;&quot;Χ&quot;;&quot;Α&quot;)" office:value-type="string" office:string-value="Α" calcext:value-type="string">
            <text:p>Α</text:p>
          </table:table-cell>
          <table:table-cell table:formula="of:=COUNTIF([$List.$A$1:.$A$10000];[.H97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73])&gt;0;&quot;Χ&quot;;&quot;Α&quot;)" office:value-type="string" office:string-value="Α" calcext:value-type="string">
            <text:p>Α</text:p>
          </table:table-cell>
          <table:table-cell table:formula="of:=COUNTIF([$List.$A$1:.$A$10000];[.H97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74])&gt;0;&quot;Χ&quot;;&quot;Α&quot;)" office:value-type="string" office:string-value="Α" calcext:value-type="string">
            <text:p>Α</text:p>
          </table:table-cell>
          <table:table-cell table:formula="of:=COUNTIF([$List.$A$1:.$A$10000];[.H97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75])&gt;0;&quot;Χ&quot;;&quot;Α&quot;)" office:value-type="string" office:string-value="Α" calcext:value-type="string">
            <text:p>Α</text:p>
          </table:table-cell>
          <table:table-cell table:formula="of:=COUNTIF([$List.$A$1:.$A$10000];[.H97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76])&gt;0;&quot;Χ&quot;;&quot;Α&quot;)" office:value-type="string" office:string-value="Α" calcext:value-type="string">
            <text:p>Α</text:p>
          </table:table-cell>
          <table:table-cell table:formula="of:=COUNTIF([$List.$A$1:.$A$10000];[.H97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77])&gt;0;&quot;Χ&quot;;&quot;Α&quot;)" office:value-type="string" office:string-value="Α" calcext:value-type="string">
            <text:p>Α</text:p>
          </table:table-cell>
          <table:table-cell table:formula="of:=COUNTIF([$List.$A$1:.$A$10000];[.H97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78])&gt;0;&quot;Χ&quot;;&quot;Α&quot;)" office:value-type="string" office:string-value="Α" calcext:value-type="string">
            <text:p>Α</text:p>
          </table:table-cell>
          <table:table-cell table:formula="of:=COUNTIF([$List.$A$1:.$A$10000];[.H97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79])&gt;0;&quot;Χ&quot;;&quot;Α&quot;)" office:value-type="string" office:string-value="Α" calcext:value-type="string">
            <text:p>Α</text:p>
          </table:table-cell>
          <table:table-cell table:formula="of:=COUNTIF([$List.$A$1:.$A$10000];[.H97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80])&gt;0;&quot;Χ&quot;;&quot;Α&quot;)" office:value-type="string" office:string-value="Α" calcext:value-type="string">
            <text:p>Α</text:p>
          </table:table-cell>
          <table:table-cell table:formula="of:=COUNTIF([$List.$A$1:.$A$10000];[.H98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81])&gt;0;&quot;Χ&quot;;&quot;Α&quot;)" office:value-type="string" office:string-value="Α" calcext:value-type="string">
            <text:p>Α</text:p>
          </table:table-cell>
          <table:table-cell table:formula="of:=COUNTIF([$List.$A$1:.$A$10000];[.H98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82])&gt;0;&quot;Χ&quot;;&quot;Α&quot;)" office:value-type="string" office:string-value="Α" calcext:value-type="string">
            <text:p>Α</text:p>
          </table:table-cell>
          <table:table-cell table:formula="of:=COUNTIF([$List.$A$1:.$A$10000];[.H98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83])&gt;0;&quot;Χ&quot;;&quot;Α&quot;)" office:value-type="string" office:string-value="Α" calcext:value-type="string">
            <text:p>Α</text:p>
          </table:table-cell>
          <table:table-cell table:formula="of:=COUNTIF([$List.$A$1:.$A$10000];[.H98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84])&gt;0;&quot;Χ&quot;;&quot;Α&quot;)" office:value-type="string" office:string-value="Α" calcext:value-type="string">
            <text:p>Α</text:p>
          </table:table-cell>
          <table:table-cell table:formula="of:=COUNTIF([$List.$A$1:.$A$10000];[.H98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1</text:p>
          </table:table-cell>
          <table:table-cell table:formula="of:=IF(COUNTIF([$List.$A$1:.$A$10000];[.H985])&gt;0;&quot;Χ&quot;;&quot;Α&quot;)" office:value-type="string" office:string-value="Α" calcext:value-type="string">
            <text:p>Α</text:p>
          </table:table-cell>
          <table:table-cell table:formula="of:=COUNTIF([$List.$A$1:.$A$10000];[.H98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86])&gt;0;&quot;Χ&quot;;&quot;Α&quot;)" office:value-type="string" office:string-value="Α" calcext:value-type="string">
            <text:p>Α</text:p>
          </table:table-cell>
          <table:table-cell table:formula="of:=COUNTIF([$List.$A$1:.$A$10000];[.H98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87])&gt;0;&quot;Χ&quot;;&quot;Α&quot;)" office:value-type="string" office:string-value="Α" calcext:value-type="string">
            <text:p>Α</text:p>
          </table:table-cell>
          <table:table-cell table:formula="of:=COUNTIF([$List.$A$1:.$A$10000];[.H98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88])&gt;0;&quot;Χ&quot;;&quot;Α&quot;)" office:value-type="string" office:string-value="Α" calcext:value-type="string">
            <text:p>Α</text:p>
          </table:table-cell>
          <table:table-cell table:formula="of:=COUNTIF([$List.$A$1:.$A$10000];[.H98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89])&gt;0;&quot;Χ&quot;;&quot;Α&quot;)" office:value-type="string" office:string-value="Α" calcext:value-type="string">
            <text:p>Α</text:p>
          </table:table-cell>
          <table:table-cell table:formula="of:=COUNTIF([$List.$A$1:.$A$10000];[.H98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90])&gt;0;&quot;Χ&quot;;&quot;Α&quot;)" office:value-type="string" office:string-value="Α" calcext:value-type="string">
            <text:p>Α</text:p>
          </table:table-cell>
          <table:table-cell table:formula="of:=COUNTIF([$List.$A$1:.$A$10000];[.H99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91])&gt;0;&quot;Χ&quot;;&quot;Α&quot;)" office:value-type="string" office:string-value="Α" calcext:value-type="string">
            <text:p>Α</text:p>
          </table:table-cell>
          <table:table-cell table:formula="of:=COUNTIF([$List.$A$1:.$A$10000];[.H99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92])&gt;0;&quot;Χ&quot;;&quot;Α&quot;)" office:value-type="string" office:string-value="Α" calcext:value-type="string">
            <text:p>Α</text:p>
          </table:table-cell>
          <table:table-cell table:formula="of:=COUNTIF([$List.$A$1:.$A$10000];[.H99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93])&gt;0;&quot;Χ&quot;;&quot;Α&quot;)" office:value-type="string" office:string-value="Α" calcext:value-type="string">
            <text:p>Α</text:p>
          </table:table-cell>
          <table:table-cell table:formula="of:=COUNTIF([$List.$A$1:.$A$10000];[.H99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94])&gt;0;&quot;Χ&quot;;&quot;Α&quot;)" office:value-type="string" office:string-value="Α" calcext:value-type="string">
            <text:p>Α</text:p>
          </table:table-cell>
          <table:table-cell table:formula="of:=COUNTIF([$List.$A$1:.$A$10000];[.H99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95])&gt;0;&quot;Χ&quot;;&quot;Α&quot;)" office:value-type="string" office:string-value="Α" calcext:value-type="string">
            <text:p>Α</text:p>
          </table:table-cell>
          <table:table-cell table:formula="of:=COUNTIF([$List.$A$1:.$A$10000];[.H99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ΑΠ02</text:p>
          </table:table-cell>
          <table:table-cell table:formula="of:=IF(COUNTIF([$List.$A$1:.$A$10000];[.H996])&gt;0;&quot;Χ&quot;;&quot;Α&quot;)" office:value-type="string" office:string-value="Α" calcext:value-type="string">
            <text:p>Α</text:p>
          </table:table-cell>
          <table:table-cell table:formula="of:=COUNTIF([$List.$A$1:.$A$10000];[.H99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ΜΑΓΕΙΡΙΚΗΣ ΤΕΧΝΗΣ - ΑΡΧΙΜΑΓΕΙΡΑΣ (CHEF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8" office:value-type="string" calcext:value-type="string">
            <text:p>4Ν-ΜΤΠ01</text:p>
          </table:table-cell>
          <table:table-cell table:formula="of:=IF(COUNTIF([$List.$A$1:.$A$10000];[.H997])&gt;0;&quot;Χ&quot;;&quot;Α&quot;)" office:value-type="string" office:string-value="Α" calcext:value-type="string">
            <text:p>Α</text:p>
          </table:table-cell>
          <table:table-cell table:formula="of:=COUNTIF([$List.$A$1:.$A$10000];[.H997])" office:value-type="float" office:value="0" calcext:value-type="float">
            <text:p>0</text:p>
          </table:table-cell>
          <table:table-cell table:style-name="ce12" office:value-type="string" calcext:value-type="string">
            <text:p>ΤΕΧΝΩΝ &amp; ΠΑΙΔΑΓΩΓΙΚΩΝ</text:p>
          </table:table-cell>
          <table:table-cell table:style-name="ce5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998])&gt;0;&quot;Χ&quot;;&quot;Α&quot;)" office:value-type="string" office:string-value="Α" calcext:value-type="string">
            <text:p>Α</text:p>
          </table:table-cell>
          <table:table-cell table:formula="of:=COUNTIF([$List.$A$1:.$A$10000];[.H99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9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999])&gt;0;&quot;Χ&quot;;&quot;Α&quot;)" office:value-type="string" office:string-value="Α" calcext:value-type="string">
            <text:p>Α</text:p>
          </table:table-cell>
          <table:table-cell table:formula="of:=COUNTIF([$List.$A$1:.$A$10000];[.H99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1000])&gt;0;&quot;Χ&quot;;&quot;Α&quot;)" office:value-type="string" office:string-value="Α" calcext:value-type="string">
            <text:p>Α</text:p>
          </table:table-cell>
          <table:table-cell table:formula="of:=COUNTIF([$List.$A$1:.$A$10000];[.H100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1001])&gt;0;&quot;Χ&quot;;&quot;Α&quot;)" office:value-type="string" office:string-value="Α" calcext:value-type="string">
            <text:p>Α</text:p>
          </table:table-cell>
          <table:table-cell table:formula="of:=COUNTIF([$List.$A$1:.$A$10000];[.H100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1002])&gt;0;&quot;Χ&quot;;&quot;Α&quot;)" office:value-type="string" office:string-value="Α" calcext:value-type="string">
            <text:p>Α</text:p>
          </table:table-cell>
          <table:table-cell table:formula="of:=COUNTIF([$List.$A$1:.$A$10000];[.H100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1003])&gt;0;&quot;Χ&quot;;&quot;Α&quot;)" office:value-type="string" office:string-value="Α" calcext:value-type="string">
            <text:p>Α</text:p>
          </table:table-cell>
          <table:table-cell table:formula="of:=COUNTIF([$List.$A$1:.$A$10000];[.H100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1004])&gt;0;&quot;Χ&quot;;&quot;Α&quot;)" office:value-type="string" office:string-value="Α" calcext:value-type="string">
            <text:p>Α</text:p>
          </table:table-cell>
          <table:table-cell table:formula="of:=COUNTIF([$List.$A$1:.$A$10000];[.H100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1005])&gt;0;&quot;Χ&quot;;&quot;Α&quot;)" office:value-type="string" office:string-value="Α" calcext:value-type="string">
            <text:p>Α</text:p>
          </table:table-cell>
          <table:table-cell table:formula="of:=COUNTIF([$List.$A$1:.$A$10000];[.H100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1006])&gt;0;&quot;Χ&quot;;&quot;Α&quot;)" office:value-type="string" office:string-value="Α" calcext:value-type="string">
            <text:p>Α</text:p>
          </table:table-cell>
          <table:table-cell table:formula="of:=COUNTIF([$List.$A$1:.$A$10000];[.H100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ΜΤΠ01</text:p>
          </table:table-cell>
          <table:table-cell table:formula="of:=IF(COUNTIF([$List.$A$1:.$A$10000];[.H1007])&gt;0;&quot;Χ&quot;;&quot;Α&quot;)" office:value-type="string" office:string-value="Α" calcext:value-type="string">
            <text:p>Α</text:p>
          </table:table-cell>
          <table:table-cell table:formula="of:=COUNTIF([$List.$A$1:.$A$10000];[.H100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ΤΕΧΝΟΛΟΓΙΑ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ΝΟΠ01</text:p>
          </table:table-cell>
          <table:table-cell table:formula="of:=IF(COUNTIF([$List.$A$1:.$A$10000];[.H1008])&gt;0;&quot;Χ&quot;;&quot;Α&quot;)" office:value-type="string" office:string-value="Α" calcext:value-type="string">
            <text:p>Α</text:p>
          </table:table-cell>
          <table:table-cell table:formula="of:=COUNTIF([$List.$A$1:.$A$10000];[.H100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ΤΡΑΥΜΑΤΟΛΟΓ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ΝΧΠ01</text:p>
          </table:table-cell>
          <table:table-cell table:formula="of:=IF(COUNTIF([$List.$A$1:.$A$10000];[.H1009])&gt;0;&quot;Χ&quot;;&quot;Α&quot;)" office:value-type="string" office:string-value="Α" calcext:value-type="string">
            <text:p>Α</text:p>
          </table:table-cell>
          <table:table-cell table:formula="of:=COUNTIF([$List.$A$1:.$A$10000];[.H100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ΧΕΙΡΟΥΡΓ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ΝΧΠ01</text:p>
          </table:table-cell>
          <table:table-cell table:formula="of:=IF(COUNTIF([$List.$A$1:.$A$10000];[.H1010])&gt;0;&quot;Χ&quot;;&quot;Α&quot;)" office:value-type="string" office:string-value="Α" calcext:value-type="string">
            <text:p>Α</text:p>
          </table:table-cell>
          <table:table-cell table:formula="of:=COUNTIF([$List.$A$1:.$A$10000];[.H101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ΧΕΙΡΟΥΡΓ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11])&gt;0;&quot;Χ&quot;;&quot;Α&quot;)" office:value-type="string" office:string-value="Α" calcext:value-type="string">
            <text:p>Α</text:p>
          </table:table-cell>
          <table:table-cell table:formula="of:=COUNTIF([$List.$A$1:.$A$10000];[.H101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12])&gt;0;&quot;Χ&quot;;&quot;Α&quot;)" office:value-type="string" office:string-value="Α" calcext:value-type="string">
            <text:p>Α</text:p>
          </table:table-cell>
          <table:table-cell table:formula="of:=COUNTIF([$List.$A$1:.$A$10000];[.H101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13])&gt;0;&quot;Χ&quot;;&quot;Α&quot;)" office:value-type="string" office:string-value="Α" calcext:value-type="string">
            <text:p>Α</text:p>
          </table:table-cell>
          <table:table-cell table:formula="of:=COUNTIF([$List.$A$1:.$A$10000];[.H101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14])&gt;0;&quot;Χ&quot;;&quot;Α&quot;)" office:value-type="string" office:string-value="Α" calcext:value-type="string">
            <text:p>Α</text:p>
          </table:table-cell>
          <table:table-cell table:formula="of:=COUNTIF([$List.$A$1:.$A$10000];[.H101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15])&gt;0;&quot;Χ&quot;;&quot;Α&quot;)" office:value-type="string" office:string-value="Α" calcext:value-type="string">
            <text:p>Α</text:p>
          </table:table-cell>
          <table:table-cell table:formula="of:=COUNTIF([$List.$A$1:.$A$10000];[.H101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16])&gt;0;&quot;Χ&quot;;&quot;Α&quot;)" office:value-type="string" office:string-value="Α" calcext:value-type="string">
            <text:p>Α</text:p>
          </table:table-cell>
          <table:table-cell table:formula="of:=COUNTIF([$List.$A$1:.$A$10000];[.H101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17])&gt;0;&quot;Χ&quot;;&quot;Α&quot;)" office:value-type="string" office:string-value="Α" calcext:value-type="string">
            <text:p>Α</text:p>
          </table:table-cell>
          <table:table-cell table:formula="of:=COUNTIF([$List.$A$1:.$A$10000];[.H101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18])&gt;0;&quot;Χ&quot;;&quot;Α&quot;)" office:value-type="string" office:string-value="Α" calcext:value-type="string">
            <text:p>Α</text:p>
          </table:table-cell>
          <table:table-cell table:formula="of:=COUNTIF([$List.$A$1:.$A$10000];[.H101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19])&gt;0;&quot;Χ&quot;;&quot;Α&quot;)" office:value-type="string" office:string-value="Α" calcext:value-type="string">
            <text:p>Α</text:p>
          </table:table-cell>
          <table:table-cell table:formula="of:=COUNTIF([$List.$A$1:.$A$10000];[.H101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0])&gt;0;&quot;Χ&quot;;&quot;Α&quot;)" office:value-type="string" office:string-value="Α" calcext:value-type="string">
            <text:p>Α</text:p>
          </table:table-cell>
          <table:table-cell table:formula="of:=COUNTIF([$List.$A$1:.$A$10000];[.H102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1])&gt;0;&quot;Χ&quot;;&quot;Α&quot;)" office:value-type="string" office:string-value="Α" calcext:value-type="string">
            <text:p>Α</text:p>
          </table:table-cell>
          <table:table-cell table:formula="of:=COUNTIF([$List.$A$1:.$A$10000];[.H102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2])&gt;0;&quot;Χ&quot;;&quot;Α&quot;)" office:value-type="string" office:string-value="Α" calcext:value-type="string">
            <text:p>Α</text:p>
          </table:table-cell>
          <table:table-cell table:formula="of:=COUNTIF([$List.$A$1:.$A$10000];[.H102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3])&gt;0;&quot;Χ&quot;;&quot;Α&quot;)" office:value-type="string" office:string-value="Α" calcext:value-type="string">
            <text:p>Α</text:p>
          </table:table-cell>
          <table:table-cell table:formula="of:=COUNTIF([$List.$A$1:.$A$10000];[.H102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4])&gt;0;&quot;Χ&quot;;&quot;Α&quot;)" office:value-type="string" office:string-value="Α" calcext:value-type="string">
            <text:p>Α</text:p>
          </table:table-cell>
          <table:table-cell table:formula="of:=COUNTIF([$List.$A$1:.$A$10000];[.H102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5])&gt;0;&quot;Χ&quot;;&quot;Α&quot;)" office:value-type="string" office:string-value="Α" calcext:value-type="string">
            <text:p>Α</text:p>
          </table:table-cell>
          <table:table-cell table:formula="of:=COUNTIF([$List.$A$1:.$A$10000];[.H102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6])&gt;0;&quot;Χ&quot;;&quot;Α&quot;)" office:value-type="string" office:string-value="Α" calcext:value-type="string">
            <text:p>Α</text:p>
          </table:table-cell>
          <table:table-cell table:formula="of:=COUNTIF([$List.$A$1:.$A$10000];[.H102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7])&gt;0;&quot;Χ&quot;;&quot;Α&quot;)" office:value-type="string" office:string-value="Α" calcext:value-type="string">
            <text:p>Α</text:p>
          </table:table-cell>
          <table:table-cell table:formula="of:=COUNTIF([$List.$A$1:.$A$10000];[.H102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8])&gt;0;&quot;Χ&quot;;&quot;Α&quot;)" office:value-type="string" office:string-value="Α" calcext:value-type="string">
            <text:p>Α</text:p>
          </table:table-cell>
          <table:table-cell table:formula="of:=COUNTIF([$List.$A$1:.$A$10000];[.H102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29])&gt;0;&quot;Χ&quot;;&quot;Α&quot;)" office:value-type="string" office:string-value="Α" calcext:value-type="string">
            <text:p>Α</text:p>
          </table:table-cell>
          <table:table-cell table:formula="of:=COUNTIF([$List.$A$1:.$A$10000];[.H102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30])&gt;0;&quot;Χ&quot;;&quot;Α&quot;)" office:value-type="string" office:string-value="Α" calcext:value-type="string">
            <text:p>Α</text:p>
          </table:table-cell>
          <table:table-cell table:formula="of:=COUNTIF([$List.$A$1:.$A$10000];[.H103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1</text:p>
          </table:table-cell>
          <table:table-cell table:formula="of:=IF(COUNTIF([$List.$A$1:.$A$10000];[.H1031])&gt;0;&quot;Χ&quot;;&quot;Α&quot;)" office:value-type="string" office:string-value="Α" calcext:value-type="string">
            <text:p>Α</text:p>
          </table:table-cell>
          <table:table-cell table:formula="of:=COUNTIF([$List.$A$1:.$A$10000];[.H103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32])&gt;0;&quot;Χ&quot;;&quot;Α&quot;)" office:value-type="string" office:string-value="Α" calcext:value-type="string">
            <text:p>Α</text:p>
          </table:table-cell>
          <table:table-cell table:formula="of:=COUNTIF([$List.$A$1:.$A$10000];[.H103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8" office:value-type="string" calcext:value-type="string">
            <text:p>4Ν-ΞΥΠ02</text:p>
          </table:table-cell>
          <table:table-cell table:formula="of:=IF(COUNTIF([$List.$A$1:.$A$10000];[.H1033])&gt;0;&quot;Χ&quot;;&quot;Α&quot;)" office:value-type="string" office:string-value="Α" calcext:value-type="string">
            <text:p>Α</text:p>
          </table:table-cell>
          <table:table-cell table:formula="of:=COUNTIF([$List.$A$1:.$A$10000];[.H1033])" office:value-type="float" office:value="0" calcext:value-type="float">
            <text:p>0</text:p>
          </table:table-cell>
          <table:table-cell table:style-name="ce12" office:value-type="string" calcext:value-type="string">
            <text:p>ΤΟΥΡΙΣΜΟΥ &amp; ΕΠΙΣΙΤΙΣΜΟΥ</text:p>
          </table:table-cell>
          <table:table-cell table:style-name="ce5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34])&gt;0;&quot;Χ&quot;;&quot;Α&quot;)" office:value-type="string" office:string-value="Α" calcext:value-type="string">
            <text:p>Α</text:p>
          </table:table-cell>
          <table:table-cell table:formula="of:=COUNTIF([$List.$A$1:.$A$10000];[.H103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35])&gt;0;&quot;Χ&quot;;&quot;Α&quot;)" office:value-type="string" office:string-value="Α" calcext:value-type="string">
            <text:p>Α</text:p>
          </table:table-cell>
          <table:table-cell table:formula="of:=COUNTIF([$List.$A$1:.$A$10000];[.H103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36])&gt;0;&quot;Χ&quot;;&quot;Α&quot;)" office:value-type="string" office:string-value="Α" calcext:value-type="string">
            <text:p>Α</text:p>
          </table:table-cell>
          <table:table-cell table:formula="of:=COUNTIF([$List.$A$1:.$A$10000];[.H103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37])&gt;0;&quot;Χ&quot;;&quot;Α&quot;)" office:value-type="string" office:string-value="Α" calcext:value-type="string">
            <text:p>Α</text:p>
          </table:table-cell>
          <table:table-cell table:formula="of:=COUNTIF([$List.$A$1:.$A$10000];[.H103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38])&gt;0;&quot;Χ&quot;;&quot;Α&quot;)" office:value-type="string" office:string-value="Α" calcext:value-type="string">
            <text:p>Α</text:p>
          </table:table-cell>
          <table:table-cell table:formula="of:=COUNTIF([$List.$A$1:.$A$10000];[.H103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39])&gt;0;&quot;Χ&quot;;&quot;Α&quot;)" office:value-type="string" office:string-value="Α" calcext:value-type="string">
            <text:p>Α</text:p>
          </table:table-cell>
          <table:table-cell table:formula="of:=COUNTIF([$List.$A$1:.$A$10000];[.H103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40])&gt;0;&quot;Χ&quot;;&quot;Α&quot;)" office:value-type="string" office:string-value="Α" calcext:value-type="string">
            <text:p>Α</text:p>
          </table:table-cell>
          <table:table-cell table:formula="of:=COUNTIF([$List.$A$1:.$A$10000];[.H104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41])&gt;0;&quot;Χ&quot;;&quot;Α&quot;)" office:value-type="string" office:string-value="Α" calcext:value-type="string">
            <text:p>Α</text:p>
          </table:table-cell>
          <table:table-cell table:formula="of:=COUNTIF([$List.$A$1:.$A$10000];[.H104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42])&gt;0;&quot;Χ&quot;;&quot;Α&quot;)" office:value-type="string" office:string-value="Α" calcext:value-type="string">
            <text:p>Α</text:p>
          </table:table-cell>
          <table:table-cell table:formula="of:=COUNTIF([$List.$A$1:.$A$10000];[.H104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43])&gt;0;&quot;Χ&quot;;&quot;Α&quot;)" office:value-type="string" office:string-value="Α" calcext:value-type="string">
            <text:p>Α</text:p>
          </table:table-cell>
          <table:table-cell table:formula="of:=COUNTIF([$List.$A$1:.$A$10000];[.H104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44])&gt;0;&quot;Χ&quot;;&quot;Α&quot;)" office:value-type="string" office:string-value="Α" calcext:value-type="string">
            <text:p>Α</text:p>
          </table:table-cell>
          <table:table-cell table:formula="of:=COUNTIF([$List.$A$1:.$A$10000];[.H104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45])&gt;0;&quot;Χ&quot;;&quot;Α&quot;)" office:value-type="string" office:string-value="Α" calcext:value-type="string">
            <text:p>Α</text:p>
          </table:table-cell>
          <table:table-cell table:formula="of:=COUNTIF([$List.$A$1:.$A$10000];[.H104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46])&gt;0;&quot;Χ&quot;;&quot;Α&quot;)" office:value-type="string" office:string-value="Α" calcext:value-type="string">
            <text:p>Α</text:p>
          </table:table-cell>
          <table:table-cell table:formula="of:=COUNTIF([$List.$A$1:.$A$10000];[.H104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47])&gt;0;&quot;Χ&quot;;&quot;Α&quot;)" office:value-type="string" office:string-value="Α" calcext:value-type="string">
            <text:p>Α</text:p>
          </table:table-cell>
          <table:table-cell table:formula="of:=COUNTIF([$List.$A$1:.$A$10000];[.H104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ΞΥΠ02</text:p>
          </table:table-cell>
          <table:table-cell table:formula="of:=IF(COUNTIF([$List.$A$1:.$A$10000];[.H1048])&gt;0;&quot;Χ&quot;;&quot;Α&quot;)" office:value-type="string" office:string-value="Α" calcext:value-type="string">
            <text:p>Α</text:p>
          </table:table-cell>
          <table:table-cell table:formula="of:=COUNTIF([$List.$A$1:.$A$10000];[.H104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49])&gt;0;&quot;Χ&quot;;&quot;Α&quot;)" office:value-type="string" office:string-value="Α" calcext:value-type="string">
            <text:p>Α</text:p>
          </table:table-cell>
          <table:table-cell table:formula="of:=COUNTIF([$List.$A$1:.$A$10000];[.H104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0])&gt;0;&quot;Χ&quot;;&quot;Α&quot;)" office:value-type="string" office:string-value="Α" calcext:value-type="string">
            <text:p>Α</text:p>
          </table:table-cell>
          <table:table-cell table:formula="of:=COUNTIF([$List.$A$1:.$A$10000];[.H105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1])&gt;0;&quot;Χ&quot;;&quot;Α&quot;)" office:value-type="string" office:string-value="Α" calcext:value-type="string">
            <text:p>Α</text:p>
          </table:table-cell>
          <table:table-cell table:formula="of:=COUNTIF([$List.$A$1:.$A$10000];[.H105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2])&gt;0;&quot;Χ&quot;;&quot;Α&quot;)" office:value-type="string" office:string-value="Α" calcext:value-type="string">
            <text:p>Α</text:p>
          </table:table-cell>
          <table:table-cell table:formula="of:=COUNTIF([$List.$A$1:.$A$10000];[.H105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3])&gt;0;&quot;Χ&quot;;&quot;Α&quot;)" office:value-type="string" office:string-value="Α" calcext:value-type="string">
            <text:p>Α</text:p>
          </table:table-cell>
          <table:table-cell table:formula="of:=COUNTIF([$List.$A$1:.$A$10000];[.H105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4])&gt;0;&quot;Χ&quot;;&quot;Α&quot;)" office:value-type="string" office:string-value="Α" calcext:value-type="string">
            <text:p>Α</text:p>
          </table:table-cell>
          <table:table-cell table:formula="of:=COUNTIF([$List.$A$1:.$A$10000];[.H105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5])&gt;0;&quot;Χ&quot;;&quot;Α&quot;)" office:value-type="string" office:string-value="Α" calcext:value-type="string">
            <text:p>Α</text:p>
          </table:table-cell>
          <table:table-cell table:formula="of:=COUNTIF([$List.$A$1:.$A$10000];[.H105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6])&gt;0;&quot;Χ&quot;;&quot;Α&quot;)" office:value-type="string" office:string-value="Α" calcext:value-type="string">
            <text:p>Α</text:p>
          </table:table-cell>
          <table:table-cell table:formula="of:=COUNTIF([$List.$A$1:.$A$10000];[.H105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7])&gt;0;&quot;Χ&quot;;&quot;Α&quot;)" office:value-type="string" office:string-value="Α" calcext:value-type="string">
            <text:p>Α</text:p>
          </table:table-cell>
          <table:table-cell table:formula="of:=COUNTIF([$List.$A$1:.$A$10000];[.H105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8])&gt;0;&quot;Χ&quot;;&quot;Α&quot;)" office:value-type="string" office:string-value="Α" calcext:value-type="string">
            <text:p>Α</text:p>
          </table:table-cell>
          <table:table-cell table:formula="of:=COUNTIF([$List.$A$1:.$A$10000];[.H105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ΑΠ01</text:p>
          </table:table-cell>
          <table:table-cell table:formula="of:=IF(COUNTIF([$List.$A$1:.$A$10000];[.H1059])&gt;0;&quot;Χ&quot;;&quot;Α&quot;)" office:value-type="string" office:string-value="Α" calcext:value-type="string">
            <text:p>Α</text:p>
          </table:table-cell>
          <table:table-cell table:formula="of:=COUNTIF([$List.$A$1:.$A$10000];[.H105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ΛΠ01</text:p>
          </table:table-cell>
          <table:table-cell table:formula="of:=IF(COUNTIF([$List.$A$1:.$A$10000];[.H1060])&gt;0;&quot;Χ&quot;;&quot;Α&quot;)" office:value-type="string" office:string-value="Α" calcext:value-type="string">
            <text:p>Α</text:p>
          </table:table-cell>
          <table:table-cell table:formula="of:=COUNTIF([$List.$A$1:.$A$10000];[.H106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ΛΠ01</text:p>
          </table:table-cell>
          <table:table-cell table:formula="of:=IF(COUNTIF([$List.$A$1:.$A$10000];[.H1061])&gt;0;&quot;Χ&quot;;&quot;Α&quot;)" office:value-type="string" office:string-value="Α" calcext:value-type="string">
            <text:p>Α</text:p>
          </table:table-cell>
          <table:table-cell table:formula="of:=COUNTIF([$List.$A$1:.$A$10000];[.H106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ΛΠ01</text:p>
          </table:table-cell>
          <table:table-cell table:formula="of:=IF(COUNTIF([$List.$A$1:.$A$10000];[.H1062])&gt;0;&quot;Χ&quot;;&quot;Α&quot;)" office:value-type="string" office:string-value="Α" calcext:value-type="string">
            <text:p>Α</text:p>
          </table:table-cell>
          <table:table-cell table:formula="of:=COUNTIF([$List.$A$1:.$A$10000];[.H106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ΛΠ01</text:p>
          </table:table-cell>
          <table:table-cell table:formula="of:=IF(COUNTIF([$List.$A$1:.$A$10000];[.H1063])&gt;0;&quot;Χ&quot;;&quot;Α&quot;)" office:value-type="string" office:string-value="Α" calcext:value-type="string">
            <text:p>Α</text:p>
          </table:table-cell>
          <table:table-cell table:formula="of:=COUNTIF([$List.$A$1:.$A$10000];[.H106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ΛΠ01</text:p>
          </table:table-cell>
          <table:table-cell table:formula="of:=IF(COUNTIF([$List.$A$1:.$A$10000];[.H1064])&gt;0;&quot;Χ&quot;;&quot;Α&quot;)" office:value-type="string" office:string-value="Α" calcext:value-type="string">
            <text:p>Α</text:p>
          </table:table-cell>
          <table:table-cell table:formula="of:=COUNTIF([$List.$A$1:.$A$10000];[.H106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ΛΠ01</text:p>
          </table:table-cell>
          <table:table-cell table:formula="of:=IF(COUNTIF([$List.$A$1:.$A$10000];[.H1065])&gt;0;&quot;Χ&quot;;&quot;Α&quot;)" office:value-type="string" office:string-value="Α" calcext:value-type="string">
            <text:p>Α</text:p>
          </table:table-cell>
          <table:table-cell table:formula="of:=COUNTIF([$List.$A$1:.$A$10000];[.H106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ΡΠ01</text:p>
          </table:table-cell>
          <table:table-cell table:formula="of:=IF(COUNTIF([$List.$A$1:.$A$10000];[.H1066])&gt;0;&quot;Χ&quot;;&quot;Α&quot;)" office:value-type="string" office:string-value="Α" calcext:value-type="string">
            <text:p>Α</text:p>
          </table:table-cell>
          <table:table-cell table:formula="of:=COUNTIF([$List.$A$1:.$A$10000];[.H106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ΡΠ01</text:p>
          </table:table-cell>
          <table:table-cell table:formula="of:=IF(COUNTIF([$List.$A$1:.$A$10000];[.H1067])&gt;0;&quot;Χ&quot;;&quot;Α&quot;)" office:value-type="string" office:string-value="Α" calcext:value-type="string">
            <text:p>Α</text:p>
          </table:table-cell>
          <table:table-cell table:formula="of:=COUNTIF([$List.$A$1:.$A$10000];[.H106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ΡΠ01</text:p>
          </table:table-cell>
          <table:table-cell table:formula="of:=IF(COUNTIF([$List.$A$1:.$A$10000];[.H1068])&gt;0;&quot;Χ&quot;;&quot;Α&quot;)" office:value-type="string" office:string-value="Α" calcext:value-type="string">
            <text:p>Α</text:p>
          </table:table-cell>
          <table:table-cell table:formula="of:=COUNTIF([$List.$A$1:.$A$10000];[.H106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ΡΠ01</text:p>
          </table:table-cell>
          <table:table-cell table:formula="of:=IF(COUNTIF([$List.$A$1:.$A$10000];[.H1069])&gt;0;&quot;Χ&quot;;&quot;Α&quot;)" office:value-type="string" office:string-value="Α" calcext:value-type="string">
            <text:p>Α</text:p>
          </table:table-cell>
          <table:table-cell table:formula="of:=COUNTIF([$List.$A$1:.$A$10000];[.H106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ΡΠ01</text:p>
          </table:table-cell>
          <table:table-cell table:formula="of:=IF(COUNTIF([$List.$A$1:.$A$10000];[.H1070])&gt;0;&quot;Χ&quot;;&quot;Α&quot;)" office:value-type="string" office:string-value="Α" calcext:value-type="string">
            <text:p>Α</text:p>
          </table:table-cell>
          <table:table-cell table:formula="of:=COUNTIF([$List.$A$1:.$A$10000];[.H107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ΡΠ01</text:p>
          </table:table-cell>
          <table:table-cell table:formula="of:=IF(COUNTIF([$List.$A$1:.$A$10000];[.H1071])&gt;0;&quot;Χ&quot;;&quot;Α&quot;)" office:value-type="string" office:string-value="Α" calcext:value-type="string">
            <text:p>Α</text:p>
          </table:table-cell>
          <table:table-cell table:formula="of:=COUNTIF([$List.$A$1:.$A$10000];[.H107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ΡΠ01</text:p>
          </table:table-cell>
          <table:table-cell table:formula="of:=IF(COUNTIF([$List.$A$1:.$A$10000];[.H1072])&gt;0;&quot;Χ&quot;;&quot;Α&quot;)" office:value-type="string" office:string-value="Α" calcext:value-type="string">
            <text:p>Α</text:p>
          </table:table-cell>
          <table:table-cell table:formula="of:=COUNTIF([$List.$A$1:.$A$10000];[.H107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ΡΠ01</text:p>
          </table:table-cell>
          <table:table-cell table:formula="of:=IF(COUNTIF([$List.$A$1:.$A$10000];[.H1073])&gt;0;&quot;Χ&quot;;&quot;Α&quot;)" office:value-type="string" office:string-value="Α" calcext:value-type="string">
            <text:p>Α</text:p>
          </table:table-cell>
          <table:table-cell table:formula="of:=COUNTIF([$List.$A$1:.$A$10000];[.H107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ΠΡΠ01</text:p>
          </table:table-cell>
          <table:table-cell table:formula="of:=IF(COUNTIF([$List.$A$1:.$A$10000];[.H1074])&gt;0;&quot;Χ&quot;;&quot;Α&quot;)" office:value-type="string" office:string-value="Α" calcext:value-type="string">
            <text:p>Α</text:p>
          </table:table-cell>
          <table:table-cell table:formula="of:=COUNTIF([$List.$A$1:.$A$10000];[.H107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ΣΝΠ01</text:p>
          </table:table-cell>
          <table:table-cell table:formula="of:=IF(COUNTIF([$List.$A$1:.$A$10000];[.H1075])&gt;0;&quot;Χ&quot;;&quot;Α&quot;)" office:value-type="string" office:string-value="Α" calcext:value-type="string">
            <text:p>Α</text:p>
          </table:table-cell>
          <table:table-cell table:formula="of:=COUNTIF([$List.$A$1:.$A$10000];[.H107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ΣΝΠ01</text:p>
          </table:table-cell>
          <table:table-cell table:formula="of:=IF(COUNTIF([$List.$A$1:.$A$10000];[.H1076])&gt;0;&quot;Χ&quot;;&quot;Α&quot;)" office:value-type="string" office:string-value="Α" calcext:value-type="string">
            <text:p>Α</text:p>
          </table:table-cell>
          <table:table-cell table:formula="of:=COUNTIF([$List.$A$1:.$A$10000];[.H107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ΣΝΠ01</text:p>
          </table:table-cell>
          <table:table-cell table:formula="of:=IF(COUNTIF([$List.$A$1:.$A$10000];[.H1077])&gt;0;&quot;Χ&quot;;&quot;Α&quot;)" office:value-type="string" office:string-value="Α" calcext:value-type="string">
            <text:p>Α</text:p>
          </table:table-cell>
          <table:table-cell table:formula="of:=COUNTIF([$List.$A$1:.$A$10000];[.H107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ΣΝΠ01</text:p>
          </table:table-cell>
          <table:table-cell table:formula="of:=IF(COUNTIF([$List.$A$1:.$A$10000];[.H1078])&gt;0;&quot;Χ&quot;;&quot;Α&quot;)" office:value-type="string" office:string-value="Α" calcext:value-type="string">
            <text:p>Α</text:p>
          </table:table-cell>
          <table:table-cell table:formula="of:=COUNTIF([$List.$A$1:.$A$10000];[.H107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ΣΝΠ01</text:p>
          </table:table-cell>
          <table:table-cell table:formula="of:=IF(COUNTIF([$List.$A$1:.$A$10000];[.H1079])&gt;0;&quot;Χ&quot;;&quot;Α&quot;)" office:value-type="string" office:string-value="Α" calcext:value-type="string">
            <text:p>Α</text:p>
          </table:table-cell>
          <table:table-cell table:formula="of:=COUNTIF([$List.$A$1:.$A$10000];[.H107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ΣΝΠ01</text:p>
          </table:table-cell>
          <table:table-cell table:formula="of:=IF(COUNTIF([$List.$A$1:.$A$10000];[.H1080])&gt;0;&quot;Χ&quot;;&quot;Α&quot;)" office:value-type="string" office:string-value="Α" calcext:value-type="string">
            <text:p>Α</text:p>
          </table:table-cell>
          <table:table-cell table:formula="of:=COUNTIF([$List.$A$1:.$A$10000];[.H108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81])&gt;0;&quot;Χ&quot;;&quot;Α&quot;)" office:value-type="string" office:string-value="Α" calcext:value-type="string">
            <text:p>Α</text:p>
          </table:table-cell>
          <table:table-cell table:formula="of:=COUNTIF([$List.$A$1:.$A$10000];[.H108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82])&gt;0;&quot;Χ&quot;;&quot;Α&quot;)" office:value-type="string" office:string-value="Α" calcext:value-type="string">
            <text:p>Α</text:p>
          </table:table-cell>
          <table:table-cell table:formula="of:=COUNTIF([$List.$A$1:.$A$10000];[.H108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83])&gt;0;&quot;Χ&quot;;&quot;Α&quot;)" office:value-type="string" office:string-value="Α" calcext:value-type="string">
            <text:p>Α</text:p>
          </table:table-cell>
          <table:table-cell table:formula="of:=COUNTIF([$List.$A$1:.$A$10000];[.H108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84])&gt;0;&quot;Χ&quot;;&quot;Α&quot;)" office:value-type="string" office:string-value="Α" calcext:value-type="string">
            <text:p>Α</text:p>
          </table:table-cell>
          <table:table-cell table:formula="of:=COUNTIF([$List.$A$1:.$A$10000];[.H108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85])&gt;0;&quot;Χ&quot;;&quot;Α&quot;)" office:value-type="string" office:string-value="Α" calcext:value-type="string">
            <text:p>Α</text:p>
          </table:table-cell>
          <table:table-cell table:formula="of:=COUNTIF([$List.$A$1:.$A$10000];[.H108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86])&gt;0;&quot;Χ&quot;;&quot;Α&quot;)" office:value-type="string" office:string-value="Α" calcext:value-type="string">
            <text:p>Α</text:p>
          </table:table-cell>
          <table:table-cell table:formula="of:=COUNTIF([$List.$A$1:.$A$10000];[.H108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87])&gt;0;&quot;Χ&quot;;&quot;Α&quot;)" office:value-type="string" office:string-value="Α" calcext:value-type="string">
            <text:p>Α</text:p>
          </table:table-cell>
          <table:table-cell table:formula="of:=COUNTIF([$List.$A$1:.$A$10000];[.H108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88])&gt;0;&quot;Χ&quot;;&quot;Α&quot;)" office:value-type="string" office:string-value="Α" calcext:value-type="string">
            <text:p>Α</text:p>
          </table:table-cell>
          <table:table-cell table:formula="of:=COUNTIF([$List.$A$1:.$A$10000];[.H108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89])&gt;0;&quot;Χ&quot;;&quot;Α&quot;)" office:value-type="string" office:string-value="Α" calcext:value-type="string">
            <text:p>Α</text:p>
          </table:table-cell>
          <table:table-cell table:formula="of:=COUNTIF([$List.$A$1:.$A$10000];[.H108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0])&gt;0;&quot;Χ&quot;;&quot;Α&quot;)" office:value-type="string" office:string-value="Α" calcext:value-type="string">
            <text:p>Α</text:p>
          </table:table-cell>
          <table:table-cell table:formula="of:=COUNTIF([$List.$A$1:.$A$10000];[.H109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1])&gt;0;&quot;Χ&quot;;&quot;Α&quot;)" office:value-type="string" office:string-value="Α" calcext:value-type="string">
            <text:p>Α</text:p>
          </table:table-cell>
          <table:table-cell table:formula="of:=COUNTIF([$List.$A$1:.$A$10000];[.H109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2])&gt;0;&quot;Χ&quot;;&quot;Α&quot;)" office:value-type="string" office:string-value="Α" calcext:value-type="string">
            <text:p>Α</text:p>
          </table:table-cell>
          <table:table-cell table:formula="of:=COUNTIF([$List.$A$1:.$A$10000];[.H109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3])&gt;0;&quot;Χ&quot;;&quot;Α&quot;)" office:value-type="string" office:string-value="Α" calcext:value-type="string">
            <text:p>Α</text:p>
          </table:table-cell>
          <table:table-cell table:formula="of:=COUNTIF([$List.$A$1:.$A$10000];[.H109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4])&gt;0;&quot;Χ&quot;;&quot;Α&quot;)" office:value-type="string" office:string-value="Α" calcext:value-type="string">
            <text:p>Α</text:p>
          </table:table-cell>
          <table:table-cell table:formula="of:=COUNTIF([$List.$A$1:.$A$10000];[.H109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5])&gt;0;&quot;Χ&quot;;&quot;Α&quot;)" office:value-type="string" office:string-value="Α" calcext:value-type="string">
            <text:p>Α</text:p>
          </table:table-cell>
          <table:table-cell table:formula="of:=COUNTIF([$List.$A$1:.$A$10000];[.H109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6])&gt;0;&quot;Χ&quot;;&quot;Α&quot;)" office:value-type="string" office:string-value="Α" calcext:value-type="string">
            <text:p>Α</text:p>
          </table:table-cell>
          <table:table-cell table:formula="of:=COUNTIF([$List.$A$1:.$A$10000];[.H109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7])&gt;0;&quot;Χ&quot;;&quot;Α&quot;)" office:value-type="string" office:string-value="Α" calcext:value-type="string">
            <text:p>Α</text:p>
          </table:table-cell>
          <table:table-cell table:formula="of:=COUNTIF([$List.$A$1:.$A$10000];[.H109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8])&gt;0;&quot;Χ&quot;;&quot;Α&quot;)" office:value-type="string" office:string-value="Α" calcext:value-type="string">
            <text:p>Α</text:p>
          </table:table-cell>
          <table:table-cell table:formula="of:=COUNTIF([$List.$A$1:.$A$10000];[.H109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0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1</text:p>
          </table:table-cell>
          <table:table-cell table:formula="of:=IF(COUNTIF([$List.$A$1:.$A$10000];[.H1099])&gt;0;&quot;Χ&quot;;&quot;Α&quot;)" office:value-type="string" office:string-value="Α" calcext:value-type="string">
            <text:p>Α</text:p>
          </table:table-cell>
          <table:table-cell table:formula="of:=COUNTIF([$List.$A$1:.$A$10000];[.H109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2</text:p>
          </table:table-cell>
          <table:table-cell table:formula="of:=IF(COUNTIF([$List.$A$1:.$A$10000];[.H1100])&gt;0;&quot;Χ&quot;;&quot;Α&quot;)" office:value-type="string" office:string-value="Α" calcext:value-type="string">
            <text:p>Α</text:p>
          </table:table-cell>
          <table:table-cell table:formula="of:=COUNTIF([$List.$A$1:.$A$10000];[.H110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2</text:p>
          </table:table-cell>
          <table:table-cell table:formula="of:=IF(COUNTIF([$List.$A$1:.$A$10000];[.H1101])&gt;0;&quot;Χ&quot;;&quot;Α&quot;)" office:value-type="string" office:string-value="Α" calcext:value-type="string">
            <text:p>Α</text:p>
          </table:table-cell>
          <table:table-cell table:formula="of:=COUNTIF([$List.$A$1:.$A$10000];[.H110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2</text:p>
          </table:table-cell>
          <table:table-cell table:formula="of:=IF(COUNTIF([$List.$A$1:.$A$10000];[.H1102])&gt;0;&quot;Χ&quot;;&quot;Α&quot;)" office:value-type="string" office:string-value="Α" calcext:value-type="string">
            <text:p>Α</text:p>
          </table:table-cell>
          <table:table-cell table:formula="of:=COUNTIF([$List.$A$1:.$A$10000];[.H110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2</text:p>
          </table:table-cell>
          <table:table-cell table:formula="of:=IF(COUNTIF([$List.$A$1:.$A$10000];[.H1103])&gt;0;&quot;Χ&quot;;&quot;Α&quot;)" office:value-type="string" office:string-value="Α" calcext:value-type="string">
            <text:p>Α</text:p>
          </table:table-cell>
          <table:table-cell table:formula="of:=COUNTIF([$List.$A$1:.$A$10000];[.H110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2</text:p>
          </table:table-cell>
          <table:table-cell table:formula="of:=IF(COUNTIF([$List.$A$1:.$A$10000];[.H1104])&gt;0;&quot;Χ&quot;;&quot;Α&quot;)" office:value-type="string" office:string-value="Α" calcext:value-type="string">
            <text:p>Α</text:p>
          </table:table-cell>
          <table:table-cell table:formula="of:=COUNTIF([$List.$A$1:.$A$10000];[.H110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2</text:p>
          </table:table-cell>
          <table:table-cell table:formula="of:=IF(COUNTIF([$List.$A$1:.$A$10000];[.H1105])&gt;0;&quot;Χ&quot;;&quot;Α&quot;)" office:value-type="string" office:string-value="Α" calcext:value-type="string">
            <text:p>Α</text:p>
          </table:table-cell>
          <table:table-cell table:formula="of:=COUNTIF([$List.$A$1:.$A$10000];[.H110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2</text:p>
          </table:table-cell>
          <table:table-cell table:formula="of:=IF(COUNTIF([$List.$A$1:.$A$10000];[.H1106])&gt;0;&quot;Χ&quot;;&quot;Α&quot;)" office:value-type="string" office:string-value="Α" calcext:value-type="string">
            <text:p>Α</text:p>
          </table:table-cell>
          <table:table-cell table:formula="of:=COUNTIF([$List.$A$1:.$A$10000];[.H110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2</text:p>
          </table:table-cell>
          <table:table-cell table:formula="of:=IF(COUNTIF([$List.$A$1:.$A$10000];[.H1107])&gt;0;&quot;Χ&quot;;&quot;Α&quot;)" office:value-type="string" office:string-value="Α" calcext:value-type="string">
            <text:p>Α</text:p>
          </table:table-cell>
          <table:table-cell table:formula="of:=COUNTIF([$List.$A$1:.$A$10000];[.H110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Β02</text:p>
          </table:table-cell>
          <table:table-cell table:formula="of:=IF(COUNTIF([$List.$A$1:.$A$10000];[.H1108])&gt;0;&quot;Χ&quot;;&quot;Α&quot;)" office:value-type="string" office:string-value="Α" calcext:value-type="string">
            <text:p>Α</text:p>
          </table:table-cell>
          <table:table-cell table:formula="of:=COUNTIF([$List.$A$1:.$A$10000];[.H110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09])&gt;0;&quot;Χ&quot;;&quot;Α&quot;)" office:value-type="string" office:string-value="Α" calcext:value-type="string">
            <text:p>Α</text:p>
          </table:table-cell>
          <table:table-cell table:formula="of:=COUNTIF([$List.$A$1:.$A$10000];[.H110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0])&gt;0;&quot;Χ&quot;;&quot;Α&quot;)" office:value-type="string" office:string-value="Α" calcext:value-type="string">
            <text:p>Α</text:p>
          </table:table-cell>
          <table:table-cell table:formula="of:=COUNTIF([$List.$A$1:.$A$10000];[.H111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1])&gt;0;&quot;Χ&quot;;&quot;Α&quot;)" office:value-type="string" office:string-value="Α" calcext:value-type="string">
            <text:p>Α</text:p>
          </table:table-cell>
          <table:table-cell table:formula="of:=COUNTIF([$List.$A$1:.$A$10000];[.H111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2])&gt;0;&quot;Χ&quot;;&quot;Α&quot;)" office:value-type="string" office:string-value="Α" calcext:value-type="string">
            <text:p>Α</text:p>
          </table:table-cell>
          <table:table-cell table:formula="of:=COUNTIF([$List.$A$1:.$A$10000];[.H111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3])&gt;0;&quot;Χ&quot;;&quot;Α&quot;)" office:value-type="string" office:string-value="Α" calcext:value-type="string">
            <text:p>Α</text:p>
          </table:table-cell>
          <table:table-cell table:formula="of:=COUNTIF([$List.$A$1:.$A$10000];[.H111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4])&gt;0;&quot;Χ&quot;;&quot;Α&quot;)" office:value-type="string" office:string-value="Α" calcext:value-type="string">
            <text:p>Α</text:p>
          </table:table-cell>
          <table:table-cell table:formula="of:=COUNTIF([$List.$A$1:.$A$10000];[.H111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5])&gt;0;&quot;Χ&quot;;&quot;Α&quot;)" office:value-type="string" office:string-value="Α" calcext:value-type="string">
            <text:p>Α</text:p>
          </table:table-cell>
          <table:table-cell table:formula="of:=COUNTIF([$List.$A$1:.$A$10000];[.H111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6])&gt;0;&quot;Χ&quot;;&quot;Α&quot;)" office:value-type="string" office:string-value="Α" calcext:value-type="string">
            <text:p>Α</text:p>
          </table:table-cell>
          <table:table-cell table:formula="of:=COUNTIF([$List.$A$1:.$A$10000];[.H111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7])&gt;0;&quot;Χ&quot;;&quot;Α&quot;)" office:value-type="string" office:string-value="Α" calcext:value-type="string">
            <text:p>Α</text:p>
          </table:table-cell>
          <table:table-cell table:formula="of:=COUNTIF([$List.$A$1:.$A$10000];[.H111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8])&gt;0;&quot;Χ&quot;;&quot;Α&quot;)" office:value-type="string" office:string-value="Α" calcext:value-type="string">
            <text:p>Α</text:p>
          </table:table-cell>
          <table:table-cell table:formula="of:=COUNTIF([$List.$A$1:.$A$10000];[.H111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19])&gt;0;&quot;Χ&quot;;&quot;Α&quot;)" office:value-type="string" office:string-value="Α" calcext:value-type="string">
            <text:p>Α</text:p>
          </table:table-cell>
          <table:table-cell table:formula="of:=COUNTIF([$List.$A$1:.$A$10000];[.H111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20])&gt;0;&quot;Χ&quot;;&quot;Α&quot;)" office:value-type="string" office:string-value="Α" calcext:value-type="string">
            <text:p>Α</text:p>
          </table:table-cell>
          <table:table-cell table:formula="of:=COUNTIF([$List.$A$1:.$A$10000];[.H112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21])&gt;0;&quot;Χ&quot;;&quot;Α&quot;)" office:value-type="string" office:string-value="Α" calcext:value-type="string">
            <text:p>Α</text:p>
          </table:table-cell>
          <table:table-cell table:formula="of:=COUNTIF([$List.$A$1:.$A$10000];[.H112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22])&gt;0;&quot;Χ&quot;;&quot;Α&quot;)" office:value-type="string" office:string-value="Α" calcext:value-type="string">
            <text:p>Α</text:p>
          </table:table-cell>
          <table:table-cell table:formula="of:=COUNTIF([$List.$A$1:.$A$10000];[.H112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23])&gt;0;&quot;Χ&quot;;&quot;Α&quot;)" office:value-type="string" office:string-value="Α" calcext:value-type="string">
            <text:p>Α</text:p>
          </table:table-cell>
          <table:table-cell table:formula="of:=COUNTIF([$List.$A$1:.$A$10000];[.H112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24])&gt;0;&quot;Χ&quot;;&quot;Α&quot;)" office:value-type="string" office:string-value="Α" calcext:value-type="string">
            <text:p>Α</text:p>
          </table:table-cell>
          <table:table-cell table:formula="of:=COUNTIF([$List.$A$1:.$A$10000];[.H112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1</text:p>
          </table:table-cell>
          <table:table-cell table:formula="of:=IF(COUNTIF([$List.$A$1:.$A$10000];[.H1125])&gt;0;&quot;Χ&quot;;&quot;Α&quot;)" office:value-type="string" office:string-value="Α" calcext:value-type="string">
            <text:p>Α</text:p>
          </table:table-cell>
          <table:table-cell table:formula="of:=COUNTIF([$List.$A$1:.$A$10000];[.H112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26])&gt;0;&quot;Χ&quot;;&quot;Α&quot;)" office:value-type="string" office:string-value="Α" calcext:value-type="string">
            <text:p>Α</text:p>
          </table:table-cell>
          <table:table-cell table:formula="of:=COUNTIF([$List.$A$1:.$A$10000];[.H112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27])&gt;0;&quot;Χ&quot;;&quot;Α&quot;)" office:value-type="string" office:string-value="Α" calcext:value-type="string">
            <text:p>Α</text:p>
          </table:table-cell>
          <table:table-cell table:formula="of:=COUNTIF([$List.$A$1:.$A$10000];[.H112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28])&gt;0;&quot;Χ&quot;;&quot;Α&quot;)" office:value-type="string" office:string-value="Α" calcext:value-type="string">
            <text:p>Α</text:p>
          </table:table-cell>
          <table:table-cell table:formula="of:=COUNTIF([$List.$A$1:.$A$10000];[.H112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29])&gt;0;&quot;Χ&quot;;&quot;Α&quot;)" office:value-type="string" office:string-value="Α" calcext:value-type="string">
            <text:p>Α</text:p>
          </table:table-cell>
          <table:table-cell table:formula="of:=COUNTIF([$List.$A$1:.$A$10000];[.H112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0])&gt;0;&quot;Χ&quot;;&quot;Α&quot;)" office:value-type="string" office:string-value="Α" calcext:value-type="string">
            <text:p>Α</text:p>
          </table:table-cell>
          <table:table-cell table:formula="of:=COUNTIF([$List.$A$1:.$A$10000];[.H113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1])&gt;0;&quot;Χ&quot;;&quot;Α&quot;)" office:value-type="string" office:string-value="Α" calcext:value-type="string">
            <text:p>Α</text:p>
          </table:table-cell>
          <table:table-cell table:formula="of:=COUNTIF([$List.$A$1:.$A$10000];[.H113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2])&gt;0;&quot;Χ&quot;;&quot;Α&quot;)" office:value-type="string" office:string-value="Α" calcext:value-type="string">
            <text:p>Α</text:p>
          </table:table-cell>
          <table:table-cell table:formula="of:=COUNTIF([$List.$A$1:.$A$10000];[.H113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3])&gt;0;&quot;Χ&quot;;&quot;Α&quot;)" office:value-type="string" office:string-value="Α" calcext:value-type="string">
            <text:p>Α</text:p>
          </table:table-cell>
          <table:table-cell table:formula="of:=COUNTIF([$List.$A$1:.$A$10000];[.H113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4])&gt;0;&quot;Χ&quot;;&quot;Α&quot;)" office:value-type="string" office:string-value="Α" calcext:value-type="string">
            <text:p>Α</text:p>
          </table:table-cell>
          <table:table-cell table:formula="of:=COUNTIF([$List.$A$1:.$A$10000];[.H113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5])&gt;0;&quot;Χ&quot;;&quot;Α&quot;)" office:value-type="string" office:string-value="Α" calcext:value-type="string">
            <text:p>Α</text:p>
          </table:table-cell>
          <table:table-cell table:formula="of:=COUNTIF([$List.$A$1:.$A$10000];[.H113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6])&gt;0;&quot;Χ&quot;;&quot;Α&quot;)" office:value-type="string" office:string-value="Α" calcext:value-type="string">
            <text:p>Α</text:p>
          </table:table-cell>
          <table:table-cell table:formula="of:=COUNTIF([$List.$A$1:.$A$10000];[.H113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7])&gt;0;&quot;Χ&quot;;&quot;Α&quot;)" office:value-type="string" office:string-value="Α" calcext:value-type="string">
            <text:p>Α</text:p>
          </table:table-cell>
          <table:table-cell table:formula="of:=COUNTIF([$List.$A$1:.$A$10000];[.H113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8])&gt;0;&quot;Χ&quot;;&quot;Α&quot;)" office:value-type="string" office:string-value="Α" calcext:value-type="string">
            <text:p>Α</text:p>
          </table:table-cell>
          <table:table-cell table:formula="of:=COUNTIF([$List.$A$1:.$A$10000];[.H113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39])&gt;0;&quot;Χ&quot;;&quot;Α&quot;)" office:value-type="string" office:string-value="Α" calcext:value-type="string">
            <text:p>Α</text:p>
          </table:table-cell>
          <table:table-cell table:formula="of:=COUNTIF([$List.$A$1:.$A$10000];[.H113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40])&gt;0;&quot;Χ&quot;;&quot;Α&quot;)" office:value-type="string" office:string-value="Α" calcext:value-type="string">
            <text:p>Α</text:p>
          </table:table-cell>
          <table:table-cell table:formula="of:=COUNTIF([$List.$A$1:.$A$10000];[.H114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41])&gt;0;&quot;Χ&quot;;&quot;Α&quot;)" office:value-type="string" office:string-value="Α" calcext:value-type="string">
            <text:p>Α</text:p>
          </table:table-cell>
          <table:table-cell table:formula="of:=COUNTIF([$List.$A$1:.$A$10000];[.H114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ΑΠ02</text:p>
          </table:table-cell>
          <table:table-cell table:formula="of:=IF(COUNTIF([$List.$A$1:.$A$10000];[.H1142])&gt;0;&quot;Χ&quot;;&quot;Α&quot;)" office:value-type="string" office:string-value="Α" calcext:value-type="string">
            <text:p>Α</text:p>
          </table:table-cell>
          <table:table-cell table:formula="of:=COUNTIF([$List.$A$1:.$A$10000];[.H114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ΡΠ01</text:p>
          </table:table-cell>
          <table:table-cell table:formula="of:=IF(COUNTIF([$List.$A$1:.$A$10000];[.H1143])&gt;0;&quot;Χ&quot;;&quot;Α&quot;)" office:value-type="string" office:string-value="Α" calcext:value-type="string">
            <text:p>Α</text:p>
          </table:table-cell>
          <table:table-cell table:formula="of:=COUNTIF([$List.$A$1:.$A$10000];[.H114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- ΤΡΑΓΟΥΔΙ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ΡΠ01</text:p>
          </table:table-cell>
          <table:table-cell table:formula="of:=IF(COUNTIF([$List.$A$1:.$A$10000];[.H1144])&gt;0;&quot;Χ&quot;;&quot;Α&quot;)" office:value-type="string" office:string-value="Α" calcext:value-type="string">
            <text:p>Α</text:p>
          </table:table-cell>
          <table:table-cell table:formula="of:=COUNTIF([$List.$A$1:.$A$10000];[.H114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ΜΟΥΣΙΚΗ - ΤΡΑΓΟΥΔΙ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45])&gt;0;&quot;Χ&quot;;&quot;Α&quot;)" office:value-type="string" office:string-value="Α" calcext:value-type="string">
            <text:p>Α</text:p>
          </table:table-cell>
          <table:table-cell table:formula="of:=COUNTIF([$List.$A$1:.$A$10000];[.H114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46])&gt;0;&quot;Χ&quot;;&quot;Α&quot;)" office:value-type="string" office:string-value="Α" calcext:value-type="string">
            <text:p>Α</text:p>
          </table:table-cell>
          <table:table-cell table:formula="of:=COUNTIF([$List.$A$1:.$A$10000];[.H114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47])&gt;0;&quot;Χ&quot;;&quot;Α&quot;)" office:value-type="string" office:string-value="Α" calcext:value-type="string">
            <text:p>Α</text:p>
          </table:table-cell>
          <table:table-cell table:formula="of:=COUNTIF([$List.$A$1:.$A$10000];[.H114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48])&gt;0;&quot;Χ&quot;;&quot;Α&quot;)" office:value-type="string" office:string-value="Α" calcext:value-type="string">
            <text:p>Α</text:p>
          </table:table-cell>
          <table:table-cell table:formula="of:=COUNTIF([$List.$A$1:.$A$10000];[.H114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49])&gt;0;&quot;Χ&quot;;&quot;Α&quot;)" office:value-type="string" office:string-value="Α" calcext:value-type="string">
            <text:p>Α</text:p>
          </table:table-cell>
          <table:table-cell table:formula="of:=COUNTIF([$List.$A$1:.$A$10000];[.H114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50])&gt;0;&quot;Χ&quot;;&quot;Α&quot;)" office:value-type="string" office:string-value="Α" calcext:value-type="string">
            <text:p>Α</text:p>
          </table:table-cell>
          <table:table-cell table:formula="of:=COUNTIF([$List.$A$1:.$A$10000];[.H115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51])&gt;0;&quot;Χ&quot;;&quot;Α&quot;)" office:value-type="string" office:string-value="Α" calcext:value-type="string">
            <text:p>Α</text:p>
          </table:table-cell>
          <table:table-cell table:formula="of:=COUNTIF([$List.$A$1:.$A$10000];[.H115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52])&gt;0;&quot;Χ&quot;;&quot;Α&quot;)" office:value-type="string" office:string-value="Α" calcext:value-type="string">
            <text:p>Α</text:p>
          </table:table-cell>
          <table:table-cell table:formula="of:=COUNTIF([$List.$A$1:.$A$10000];[.H115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53])&gt;0;&quot;Χ&quot;;&quot;Α&quot;)" office:value-type="string" office:string-value="Α" calcext:value-type="string">
            <text:p>Α</text:p>
          </table:table-cell>
          <table:table-cell table:formula="of:=COUNTIF([$List.$A$1:.$A$10000];[.H115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54])&gt;0;&quot;Χ&quot;;&quot;Α&quot;)" office:value-type="string" office:string-value="Α" calcext:value-type="string">
            <text:p>Α</text:p>
          </table:table-cell>
          <table:table-cell table:formula="of:=COUNTIF([$List.$A$1:.$A$10000];[.H115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55])&gt;0;&quot;Χ&quot;;&quot;Α&quot;)" office:value-type="string" office:string-value="Α" calcext:value-type="string">
            <text:p>Α</text:p>
          </table:table-cell>
          <table:table-cell table:formula="of:=COUNTIF([$List.$A$1:.$A$10000];[.H115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ΥΠ01</text:p>
          </table:table-cell>
          <table:table-cell table:formula="of:=IF(COUNTIF([$List.$A$1:.$A$10000];[.H1156])&gt;0;&quot;Χ&quot;;&quot;Α&quot;)" office:value-type="string" office:string-value="Α" calcext:value-type="string">
            <text:p>Α</text:p>
          </table:table-cell>
          <table:table-cell table:formula="of:=COUNTIF([$List.$A$1:.$A$10000];[.H115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8" office:value-type="string" calcext:value-type="string">
            <text:p>4Ν-ΤΥΠ01</text:p>
          </table:table-cell>
          <table:table-cell table:formula="of:=IF(COUNTIF([$List.$A$1:.$A$10000];[.H1157])&gt;0;&quot;Χ&quot;;&quot;Α&quot;)" office:value-type="string" office:string-value="Α" calcext:value-type="string">
            <text:p>Α</text:p>
          </table:table-cell>
          <table:table-cell table:formula="of:=COUNTIF([$List.$A$1:.$A$10000];[.H1157])" office:value-type="float" office:value="0" calcext:value-type="float">
            <text:p>0</text:p>
          </table:table-cell>
          <table:table-cell table:style-name="ce12" office:value-type="string" calcext:value-type="string">
            <text:p>ΜΗΧΑΝΙΚΩΝ &amp; ΠΛΗΡΟΦΟΡΙΚΗΣ</text:p>
          </table:table-cell>
          <table:table-cell table:style-name="ce5" office:value-type="string" calcext:value-type="string">
            <text:p>ΤΕΧΝΙΚΟΣ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ΨΠ01</text:p>
          </table:table-cell>
          <table:table-cell table:formula="of:=IF(COUNTIF([$List.$A$1:.$A$10000];[.H1158])&gt;0;&quot;Χ&quot;;&quot;Α&quot;)" office:value-type="string" office:string-value="Α" calcext:value-type="string">
            <text:p>Α</text:p>
          </table:table-cell>
          <table:table-cell table:formula="of:=COUNTIF([$List.$A$1:.$A$10000];[.H115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ΨΠ01</text:p>
          </table:table-cell>
          <table:table-cell table:formula="of:=IF(COUNTIF([$List.$A$1:.$A$10000];[.H1159])&gt;0;&quot;Χ&quot;;&quot;Α&quot;)" office:value-type="string" office:string-value="Α" calcext:value-type="string">
            <text:p>Α</text:p>
          </table:table-cell>
          <table:table-cell table:formula="of:=COUNTIF([$List.$A$1:.$A$10000];[.H115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ΨΠ01</text:p>
          </table:table-cell>
          <table:table-cell table:formula="of:=IF(COUNTIF([$List.$A$1:.$A$10000];[.H1160])&gt;0;&quot;Χ&quot;;&quot;Α&quot;)" office:value-type="string" office:string-value="Α" calcext:value-type="string">
            <text:p>Α</text:p>
          </table:table-cell>
          <table:table-cell table:formula="of:=COUNTIF([$List.$A$1:.$A$10000];[.H116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ΨΠ01</text:p>
          </table:table-cell>
          <table:table-cell table:formula="of:=IF(COUNTIF([$List.$A$1:.$A$10000];[.H1161])&gt;0;&quot;Χ&quot;;&quot;Α&quot;)" office:value-type="string" office:string-value="Α" calcext:value-type="string">
            <text:p>Α</text:p>
          </table:table-cell>
          <table:table-cell table:formula="of:=COUNTIF([$List.$A$1:.$A$10000];[.H116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ΨΠ01</text:p>
          </table:table-cell>
          <table:table-cell table:formula="of:=IF(COUNTIF([$List.$A$1:.$A$10000];[.H1162])&gt;0;&quot;Χ&quot;;&quot;Α&quot;)" office:value-type="string" office:string-value="Α" calcext:value-type="string">
            <text:p>Α</text:p>
          </table:table-cell>
          <table:table-cell table:formula="of:=COUNTIF([$List.$A$1:.$A$10000];[.H116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ΨΠ01</text:p>
          </table:table-cell>
          <table:table-cell table:formula="of:=IF(COUNTIF([$List.$A$1:.$A$10000];[.H1163])&gt;0;&quot;Χ&quot;;&quot;Α&quot;)" office:value-type="string" office:string-value="Α" calcext:value-type="string">
            <text:p>Α</text:p>
          </table:table-cell>
          <table:table-cell table:formula="of:=COUNTIF([$List.$A$1:.$A$10000];[.H116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ΨΠ01</text:p>
          </table:table-cell>
          <table:table-cell table:formula="of:=IF(COUNTIF([$List.$A$1:.$A$10000];[.H1164])&gt;0;&quot;Χ&quot;;&quot;Α&quot;)" office:value-type="string" office:string-value="Α" calcext:value-type="string">
            <text:p>Α</text:p>
          </table:table-cell>
          <table:table-cell table:formula="of:=COUNTIF([$List.$A$1:.$A$10000];[.H116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ΨΠ01</text:p>
          </table:table-cell>
          <table:table-cell table:formula="of:=IF(COUNTIF([$List.$A$1:.$A$10000];[.H1165])&gt;0;&quot;Χ&quot;;&quot;Α&quot;)" office:value-type="string" office:string-value="Α" calcext:value-type="string">
            <text:p>Α</text:p>
          </table:table-cell>
          <table:table-cell table:formula="of:=COUNTIF([$List.$A$1:.$A$10000];[.H116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ΤΨΠ01</text:p>
          </table:table-cell>
          <table:table-cell table:formula="of:=IF(COUNTIF([$List.$A$1:.$A$10000];[.H1166])&gt;0;&quot;Χ&quot;;&quot;Α&quot;)" office:value-type="string" office:string-value="Α" calcext:value-type="string">
            <text:p>Α</text:p>
          </table:table-cell>
          <table:table-cell table:formula="of:=COUNTIF([$List.$A$1:.$A$10000];[.H116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ΓΚΑΤΑΣΤΑΣΕΩΝ ΨΥΞ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67])&gt;0;&quot;Χ&quot;;&quot;Α&quot;)" office:value-type="string" office:string-value="Α" calcext:value-type="string">
            <text:p>Α</text:p>
          </table:table-cell>
          <table:table-cell table:formula="of:=COUNTIF([$List.$A$1:.$A$10000];[.H116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68])&gt;0;&quot;Χ&quot;;&quot;Α&quot;)" office:value-type="string" office:string-value="Α" calcext:value-type="string">
            <text:p>Α</text:p>
          </table:table-cell>
          <table:table-cell table:formula="of:=COUNTIF([$List.$A$1:.$A$10000];[.H116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69])&gt;0;&quot;Χ&quot;;&quot;Α&quot;)" office:value-type="string" office:string-value="Α" calcext:value-type="string">
            <text:p>Α</text:p>
          </table:table-cell>
          <table:table-cell table:formula="of:=COUNTIF([$List.$A$1:.$A$10000];[.H116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0])&gt;0;&quot;Χ&quot;;&quot;Α&quot;)" office:value-type="string" office:string-value="Α" calcext:value-type="string">
            <text:p>Α</text:p>
          </table:table-cell>
          <table:table-cell table:formula="of:=COUNTIF([$List.$A$1:.$A$10000];[.H117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1])&gt;0;&quot;Χ&quot;;&quot;Α&quot;)" office:value-type="string" office:string-value="Α" calcext:value-type="string">
            <text:p>Α</text:p>
          </table:table-cell>
          <table:table-cell table:formula="of:=COUNTIF([$List.$A$1:.$A$10000];[.H117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2])&gt;0;&quot;Χ&quot;;&quot;Α&quot;)" office:value-type="string" office:string-value="Α" calcext:value-type="string">
            <text:p>Α</text:p>
          </table:table-cell>
          <table:table-cell table:formula="of:=COUNTIF([$List.$A$1:.$A$10000];[.H117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3])&gt;0;&quot;Χ&quot;;&quot;Α&quot;)" office:value-type="string" office:string-value="Α" calcext:value-type="string">
            <text:p>Α</text:p>
          </table:table-cell>
          <table:table-cell table:formula="of:=COUNTIF([$List.$A$1:.$A$10000];[.H117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4])&gt;0;&quot;Χ&quot;;&quot;Α&quot;)" office:value-type="string" office:string-value="Α" calcext:value-type="string">
            <text:p>Α</text:p>
          </table:table-cell>
          <table:table-cell table:formula="of:=COUNTIF([$List.$A$1:.$A$10000];[.H117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5])&gt;0;&quot;Χ&quot;;&quot;Α&quot;)" office:value-type="string" office:string-value="Α" calcext:value-type="string">
            <text:p>Α</text:p>
          </table:table-cell>
          <table:table-cell table:formula="of:=COUNTIF([$List.$A$1:.$A$10000];[.H117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6])&gt;0;&quot;Χ&quot;;&quot;Α&quot;)" office:value-type="string" office:string-value="Α" calcext:value-type="string">
            <text:p>Α</text:p>
          </table:table-cell>
          <table:table-cell table:formula="of:=COUNTIF([$List.$A$1:.$A$10000];[.H117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7])&gt;0;&quot;Χ&quot;;&quot;Α&quot;)" office:value-type="string" office:string-value="Α" calcext:value-type="string">
            <text:p>Α</text:p>
          </table:table-cell>
          <table:table-cell table:formula="of:=COUNTIF([$List.$A$1:.$A$10000];[.H117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8])&gt;0;&quot;Χ&quot;;&quot;Α&quot;)" office:value-type="string" office:string-value="Α" calcext:value-type="string">
            <text:p>Α</text:p>
          </table:table-cell>
          <table:table-cell table:formula="of:=COUNTIF([$List.$A$1:.$A$10000];[.H117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79])&gt;0;&quot;Χ&quot;;&quot;Α&quot;)" office:value-type="string" office:string-value="Α" calcext:value-type="string">
            <text:p>Α</text:p>
          </table:table-cell>
          <table:table-cell table:formula="of:=COUNTIF([$List.$A$1:.$A$10000];[.H117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ΥΠΠ01</text:p>
          </table:table-cell>
          <table:table-cell table:formula="of:=IF(COUNTIF([$List.$A$1:.$A$10000];[.H1180])&gt;0;&quot;Χ&quot;;&quot;Α&quot;)" office:value-type="string" office:string-value="Α" calcext:value-type="string">
            <text:p>Α</text:p>
          </table:table-cell>
          <table:table-cell table:formula="of:=COUNTIF([$List.$A$1:.$A$10000];[.H118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ΣΤΕΛΕΧΟΣ ΔΙΟΙΚΗΣΗΣ ΚΑΙ ΟΙΚΟΝΟΜΙΑΣ ΣΤΟΝ ΤΟΜΕΑ ΤΟΥ ΤΟΥΡΙΣΜ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ΟΠ01</text:p>
          </table:table-cell>
          <table:table-cell table:formula="of:=IF(COUNTIF([$List.$A$1:.$A$10000];[.H1181])&gt;0;&quot;Χ&quot;;&quot;Α&quot;)" office:value-type="string" office:string-value="Α" calcext:value-type="string">
            <text:p>Α</text:p>
          </table:table-cell>
          <table:table-cell table:formula="of:=COUNTIF([$List.$A$1:.$A$10000];[.H118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ΟΠ01</text:p>
          </table:table-cell>
          <table:table-cell table:formula="of:=IF(COUNTIF([$List.$A$1:.$A$10000];[.H1182])&gt;0;&quot;Χ&quot;;&quot;Α&quot;)" office:value-type="string" office:string-value="Α" calcext:value-type="string">
            <text:p>Α</text:p>
          </table:table-cell>
          <table:table-cell table:formula="of:=COUNTIF([$List.$A$1:.$A$10000];[.H118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ΟΠ01</text:p>
          </table:table-cell>
          <table:table-cell table:formula="of:=IF(COUNTIF([$List.$A$1:.$A$10000];[.H1183])&gt;0;&quot;Χ&quot;;&quot;Α&quot;)" office:value-type="string" office:string-value="Α" calcext:value-type="string">
            <text:p>Α</text:p>
          </table:table-cell>
          <table:table-cell table:formula="of:=COUNTIF([$List.$A$1:.$A$10000];[.H118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ΟΠ01</text:p>
          </table:table-cell>
          <table:table-cell table:formula="of:=IF(COUNTIF([$List.$A$1:.$A$10000];[.H1184])&gt;0;&quot;Χ&quot;;&quot;Α&quot;)" office:value-type="string" office:string-value="Α" calcext:value-type="string">
            <text:p>Α</text:p>
          </table:table-cell>
          <table:table-cell table:formula="of:=COUNTIF([$List.$A$1:.$A$10000];[.H118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ΟΠ01</text:p>
          </table:table-cell>
          <table:table-cell table:formula="of:=IF(COUNTIF([$List.$A$1:.$A$10000];[.H1185])&gt;0;&quot;Χ&quot;;&quot;Α&quot;)" office:value-type="string" office:string-value="Α" calcext:value-type="string">
            <text:p>Α</text:p>
          </table:table-cell>
          <table:table-cell table:formula="of:=COUNTIF([$List.$A$1:.$A$10000];[.H118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ΟΠ01</text:p>
          </table:table-cell>
          <table:table-cell table:formula="of:=IF(COUNTIF([$List.$A$1:.$A$10000];[.H1186])&gt;0;&quot;Χ&quot;;&quot;Α&quot;)" office:value-type="string" office:string-value="Α" calcext:value-type="string">
            <text:p>Α</text:p>
          </table:table-cell>
          <table:table-cell table:formula="of:=COUNTIF([$List.$A$1:.$A$10000];[.H118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ΟΠ01</text:p>
          </table:table-cell>
          <table:table-cell table:formula="of:=IF(COUNTIF([$List.$A$1:.$A$10000];[.H1187])&gt;0;&quot;Χ&quot;;&quot;Α&quot;)" office:value-type="string" office:string-value="Α" calcext:value-type="string">
            <text:p>Α</text:p>
          </table:table-cell>
          <table:table-cell table:formula="of:=COUNTIF([$List.$A$1:.$A$10000];[.H118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ΟΠ01</text:p>
          </table:table-cell>
          <table:table-cell table:formula="of:=IF(COUNTIF([$List.$A$1:.$A$10000];[.H1188])&gt;0;&quot;Χ&quot;;&quot;Α&quot;)" office:value-type="string" office:string-value="Α" calcext:value-type="string">
            <text:p>Α</text:p>
          </table:table-cell>
          <table:table-cell table:formula="of:=COUNTIF([$List.$A$1:.$A$10000];[.H118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ΑΡΜΑΚ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ΥΠ01</text:p>
          </table:table-cell>
          <table:table-cell table:formula="of:=IF(COUNTIF([$List.$A$1:.$A$10000];[.H1189])&gt;0;&quot;Χ&quot;;&quot;Α&quot;)" office:value-type="string" office:string-value="Α" calcext:value-type="string">
            <text:p>Α</text:p>
          </table:table-cell>
          <table:table-cell table:formula="of:=COUNTIF([$List.$A$1:.$A$10000];[.H118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ΥΠ01</text:p>
          </table:table-cell>
          <table:table-cell table:formula="of:=IF(COUNTIF([$List.$A$1:.$A$10000];[.H1190])&gt;0;&quot;Χ&quot;;&quot;Α&quot;)" office:value-type="string" office:string-value="Α" calcext:value-type="string">
            <text:p>Α</text:p>
          </table:table-cell>
          <table:table-cell table:formula="of:=COUNTIF([$List.$A$1:.$A$10000];[.H119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ΥΠ01</text:p>
          </table:table-cell>
          <table:table-cell table:formula="of:=IF(COUNTIF([$List.$A$1:.$A$10000];[.H1191])&gt;0;&quot;Χ&quot;;&quot;Α&quot;)" office:value-type="string" office:string-value="Α" calcext:value-type="string">
            <text:p>Α</text:p>
          </table:table-cell>
          <table:table-cell table:formula="of:=COUNTIF([$List.$A$1:.$A$10000];[.H119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ΥΠ01</text:p>
          </table:table-cell>
          <table:table-cell table:formula="of:=IF(COUNTIF([$List.$A$1:.$A$10000];[.H1192])&gt;0;&quot;Χ&quot;;&quot;Α&quot;)" office:value-type="string" office:string-value="Α" calcext:value-type="string">
            <text:p>Α</text:p>
          </table:table-cell>
          <table:table-cell table:formula="of:=COUNTIF([$List.$A$1:.$A$10000];[.H119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ΥΠ01</text:p>
          </table:table-cell>
          <table:table-cell table:formula="of:=IF(COUNTIF([$List.$A$1:.$A$10000];[.H1193])&gt;0;&quot;Χ&quot;;&quot;Α&quot;)" office:value-type="string" office:string-value="Α" calcext:value-type="string">
            <text:p>Α</text:p>
          </table:table-cell>
          <table:table-cell table:formula="of:=COUNTIF([$List.$A$1:.$A$10000];[.H119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ΥΠ01</text:p>
          </table:table-cell>
          <table:table-cell table:formula="of:=IF(COUNTIF([$List.$A$1:.$A$10000];[.H1194])&gt;0;&quot;Χ&quot;;&quot;Α&quot;)" office:value-type="string" office:string-value="Α" calcext:value-type="string">
            <text:p>Α</text:p>
          </table:table-cell>
          <table:table-cell table:formula="of:=COUNTIF([$List.$A$1:.$A$10000];[.H119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ΥΠ01</text:p>
          </table:table-cell>
          <table:table-cell table:formula="of:=IF(COUNTIF([$List.$A$1:.$A$10000];[.H1195])&gt;0;&quot;Χ&quot;;&quot;Α&quot;)" office:value-type="string" office:string-value="Α" calcext:value-type="string">
            <text:p>Α</text:p>
          </table:table-cell>
          <table:table-cell table:formula="of:=COUNTIF([$List.$A$1:.$A$10000];[.H119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ΥΠ01</text:p>
          </table:table-cell>
          <table:table-cell table:formula="of:=IF(COUNTIF([$List.$A$1:.$A$10000];[.H1196])&gt;0;&quot;Χ&quot;;&quot;Α&quot;)" office:value-type="string" office:string-value="Α" calcext:value-type="string">
            <text:p>Α</text:p>
          </table:table-cell>
          <table:table-cell table:formula="of:=COUNTIF([$List.$A$1:.$A$10000];[.H119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ΥΠ01</text:p>
          </table:table-cell>
          <table:table-cell table:formula="of:=IF(COUNTIF([$List.$A$1:.$A$10000];[.H1197])&gt;0;&quot;Χ&quot;;&quot;Α&quot;)" office:value-type="string" office:string-value="Α" calcext:value-type="string">
            <text:p>Α</text:p>
          </table:table-cell>
          <table:table-cell table:formula="of:=COUNTIF([$List.$A$1:.$A$10000];[.H119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198])&gt;0;&quot;Χ&quot;;&quot;Α&quot;)" office:value-type="string" office:string-value="Α" calcext:value-type="string">
            <text:p>Α</text:p>
          </table:table-cell>
          <table:table-cell table:formula="of:=COUNTIF([$List.$A$1:.$A$10000];[.H119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1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199])&gt;0;&quot;Χ&quot;;&quot;Α&quot;)" office:value-type="string" office:string-value="Α" calcext:value-type="string">
            <text:p>Α</text:p>
          </table:table-cell>
          <table:table-cell table:formula="of:=COUNTIF([$List.$A$1:.$A$10000];[.H119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0])&gt;0;&quot;Χ&quot;;&quot;Α&quot;)" office:value-type="string" office:string-value="Α" calcext:value-type="string">
            <text:p>Α</text:p>
          </table:table-cell>
          <table:table-cell table:formula="of:=COUNTIF([$List.$A$1:.$A$10000];[.H120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1])&gt;0;&quot;Χ&quot;;&quot;Α&quot;)" office:value-type="string" office:string-value="Α" calcext:value-type="string">
            <text:p>Α</text:p>
          </table:table-cell>
          <table:table-cell table:formula="of:=COUNTIF([$List.$A$1:.$A$10000];[.H120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2])&gt;0;&quot;Χ&quot;;&quot;Α&quot;)" office:value-type="string" office:string-value="Α" calcext:value-type="string">
            <text:p>Α</text:p>
          </table:table-cell>
          <table:table-cell table:formula="of:=COUNTIF([$List.$A$1:.$A$10000];[.H120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3])&gt;0;&quot;Χ&quot;;&quot;Α&quot;)" office:value-type="string" office:string-value="Α" calcext:value-type="string">
            <text:p>Α</text:p>
          </table:table-cell>
          <table:table-cell table:formula="of:=COUNTIF([$List.$A$1:.$A$10000];[.H120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4])&gt;0;&quot;Χ&quot;;&quot;Α&quot;)" office:value-type="string" office:string-value="Α" calcext:value-type="string">
            <text:p>Α</text:p>
          </table:table-cell>
          <table:table-cell table:formula="of:=COUNTIF([$List.$A$1:.$A$10000];[.H120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5])&gt;0;&quot;Χ&quot;;&quot;Α&quot;)" office:value-type="string" office:string-value="Α" calcext:value-type="string">
            <text:p>Α</text:p>
          </table:table-cell>
          <table:table-cell table:formula="of:=COUNTIF([$List.$A$1:.$A$10000];[.H120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6])&gt;0;&quot;Χ&quot;;&quot;Α&quot;)" office:value-type="string" office:string-value="Α" calcext:value-type="string">
            <text:p>Α</text:p>
          </table:table-cell>
          <table:table-cell table:formula="of:=COUNTIF([$List.$A$1:.$A$10000];[.H120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7])&gt;0;&quot;Χ&quot;;&quot;Α&quot;)" office:value-type="string" office:string-value="Α" calcext:value-type="string">
            <text:p>Α</text:p>
          </table:table-cell>
          <table:table-cell table:formula="of:=COUNTIF([$List.$A$1:.$A$10000];[.H120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8])&gt;0;&quot;Χ&quot;;&quot;Α&quot;)" office:value-type="string" office:string-value="Α" calcext:value-type="string">
            <text:p>Α</text:p>
          </table:table-cell>
          <table:table-cell table:formula="of:=COUNTIF([$List.$A$1:.$A$10000];[.H120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09])&gt;0;&quot;Χ&quot;;&quot;Α&quot;)" office:value-type="string" office:string-value="Α" calcext:value-type="string">
            <text:p>Α</text:p>
          </table:table-cell>
          <table:table-cell table:formula="of:=COUNTIF([$List.$A$1:.$A$10000];[.H120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Ν-ΦΩΠ01</text:p>
          </table:table-cell>
          <table:table-cell table:formula="of:=IF(COUNTIF([$List.$A$1:.$A$10000];[.H1210])&gt;0;&quot;Χ&quot;;&quot;Α&quot;)" office:value-type="string" office:string-value="Α" calcext:value-type="string">
            <text:p>Α</text:p>
          </table:table-cell>
          <table:table-cell table:formula="of:=COUNTIF([$List.$A$1:.$A$10000];[.H121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ΓΕΠ01</text:p>
          </table:table-cell>
          <table:table-cell table:formula="of:=IF(COUNTIF([$List.$A$1:.$A$10000];[.H1211])&gt;0;&quot;Χ&quot;;&quot;Α&quot;)" office:value-type="string" office:string-value="Α" calcext:value-type="string">
            <text:p>Α</text:p>
          </table:table-cell>
          <table:table-cell table:formula="of:=COUNTIF([$List.$A$1:.$A$10000];[.H121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ΓΕΠ01</text:p>
          </table:table-cell>
          <table:table-cell table:formula="of:=IF(COUNTIF([$List.$A$1:.$A$10000];[.H1212])&gt;0;&quot;Χ&quot;;&quot;Α&quot;)" office:value-type="string" office:string-value="Α" calcext:value-type="string">
            <text:p>Α</text:p>
          </table:table-cell>
          <table:table-cell table:formula="of:=COUNTIF([$List.$A$1:.$A$10000];[.H121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ΓΕΠ01</text:p>
          </table:table-cell>
          <table:table-cell table:formula="of:=IF(COUNTIF([$List.$A$1:.$A$10000];[.H1213])&gt;0;&quot;Χ&quot;;&quot;Α&quot;)" office:value-type="string" office:string-value="Α" calcext:value-type="string">
            <text:p>Α</text:p>
          </table:table-cell>
          <table:table-cell table:formula="of:=COUNTIF([$List.$A$1:.$A$10000];[.H121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ΓΡΑΦΙΣΤΙΚΗ ΕΝΤΥΠΟΥ ΚΑΙ ΗΛΕΚΤΡΟΝΙΚΩΝ ΜΕΣ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Β01</text:p>
          </table:table-cell>
          <table:table-cell table:formula="of:=IF(COUNTIF([$List.$A$1:.$A$10000];[.H1214])&gt;0;&quot;Χ&quot;;&quot;Α&quot;)" office:value-type="string" office:string-value="Α" calcext:value-type="string">
            <text:p>Α</text:p>
          </table:table-cell>
          <table:table-cell table:formula="of:=COUNTIF([$List.$A$1:.$A$10000];[.H121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Β01</text:p>
          </table:table-cell>
          <table:table-cell table:formula="of:=IF(COUNTIF([$List.$A$1:.$A$10000];[.H1215])&gt;0;&quot;Χ&quot;;&quot;Α&quot;)" office:value-type="string" office:string-value="Α" calcext:value-type="string">
            <text:p>Α</text:p>
          </table:table-cell>
          <table:table-cell table:formula="of:=COUNTIF([$List.$A$1:.$A$10000];[.H121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Β01</text:p>
          </table:table-cell>
          <table:table-cell table:formula="of:=IF(COUNTIF([$List.$A$1:.$A$10000];[.H1216])&gt;0;&quot;Χ&quot;;&quot;Α&quot;)" office:value-type="string" office:string-value="Α" calcext:value-type="string">
            <text:p>Α</text:p>
          </table:table-cell>
          <table:table-cell table:formula="of:=COUNTIF([$List.$A$1:.$A$10000];[.H121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Β01</text:p>
          </table:table-cell>
          <table:table-cell table:formula="of:=IF(COUNTIF([$List.$A$1:.$A$10000];[.H1217])&gt;0;&quot;Χ&quot;;&quot;Α&quot;)" office:value-type="string" office:string-value="Α" calcext:value-type="string">
            <text:p>Α</text:p>
          </table:table-cell>
          <table:table-cell table:formula="of:=COUNTIF([$List.$A$1:.$A$10000];[.H121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Β01</text:p>
          </table:table-cell>
          <table:table-cell table:formula="of:=IF(COUNTIF([$List.$A$1:.$A$10000];[.H1218])&gt;0;&quot;Χ&quot;;&quot;Α&quot;)" office:value-type="string" office:string-value="Α" calcext:value-type="string">
            <text:p>Α</text:p>
          </table:table-cell>
          <table:table-cell table:formula="of:=COUNTIF([$List.$A$1:.$A$10000];[.H121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Β01</text:p>
          </table:table-cell>
          <table:table-cell table:formula="of:=IF(COUNTIF([$List.$A$1:.$A$10000];[.H1219])&gt;0;&quot;Χ&quot;;&quot;Α&quot;)" office:value-type="string" office:string-value="Α" calcext:value-type="string">
            <text:p>Α</text:p>
          </table:table-cell>
          <table:table-cell table:formula="of:=COUNTIF([$List.$A$1:.$A$10000];[.H121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Β01</text:p>
          </table:table-cell>
          <table:table-cell table:formula="of:=IF(COUNTIF([$List.$A$1:.$A$10000];[.H1220])&gt;0;&quot;Χ&quot;;&quot;Α&quot;)" office:value-type="string" office:string-value="Α" calcext:value-type="string">
            <text:p>Α</text:p>
          </table:table-cell>
          <table:table-cell table:formula="of:=COUNTIF([$List.$A$1:.$A$10000];[.H122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Π01</text:p>
          </table:table-cell>
          <table:table-cell table:formula="of:=IF(COUNTIF([$List.$A$1:.$A$10000];[.H1221])&gt;0;&quot;Χ&quot;;&quot;Α&quot;)" office:value-type="string" office:string-value="Α" calcext:value-type="string">
            <text:p>Α</text:p>
          </table:table-cell>
          <table:table-cell table:formula="of:=COUNTIF([$List.$A$1:.$A$10000];[.H122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Π01</text:p>
          </table:table-cell>
          <table:table-cell table:formula="of:=IF(COUNTIF([$List.$A$1:.$A$10000];[.H1222])&gt;0;&quot;Χ&quot;;&quot;Α&quot;)" office:value-type="string" office:string-value="Α" calcext:value-type="string">
            <text:p>Α</text:p>
          </table:table-cell>
          <table:table-cell table:formula="of:=COUNTIF([$List.$A$1:.$A$10000];[.H122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Π01</text:p>
          </table:table-cell>
          <table:table-cell table:formula="of:=IF(COUNTIF([$List.$A$1:.$A$10000];[.H1223])&gt;0;&quot;Χ&quot;;&quot;Α&quot;)" office:value-type="string" office:string-value="Α" calcext:value-type="string">
            <text:p>Α</text:p>
          </table:table-cell>
          <table:table-cell table:formula="of:=COUNTIF([$List.$A$1:.$A$10000];[.H122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Π01</text:p>
          </table:table-cell>
          <table:table-cell table:formula="of:=IF(COUNTIF([$List.$A$1:.$A$10000];[.H1224])&gt;0;&quot;Χ&quot;;&quot;Α&quot;)" office:value-type="string" office:string-value="Α" calcext:value-type="string">
            <text:p>Α</text:p>
          </table:table-cell>
          <table:table-cell table:formula="of:=COUNTIF([$List.$A$1:.$A$10000];[.H122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Π01</text:p>
          </table:table-cell>
          <table:table-cell table:formula="of:=IF(COUNTIF([$List.$A$1:.$A$10000];[.H1225])&gt;0;&quot;Χ&quot;;&quot;Α&quot;)" office:value-type="string" office:string-value="Α" calcext:value-type="string">
            <text:p>Α</text:p>
          </table:table-cell>
          <table:table-cell table:formula="of:=COUNTIF([$List.$A$1:.$A$10000];[.H122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ΣΠ01</text:p>
          </table:table-cell>
          <table:table-cell table:formula="of:=IF(COUNTIF([$List.$A$1:.$A$10000];[.H1226])&gt;0;&quot;Χ&quot;;&quot;Α&quot;)" office:value-type="string" office:string-value="Α" calcext:value-type="string">
            <text:p>Α</text:p>
          </table:table-cell>
          <table:table-cell table:formula="of:=COUNTIF([$List.$A$1:.$A$10000];[.H122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ΥΠ01</text:p>
          </table:table-cell>
          <table:table-cell table:formula="of:=IF(COUNTIF([$List.$A$1:.$A$10000];[.H1227])&gt;0;&quot;Χ&quot;;&quot;Α&quot;)" office:value-type="string" office:string-value="Α" calcext:value-type="string">
            <text:p>Α</text:p>
          </table:table-cell>
          <table:table-cell table:formula="of:=COUNTIF([$List.$A$1:.$A$10000];[.H122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ΥΠ01</text:p>
          </table:table-cell>
          <table:table-cell table:formula="of:=IF(COUNTIF([$List.$A$1:.$A$10000];[.H1228])&gt;0;&quot;Χ&quot;;&quot;Α&quot;)" office:value-type="string" office:string-value="Α" calcext:value-type="string">
            <text:p>Α</text:p>
          </table:table-cell>
          <table:table-cell table:formula="of:=COUNTIF([$List.$A$1:.$A$10000];[.H122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ΥΠ01</text:p>
          </table:table-cell>
          <table:table-cell table:formula="of:=IF(COUNTIF([$List.$A$1:.$A$10000];[.H1229])&gt;0;&quot;Χ&quot;;&quot;Α&quot;)" office:value-type="string" office:string-value="Α" calcext:value-type="string">
            <text:p>Α</text:p>
          </table:table-cell>
          <table:table-cell table:formula="of:=COUNTIF([$List.$A$1:.$A$10000];[.H122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ΥΠ01</text:p>
          </table:table-cell>
          <table:table-cell table:formula="of:=IF(COUNTIF([$List.$A$1:.$A$10000];[.H1230])&gt;0;&quot;Χ&quot;;&quot;Α&quot;)" office:value-type="string" office:string-value="Α" calcext:value-type="string">
            <text:p>Α</text:p>
          </table:table-cell>
          <table:table-cell table:formula="of:=COUNTIF([$List.$A$1:.$A$10000];[.H123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ΥΠ01</text:p>
          </table:table-cell>
          <table:table-cell table:formula="of:=IF(COUNTIF([$List.$A$1:.$A$10000];[.H1231])&gt;0;&quot;Χ&quot;;&quot;Α&quot;)" office:value-type="string" office:string-value="Α" calcext:value-type="string">
            <text:p>Α</text:p>
          </table:table-cell>
          <table:table-cell table:formula="of:=COUNTIF([$List.$A$1:.$A$10000];[.H123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ΔΥΠ01</text:p>
          </table:table-cell>
          <table:table-cell table:formula="of:=IF(COUNTIF([$List.$A$1:.$A$10000];[.H1232])&gt;0;&quot;Χ&quot;;&quot;Α&quot;)" office:value-type="string" office:string-value="Α" calcext:value-type="string">
            <text:p>Α</text:p>
          </table:table-cell>
          <table:table-cell table:formula="of:=COUNTIF([$List.$A$1:.$A$10000];[.H123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ΔΙΚΤΥΩΝ ΚΑΙ ΤΗΛΕΠΙΚΟΙΝΩΝΙ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Β01</text:p>
          </table:table-cell>
          <table:table-cell table:formula="of:=IF(COUNTIF([$List.$A$1:.$A$10000];[.H1233])&gt;0;&quot;Χ&quot;;&quot;Α&quot;)" office:value-type="string" office:string-value="Α" calcext:value-type="string">
            <text:p>Α</text:p>
          </table:table-cell>
          <table:table-cell table:formula="of:=COUNTIF([$List.$A$1:.$A$10000];[.H123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Β01</text:p>
          </table:table-cell>
          <table:table-cell table:formula="of:=IF(COUNTIF([$List.$A$1:.$A$10000];[.H1234])&gt;0;&quot;Χ&quot;;&quot;Α&quot;)" office:value-type="string" office:string-value="Α" calcext:value-type="string">
            <text:p>Α</text:p>
          </table:table-cell>
          <table:table-cell table:formula="of:=COUNTIF([$List.$A$1:.$A$10000];[.H123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Β01</text:p>
          </table:table-cell>
          <table:table-cell table:formula="of:=IF(COUNTIF([$List.$A$1:.$A$10000];[.H1235])&gt;0;&quot;Χ&quot;;&quot;Α&quot;)" office:value-type="string" office:string-value="Α" calcext:value-type="string">
            <text:p>Α</text:p>
          </table:table-cell>
          <table:table-cell table:formula="of:=COUNTIF([$List.$A$1:.$A$10000];[.H123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Β01</text:p>
          </table:table-cell>
          <table:table-cell table:formula="of:=IF(COUNTIF([$List.$A$1:.$A$10000];[.H1236])&gt;0;&quot;Χ&quot;;&quot;Α&quot;)" office:value-type="string" office:string-value="Α" calcext:value-type="string">
            <text:p>Α</text:p>
          </table:table-cell>
          <table:table-cell table:formula="of:=COUNTIF([$List.$A$1:.$A$10000];[.H123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Β01</text:p>
          </table:table-cell>
          <table:table-cell table:formula="of:=IF(COUNTIF([$List.$A$1:.$A$10000];[.H1237])&gt;0;&quot;Χ&quot;;&quot;Α&quot;)" office:value-type="string" office:string-value="Α" calcext:value-type="string">
            <text:p>Α</text:p>
          </table:table-cell>
          <table:table-cell table:formula="of:=COUNTIF([$List.$A$1:.$A$10000];[.H123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Β01</text:p>
          </table:table-cell>
          <table:table-cell table:formula="of:=IF(COUNTIF([$List.$A$1:.$A$10000];[.H1238])&gt;0;&quot;Χ&quot;;&quot;Α&quot;)" office:value-type="string" office:string-value="Α" calcext:value-type="string">
            <text:p>Α</text:p>
          </table:table-cell>
          <table:table-cell table:formula="of:=COUNTIF([$List.$A$1:.$A$10000];[.H123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Β01</text:p>
          </table:table-cell>
          <table:table-cell table:formula="of:=IF(COUNTIF([$List.$A$1:.$A$10000];[.H1239])&gt;0;&quot;Χ&quot;;&quot;Α&quot;)" office:value-type="string" office:string-value="Α" calcext:value-type="string">
            <text:p>Α</text:p>
          </table:table-cell>
          <table:table-cell table:formula="of:=COUNTIF([$List.$A$1:.$A$10000];[.H123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Β01</text:p>
          </table:table-cell>
          <table:table-cell table:formula="of:=IF(COUNTIF([$List.$A$1:.$A$10000];[.H1240])&gt;0;&quot;Χ&quot;;&quot;Α&quot;)" office:value-type="string" office:string-value="Α" calcext:value-type="string">
            <text:p>Α</text:p>
          </table:table-cell>
          <table:table-cell table:formula="of:=COUNTIF([$List.$A$1:.$A$10000];[.H124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41])&gt;0;&quot;Χ&quot;;&quot;Α&quot;)" office:value-type="string" office:string-value="Α" calcext:value-type="string">
            <text:p>Α</text:p>
          </table:table-cell>
          <table:table-cell table:formula="of:=COUNTIF([$List.$A$1:.$A$10000];[.H124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42])&gt;0;&quot;Χ&quot;;&quot;Α&quot;)" office:value-type="string" office:string-value="Α" calcext:value-type="string">
            <text:p>Α</text:p>
          </table:table-cell>
          <table:table-cell table:formula="of:=COUNTIF([$List.$A$1:.$A$10000];[.H124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43])&gt;0;&quot;Χ&quot;;&quot;Α&quot;)" office:value-type="string" office:string-value="Α" calcext:value-type="string">
            <text:p>Α</text:p>
          </table:table-cell>
          <table:table-cell table:formula="of:=COUNTIF([$List.$A$1:.$A$10000];[.H124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44])&gt;0;&quot;Χ&quot;;&quot;Α&quot;)" office:value-type="string" office:string-value="Α" calcext:value-type="string">
            <text:p>Α</text:p>
          </table:table-cell>
          <table:table-cell table:formula="of:=COUNTIF([$List.$A$1:.$A$10000];[.H124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45])&gt;0;&quot;Χ&quot;;&quot;Α&quot;)" office:value-type="string" office:string-value="Α" calcext:value-type="string">
            <text:p>Α</text:p>
          </table:table-cell>
          <table:table-cell table:formula="of:=COUNTIF([$List.$A$1:.$A$10000];[.H124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46])&gt;0;&quot;Χ&quot;;&quot;Α&quot;)" office:value-type="string" office:string-value="Α" calcext:value-type="string">
            <text:p>Α</text:p>
          </table:table-cell>
          <table:table-cell table:formula="of:=COUNTIF([$List.$A$1:.$A$10000];[.H124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47])&gt;0;&quot;Χ&quot;;&quot;Α&quot;)" office:value-type="string" office:string-value="Α" calcext:value-type="string">
            <text:p>Α</text:p>
          </table:table-cell>
          <table:table-cell table:formula="of:=COUNTIF([$List.$A$1:.$A$10000];[.H124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48])&gt;0;&quot;Χ&quot;;&quot;Α&quot;)" office:value-type="string" office:string-value="Α" calcext:value-type="string">
            <text:p>Α</text:p>
          </table:table-cell>
          <table:table-cell table:formula="of:=COUNTIF([$List.$A$1:.$A$10000];[.H124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49])&gt;0;&quot;Χ&quot;;&quot;Α&quot;)" office:value-type="string" office:string-value="Α" calcext:value-type="string">
            <text:p>Α</text:p>
          </table:table-cell>
          <table:table-cell table:formula="of:=COUNTIF([$List.$A$1:.$A$10000];[.H124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50])&gt;0;&quot;Χ&quot;;&quot;Α&quot;)" office:value-type="string" office:string-value="Α" calcext:value-type="string">
            <text:p>Α</text:p>
          </table:table-cell>
          <table:table-cell table:formula="of:=COUNTIF([$List.$A$1:.$A$10000];[.H125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ΑΠ01</text:p>
          </table:table-cell>
          <table:table-cell table:formula="of:=IF(COUNTIF([$List.$A$1:.$A$10000];[.H1251])&gt;0;&quot;Χ&quot;;&quot;Α&quot;)" office:value-type="string" office:string-value="Α" calcext:value-type="string">
            <text:p>Α</text:p>
          </table:table-cell>
          <table:table-cell table:formula="of:=COUNTIF([$List.$A$1:.$A$10000];[.H1251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ΤΕΧΝΙΚΟΣ ΑΙΣΘΗΤΙΚΗΣ ΤΕΧΝΗΣ ΚΑΙ ΜΑΚΙΓΙΑΖ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52])&gt;0;&quot;Χ&quot;;&quot;Α&quot;)" office:value-type="string" office:string-value="Α" calcext:value-type="string">
            <text:p>Α</text:p>
          </table:table-cell>
          <table:table-cell table:formula="of:=COUNTIF([$List.$A$1:.$A$10000];[.H125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53])&gt;0;&quot;Χ&quot;;&quot;Α&quot;)" office:value-type="string" office:string-value="Α" calcext:value-type="string">
            <text:p>Α</text:p>
          </table:table-cell>
          <table:table-cell table:formula="of:=COUNTIF([$List.$A$1:.$A$10000];[.H125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54])&gt;0;&quot;Χ&quot;;&quot;Α&quot;)" office:value-type="string" office:string-value="Α" calcext:value-type="string">
            <text:p>Α</text:p>
          </table:table-cell>
          <table:table-cell table:formula="of:=COUNTIF([$List.$A$1:.$A$10000];[.H125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55])&gt;0;&quot;Χ&quot;;&quot;Α&quot;)" office:value-type="string" office:string-value="Α" calcext:value-type="string">
            <text:p>Α</text:p>
          </table:table-cell>
          <table:table-cell table:formula="of:=COUNTIF([$List.$A$1:.$A$10000];[.H125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56])&gt;0;&quot;Χ&quot;;&quot;Α&quot;)" office:value-type="string" office:string-value="Α" calcext:value-type="string">
            <text:p>Α</text:p>
          </table:table-cell>
          <table:table-cell table:formula="of:=COUNTIF([$List.$A$1:.$A$10000];[.H125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57])&gt;0;&quot;Χ&quot;;&quot;Α&quot;)" office:value-type="string" office:string-value="Α" calcext:value-type="string">
            <text:p>Α</text:p>
          </table:table-cell>
          <table:table-cell table:formula="of:=COUNTIF([$List.$A$1:.$A$10000];[.H125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58])&gt;0;&quot;Χ&quot;;&quot;Α&quot;)" office:value-type="string" office:string-value="Α" calcext:value-type="string">
            <text:p>Α</text:p>
          </table:table-cell>
          <table:table-cell table:formula="of:=COUNTIF([$List.$A$1:.$A$10000];[.H125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59])&gt;0;&quot;Χ&quot;;&quot;Α&quot;)" office:value-type="string" office:string-value="Α" calcext:value-type="string">
            <text:p>Α</text:p>
          </table:table-cell>
          <table:table-cell table:formula="of:=COUNTIF([$List.$A$1:.$A$10000];[.H125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60])&gt;0;&quot;Χ&quot;;&quot;Α&quot;)" office:value-type="string" office:string-value="Α" calcext:value-type="string">
            <text:p>Α</text:p>
          </table:table-cell>
          <table:table-cell table:formula="of:=COUNTIF([$List.$A$1:.$A$10000];[.H126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ΕΠΠ01</text:p>
          </table:table-cell>
          <table:table-cell table:formula="of:=IF(COUNTIF([$List.$A$1:.$A$10000];[.H1261])&gt;0;&quot;Χ&quot;;&quot;Α&quot;)" office:value-type="string" office:string-value="Α" calcext:value-type="string">
            <text:p>Α</text:p>
          </table:table-cell>
          <table:table-cell table:formula="of:=COUNTIF([$List.$A$1:.$A$10000];[.H126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ΕΦΑΡΜΟΓΩΝ ΠΛΗΡΟΦΟΡΙΚΗΣ (ΠΟΛΥΜΕΣΑ/ WEB DESIGNER - DEVELOPER/ VIDEO GAMES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Β01</text:p>
          </table:table-cell>
          <table:table-cell table:formula="of:=IF(COUNTIF([$List.$A$1:.$A$10000];[.H1262])&gt;0;&quot;Χ&quot;;&quot;Α&quot;)" office:value-type="string" office:string-value="Α" calcext:value-type="string">
            <text:p>Α</text:p>
          </table:table-cell>
          <table:table-cell table:formula="of:=COUNTIF([$List.$A$1:.$A$10000];[.H126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Β01</text:p>
          </table:table-cell>
          <table:table-cell table:formula="of:=IF(COUNTIF([$List.$A$1:.$A$10000];[.H1263])&gt;0;&quot;Χ&quot;;&quot;Α&quot;)" office:value-type="string" office:string-value="Α" calcext:value-type="string">
            <text:p>Α</text:p>
          </table:table-cell>
          <table:table-cell table:formula="of:=COUNTIF([$List.$A$1:.$A$10000];[.H126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Β01</text:p>
          </table:table-cell>
          <table:table-cell table:formula="of:=IF(COUNTIF([$List.$A$1:.$A$10000];[.H1264])&gt;0;&quot;Χ&quot;;&quot;Α&quot;)" office:value-type="string" office:string-value="Α" calcext:value-type="string">
            <text:p>Α</text:p>
          </table:table-cell>
          <table:table-cell table:formula="of:=COUNTIF([$List.$A$1:.$A$10000];[.H126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Β01</text:p>
          </table:table-cell>
          <table:table-cell table:formula="of:=IF(COUNTIF([$List.$A$1:.$A$10000];[.H1265])&gt;0;&quot;Χ&quot;;&quot;Α&quot;)" office:value-type="string" office:string-value="Α" calcext:value-type="string">
            <text:p>Α</text:p>
          </table:table-cell>
          <table:table-cell table:formula="of:=COUNTIF([$List.$A$1:.$A$10000];[.H126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Β01</text:p>
          </table:table-cell>
          <table:table-cell table:formula="of:=IF(COUNTIF([$List.$A$1:.$A$10000];[.H1266])&gt;0;&quot;Χ&quot;;&quot;Α&quot;)" office:value-type="string" office:string-value="Α" calcext:value-type="string">
            <text:p>Α</text:p>
          </table:table-cell>
          <table:table-cell table:formula="of:=COUNTIF([$List.$A$1:.$A$10000];[.H126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Β01</text:p>
          </table:table-cell>
          <table:table-cell table:formula="of:=IF(COUNTIF([$List.$A$1:.$A$10000];[.H1267])&gt;0;&quot;Χ&quot;;&quot;Α&quot;)" office:value-type="string" office:string-value="Α" calcext:value-type="string">
            <text:p>Α</text:p>
          </table:table-cell>
          <table:table-cell table:formula="of:=COUNTIF([$List.$A$1:.$A$10000];[.H126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Β01</text:p>
          </table:table-cell>
          <table:table-cell table:formula="of:=IF(COUNTIF([$List.$A$1:.$A$10000];[.H1268])&gt;0;&quot;Χ&quot;;&quot;Α&quot;)" office:value-type="string" office:string-value="Α" calcext:value-type="string">
            <text:p>Α</text:p>
          </table:table-cell>
          <table:table-cell table:formula="of:=COUNTIF([$List.$A$1:.$A$10000];[.H126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Β01</text:p>
          </table:table-cell>
          <table:table-cell table:formula="of:=IF(COUNTIF([$List.$A$1:.$A$10000];[.H1269])&gt;0;&quot;Χ&quot;;&quot;Α&quot;)" office:value-type="string" office:string-value="Α" calcext:value-type="string">
            <text:p>Α</text:p>
          </table:table-cell>
          <table:table-cell table:formula="of:=COUNTIF([$List.$A$1:.$A$10000];[.H126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Π01</text:p>
          </table:table-cell>
          <table:table-cell table:formula="of:=IF(COUNTIF([$List.$A$1:.$A$10000];[.H1270])&gt;0;&quot;Χ&quot;;&quot;Α&quot;)" office:value-type="string" office:string-value="Α" calcext:value-type="string">
            <text:p>Α</text:p>
          </table:table-cell>
          <table:table-cell table:formula="of:=COUNTIF([$List.$A$1:.$A$10000];[.H127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Π01</text:p>
          </table:table-cell>
          <table:table-cell table:formula="of:=IF(COUNTIF([$List.$A$1:.$A$10000];[.H1271])&gt;0;&quot;Χ&quot;;&quot;Α&quot;)" office:value-type="string" office:string-value="Α" calcext:value-type="string">
            <text:p>Α</text:p>
          </table:table-cell>
          <table:table-cell table:formula="of:=COUNTIF([$List.$A$1:.$A$10000];[.H127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ΛΓΠ01</text:p>
          </table:table-cell>
          <table:table-cell table:formula="of:=IF(COUNTIF([$List.$A$1:.$A$10000];[.H1272])&gt;0;&quot;Χ&quot;;&quot;Α&quot;)" office:value-type="string" office:string-value="Α" calcext:value-type="string">
            <text:p>Α</text:p>
          </table:table-cell>
          <table:table-cell table:formula="of:=COUNTIF([$List.$A$1:.$A$10000];[.H127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ΜΗΧΑΝΟΓΡΑΦΗΜΕΝΟΥ ΛΟΓΙΣΤΗΡΙΟΥ - ΦΟΡΟΤΕΧΝΙΚΟΥ ΓΡΑΦΕΙΟ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ΝΜΠ01</text:p>
          </table:table-cell>
          <table:table-cell table:formula="of:=IF(COUNTIF([$List.$A$1:.$A$10000];[.H1273])&gt;0;&quot;Χ&quot;;&quot;Α&quot;)" office:value-type="string" office:string-value="Α" calcext:value-type="string">
            <text:p>Α</text:p>
          </table:table-cell>
          <table:table-cell table:formula="of:=COUNTIF([$List.$A$1:.$A$10000];[.H127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ΜΑΙΕΥ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ΝΜΠ01</text:p>
          </table:table-cell>
          <table:table-cell table:formula="of:=IF(COUNTIF([$List.$A$1:.$A$10000];[.H1274])&gt;0;&quot;Χ&quot;;&quot;Α&quot;)" office:value-type="string" office:string-value="Α" calcext:value-type="string">
            <text:p>Α</text:p>
          </table:table-cell>
          <table:table-cell table:formula="of:=COUNTIF([$List.$A$1:.$A$10000];[.H127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ΜΑΙΕΥ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ΝΜΠ01</text:p>
          </table:table-cell>
          <table:table-cell table:formula="of:=IF(COUNTIF([$List.$A$1:.$A$10000];[.H1275])&gt;0;&quot;Χ&quot;;&quot;Α&quot;)" office:value-type="string" office:string-value="Α" calcext:value-type="string">
            <text:p>Α</text:p>
          </table:table-cell>
          <table:table-cell table:formula="of:=COUNTIF([$List.$A$1:.$A$10000];[.H127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ΜΑΙΕΥ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ΝΜΠ01</text:p>
          </table:table-cell>
          <table:table-cell table:formula="of:=IF(COUNTIF([$List.$A$1:.$A$10000];[.H1276])&gt;0;&quot;Χ&quot;;&quot;Α&quot;)" office:value-type="string" office:string-value="Α" calcext:value-type="string">
            <text:p>Α</text:p>
          </table:table-cell>
          <table:table-cell table:formula="of:=COUNTIF([$List.$A$1:.$A$10000];[.H127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ΜΑΙΕΥ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ΝΜΠ01</text:p>
          </table:table-cell>
          <table:table-cell table:formula="of:=IF(COUNTIF([$List.$A$1:.$A$10000];[.H1277])&gt;0;&quot;Χ&quot;;&quot;Α&quot;)" office:value-type="string" office:string-value="Α" calcext:value-type="string">
            <text:p>Α</text:p>
          </table:table-cell>
          <table:table-cell table:formula="of:=COUNTIF([$List.$A$1:.$A$10000];[.H127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ΝΟΣΗΛΕΥΤΙΚΗΣ ΜΑΙΕΥΤ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78])&gt;0;&quot;Χ&quot;;&quot;Α&quot;)" office:value-type="string" office:string-value="Α" calcext:value-type="string">
            <text:p>Α</text:p>
          </table:table-cell>
          <table:table-cell table:formula="of:=COUNTIF([$List.$A$1:.$A$10000];[.H127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79])&gt;0;&quot;Χ&quot;;&quot;Α&quot;)" office:value-type="string" office:string-value="Α" calcext:value-type="string">
            <text:p>Α</text:p>
          </table:table-cell>
          <table:table-cell table:formula="of:=COUNTIF([$List.$A$1:.$A$10000];[.H127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0])&gt;0;&quot;Χ&quot;;&quot;Α&quot;)" office:value-type="string" office:string-value="Α" calcext:value-type="string">
            <text:p>Α</text:p>
          </table:table-cell>
          <table:table-cell table:formula="of:=COUNTIF([$List.$A$1:.$A$10000];[.H128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1])&gt;0;&quot;Χ&quot;;&quot;Α&quot;)" office:value-type="string" office:string-value="Α" calcext:value-type="string">
            <text:p>Α</text:p>
          </table:table-cell>
          <table:table-cell table:formula="of:=COUNTIF([$List.$A$1:.$A$10000];[.H128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2])&gt;0;&quot;Χ&quot;;&quot;Α&quot;)" office:value-type="string" office:string-value="Α" calcext:value-type="string">
            <text:p>Α</text:p>
          </table:table-cell>
          <table:table-cell table:formula="of:=COUNTIF([$List.$A$1:.$A$10000];[.H128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3])&gt;0;&quot;Χ&quot;;&quot;Α&quot;)" office:value-type="string" office:string-value="Α" calcext:value-type="string">
            <text:p>Α</text:p>
          </table:table-cell>
          <table:table-cell table:formula="of:=COUNTIF([$List.$A$1:.$A$10000];[.H128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4])&gt;0;&quot;Χ&quot;;&quot;Α&quot;)" office:value-type="string" office:string-value="Α" calcext:value-type="string">
            <text:p>Α</text:p>
          </table:table-cell>
          <table:table-cell table:formula="of:=COUNTIF([$List.$A$1:.$A$10000];[.H128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5])&gt;0;&quot;Χ&quot;;&quot;Α&quot;)" office:value-type="string" office:string-value="Α" calcext:value-type="string">
            <text:p>Α</text:p>
          </table:table-cell>
          <table:table-cell table:formula="of:=COUNTIF([$List.$A$1:.$A$10000];[.H128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6])&gt;0;&quot;Χ&quot;;&quot;Α&quot;)" office:value-type="string" office:string-value="Α" calcext:value-type="string">
            <text:p>Α</text:p>
          </table:table-cell>
          <table:table-cell table:formula="of:=COUNTIF([$List.$A$1:.$A$10000];[.H128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7])&gt;0;&quot;Χ&quot;;&quot;Α&quot;)" office:value-type="string" office:string-value="Α" calcext:value-type="string">
            <text:p>Α</text:p>
          </table:table-cell>
          <table:table-cell table:formula="of:=COUNTIF([$List.$A$1:.$A$10000];[.H128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8])&gt;0;&quot;Χ&quot;;&quot;Α&quot;)" office:value-type="string" office:string-value="Α" calcext:value-type="string">
            <text:p>Α</text:p>
          </table:table-cell>
          <table:table-cell table:formula="of:=COUNTIF([$List.$A$1:.$A$10000];[.H128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89])&gt;0;&quot;Χ&quot;;&quot;Α&quot;)" office:value-type="string" office:string-value="Α" calcext:value-type="string">
            <text:p>Α</text:p>
          </table:table-cell>
          <table:table-cell table:formula="of:=COUNTIF([$List.$A$1:.$A$10000];[.H128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Β01</text:p>
          </table:table-cell>
          <table:table-cell table:formula="of:=IF(COUNTIF([$List.$A$1:.$A$10000];[.H1290])&gt;0;&quot;Χ&quot;;&quot;Α&quot;)" office:value-type="string" office:string-value="Α" calcext:value-type="string">
            <text:p>Α</text:p>
          </table:table-cell>
          <table:table-cell table:formula="of:=COUNTIF([$List.$A$1:.$A$10000];[.H129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291])&gt;0;&quot;Χ&quot;;&quot;Α&quot;)" office:value-type="string" office:string-value="Α" calcext:value-type="string">
            <text:p>Α</text:p>
          </table:table-cell>
          <table:table-cell table:formula="of:=COUNTIF([$List.$A$1:.$A$10000];[.H129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292])&gt;0;&quot;Χ&quot;;&quot;Α&quot;)" office:value-type="string" office:string-value="Α" calcext:value-type="string">
            <text:p>Α</text:p>
          </table:table-cell>
          <table:table-cell table:formula="of:=COUNTIF([$List.$A$1:.$A$10000];[.H129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293])&gt;0;&quot;Χ&quot;;&quot;Α&quot;)" office:value-type="string" office:string-value="Α" calcext:value-type="string">
            <text:p>Α</text:p>
          </table:table-cell>
          <table:table-cell table:formula="of:=COUNTIF([$List.$A$1:.$A$10000];[.H129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294])&gt;0;&quot;Χ&quot;;&quot;Α&quot;)" office:value-type="string" office:string-value="Α" calcext:value-type="string">
            <text:p>Α</text:p>
          </table:table-cell>
          <table:table-cell table:formula="of:=COUNTIF([$List.$A$1:.$A$10000];[.H129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295])&gt;0;&quot;Χ&quot;;&quot;Α&quot;)" office:value-type="string" office:string-value="Α" calcext:value-type="string">
            <text:p>Α</text:p>
          </table:table-cell>
          <table:table-cell table:formula="of:=COUNTIF([$List.$A$1:.$A$10000];[.H129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296])&gt;0;&quot;Χ&quot;;&quot;Α&quot;)" office:value-type="string" office:string-value="Α" calcext:value-type="string">
            <text:p>Α</text:p>
          </table:table-cell>
          <table:table-cell table:formula="of:=COUNTIF([$List.$A$1:.$A$10000];[.H129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297])&gt;0;&quot;Χ&quot;;&quot;Α&quot;)" office:value-type="string" office:string-value="Α" calcext:value-type="string">
            <text:p>Α</text:p>
          </table:table-cell>
          <table:table-cell table:formula="of:=COUNTIF([$List.$A$1:.$A$10000];[.H129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298])&gt;0;&quot;Χ&quot;;&quot;Α&quot;)" office:value-type="string" office:string-value="Α" calcext:value-type="string">
            <text:p>Α</text:p>
          </table:table-cell>
          <table:table-cell table:formula="of:=COUNTIF([$List.$A$1:.$A$10000];[.H129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2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299])&gt;0;&quot;Χ&quot;;&quot;Α&quot;)" office:value-type="string" office:string-value="Α" calcext:value-type="string">
            <text:p>Α</text:p>
          </table:table-cell>
          <table:table-cell table:formula="of:=COUNTIF([$List.$A$1:.$A$10000];[.H129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0])&gt;0;&quot;Χ&quot;;&quot;Α&quot;)" office:value-type="string" office:string-value="Α" calcext:value-type="string">
            <text:p>Α</text:p>
          </table:table-cell>
          <table:table-cell table:formula="of:=COUNTIF([$List.$A$1:.$A$10000];[.H1300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1])&gt;0;&quot;Χ&quot;;&quot;Α&quot;)" office:value-type="string" office:string-value="Α" calcext:value-type="string">
            <text:p>Α</text:p>
          </table:table-cell>
          <table:table-cell table:formula="of:=COUNTIF([$List.$A$1:.$A$10000];[.H1301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2])&gt;0;&quot;Χ&quot;;&quot;Α&quot;)" office:value-type="string" office:string-value="Α" calcext:value-type="string">
            <text:p>Α</text:p>
          </table:table-cell>
          <table:table-cell table:formula="of:=COUNTIF([$List.$A$1:.$A$10000];[.H1302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3])&gt;0;&quot;Χ&quot;;&quot;Α&quot;)" office:value-type="string" office:string-value="Α" calcext:value-type="string">
            <text:p>Α</text:p>
          </table:table-cell>
          <table:table-cell table:formula="of:=COUNTIF([$List.$A$1:.$A$10000];[.H1303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4])&gt;0;&quot;Χ&quot;;&quot;Α&quot;)" office:value-type="string" office:string-value="Α" calcext:value-type="string">
            <text:p>Α</text:p>
          </table:table-cell>
          <table:table-cell table:formula="of:=COUNTIF([$List.$A$1:.$A$10000];[.H1304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5])&gt;0;&quot;Χ&quot;;&quot;Α&quot;)" office:value-type="string" office:string-value="Α" calcext:value-type="string">
            <text:p>Α</text:p>
          </table:table-cell>
          <table:table-cell table:formula="of:=COUNTIF([$List.$A$1:.$A$10000];[.H1305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6])&gt;0;&quot;Χ&quot;;&quot;Α&quot;)" office:value-type="string" office:string-value="Α" calcext:value-type="string">
            <text:p>Α</text:p>
          </table:table-cell>
          <table:table-cell table:formula="of:=COUNTIF([$List.$A$1:.$A$10000];[.H1306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7])&gt;0;&quot;Χ&quot;;&quot;Α&quot;)" office:value-type="string" office:string-value="Α" calcext:value-type="string">
            <text:p>Α</text:p>
          </table:table-cell>
          <table:table-cell table:formula="of:=COUNTIF([$List.$A$1:.$A$10000];[.H1307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8])&gt;0;&quot;Χ&quot;;&quot;Α&quot;)" office:value-type="string" office:string-value="Α" calcext:value-type="string">
            <text:p>Α</text:p>
          </table:table-cell>
          <table:table-cell table:formula="of:=COUNTIF([$List.$A$1:.$A$10000];[.H1308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ΞΥΠ01</text:p>
          </table:table-cell>
          <table:table-cell table:formula="of:=IF(COUNTIF([$List.$A$1:.$A$10000];[.H1309])&gt;0;&quot;Χ&quot;;&quot;Α&quot;)" office:value-type="string" office:string-value="Α" calcext:value-type="string">
            <text:p>Α</text:p>
          </table:table-cell>
          <table:table-cell table:formula="of:=COUNTIF([$List.$A$1:.$A$10000];[.H1309])" office:value-type="float" office:value="0" calcext:value-type="float">
            <text:p>0</text:p>
          </table:table-cell>
          <table:table-cell table:style-name="ce11" office:value-type="string" calcext:value-type="string">
            <text:p>ΤΟΥΡΙΣΜΟΥ &amp; ΕΠΙΣΙΤΙΣΜΟΥ</text:p>
          </table:table-cell>
          <table:table-cell table:style-name="ce4" office:value-type="string" calcext:value-type="string">
            <text:p>ΤΕΧΝΙΚΟΣ ΤΟΥΡΙΣΤΙΚΩΝ ΜΟΝΑΔΩΝ ΚΑΙ ΕΠΙΧΕΙΡΗΣΕΩΝ ΦΙΛΟΞΕΝΙΑΣ (ΥΠΗΡΕΣΙΑ ΥΠΟΔΟΧΗΣ - ΥΠΗΡΕΣΙΑ ΟΡΟΦΩΝ - ΕΜΠΟΡΕΥΜΑΤΟΓΝΩΣΙΑ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0])&gt;0;&quot;Χ&quot;;&quot;Α&quot;)" office:value-type="string" office:string-value="Α" calcext:value-type="string">
            <text:p>Α</text:p>
          </table:table-cell>
          <table:table-cell table:formula="of:=COUNTIF([$List.$A$1:.$A$10000];[.H131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1])&gt;0;&quot;Χ&quot;;&quot;Α&quot;)" office:value-type="string" office:string-value="Α" calcext:value-type="string">
            <text:p>Α</text:p>
          </table:table-cell>
          <table:table-cell table:formula="of:=COUNTIF([$List.$A$1:.$A$10000];[.H131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2])&gt;0;&quot;Χ&quot;;&quot;Α&quot;)" office:value-type="string" office:string-value="Α" calcext:value-type="string">
            <text:p>Α</text:p>
          </table:table-cell>
          <table:table-cell table:formula="of:=COUNTIF([$List.$A$1:.$A$10000];[.H131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3])&gt;0;&quot;Χ&quot;;&quot;Α&quot;)" office:value-type="string" office:string-value="Α" calcext:value-type="string">
            <text:p>Α</text:p>
          </table:table-cell>
          <table:table-cell table:formula="of:=COUNTIF([$List.$A$1:.$A$10000];[.H131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4])&gt;0;&quot;Χ&quot;;&quot;Α&quot;)" office:value-type="string" office:string-value="Α" calcext:value-type="string">
            <text:p>Α</text:p>
          </table:table-cell>
          <table:table-cell table:formula="of:=COUNTIF([$List.$A$1:.$A$10000];[.H131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5])&gt;0;&quot;Χ&quot;;&quot;Α&quot;)" office:value-type="string" office:string-value="Α" calcext:value-type="string">
            <text:p>Α</text:p>
          </table:table-cell>
          <table:table-cell table:formula="of:=COUNTIF([$List.$A$1:.$A$10000];[.H131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6])&gt;0;&quot;Χ&quot;;&quot;Α&quot;)" office:value-type="string" office:string-value="Α" calcext:value-type="string">
            <text:p>Α</text:p>
          </table:table-cell>
          <table:table-cell table:formula="of:=COUNTIF([$List.$A$1:.$A$10000];[.H131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7])&gt;0;&quot;Χ&quot;;&quot;Α&quot;)" office:value-type="string" office:string-value="Α" calcext:value-type="string">
            <text:p>Α</text:p>
          </table:table-cell>
          <table:table-cell table:formula="of:=COUNTIF([$List.$A$1:.$A$10000];[.H131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8])&gt;0;&quot;Χ&quot;;&quot;Α&quot;)" office:value-type="string" office:string-value="Α" calcext:value-type="string">
            <text:p>Α</text:p>
          </table:table-cell>
          <table:table-cell table:formula="of:=COUNTIF([$List.$A$1:.$A$10000];[.H131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1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19])&gt;0;&quot;Χ&quot;;&quot;Α&quot;)" office:value-type="string" office:string-value="Α" calcext:value-type="string">
            <text:p>Α</text:p>
          </table:table-cell>
          <table:table-cell table:formula="of:=COUNTIF([$List.$A$1:.$A$10000];[.H131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20])&gt;0;&quot;Χ&quot;;&quot;Α&quot;)" office:value-type="string" office:string-value="Α" calcext:value-type="string">
            <text:p>Α</text:p>
          </table:table-cell>
          <table:table-cell table:formula="of:=COUNTIF([$List.$A$1:.$A$10000];[.H132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21])&gt;0;&quot;Χ&quot;;&quot;Α&quot;)" office:value-type="string" office:string-value="Α" calcext:value-type="string">
            <text:p>Α</text:p>
          </table:table-cell>
          <table:table-cell table:formula="of:=COUNTIF([$List.$A$1:.$A$10000];[.H132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22])&gt;0;&quot;Χ&quot;;&quot;Α&quot;)" office:value-type="string" office:string-value="Α" calcext:value-type="string">
            <text:p>Α</text:p>
          </table:table-cell>
          <table:table-cell table:formula="of:=COUNTIF([$List.$A$1:.$A$10000];[.H132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23])&gt;0;&quot;Χ&quot;;&quot;Α&quot;)" office:value-type="string" office:string-value="Α" calcext:value-type="string">
            <text:p>Α</text:p>
          </table:table-cell>
          <table:table-cell table:formula="of:=COUNTIF([$List.$A$1:.$A$10000];[.H132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24])&gt;0;&quot;Χ&quot;;&quot;Α&quot;)" office:value-type="string" office:string-value="Α" calcext:value-type="string">
            <text:p>Α</text:p>
          </table:table-cell>
          <table:table-cell table:formula="of:=COUNTIF([$List.$A$1:.$A$10000];[.H132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25])&gt;0;&quot;Χ&quot;;&quot;Α&quot;)" office:value-type="string" office:string-value="Α" calcext:value-type="string">
            <text:p>Α</text:p>
          </table:table-cell>
          <table:table-cell table:formula="of:=COUNTIF([$List.$A$1:.$A$10000];[.H132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26])&gt;0;&quot;Χ&quot;;&quot;Α&quot;)" office:value-type="string" office:string-value="Α" calcext:value-type="string">
            <text:p>Α</text:p>
          </table:table-cell>
          <table:table-cell table:formula="of:=COUNTIF([$List.$A$1:.$A$10000];[.H132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27])&gt;0;&quot;Χ&quot;;&quot;Α&quot;)" office:value-type="string" office:string-value="Α" calcext:value-type="string">
            <text:p>Α</text:p>
          </table:table-cell>
          <table:table-cell table:formula="of:=COUNTIF([$List.$A$1:.$A$10000];[.H132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ΑΠ01</text:p>
          </table:table-cell>
          <table:table-cell table:formula="of:=IF(COUNTIF([$List.$A$1:.$A$10000];[.H1328])&gt;0;&quot;Χ&quot;;&quot;Α&quot;)" office:value-type="string" office:string-value="Α" calcext:value-type="string">
            <text:p>Α</text:p>
          </table:table-cell>
          <table:table-cell table:formula="of:=COUNTIF([$List.$A$1:.$A$10000];[.H132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ΒΟΗΘΟΣ ΒΡΕΦΟΝΗΠΙΟΚΟΜ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2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ΛΒ01</text:p>
          </table:table-cell>
          <table:table-cell table:formula="of:=IF(COUNTIF([$List.$A$1:.$A$10000];[.H1329])&gt;0;&quot;Χ&quot;;&quot;Α&quot;)" office:value-type="string" office:string-value="Α" calcext:value-type="string">
            <text:p>Α</text:p>
          </table:table-cell>
          <table:table-cell table:formula="of:=COUNTIF([$List.$A$1:.$A$10000];[.H132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ΛΒ01</text:p>
          </table:table-cell>
          <table:table-cell table:formula="of:=IF(COUNTIF([$List.$A$1:.$A$10000];[.H1330])&gt;0;&quot;Χ&quot;;&quot;Α&quot;)" office:value-type="string" office:string-value="Α" calcext:value-type="string">
            <text:p>Α</text:p>
          </table:table-cell>
          <table:table-cell table:formula="of:=COUNTIF([$List.$A$1:.$A$10000];[.H133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ΛΒ01</text:p>
          </table:table-cell>
          <table:table-cell table:formula="of:=IF(COUNTIF([$List.$A$1:.$A$10000];[.H1331])&gt;0;&quot;Χ&quot;;&quot;Α&quot;)" office:value-type="string" office:string-value="Α" calcext:value-type="string">
            <text:p>Α</text:p>
          </table:table-cell>
          <table:table-cell table:formula="of:=COUNTIF([$List.$A$1:.$A$10000];[.H133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ΛΒ01</text:p>
          </table:table-cell>
          <table:table-cell table:formula="of:=IF(COUNTIF([$List.$A$1:.$A$10000];[.H1332])&gt;0;&quot;Χ&quot;;&quot;Α&quot;)" office:value-type="string" office:string-value="Α" calcext:value-type="string">
            <text:p>Α</text:p>
          </table:table-cell>
          <table:table-cell table:formula="of:=COUNTIF([$List.$A$1:.$A$10000];[.H133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ΛΒ01</text:p>
          </table:table-cell>
          <table:table-cell table:formula="of:=IF(COUNTIF([$List.$A$1:.$A$10000];[.H1333])&gt;0;&quot;Χ&quot;;&quot;Α&quot;)" office:value-type="string" office:string-value="Α" calcext:value-type="string">
            <text:p>Α</text:p>
          </table:table-cell>
          <table:table-cell table:formula="of:=COUNTIF([$List.$A$1:.$A$10000];[.H133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ΛΒ01</text:p>
          </table:table-cell>
          <table:table-cell table:formula="of:=IF(COUNTIF([$List.$A$1:.$A$10000];[.H1334])&gt;0;&quot;Χ&quot;;&quot;Α&quot;)" office:value-type="string" office:string-value="Α" calcext:value-type="string">
            <text:p>Α</text:p>
          </table:table-cell>
          <table:table-cell table:formula="of:=COUNTIF([$List.$A$1:.$A$10000];[.H133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ΛΒ01</text:p>
          </table:table-cell>
          <table:table-cell table:formula="of:=IF(COUNTIF([$List.$A$1:.$A$10000];[.H1335])&gt;0;&quot;Χ&quot;;&quot;Α&quot;)" office:value-type="string" office:string-value="Α" calcext:value-type="string">
            <text:p>Α</text:p>
          </table:table-cell>
          <table:table-cell table:formula="of:=COUNTIF([$List.$A$1:.$A$10000];[.H133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ΛΒ01</text:p>
          </table:table-cell>
          <table:table-cell table:formula="of:=IF(COUNTIF([$List.$A$1:.$A$10000];[.H1336])&gt;0;&quot;Χ&quot;;&quot;Α&quot;)" office:value-type="string" office:string-value="Α" calcext:value-type="string">
            <text:p>Α</text:p>
          </table:table-cell>
          <table:table-cell table:formula="of:=COUNTIF([$List.$A$1:.$A$10000];[.H133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ΛΟΓΙΣΜΙΚΟΥ Η/Υ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ΡΠ01</text:p>
          </table:table-cell>
          <table:table-cell table:formula="of:=IF(COUNTIF([$List.$A$1:.$A$10000];[.H1337])&gt;0;&quot;Χ&quot;;&quot;Α&quot;)" office:value-type="string" office:string-value="Α" calcext:value-type="string">
            <text:p>Α</text:p>
          </table:table-cell>
          <table:table-cell table:formula="of:=COUNTIF([$List.$A$1:.$A$10000];[.H133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ΡΠ01</text:p>
          </table:table-cell>
          <table:table-cell table:formula="of:=IF(COUNTIF([$List.$A$1:.$A$10000];[.H1338])&gt;0;&quot;Χ&quot;;&quot;Α&quot;)" office:value-type="string" office:string-value="Α" calcext:value-type="string">
            <text:p>Α</text:p>
          </table:table-cell>
          <table:table-cell table:formula="of:=COUNTIF([$List.$A$1:.$A$10000];[.H133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3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ΡΠ01</text:p>
          </table:table-cell>
          <table:table-cell table:formula="of:=IF(COUNTIF([$List.$A$1:.$A$10000];[.H1339])&gt;0;&quot;Χ&quot;;&quot;Α&quot;)" office:value-type="string" office:string-value="Α" calcext:value-type="string">
            <text:p>Α</text:p>
          </table:table-cell>
          <table:table-cell table:formula="of:=COUNTIF([$List.$A$1:.$A$10000];[.H133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ΠΡΠ01</text:p>
          </table:table-cell>
          <table:table-cell table:formula="of:=IF(COUNTIF([$List.$A$1:.$A$10000];[.H1340])&gt;0;&quot;Χ&quot;;&quot;Α&quot;)" office:value-type="string" office:string-value="Α" calcext:value-type="string">
            <text:p>Α</text:p>
          </table:table-cell>
          <table:table-cell table:formula="of:=COUNTIF([$List.$A$1:.$A$10000];[.H134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ΠΡΟΠΟΝΗΤΗΣ ΑΘΛΗΜΑΤΩΝ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41])&gt;0;&quot;Χ&quot;;&quot;Α&quot;)" office:value-type="string" office:string-value="Α" calcext:value-type="string">
            <text:p>Α</text:p>
          </table:table-cell>
          <table:table-cell table:formula="of:=COUNTIF([$List.$A$1:.$A$10000];[.H134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42])&gt;0;&quot;Χ&quot;;&quot;Α&quot;)" office:value-type="string" office:string-value="Α" calcext:value-type="string">
            <text:p>Α</text:p>
          </table:table-cell>
          <table:table-cell table:formula="of:=COUNTIF([$List.$A$1:.$A$10000];[.H134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43])&gt;0;&quot;Χ&quot;;&quot;Α&quot;)" office:value-type="string" office:string-value="Α" calcext:value-type="string">
            <text:p>Α</text:p>
          </table:table-cell>
          <table:table-cell table:formula="of:=COUNTIF([$List.$A$1:.$A$10000];[.H134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44])&gt;0;&quot;Χ&quot;;&quot;Α&quot;)" office:value-type="string" office:string-value="Α" calcext:value-type="string">
            <text:p>Α</text:p>
          </table:table-cell>
          <table:table-cell table:formula="of:=COUNTIF([$List.$A$1:.$A$10000];[.H134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45])&gt;0;&quot;Χ&quot;;&quot;Α&quot;)" office:value-type="string" office:string-value="Α" calcext:value-type="string">
            <text:p>Α</text:p>
          </table:table-cell>
          <table:table-cell table:formula="of:=COUNTIF([$List.$A$1:.$A$10000];[.H134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46])&gt;0;&quot;Χ&quot;;&quot;Α&quot;)" office:value-type="string" office:string-value="Α" calcext:value-type="string">
            <text:p>Α</text:p>
          </table:table-cell>
          <table:table-cell table:formula="of:=COUNTIF([$List.$A$1:.$A$10000];[.H134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47])&gt;0;&quot;Χ&quot;;&quot;Α&quot;)" office:value-type="string" office:string-value="Α" calcext:value-type="string">
            <text:p>Α</text:p>
          </table:table-cell>
          <table:table-cell table:formula="of:=COUNTIF([$List.$A$1:.$A$10000];[.H134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48])&gt;0;&quot;Χ&quot;;&quot;Α&quot;)" office:value-type="string" office:string-value="Α" calcext:value-type="string">
            <text:p>Α</text:p>
          </table:table-cell>
          <table:table-cell table:formula="of:=COUNTIF([$List.$A$1:.$A$10000];[.H134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4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49])&gt;0;&quot;Χ&quot;;&quot;Α&quot;)" office:value-type="string" office:string-value="Α" calcext:value-type="string">
            <text:p>Α</text:p>
          </table:table-cell>
          <table:table-cell table:formula="of:=COUNTIF([$List.$A$1:.$A$10000];[.H134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50])&gt;0;&quot;Χ&quot;;&quot;Α&quot;)" office:value-type="string" office:string-value="Α" calcext:value-type="string">
            <text:p>Α</text:p>
          </table:table-cell>
          <table:table-cell table:formula="of:=COUNTIF([$List.$A$1:.$A$10000];[.H135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ΣΝΠ01</text:p>
          </table:table-cell>
          <table:table-cell table:formula="of:=IF(COUNTIF([$List.$A$1:.$A$10000];[.H1351])&gt;0;&quot;Χ&quot;;&quot;Α&quot;)" office:value-type="string" office:string-value="Α" calcext:value-type="string">
            <text:p>Α</text:p>
          </table:table-cell>
          <table:table-cell table:formula="of:=COUNTIF([$List.$A$1:.$A$10000];[.H135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ΔΙΟΙΚΗΣΗΣ ΚΑΙ ΟΙΚΟΝΟΜΙΑΣ ΣΤΟΝ ΤΟΜΕΑ ΤΗΣ ΝΑΥΤΙΛ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Β01</text:p>
          </table:table-cell>
          <table:table-cell table:formula="of:=IF(COUNTIF([$List.$A$1:.$A$10000];[.H1352])&gt;0;&quot;Χ&quot;;&quot;Α&quot;)" office:value-type="string" office:string-value="Α" calcext:value-type="string">
            <text:p>Α</text:p>
          </table:table-cell>
          <table:table-cell table:formula="of:=COUNTIF([$List.$A$1:.$A$10000];[.H135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Β01</text:p>
          </table:table-cell>
          <table:table-cell table:formula="of:=IF(COUNTIF([$List.$A$1:.$A$10000];[.H1353])&gt;0;&quot;Χ&quot;;&quot;Α&quot;)" office:value-type="string" office:string-value="Α" calcext:value-type="string">
            <text:p>Α</text:p>
          </table:table-cell>
          <table:table-cell table:formula="of:=COUNTIF([$List.$A$1:.$A$10000];[.H135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Β01</text:p>
          </table:table-cell>
          <table:table-cell table:formula="of:=IF(COUNTIF([$List.$A$1:.$A$10000];[.H1354])&gt;0;&quot;Χ&quot;;&quot;Α&quot;)" office:value-type="string" office:string-value="Α" calcext:value-type="string">
            <text:p>Α</text:p>
          </table:table-cell>
          <table:table-cell table:formula="of:=COUNTIF([$List.$A$1:.$A$10000];[.H135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Β01</text:p>
          </table:table-cell>
          <table:table-cell table:formula="of:=IF(COUNTIF([$List.$A$1:.$A$10000];[.H1355])&gt;0;&quot;Χ&quot;;&quot;Α&quot;)" office:value-type="string" office:string-value="Α" calcext:value-type="string">
            <text:p>Α</text:p>
          </table:table-cell>
          <table:table-cell table:formula="of:=COUNTIF([$List.$A$1:.$A$10000];[.H135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Β01</text:p>
          </table:table-cell>
          <table:table-cell table:formula="of:=IF(COUNTIF([$List.$A$1:.$A$10000];[.H1356])&gt;0;&quot;Χ&quot;;&quot;Α&quot;)" office:value-type="string" office:string-value="Α" calcext:value-type="string">
            <text:p>Α</text:p>
          </table:table-cell>
          <table:table-cell table:formula="of:=COUNTIF([$List.$A$1:.$A$10000];[.H135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Β01</text:p>
          </table:table-cell>
          <table:table-cell table:formula="of:=IF(COUNTIF([$List.$A$1:.$A$10000];[.H1357])&gt;0;&quot;Χ&quot;;&quot;Α&quot;)" office:value-type="string" office:string-value="Α" calcext:value-type="string">
            <text:p>Α</text:p>
          </table:table-cell>
          <table:table-cell table:formula="of:=COUNTIF([$List.$A$1:.$A$10000];[.H135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Β01</text:p>
          </table:table-cell>
          <table:table-cell table:formula="of:=IF(COUNTIF([$List.$A$1:.$A$10000];[.H1358])&gt;0;&quot;Χ&quot;;&quot;Α&quot;)" office:value-type="string" office:string-value="Α" calcext:value-type="string">
            <text:p>Α</text:p>
          </table:table-cell>
          <table:table-cell table:formula="of:=COUNTIF([$List.$A$1:.$A$10000];[.H135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5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Β01</text:p>
          </table:table-cell>
          <table:table-cell table:formula="of:=IF(COUNTIF([$List.$A$1:.$A$10000];[.H1359])&gt;0;&quot;Χ&quot;;&quot;Α&quot;)" office:value-type="string" office:string-value="Α" calcext:value-type="string">
            <text:p>Α</text:p>
          </table:table-cell>
          <table:table-cell table:formula="of:=COUNTIF([$List.$A$1:.$A$10000];[.H135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0])&gt;0;&quot;Χ&quot;;&quot;Α&quot;)" office:value-type="string" office:string-value="Α" calcext:value-type="string">
            <text:p>Α</text:p>
          </table:table-cell>
          <table:table-cell table:formula="of:=COUNTIF([$List.$A$1:.$A$10000];[.H136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1])&gt;0;&quot;Χ&quot;;&quot;Α&quot;)" office:value-type="string" office:string-value="Α" calcext:value-type="string">
            <text:p>Α</text:p>
          </table:table-cell>
          <table:table-cell table:formula="of:=COUNTIF([$List.$A$1:.$A$10000];[.H136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2])&gt;0;&quot;Χ&quot;;&quot;Α&quot;)" office:value-type="string" office:string-value="Α" calcext:value-type="string">
            <text:p>Α</text:p>
          </table:table-cell>
          <table:table-cell table:formula="of:=COUNTIF([$List.$A$1:.$A$10000];[.H1362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3])&gt;0;&quot;Χ&quot;;&quot;Α&quot;)" office:value-type="string" office:string-value="Α" calcext:value-type="string">
            <text:p>Α</text:p>
          </table:table-cell>
          <table:table-cell table:formula="of:=COUNTIF([$List.$A$1:.$A$10000];[.H1363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4])&gt;0;&quot;Χ&quot;;&quot;Α&quot;)" office:value-type="string" office:string-value="Α" calcext:value-type="string">
            <text:p>Α</text:p>
          </table:table-cell>
          <table:table-cell table:formula="of:=COUNTIF([$List.$A$1:.$A$10000];[.H1364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5])&gt;0;&quot;Χ&quot;;&quot;Α&quot;)" office:value-type="string" office:string-value="Α" calcext:value-type="string">
            <text:p>Α</text:p>
          </table:table-cell>
          <table:table-cell table:formula="of:=COUNTIF([$List.$A$1:.$A$10000];[.H1365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6])&gt;0;&quot;Χ&quot;;&quot;Α&quot;)" office:value-type="string" office:string-value="Α" calcext:value-type="string">
            <text:p>Α</text:p>
          </table:table-cell>
          <table:table-cell table:formula="of:=COUNTIF([$List.$A$1:.$A$10000];[.H1366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7])&gt;0;&quot;Χ&quot;;&quot;Α&quot;)" office:value-type="string" office:string-value="Α" calcext:value-type="string">
            <text:p>Α</text:p>
          </table:table-cell>
          <table:table-cell table:formula="of:=COUNTIF([$List.$A$1:.$A$10000];[.H1367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8])&gt;0;&quot;Χ&quot;;&quot;Α&quot;)" office:value-type="string" office:string-value="Α" calcext:value-type="string">
            <text:p>Α</text:p>
          </table:table-cell>
          <table:table-cell table:formula="of:=COUNTIF([$List.$A$1:.$A$10000];[.H1368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6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69])&gt;0;&quot;Χ&quot;;&quot;Α&quot;)" office:value-type="string" office:string-value="Α" calcext:value-type="string">
            <text:p>Α</text:p>
          </table:table-cell>
          <table:table-cell table:formula="of:=COUNTIF([$List.$A$1:.$A$10000];[.H1369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70])&gt;0;&quot;Χ&quot;;&quot;Α&quot;)" office:value-type="string" office:string-value="Α" calcext:value-type="string">
            <text:p>Α</text:p>
          </table:table-cell>
          <table:table-cell table:formula="of:=COUNTIF([$List.$A$1:.$A$10000];[.H1370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ΤΑΠ01</text:p>
          </table:table-cell>
          <table:table-cell table:formula="of:=IF(COUNTIF([$List.$A$1:.$A$10000];[.H1371])&gt;0;&quot;Χ&quot;;&quot;Α&quot;)" office:value-type="string" office:string-value="Α" calcext:value-type="string">
            <text:p>Α</text:p>
          </table:table-cell>
          <table:table-cell table:formula="of:=COUNTIF([$List.$A$1:.$A$10000];[.H1371])" office:value-type="float" office:value="0" calcext:value-type="float">
            <text:p>0</text:p>
          </table:table-cell>
          <table:table-cell table:style-name="ce11" office:value-type="string" calcext:value-type="string">
            <text:p>ΜΗΧΑΝΙΚΩΝ &amp; ΠΛΗΡΟΦΟΡΙΚΗΣ</text:p>
          </table:table-cell>
          <table:table-cell table:style-name="ce4" office:value-type="string" calcext:value-type="string">
            <text:p>ΤΕΧΝΙΚΟΣ ΜΗΧΑΝΟΤΡΟΝΙΚΗ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ΥΠ01</text:p>
          </table:table-cell>
          <table:table-cell table:formula="of:=IF(COUNTIF([$List.$A$1:.$A$10000];[.H1372])&gt;0;&quot;Χ&quot;;&quot;Α&quot;)" office:value-type="string" office:string-value="Α" calcext:value-type="string">
            <text:p>Α</text:p>
          </table:table-cell>
          <table:table-cell table:formula="of:=COUNTIF([$List.$A$1:.$A$10000];[.H1372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ΥΠ01</text:p>
          </table:table-cell>
          <table:table-cell table:formula="of:=IF(COUNTIF([$List.$A$1:.$A$10000];[.H1373])&gt;0;&quot;Χ&quot;;&quot;Α&quot;)" office:value-type="string" office:string-value="Α" calcext:value-type="string">
            <text:p>Α</text:p>
          </table:table-cell>
          <table:table-cell table:formula="of:=COUNTIF([$List.$A$1:.$A$10000];[.H1373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ΥΠ01</text:p>
          </table:table-cell>
          <table:table-cell table:formula="of:=IF(COUNTIF([$List.$A$1:.$A$10000];[.H1374])&gt;0;&quot;Χ&quot;;&quot;Α&quot;)" office:value-type="string" office:string-value="Α" calcext:value-type="string">
            <text:p>Α</text:p>
          </table:table-cell>
          <table:table-cell table:formula="of:=COUNTIF([$List.$A$1:.$A$10000];[.H1374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ΥΠ01</text:p>
          </table:table-cell>
          <table:table-cell table:formula="of:=IF(COUNTIF([$List.$A$1:.$A$10000];[.H1375])&gt;0;&quot;Χ&quot;;&quot;Α&quot;)" office:value-type="string" office:string-value="Α" calcext:value-type="string">
            <text:p>Α</text:p>
          </table:table-cell>
          <table:table-cell table:formula="of:=COUNTIF([$List.$A$1:.$A$10000];[.H1375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ΥΠ01</text:p>
          </table:table-cell>
          <table:table-cell table:formula="of:=IF(COUNTIF([$List.$A$1:.$A$10000];[.H1376])&gt;0;&quot;Χ&quot;;&quot;Α&quot;)" office:value-type="string" office:string-value="Α" calcext:value-type="string">
            <text:p>Α</text:p>
          </table:table-cell>
          <table:table-cell table:formula="of:=COUNTIF([$List.$A$1:.$A$10000];[.H1376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ΥΠ01</text:p>
          </table:table-cell>
          <table:table-cell table:formula="of:=IF(COUNTIF([$List.$A$1:.$A$10000];[.H1377])&gt;0;&quot;Χ&quot;;&quot;Α&quot;)" office:value-type="string" office:string-value="Α" calcext:value-type="string">
            <text:p>Α</text:p>
          </table:table-cell>
          <table:table-cell table:formula="of:=COUNTIF([$List.$A$1:.$A$10000];[.H1377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ΥΠ01</text:p>
          </table:table-cell>
          <table:table-cell table:formula="of:=IF(COUNTIF([$List.$A$1:.$A$10000];[.H1378])&gt;0;&quot;Χ&quot;;&quot;Α&quot;)" office:value-type="string" office:string-value="Α" calcext:value-type="string">
            <text:p>Α</text:p>
          </table:table-cell>
          <table:table-cell table:formula="of:=COUNTIF([$List.$A$1:.$A$10000];[.H1378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7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ΥΠ01</text:p>
          </table:table-cell>
          <table:table-cell table:formula="of:=IF(COUNTIF([$List.$A$1:.$A$10000];[.H1379])&gt;0;&quot;Χ&quot;;&quot;Α&quot;)" office:value-type="string" office:string-value="Α" calcext:value-type="string">
            <text:p>Α</text:p>
          </table:table-cell>
          <table:table-cell table:formula="of:=COUNTIF([$List.$A$1:.$A$10000];[.H1379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ΥΠ01</text:p>
          </table:table-cell>
          <table:table-cell table:formula="of:=IF(COUNTIF([$List.$A$1:.$A$10000];[.H1380])&gt;0;&quot;Χ&quot;;&quot;Α&quot;)" office:value-type="string" office:string-value="Α" calcext:value-type="string">
            <text:p>Α</text:p>
          </table:table-cell>
          <table:table-cell table:formula="of:=COUNTIF([$List.$A$1:.$A$10000];[.H1380])" office:value-type="float" office:value="0" calcext:value-type="float">
            <text:p>0</text:p>
          </table:table-cell>
          <table:table-cell table:style-name="ce11" office:value-type="string" calcext:value-type="string">
            <text:p>ΥΓΕΙΑΣ &amp; ΟΜΟΡΦΙΑΣ</text:p>
          </table:table-cell>
          <table:table-cell table:style-name="ce4" office:value-type="string" calcext:value-type="string">
            <text:p>ΒΟΗΘΟΣ ΦΥΣΙΚΟΘΕΡΑΠΕ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81])&gt;0;&quot;Χ&quot;;&quot;Α&quot;)" office:value-type="string" office:string-value="Α" calcext:value-type="string">
            <text:p>Α</text:p>
          </table:table-cell>
          <table:table-cell table:formula="of:=COUNTIF([$List.$A$1:.$A$10000];[.H1381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82])&gt;0;&quot;Χ&quot;;&quot;Α&quot;)" office:value-type="string" office:string-value="Α" calcext:value-type="string">
            <text:p>Α</text:p>
          </table:table-cell>
          <table:table-cell table:formula="of:=COUNTIF([$List.$A$1:.$A$10000];[.H1382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83])&gt;0;&quot;Χ&quot;;&quot;Α&quot;)" office:value-type="string" office:string-value="Α" calcext:value-type="string">
            <text:p>Α</text:p>
          </table:table-cell>
          <table:table-cell table:formula="of:=COUNTIF([$List.$A$1:.$A$10000];[.H1383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84])&gt;0;&quot;Χ&quot;;&quot;Α&quot;)" office:value-type="string" office:string-value="Α" calcext:value-type="string">
            <text:p>Α</text:p>
          </table:table-cell>
          <table:table-cell table:formula="of:=COUNTIF([$List.$A$1:.$A$10000];[.H1384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85])&gt;0;&quot;Χ&quot;;&quot;Α&quot;)" office:value-type="string" office:string-value="Α" calcext:value-type="string">
            <text:p>Α</text:p>
          </table:table-cell>
          <table:table-cell table:formula="of:=COUNTIF([$List.$A$1:.$A$10000];[.H1385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86])&gt;0;&quot;Χ&quot;;&quot;Α&quot;)" office:value-type="string" office:string-value="Α" calcext:value-type="string">
            <text:p>Α</text:p>
          </table:table-cell>
          <table:table-cell table:formula="of:=COUNTIF([$List.$A$1:.$A$10000];[.H1386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87])&gt;0;&quot;Χ&quot;;&quot;Α&quot;)" office:value-type="string" office:string-value="Α" calcext:value-type="string">
            <text:p>Α</text:p>
          </table:table-cell>
          <table:table-cell table:formula="of:=COUNTIF([$List.$A$1:.$A$10000];[.H1387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88])&gt;0;&quot;Χ&quot;;&quot;Α&quot;)" office:value-type="string" office:string-value="Α" calcext:value-type="string">
            <text:p>Α</text:p>
          </table:table-cell>
          <table:table-cell table:formula="of:=COUNTIF([$List.$A$1:.$A$10000];[.H1388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8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89])&gt;0;&quot;Χ&quot;;&quot;Α&quot;)" office:value-type="string" office:string-value="Α" calcext:value-type="string">
            <text:p>Α</text:p>
          </table:table-cell>
          <table:table-cell table:formula="of:=COUNTIF([$List.$A$1:.$A$10000];[.H1389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ΦΩΠ01</text:p>
          </table:table-cell>
          <table:table-cell table:formula="of:=IF(COUNTIF([$List.$A$1:.$A$10000];[.H1390])&gt;0;&quot;Χ&quot;;&quot;Α&quot;)" office:value-type="string" office:string-value="Α" calcext:value-type="string">
            <text:p>Α</text:p>
          </table:table-cell>
          <table:table-cell table:formula="of:=COUNTIF([$List.$A$1:.$A$10000];[.H1390])" office:value-type="float" office:value="0" calcext:value-type="float">
            <text:p>0</text:p>
          </table:table-cell>
          <table:table-cell table:style-name="ce11" office:value-type="string" calcext:value-type="string">
            <text:p>ΤΕΧΝΩΝ &amp; ΠΑΙΔΑΓΩΓΙΚΩΝ</text:p>
          </table:table-cell>
          <table:table-cell table:style-name="ce4" office:value-type="string" calcext:value-type="string">
            <text:p>ΤΕΧΝΗ ΦΩΤΟΓΡΑΦΙΑΣ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LOΠ01</text:p>
          </table:table-cell>
          <table:table-cell table:formula="of:=IF(COUNTIF([$List.$A$1:.$A$10000];[.H1391])&gt;0;&quot;Χ&quot;;&quot;Α&quot;)" office:value-type="string" office:string-value="Α" calcext:value-type="string">
            <text:p>Α</text:p>
          </table:table-cell>
          <table:table-cell table:formula="of:=COUNTIF([$List.$A$1:.$A$10000];[.H139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LOΠ01</text:p>
          </table:table-cell>
          <table:table-cell table:formula="of:=IF(COUNTIF([$List.$A$1:.$A$10000];[.H1392])&gt;0;&quot;Χ&quot;;&quot;Α&quot;)" office:value-type="string" office:string-value="Α" calcext:value-type="string">
            <text:p>Α</text:p>
          </table:table-cell>
          <table:table-cell table:formula="of:=COUNTIF([$List.$A$1:.$A$10000];[.H139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LOΠ01</text:p>
          </table:table-cell>
          <table:table-cell table:formula="of:=IF(COUNTIF([$List.$A$1:.$A$10000];[.H1393])&gt;0;&quot;Χ&quot;;&quot;Α&quot;)" office:value-type="string" office:string-value="Α" calcext:value-type="string">
            <text:p>Α</text:p>
          </table:table-cell>
          <table:table-cell table:formula="of:=COUNTIF([$List.$A$1:.$A$10000];[.H139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LOΠ01</text:p>
          </table:table-cell>
          <table:table-cell table:formula="of:=IF(COUNTIF([$List.$A$1:.$A$10000];[.H1394])&gt;0;&quot;Χ&quot;;&quot;Α&quot;)" office:value-type="string" office:string-value="Α" calcext:value-type="string">
            <text:p>Α</text:p>
          </table:table-cell>
          <table:table-cell table:formula="of:=COUNTIF([$List.$A$1:.$A$10000];[.H139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LOΠ01</text:p>
          </table:table-cell>
          <table:table-cell table:formula="of:=IF(COUNTIF([$List.$A$1:.$A$10000];[.H1395])&gt;0;&quot;Χ&quot;;&quot;Α&quot;)" office:value-type="string" office:string-value="Α" calcext:value-type="string">
            <text:p>Α</text:p>
          </table:table-cell>
          <table:table-cell table:formula="of:=COUNTIF([$List.$A$1:.$A$10000];[.H139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LOΠ01</text:p>
          </table:table-cell>
          <table:table-cell table:formula="of:=IF(COUNTIF([$List.$A$1:.$A$10000];[.H1396])&gt;0;&quot;Χ&quot;;&quot;Α&quot;)" office:value-type="string" office:string-value="Α" calcext:value-type="string">
            <text:p>Α</text:p>
          </table:table-cell>
          <table:table-cell table:formula="of:=COUNTIF([$List.$A$1:.$A$10000];[.H139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ΥΠΗΡΕΣΙΩΝ ΕΦΟΔΙΑΣΤΙΚΗΣ ΑΛΥΣΙΔΑΣ - LOGISTICS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MRΒ01</text:p>
          </table:table-cell>
          <table:table-cell table:formula="of:=IF(COUNTIF([$List.$A$1:.$A$10000];[.H1397])&gt;0;&quot;Χ&quot;;&quot;Α&quot;)" office:value-type="string" office:string-value="Α" calcext:value-type="string">
            <text:p>Α</text:p>
          </table:table-cell>
          <table:table-cell table:formula="of:=COUNTIF([$List.$A$1:.$A$10000];[.H139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MRΒ01</text:p>
          </table:table-cell>
          <table:table-cell table:formula="of:=IF(COUNTIF([$List.$A$1:.$A$10000];[.H1398])&gt;0;&quot;Χ&quot;;&quot;Α&quot;)" office:value-type="string" office:string-value="Α" calcext:value-type="string">
            <text:p>Α</text:p>
          </table:table-cell>
          <table:table-cell table:formula="of:=COUNTIF([$List.$A$1:.$A$10000];[.H139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39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MRΒ01</text:p>
          </table:table-cell>
          <table:table-cell table:formula="of:=IF(COUNTIF([$List.$A$1:.$A$10000];[.H1399])&gt;0;&quot;Χ&quot;;&quot;Α&quot;)" office:value-type="string" office:string-value="Α" calcext:value-type="string">
            <text:p>Α</text:p>
          </table:table-cell>
          <table:table-cell table:formula="of:=COUNTIF([$List.$A$1:.$A$10000];[.H139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0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Π-MRΒ01</text:p>
          </table:table-cell>
          <table:table-cell table:formula="of:=IF(COUNTIF([$List.$A$1:.$A$10000];[.H1400])&gt;0;&quot;Χ&quot;;&quot;Α&quot;)" office:value-type="string" office:string-value="Α" calcext:value-type="string">
            <text:p>Α</text:p>
          </table:table-cell>
          <table:table-cell table:formula="of:=COUNTIF([$List.$A$1:.$A$10000];[.H1400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1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N-MRΠ01</text:p>
          </table:table-cell>
          <table:table-cell table:formula="of:=IF(COUNTIF([$List.$A$1:.$A$10000];[.H1401])&gt;0;&quot;Χ&quot;;&quot;Α&quot;)" office:value-type="string" office:string-value="Α" calcext:value-type="string">
            <text:p>Α</text:p>
          </table:table-cell>
          <table:table-cell table:formula="of:=COUNTIF([$List.$A$1:.$A$10000];[.H1401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2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N-MRΠ01</text:p>
          </table:table-cell>
          <table:table-cell table:formula="of:=IF(COUNTIF([$List.$A$1:.$A$10000];[.H1402])&gt;0;&quot;Χ&quot;;&quot;Α&quot;)" office:value-type="string" office:string-value="Α" calcext:value-type="string">
            <text:p>Α</text:p>
          </table:table-cell>
          <table:table-cell table:formula="of:=COUNTIF([$List.$A$1:.$A$10000];[.H1402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3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N-MRΠ01</text:p>
          </table:table-cell>
          <table:table-cell table:formula="of:=IF(COUNTIF([$List.$A$1:.$A$10000];[.H1403])&gt;0;&quot;Χ&quot;;&quot;Α&quot;)" office:value-type="string" office:string-value="Α" calcext:value-type="string">
            <text:p>Α</text:p>
          </table:table-cell>
          <table:table-cell table:formula="of:=COUNTIF([$List.$A$1:.$A$10000];[.H1403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4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N-MRΠ01</text:p>
          </table:table-cell>
          <table:table-cell table:formula="of:=IF(COUNTIF([$List.$A$1:.$A$10000];[.H1404])&gt;0;&quot;Χ&quot;;&quot;Α&quot;)" office:value-type="string" office:string-value="Α" calcext:value-type="string">
            <text:p>Α</text:p>
          </table:table-cell>
          <table:table-cell table:formula="of:=COUNTIF([$List.$A$1:.$A$10000];[.H1404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5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N-MRΠ01</text:p>
          </table:table-cell>
          <table:table-cell table:formula="of:=IF(COUNTIF([$List.$A$1:.$A$10000];[.H1405])&gt;0;&quot;Χ&quot;;&quot;Α&quot;)" office:value-type="string" office:string-value="Α" calcext:value-type="string">
            <text:p>Α</text:p>
          </table:table-cell>
          <table:table-cell table:formula="of:=COUNTIF([$List.$A$1:.$A$10000];[.H1405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6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N-MRΠ01</text:p>
          </table:table-cell>
          <table:table-cell table:formula="of:=IF(COUNTIF([$List.$A$1:.$A$10000];[.H1406])&gt;0;&quot;Χ&quot;;&quot;Α&quot;)" office:value-type="string" office:string-value="Α" calcext:value-type="string">
            <text:p>Α</text:p>
          </table:table-cell>
          <table:table-cell table:formula="of:=COUNTIF([$List.$A$1:.$A$10000];[.H1406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7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N-MRΠ01</text:p>
          </table:table-cell>
          <table:table-cell table:formula="of:=IF(COUNTIF([$List.$A$1:.$A$10000];[.H1407])&gt;0;&quot;Χ&quot;;&quot;Α&quot;)" office:value-type="string" office:string-value="Α" calcext:value-type="string">
            <text:p>Α</text:p>
          </table:table-cell>
          <table:table-cell table:formula="of:=COUNTIF([$List.$A$1:.$A$10000];[.H1407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8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N-MRΠ01</text:p>
          </table:table-cell>
          <table:table-cell table:formula="of:=IF(COUNTIF([$List.$A$1:.$A$10000];[.H1408])&gt;0;&quot;Χ&quot;;&quot;Α&quot;)" office:value-type="string" office:string-value="Α" calcext:value-type="string">
            <text:p>Α</text:p>
          </table:table-cell>
          <table:table-cell table:formula="of:=COUNTIF([$List.$A$1:.$A$10000];[.H1408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visibility="filter">
          <table:table-cell table:style-name="ce2" table:formula="of:=SUBTOTAL(103;[.$B$2:.B1409])" office:value-type="float" office:value="28" calcext:value-type="float">
            <text:p>28</text:p>
          </table:table-cell>
          <table:table-cell table:style-name="ce4" office:value-type="string" calcext:value-type="string">
            <text:p>ΓΙΑΝΝΗΣ ΤΑΔΕ</text:p>
          </table:table-cell>
          <table:table-cell table:style-name="ce7" office:value-type="string" calcext:value-type="string">
            <text:p>4N-MRΠ01</text:p>
          </table:table-cell>
          <table:table-cell table:formula="of:=IF(COUNTIF([$List.$A$1:.$A$10000];[.H1409])&gt;0;&quot;Χ&quot;;&quot;Α&quot;)" office:value-type="string" office:string-value="Α" calcext:value-type="string">
            <text:p>Α</text:p>
          </table:table-cell>
          <table:table-cell table:formula="of:=COUNTIF([$List.$A$1:.$A$10000];[.H1409])" office:value-type="float" office:value="0" calcext:value-type="float">
            <text:p>0</text:p>
          </table:table-cell>
          <table:table-cell table:style-name="ce11" office:value-type="string" calcext:value-type="string">
            <text:p>ΔΙΟΙΚΗΣΗΣ, ΟΙΚΟΝΟΜΙΑΣ &amp; ΕΠΙΚΟΙΝΩΝΙΑΣ</text:p>
          </table:table-cell>
          <table:table-cell table:style-name="ce4" office:value-type="string" calcext:value-type="string">
            <text:p>ΣΤΕΛΕΧΟΣ ΕΜΠΟΡΙΑΣ, ΔΙΑΦΗΜΙΣΗΣ ΚΑΙ ΠΡΟΩΘΗΣΗΣ ΠΡΟΪΟΝΤΩΝ (MARKETING)</text:p>
          </table:table-cell>
          <table:table-cell table:style-name="ce4" office:value-type="string" calcext:value-type="string">
            <text:p><text:a xlink:href="mailto:email@domain.com" xlink:type="simple">email@domain.com</text:a></text:p>
          </table:table-cell>
          <table:table-cell table:number-columns-repeated="1016"/>
        </table:table-row>
        <table:table-row table:style-name="ro1" table:number-rows-repeated="10471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Names.$A$1" table:cell-range-address="$Names.$A$1:.$G$1409"/>
        </table:named-expressions>
      </table:table>
      <table:table table:name="List" table:style-name="ta2">
        <table:table-column table:style-name="co10" table:default-cell-style-name="ce24"/>
        <table:table-column table:style-name="co11" table:number-columns-repeated="63" table:default-cell-style-name="Default"/>
        <table:table-row table:style-name="ro2">
          <table:table-cell table:style-name="ce34"/>
          <table:table-cell table:number-columns-repeated="63"/>
        </table:table-row>
        <table:table-row table:style-name="ro1" table:number-rows-repeated="1000">
          <table:table-cell table:style-name="ce33"/>
          <table:table-cell table:number-columns-repeated="63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Names.A1:Names.G1409" table:display-filter-buttons="true" table:orientation="column">
          <table:filter>
            <table:filter-and>
              <table:filter-condition table:field-number="5" table:value="ΜΗΧΑΝΙΚΩΝ &amp; ΠΛΗΡΟΦΟΡΙΚΗΣ" table:operator="="/>
              <table:filter-condition table:field-number="6" table:value="ΤΕΧΝΙΚΟΣ ΑΥΤΟΜΑΤΙΣΜΩΝ" table:operator="=">
                <table:filter-set-item table:value="ΤΕΧΝΙΚΟΣ ΑΥΤΟΜΑΤΙΣΜΩΝ"/>
                <table:filter-set-item table:value="ΤΕΧΝΙΚΟΣ ΕΓΚΑΤΑΣΤΑΣΕΩΝ ΨΥΞΗΣ"/>
                <table:filter-set-item table:value="ΤΕΧΝΙΚΟΣ ΕΣΩΤΕΡΙΚΩΝ ΗΛΕΚΤ. ΕΓΚ."/>
                <table:filter-set-item table:value="ΤΕΧΝΙΚΟΣ ΜΗΧΑΝΙΚΟΣ ΘΕΡΜΙΚΩΝ ΕΓΚ."/>
                <table:filter-set-item table:value="ΤΕΧΝΙΚΟΣ ΜΗΧΑΝΟΤΡΟΝΙΚΗΣ"/>
              </table:filter-condition>
              <table:filter-condition table:field-number="2" table:value="2Ν-ΗΛΒ01" table:operator="=">
                <table:filter-set-item table:value="2Ν-ΗΛΒ01"/>
                <table:filter-set-item table:value="2Ν-ΗΛΠ01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FZSongS-Extended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08:50:22.250784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4:04:41</meta:creation-date>
    <meta:initial-creator>Work</meta:initial-creator>
    <dc:language>el-GR</dc:language>
    <dc:date>2021-03-02T08:53:18.489599055</dc:date>
    <meta:editing-cycles>41</meta:editing-cycles>
    <meta:editing-duration>PT1H26M4S</meta:editing-duration>
    <meta:generator>LibreOffice/7.0.4.2$Linux_X86_64 LibreOffice_project/00$Build-2</meta:generator>
    <meta:document-statistic meta:table-count="2" meta:cell-count="11272" meta:object-count="0"/>
    <meta:user-defined meta:name="AppVersion">15.0000</meta:user-defined>
  </office:meta>
</office:document-meta>
</file>